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_from_incidence_history.UK_20210518" table:style-name="ta1">
        <table:shapes>
          <draw:frame draw:z-index="0" draw:style-name="gr1" draw:text-style-name="P1" svg:width="24.568cm" svg:height="13.819cm" svg:x="19.609cm" svg:y="1.136cm">
            <draw:object draw:notify-on-update-of-ranges="'p_from_incidence_history.UK_20210518'.A2:'p_from_incidence_history.UK_20210518'.A290 'p_from_incidence_history.UK_20210518'.D2:'p_from_incidence_history.UK_20210518'.D290 'p_from_incidence_history.UK_20210518'.E2:'p_from_incidence_history.UK_20210518'.E323 'p_from_incidence_history.UK_20210518'.F2:'p_from_incidence_history.UK_20210518'.F3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68cm" svg:height="13.819cm" svg:x="19.869cm" svg:y="15.459cm">
            <draw:object draw:notify-on-update-of-ranges="'p_from_incidence_history.UK_20210518'.A2:'p_from_incidence_history.UK_20210518'.A290 'p_from_incidence_history.UK_20210518'.D2:'p_from_incidence_history.UK_20210518'.D290 'p_from_incidence_history.UK_20210518'.E2:'p_from_incidence_history.UK_20210518'.E323 'p_from_incidence_history.UK_20210518'.F2:'p_from_incidence_history.UK_20210518'.F3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incidence.py</text:p>
          </table:table-cell>
          <table:table-cell office:value-type="string" calcext:value-type="string">
            <text:p>fudge</text:p>
          </table:table-cell>
          <table:table-cell table:style-name="Default" office:value-type="string" calcext:value-type="string">
            <text:p>date - 3 .. ?</text:p>
          </table:table-cell>
          <table:table-cell office:value-type="string" calcext:value-type="string">
            <text:p>active_cases</text:p>
          </table:table-cell>
          <table:table-cell office:value-type="string" calcext:value-type="string">
            <text:p>/data</text:p>
          </table:table-cell>
          <table:table-cell office:value-type="string" calcext:value-type="string">
            <text:p>fudge factor</text:p>
          </table:table-cell>
        </table:table-row>
        <table:table-row table:style-name="ro1">
          <table:table-cell office:value-type="date" office:date-value="2020-07-30" calcext:value-type="date">
            <text:p>30/07/20</text:p>
          </table:table-cell>
          <table:table-cell office:value-type="float" office:value="1900.43257201538" calcext:value-type="float">
            <text:p>1900.43257201538</text:p>
          </table:table-cell>
          <table:table-cell office:value-type="float" office:value="22238.4272450151" calcext:value-type="float">
            <text:p>22238.4272450151</text:p>
          </table:table-cell>
          <table:table-cell table:formula="of:=[.C2]*[.$H$2]" office:value-type="float" office:value="26686.1126940181" calcext:value-type="float">
            <text:p>26686.1126940181</text:p>
          </table:table-cell>
          <table:table-cell office:value-type="date" office:date-value="2020-06-28" calcext:value-type="date">
            <text:p>28/06/20</text:p>
          </table:table-cell>
          <table:table-cell office:value-type="float" office:value="29105.0220938169" calcext:value-type="float">
            <text:p>29105.0220938169</text:p>
          </table:table-cell>
          <table:table-cell office:value-type="float" office:value="29105" calcext:value-type="float">
            <text:p>2910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office:value-type="float" office:value="1747.8573136934" calcext:value-type="float">
            <text:p>1747.8573136934</text:p>
          </table:table-cell>
          <table:table-cell office:value-type="float" office:value="22049.2474638468" calcext:value-type="float">
            <text:p>22049.2474638468</text:p>
          </table:table-cell>
          <table:table-cell table:formula="of:=[.C3]*[.$H$2]" office:value-type="float" office:value="26459.0969566162" calcext:value-type="float">
            <text:p>26459.0969566162</text:p>
          </table:table-cell>
          <table:table-cell office:value-type="date" office:date-value="2020-06-29" calcext:value-type="date">
            <text:p>29/06/20</text:p>
          </table:table-cell>
          <table:table-cell office:value-type="float" office:value="27929.342372963" calcext:value-type="float">
            <text:p>27929.342372963</text:p>
          </table:table-cell>
          <table:table-cell table:number-columns-repeated="2"/>
        </table:table-row>
        <table:table-row table:style-name="ro1">
          <table:table-cell office:value-type="date" office:date-value="2020-08-01" calcext:value-type="date">
            <text:p>01/08/20</text:p>
          </table:table-cell>
          <table:table-cell office:value-type="float" office:value="1680.62184367986" calcext:value-type="float">
            <text:p>1680.62184367986</text:p>
          </table:table-cell>
          <table:table-cell office:value-type="float" office:value="21793.7090013578" calcext:value-type="float">
            <text:p>21793.7090013578</text:p>
          </table:table-cell>
          <table:table-cell table:formula="of:=[.C4]*[.$H$2]" office:value-type="float" office:value="26152.4508016294" calcext:value-type="float">
            <text:p>26152.4508016294</text:p>
          </table:table-cell>
          <table:table-cell office:value-type="date" office:date-value="2020-06-30" calcext:value-type="date">
            <text:p>30/06/20</text:p>
          </table:table-cell>
          <table:table-cell office:value-type="float" office:value="26827.0478109672" calcext:value-type="float">
            <text:p>26827.0478109672</text:p>
          </table:table-cell>
          <table:table-cell table:number-columns-repeated="2"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office:value-type="float" office:value="1536.97996346995" calcext:value-type="float">
            <text:p>1536.97996346995</text:p>
          </table:table-cell>
          <table:table-cell office:value-type="float" office:value="21400.7890486261" calcext:value-type="float">
            <text:p>21400.7890486261</text:p>
          </table:table-cell>
          <table:table-cell table:formula="of:=[.C5]*[.$H$2]" office:value-type="float" office:value="25680.9468583513" calcext:value-type="float">
            <text:p>25680.9468583513</text:p>
          </table:table-cell>
          <table:table-cell office:value-type="date" office:date-value="2020-07-01" calcext:value-type="date">
            <text:p>01/07/20</text:p>
          </table:table-cell>
          <table:table-cell office:value-type="float" office:value="26072.1221634564" calcext:value-type="float">
            <text:p>26072.1221634564</text:p>
          </table:table-cell>
          <table:table-cell table:number-columns-repeated="2"/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office:value-type="float" office:value="1467.07505531919" calcext:value-type="float">
            <text:p>1467.07505531919</text:p>
          </table:table-cell>
          <table:table-cell office:value-type="float" office:value="20959.7993141672" calcext:value-type="float">
            <text:p>20959.7993141672</text:p>
          </table:table-cell>
          <table:table-cell table:formula="of:=[.C6]*[.$H$2]" office:value-type="float" office:value="25151.7591770006" calcext:value-type="float">
            <text:p>25151.7591770006</text:p>
          </table:table-cell>
          <table:table-cell office:value-type="date" office:date-value="2020-07-02" calcext:value-type="date">
            <text:p>02/07/20</text:p>
          </table:table-cell>
          <table:table-cell office:value-type="float" office:value="25520.9895259611" calcext:value-type="float">
            <text:p>25520.9895259611</text:p>
          </table:table-cell>
          <table:table-cell table:number-columns-repeated="2"/>
        </table:table-row>
        <table:table-row table:style-name="ro1">
          <table:table-cell office:value-type="date" office:date-value="2020-08-04" calcext:value-type="date">
            <text:p>04/08/20</text:p>
          </table:table-cell>
          <table:table-cell office:value-type="float" office:value="1486.59444812471" calcext:value-type="float">
            <text:p>1486.59444812471</text:p>
          </table:table-cell>
          <table:table-cell office:value-type="float" office:value="20555.4479348023" calcext:value-type="float">
            <text:p>20555.4479348023</text:p>
          </table:table-cell>
          <table:table-cell table:formula="of:=[.C7]*[.$H$2]" office:value-type="float" office:value="24666.5375217628" calcext:value-type="float">
            <text:p>24666.5375217628</text:p>
          </table:table-cell>
          <table:table-cell office:value-type="date" office:date-value="2020-07-03" calcext:value-type="date">
            <text:p>03/07/20</text:p>
          </table:table-cell>
          <table:table-cell office:value-type="float" office:value="24712.2834893949" calcext:value-type="float">
            <text:p>24712.2834893949</text:p>
          </table:table-cell>
          <table:table-cell table:number-columns-repeated="2"/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float" office:value="1507.09441474959" calcext:value-type="float">
            <text:p>1507.09441474959</text:p>
          </table:table-cell>
          <table:table-cell office:value-type="float" office:value="20190.154242578" calcext:value-type="float">
            <text:p>20190.154242578</text:p>
          </table:table-cell>
          <table:table-cell table:formula="of:=[.C8]*[.$H$2]" office:value-type="float" office:value="24228.1850910936" calcext:value-type="float">
            <text:p>24228.1850910936</text:p>
          </table:table-cell>
          <table:table-cell office:value-type="date" office:date-value="2020-07-04" calcext:value-type="date">
            <text:p>04/07/20</text:p>
          </table:table-cell>
          <table:table-cell office:value-type="float" office:value="24067.1457019087" calcext:value-type="float">
            <text:p>24067.1457019087</text:p>
          </table:table-cell>
          <table:table-cell table:number-columns-repeated="2"/>
        </table:table-row>
        <table:table-row table:style-name="ro1">
          <table:table-cell office:value-type="date" office:date-value="2020-08-06" calcext:value-type="date">
            <text:p>06/08/20</text:p>
          </table:table-cell>
          <table:table-cell office:value-type="float" office:value="1373.02356771386" calcext:value-type="float">
            <text:p>1373.02356771386</text:p>
          </table:table-cell>
          <table:table-cell office:value-type="float" office:value="19713.6979130573" calcext:value-type="float">
            <text:p>19713.6979130573</text:p>
          </table:table-cell>
          <table:table-cell table:formula="of:=[.C9]*[.$H$2]" office:value-type="float" office:value="23656.4374956688" calcext:value-type="float">
            <text:p>23656.4374956688</text:p>
          </table:table-cell>
          <table:table-cell office:value-type="date" office:date-value="2020-07-05" calcext:value-type="date">
            <text:p>05/07/20</text:p>
          </table:table-cell>
          <table:table-cell office:value-type="float" office:value="23731.0103064296" calcext:value-type="float">
            <text:p>23731.0103064296</text:p>
          </table:table-cell>
          <table:table-cell table:number-columns-repeated="2"/>
        </table:table-row>
        <table:table-row table:style-name="ro1">
          <table:table-cell office:value-type="date" office:date-value="2020-08-07" calcext:value-type="date">
            <text:p>07/08/20</text:p>
          </table:table-cell>
          <table:table-cell office:value-type="float" office:value="1322.32797373091" calcext:value-type="float">
            <text:p>1322.32797373091</text:p>
          </table:table-cell>
          <table:table-cell office:value-type="float" office:value="19215.1210406874" calcext:value-type="float">
            <text:p>19215.1210406874</text:p>
          </table:table-cell>
          <table:table-cell table:formula="of:=[.C10]*[.$H$2]" office:value-type="float" office:value="23058.1452488249" calcext:value-type="float">
            <text:p>23058.1452488249</text:p>
          </table:table-cell>
          <table:table-cell office:value-type="date" office:date-value="2020-07-06" calcext:value-type="date">
            <text:p>06/07/20</text:p>
          </table:table-cell>
          <table:table-cell office:value-type="float" office:value="23708.519531272" calcext:value-type="float">
            <text:p>23708.519531272</text:p>
          </table:table-cell>
          <table:table-cell table:number-columns-repeated="2"/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float" office:value="1314.80252107065" calcext:value-type="float">
            <text:p>1314.80252107065</text:p>
          </table:table-cell>
          <table:table-cell office:value-type="float" office:value="18743.3749682786" calcext:value-type="float">
            <text:p>18743.3749682786</text:p>
          </table:table-cell>
          <table:table-cell table:formula="of:=[.C11]*[.$H$2]" office:value-type="float" office:value="22492.0499619343" calcext:value-type="float">
            <text:p>22492.0499619343</text:p>
          </table:table-cell>
          <table:table-cell office:value-type="date" office:date-value="2020-07-07" calcext:value-type="date">
            <text:p>07/07/20</text:p>
          </table:table-cell>
          <table:table-cell office:value-type="float" office:value="23887.7273953577" calcext:value-type="float">
            <text:p>23887.7273953577</text:p>
          </table:table-cell>
          <table:table-cell table:number-columns-repeated="2"/>
        </table:table-row>
        <table:table-row table:style-name="ro1">
          <table:table-cell office:value-type="date" office:date-value="2020-08-09" calcext:value-type="date">
            <text:p>09/08/20</text:p>
          </table:table-cell>
          <table:table-cell office:value-type="float" office:value="1280.16250652512" calcext:value-type="float">
            <text:p>1280.16250652512</text:p>
          </table:table-cell>
          <table:table-cell office:value-type="float" office:value="18272.981468067" calcext:value-type="float">
            <text:p>18272.981468067</text:p>
          </table:table-cell>
          <table:table-cell table:formula="of:=[.C12]*[.$H$2]" office:value-type="float" office:value="21927.5777616804" calcext:value-type="float">
            <text:p>21927.5777616804</text:p>
          </table:table-cell>
          <table:table-cell office:value-type="date" office:date-value="2020-07-08" calcext:value-type="date">
            <text:p>08/07/20</text:p>
          </table:table-cell>
          <table:table-cell office:value-type="float" office:value="24123.4778331762" calcext:value-type="float">
            <text:p>24123.4778331762</text:p>
          </table:table-cell>
          <table:table-cell table:number-columns-repeated="2"/>
        </table:table-row>
        <table:table-row table:style-name="ro1">
          <table:table-cell office:value-type="date" office:date-value="2020-08-10" calcext:value-type="date">
            <text:p>10/08/20</text:p>
          </table:table-cell>
          <table:table-cell office:value-type="float" office:value="1279.20883324086" calcext:value-type="float">
            <text:p>1279.20883324086</text:p>
          </table:table-cell>
          <table:table-cell office:value-type="float" office:value="17839.8221054715" calcext:value-type="float">
            <text:p>17839.8221054715</text:p>
          </table:table-cell>
          <table:table-cell table:formula="of:=[.C13]*[.$H$2]" office:value-type="float" office:value="21407.7865265658" calcext:value-type="float">
            <text:p>21407.7865265658</text:p>
          </table:table-cell>
          <table:table-cell office:value-type="date" office:date-value="2020-07-09" calcext:value-type="date">
            <text:p>09/07/20</text:p>
          </table:table-cell>
          <table:table-cell office:value-type="float" office:value="24374.9063727368" calcext:value-type="float">
            <text:p>24374.9063727368</text:p>
          </table:table-cell>
          <table:table-cell table:number-columns-repeated="2"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float" office:value="1053.86560211117" calcext:value-type="float">
            <text:p>1053.86560211117</text:p>
          </table:table-cell>
          <table:table-cell office:value-type="float" office:value="17219.0126621615" calcext:value-type="float">
            <text:p>17219.0126621615</text:p>
          </table:table-cell>
          <table:table-cell table:formula="of:=[.C14]*[.$H$2]" office:value-type="float" office:value="20662.8151945938" calcext:value-type="float">
            <text:p>20662.8151945938</text:p>
          </table:table-cell>
          <table:table-cell office:value-type="date" office:date-value="2020-07-10" calcext:value-type="date">
            <text:p>10/07/20</text:p>
          </table:table-cell>
          <table:table-cell office:value-type="float" office:value="24677.8300277311" calcext:value-type="float">
            <text:p>24677.8300277311</text:p>
          </table:table-cell>
          <table:table-cell table:number-columns-repeated="2"/>
        </table:table-row>
        <table:table-row table:style-name="ro1">
          <table:table-cell office:value-type="date" office:date-value="2020-08-12" calcext:value-type="date">
            <text:p>12/08/20</text:p>
          </table:table-cell>
          <table:table-cell office:value-type="float" office:value="949.110609496073" calcext:value-type="float">
            <text:p>949.110609496073</text:p>
          </table:table-cell>
          <table:table-cell office:value-type="float" office:value="16535.6239429184" calcext:value-type="float">
            <text:p>16535.6239429184</text:p>
          </table:table-cell>
          <table:table-cell table:formula="of:=[.C15]*[.$H$2]" office:value-type="float" office:value="19842.7487315021" calcext:value-type="float">
            <text:p>19842.7487315021</text:p>
          </table:table-cell>
          <table:table-cell office:value-type="date" office:date-value="2020-07-11" calcext:value-type="date">
            <text:p>11/07/20</text:p>
          </table:table-cell>
          <table:table-cell office:value-type="float" office:value="25051.705440559" calcext:value-type="float">
            <text:p>25051.705440559</text:p>
          </table:table-cell>
          <table:table-cell table:number-columns-repeated="2"/>
        </table:table-row>
        <table:table-row table:style-name="ro1">
          <table:table-cell office:value-type="date" office:date-value="2020-08-13" calcext:value-type="date">
            <text:p>13/08/20</text:p>
          </table:table-cell>
          <table:table-cell office:value-type="float" office:value="1016.74990622939" calcext:value-type="float">
            <text:p>1016.74990622939</text:p>
          </table:table-cell>
          <table:table-cell office:value-type="float" office:value="15964.0289554915" calcext:value-type="float">
            <text:p>15964.0289554915</text:p>
          </table:table-cell>
          <table:table-cell table:formula="of:=[.C16]*[.$H$2]" office:value-type="float" office:value="19156.8347465898" calcext:value-type="float">
            <text:p>19156.8347465898</text:p>
          </table:table-cell>
          <table:table-cell office:value-type="date" office:date-value="2020-07-12" calcext:value-type="date">
            <text:p>12/07/20</text:p>
          </table:table-cell>
          <table:table-cell office:value-type="float" office:value="25364.2898259929" calcext:value-type="float">
            <text:p>25364.2898259929</text:p>
          </table:table-cell>
          <table:table-cell table:number-columns-repeated="2"/>
        </table:table-row>
        <table:table-row table:style-name="ro1">
          <table:table-cell office:value-type="date" office:date-value="2020-08-14" calcext:value-type="date">
            <text:p>14/08/20</text:p>
          </table:table-cell>
          <table:table-cell office:value-type="float" office:value="980.316591163026" calcext:value-type="float">
            <text:p>980.316591163026</text:p>
          </table:table-cell>
          <table:table-cell office:value-type="float" office:value="15400.741554449" calcext:value-type="float">
            <text:p>15400.741554449</text:p>
          </table:table-cell>
          <table:table-cell table:formula="of:=[.C17]*[.$H$2]" office:value-type="float" office:value="18480.8898653388" calcext:value-type="float">
            <text:p>18480.8898653388</text:p>
          </table:table-cell>
          <table:table-cell office:value-type="date" office:date-value="2020-07-13" calcext:value-type="date">
            <text:p>13/07/20</text:p>
          </table:table-cell>
          <table:table-cell office:value-type="float" office:value="25661.2380527269" calcext:value-type="float">
            <text:p>25661.2380527269</text:p>
          </table:table-cell>
          <table:table-cell table:number-columns-repeated="2"/>
        </table:table-row>
        <table:table-row table:style-name="ro1">
          <table:table-cell office:value-type="date" office:date-value="2020-08-15" calcext:value-type="date">
            <text:p>15/08/20</text:p>
          </table:table-cell>
          <table:table-cell office:value-type="float" office:value="1011.66877980187" calcext:value-type="float">
            <text:p>1011.66877980187</text:p>
          </table:table-cell>
          <table:table-cell office:value-type="float" office:value="14919.8315800188" calcext:value-type="float">
            <text:p>14919.8315800188</text:p>
          </table:table-cell>
          <table:table-cell table:formula="of:=[.C18]*[.$H$2]" office:value-type="float" office:value="17903.7978960226" calcext:value-type="float">
            <text:p>17903.7978960226</text:p>
          </table:table-cell>
          <table:table-cell office:value-type="date" office:date-value="2020-07-14" calcext:value-type="date">
            <text:p>14/07/20</text:p>
          </table:table-cell>
          <table:table-cell office:value-type="float" office:value="26070.974516194" calcext:value-type="float">
            <text:p>26070.974516194</text:p>
          </table:table-cell>
          <table:table-cell table:number-columns-repeated="2"/>
        </table:table-row>
        <table:table-row table:style-name="ro1">
          <table:table-cell office:value-type="date" office:date-value="2020-08-16" calcext:value-type="date">
            <text:p>16/08/20</text:p>
          </table:table-cell>
          <table:table-cell office:value-type="float" office:value="1064.69918543623" calcext:value-type="float">
            <text:p>1064.69918543623</text:p>
          </table:table-cell>
          <table:table-cell office:value-type="float" office:value="14535.39562615" calcext:value-type="float">
            <text:p>14535.39562615</text:p>
          </table:table-cell>
          <table:table-cell table:formula="of:=[.C19]*[.$H$2]" office:value-type="float" office:value="17442.47475138" calcext:value-type="float">
            <text:p>17442.47475138</text:p>
          </table:table-cell>
          <table:table-cell office:value-type="date" office:date-value="2020-07-15" calcext:value-type="date">
            <text:p>15/07/20</text:p>
          </table:table-cell>
          <table:table-cell office:value-type="float" office:value="26284.5820268267" calcext:value-type="float">
            <text:p>26284.5820268267</text:p>
          </table:table-cell>
          <table:table-cell table:number-columns-repeated="2"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float" office:value="998.722174699311" calcext:value-type="float">
            <text:p>998.722174699311</text:p>
          </table:table-cell>
          <table:table-cell office:value-type="float" office:value="14132.0187266802" calcext:value-type="float">
            <text:p>14132.0187266802</text:p>
          </table:table-cell>
          <table:table-cell table:formula="of:=[.C20]*[.$H$2]" office:value-type="float" office:value="16958.4224720162" calcext:value-type="float">
            <text:p>16958.4224720162</text:p>
          </table:table-cell>
          <table:table-cell office:value-type="date" office:date-value="2020-07-16" calcext:value-type="date">
            <text:p>16/07/20</text:p>
          </table:table-cell>
          <table:table-cell office:value-type="float" office:value="26647.5817157764" calcext:value-type="float">
            <text:p>26647.5817157764</text:p>
          </table:table-cell>
          <table:table-cell table:number-columns-repeated="2"/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float" office:value="991.94210960133" calcext:value-type="float">
            <text:p>991.94210960133</text:p>
          </table:table-cell>
          <table:table-cell office:value-type="float" office:value="13765.8369120493" calcext:value-type="float">
            <text:p>13765.8369120493</text:p>
          </table:table-cell>
          <table:table-cell table:formula="of:=[.C21]*[.$H$2]" office:value-type="float" office:value="16519.0042944592" calcext:value-type="float">
            <text:p>16519.0042944592</text:p>
          </table:table-cell>
          <table:table-cell office:value-type="date" office:date-value="2020-07-17" calcext:value-type="date">
            <text:p>17/07/20</text:p>
          </table:table-cell>
          <table:table-cell office:value-type="float" office:value="26921.9475454497" calcext:value-type="float">
            <text:p>26921.9475454497</text:p>
          </table:table-cell>
          <table:table-cell table:number-columns-repeated="2"/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office:value-type="float" office:value="1156.30902842042" calcext:value-type="float">
            <text:p>1156.30902842042</text:p>
          </table:table-cell>
          <table:table-cell office:value-type="float" office:value="13598.9780744272" calcext:value-type="float">
            <text:p>13598.9780744272</text:p>
          </table:table-cell>
          <table:table-cell table:formula="of:=[.C22]*[.$H$2]" office:value-type="float" office:value="16318.7736893126" calcext:value-type="float">
            <text:p>16318.7736893126</text:p>
          </table:table-cell>
          <table:table-cell office:value-type="date" office:date-value="2020-07-18" calcext:value-type="date">
            <text:p>18/07/20</text:p>
          </table:table-cell>
          <table:table-cell office:value-type="float" office:value="27115.1443732269" calcext:value-type="float">
            <text:p>27115.1443732269</text:p>
          </table:table-cell>
          <table:table-cell table:number-columns-repeated="2"/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float" office:value="1200.59404522333" calcext:value-type="float">
            <text:p>1200.59404522333</text:p>
          </table:table-cell>
          <table:table-cell office:value-type="float" office:value="13514.9079686531" calcext:value-type="float">
            <text:p>13514.9079686531</text:p>
          </table:table-cell>
          <table:table-cell table:formula="of:=[.C23]*[.$H$2]" office:value-type="float" office:value="16217.8895623837" calcext:value-type="float">
            <text:p>16217.8895623837</text:p>
          </table:table-cell>
          <table:table-cell office:value-type="date" office:date-value="2020-07-19" calcext:value-type="date">
            <text:p>19/07/20</text:p>
          </table:table-cell>
          <table:table-cell office:value-type="float" office:value="27512.1742339419" calcext:value-type="float">
            <text:p>27512.1742339419</text:p>
          </table:table-cell>
          <table:table-cell table:number-columns-repeated="2"/>
        </table:table-row>
        <table:table-row table:style-name="ro1">
          <table:table-cell office:value-type="date" office:date-value="2020-08-21" calcext:value-type="date">
            <text:p>21/08/20</text:p>
          </table:table-cell>
          <table:table-cell office:value-type="float" office:value="1365.5540764924" calcext:value-type="float">
            <text:p>1365.5540764924</text:p>
          </table:table-cell>
          <table:table-cell office:value-type="float" office:value="13622.5498438322" calcext:value-type="float">
            <text:p>13622.5498438322</text:p>
          </table:table-cell>
          <table:table-cell table:formula="of:=[.C24]*[.$H$2]" office:value-type="float" office:value="16347.0598125986" calcext:value-type="float">
            <text:p>16347.0598125986</text:p>
          </table:table-cell>
          <table:table-cell office:value-type="date" office:date-value="2020-07-20" calcext:value-type="date">
            <text:p>20/07/20</text:p>
          </table:table-cell>
          <table:table-cell office:value-type="float" office:value="27785.8794096147" calcext:value-type="float">
            <text:p>27785.8794096147</text:p>
          </table:table-cell>
          <table:table-cell table:number-columns-repeated="2"/>
        </table:table-row>
        <table:table-row table:style-name="ro1">
          <table:table-cell office:value-type="date" office:date-value="2020-08-22" calcext:value-type="date">
            <text:p>22/08/20</text:p>
          </table:table-cell>
          <table:table-cell office:value-type="float" office:value="1352.42399243435" calcext:value-type="float">
            <text:p>1352.42399243435</text:p>
          </table:table-cell>
          <table:table-cell office:value-type="float" office:value="13739.0169690671" calcext:value-type="float">
            <text:p>13739.0169690671</text:p>
          </table:table-cell>
          <table:table-cell table:formula="of:=[.C25]*[.$H$2]" office:value-type="float" office:value="16486.8203628805" calcext:value-type="float">
            <text:p>16486.8203628805</text:p>
          </table:table-cell>
          <table:table-cell office:value-type="date" office:date-value="2020-07-21" calcext:value-type="date">
            <text:p>21/07/20</text:p>
          </table:table-cell>
          <table:table-cell office:value-type="float" office:value="28125.1254606113" calcext:value-type="float">
            <text:p>28125.1254606113</text:p>
          </table:table-cell>
          <table:table-cell table:number-columns-repeated="2"/>
        </table:table-row>
        <table:table-row table:style-name="ro1">
          <table:table-cell office:value-type="date" office:date-value="2020-08-23" calcext:value-type="date">
            <text:p>23/08/20</text:p>
          </table:table-cell>
          <table:table-cell office:value-type="float" office:value="1278.35497338096" calcext:value-type="float">
            <text:p>1278.35497338096</text:p>
          </table:table-cell>
          <table:table-cell office:value-type="float" office:value="13795.5781568514" calcext:value-type="float">
            <text:p>13795.5781568514</text:p>
          </table:table-cell>
          <table:table-cell table:formula="of:=[.C26]*[.$H$2]" office:value-type="float" office:value="16554.6937882217" calcext:value-type="float">
            <text:p>16554.6937882217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28422.7616876287" calcext:value-type="float">
            <text:p>28422.7616876287</text:p>
          </table:table-cell>
          <table:table-cell table:number-columns-repeated="2"/>
        </table:table-row>
        <table:table-row table:style-name="ro1">
          <table:table-cell office:value-type="date" office:date-value="2020-08-24" calcext:value-type="date">
            <text:p>24/08/20</text:p>
          </table:table-cell>
          <table:table-cell office:value-type="float" office:value="1399.87616406823" calcext:value-type="float">
            <text:p>1399.87616406823</text:p>
          </table:table-cell>
          <table:table-cell office:value-type="float" office:value="13984.6052514375" calcext:value-type="float">
            <text:p>13984.6052514375</text:p>
          </table:table-cell>
          <table:table-cell table:formula="of:=[.C27]*[.$H$2]" office:value-type="float" office:value="16781.526301725" calcext:value-type="float">
            <text:p>16781.526301725</text:p>
          </table:table-cell>
          <table:table-cell office:value-type="date" office:date-value="2020-07-23" calcext:value-type="date">
            <text:p>23/07/20</text:p>
          </table:table-cell>
          <table:table-cell office:value-type="float" office:value="28654.0211994789" calcext:value-type="float">
            <text:p>28654.0211994789</text:p>
          </table:table-cell>
          <table:table-cell table:number-columns-repeated="2"/>
        </table:table-row>
        <table:table-row table:style-name="ro1">
          <table:table-cell office:value-type="date" office:date-value="2020-08-25" calcext:value-type="date">
            <text:p>25/08/20</text:p>
          </table:table-cell>
          <table:table-cell office:value-type="float" office:value="1429.69448100168" calcext:value-type="float">
            <text:p>1429.69448100168</text:p>
          </table:table-cell>
          <table:table-cell office:value-type="float" office:value="14206.4896295201" calcext:value-type="float">
            <text:p>14206.4896295201</text:p>
          </table:table-cell>
          <table:table-cell table:formula="of:=[.C28]*[.$H$2]" office:value-type="float" office:value="17047.7875554241" calcext:value-type="float">
            <text:p>17047.7875554241</text:p>
          </table:table-cell>
          <table:table-cell office:value-type="date" office:date-value="2020-07-24" calcext:value-type="date">
            <text:p>24/07/20</text:p>
          </table:table-cell>
          <table:table-cell office:value-type="float" office:value="28674.423474703" calcext:value-type="float">
            <text:p>28674.423474703</text:p>
          </table:table-cell>
          <table:table-cell table:number-columns-repeated="2"/>
        </table:table-row>
        <table:table-row table:style-name="ro1">
          <table:table-cell office:value-type="date" office:date-value="2020-08-26" calcext:value-type="date">
            <text:p>26/08/20</text:p>
          </table:table-cell>
          <table:table-cell office:value-type="float" office:value="1557.46980319474" calcext:value-type="float">
            <text:p>1557.46980319474</text:p>
          </table:table-cell>
          <table:table-cell office:value-type="float" office:value="14554.8065415549" calcext:value-type="float">
            <text:p>14554.8065415549</text:p>
          </table:table-cell>
          <table:table-cell table:formula="of:=[.C29]*[.$H$2]" office:value-type="float" office:value="17465.7678498659" calcext:value-type="float">
            <text:p>17465.7678498659</text:p>
          </table:table-cell>
          <table:table-cell office:value-type="date" office:date-value="2020-07-25" calcext:value-type="date">
            <text:p>25/07/20</text:p>
          </table:table-cell>
          <table:table-cell office:value-type="float" office:value="28631.3894213262" calcext:value-type="float">
            <text:p>28631.3894213262</text:p>
          </table:table-cell>
          <table:table-cell table:number-columns-repeated="2"/>
        </table:table-row>
        <table:table-row table:style-name="ro1">
          <table:table-cell office:value-type="date" office:date-value="2020-08-27" calcext:value-type="date">
            <text:p>27/08/20</text:p>
          </table:table-cell>
          <table:table-cell office:value-type="float" office:value="1594.78933090161" calcext:value-type="float">
            <text:p>1594.78933090161</text:p>
          </table:table-cell>
          <table:table-cell office:value-type="float" office:value="14928.9167485709" calcext:value-type="float">
            <text:p>14928.9167485709</text:p>
          </table:table-cell>
          <table:table-cell table:formula="of:=[.C30]*[.$H$2]" office:value-type="float" office:value="17914.7000982851" calcext:value-type="float">
            <text:p>17914.7000982851</text:p>
          </table:table-cell>
          <table:table-cell office:value-type="date" office:date-value="2020-07-26" calcext:value-type="date">
            <text:p>26/07/20</text:p>
          </table:table-cell>
          <table:table-cell office:value-type="float" office:value="28434.3196156355" calcext:value-type="float">
            <text:p>28434.3196156355</text:p>
          </table:table-cell>
          <table:table-cell table:number-columns-repeated="2"/>
        </table:table-row>
        <table:table-row table:style-name="ro1">
          <table:table-cell office:value-type="date" office:date-value="2020-08-28" calcext:value-type="date">
            <text:p>28/08/20</text:p>
          </table:table-cell>
          <table:table-cell office:value-type="float" office:value="1795.1718495644" calcext:value-type="float">
            <text:p>1795.1718495644</text:p>
          </table:table-cell>
          <table:table-cell office:value-type="float" office:value="15484.4682974819" calcext:value-type="float">
            <text:p>15484.4682974819</text:p>
          </table:table-cell>
          <table:table-cell table:formula="of:=[.C31]*[.$H$2]" office:value-type="float" office:value="18581.3619569783" calcext:value-type="float">
            <text:p>18581.3619569783</text:p>
          </table:table-cell>
          <table:table-cell office:value-type="date" office:date-value="2020-07-27" calcext:value-type="date">
            <text:p>27/07/20</text:p>
          </table:table-cell>
          <table:table-cell office:value-type="float" office:value="28252.9570167611" calcext:value-type="float">
            <text:p>28252.9570167611</text:p>
          </table:table-cell>
          <table:table-cell table:number-columns-repeated="2"/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float" office:value="1769.15164028599" calcext:value-type="float">
            <text:p>1769.15164028599</text:p>
          </table:table-cell>
          <table:table-cell office:value-type="float" office:value="15992.3308627027" calcext:value-type="float">
            <text:p>15992.3308627027</text:p>
          </table:table-cell>
          <table:table-cell table:formula="of:=[.C32]*[.$H$2]" office:value-type="float" office:value="19190.7970352432" calcext:value-type="float">
            <text:p>19190.7970352432</text:p>
          </table:table-cell>
          <table:table-cell office:value-type="date" office:date-value="2020-07-28" calcext:value-type="date">
            <text:p>28/07/20</text:p>
          </table:table-cell>
          <table:table-cell office:value-type="float" office:value="28184.6434382328" calcext:value-type="float">
            <text:p>28184.6434382328</text:p>
          </table:table-cell>
          <table:table-cell table:number-columns-repeated="2"/>
        </table:table-row>
        <table:table-row table:style-name="ro1">
          <table:table-cell office:value-type="date" office:date-value="2020-08-30" calcext:value-type="date">
            <text:p>30/08/20</text:p>
          </table:table-cell>
          <table:table-cell office:value-type="float" office:value="1913.64406519585" calcext:value-type="float">
            <text:p>1913.64406519585</text:p>
          </table:table-cell>
          <table:table-cell office:value-type="float" office:value="16619.4798763879" calcext:value-type="float">
            <text:p>16619.4798763879</text:p>
          </table:table-cell>
          <table:table-cell table:formula="of:=[.C33]*[.$H$2]" office:value-type="float" office:value="19943.3758516655" calcext:value-type="float">
            <text:p>19943.3758516655</text:p>
          </table:table-cell>
          <table:table-cell office:value-type="date" office:date-value="2020-07-29" calcext:value-type="date">
            <text:p>29/07/20</text:p>
          </table:table-cell>
          <table:table-cell office:value-type="float" office:value="28118.2741622608" calcext:value-type="float">
            <text:p>28118.2741622608</text:p>
          </table:table-cell>
          <table:table-cell table:number-columns-repeated="2"/>
        </table:table-row>
        <table:table-row table:style-name="ro1">
          <table:table-cell office:value-type="date" office:date-value="2020-08-31" calcext:value-type="date">
            <text:p>31/08/20</text:p>
          </table:table-cell>
          <table:table-cell office:value-type="float" office:value="2124.83948974929" calcext:value-type="float">
            <text:p>2124.83948974929</text:p>
          </table:table-cell>
          <table:table-cell office:value-type="float" office:value="17424.291317813" calcext:value-type="float">
            <text:p>17424.291317813</text:p>
          </table:table-cell>
          <table:table-cell table:formula="of:=[.C34]*[.$H$2]" office:value-type="float" office:value="20909.1495813756" calcext:value-type="float">
            <text:p>20909.1495813756</text:p>
          </table:table-cell>
          <table:table-cell office:value-type="date" office:date-value="2020-07-30" calcext:value-type="date">
            <text:p>30/07/20</text:p>
          </table:table-cell>
          <table:table-cell office:value-type="float" office:value="27892.0774690972" calcext:value-type="float">
            <text:p>27892.0774690972</text:p>
          </table:table-cell>
          <table:table-cell table:number-columns-repeated="2"/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1975.85526641054" calcext:value-type="float">
            <text:p>1975.85526641054</text:p>
          </table:table-cell>
          <table:table-cell office:value-type="float" office:value="18040.6643980084" calcext:value-type="float">
            <text:p>18040.6643980084</text:p>
          </table:table-cell>
          <table:table-cell table:formula="of:=[.C35]*[.$H$2]" office:value-type="float" office:value="21648.7972776101" calcext:value-type="float">
            <text:p>21648.7972776101</text:p>
          </table:table-cell>
          <table:table-cell office:value-type="date" office:date-value="2020-07-31" calcext:value-type="date">
            <text:p>31/07/20</text:p>
          </table:table-cell>
          <table:table-cell office:value-type="float" office:value="27592.1845302434" calcext:value-type="float">
            <text:p>27592.1845302434</text:p>
          </table:table-cell>
          <table:table-cell table:number-columns-repeated="2"/>
        </table:table-row>
        <table:table-row table:style-name="ro1">
          <table:table-cell office:value-type="date" office:date-value="2020-09-02" calcext:value-type="date">
            <text:p>02/09/20</text:p>
          </table:table-cell>
          <table:table-cell office:value-type="float" office:value="2147.94028104266" calcext:value-type="float">
            <text:p>2147.94028104266</text:p>
          </table:table-cell>
          <table:table-cell office:value-type="float" office:value="18782.8209151681" calcext:value-type="float">
            <text:p>18782.8209151681</text:p>
          </table:table-cell>
          <table:table-cell table:formula="of:=[.C36]*[.$H$2]" office:value-type="float" office:value="22539.3850982017" calcext:value-type="float">
            <text:p>22539.3850982017</text:p>
          </table:table-cell>
          <table:table-cell office:value-type="date" office:date-value="2020-08-01" calcext:value-type="date">
            <text:p>01/08/20</text:p>
          </table:table-cell>
          <table:table-cell office:value-type="float" office:value="27184.9334777943" calcext:value-type="float">
            <text:p>27184.9334777943</text:p>
          </table:table-cell>
          <table:table-cell table:number-columns-repeated="2"/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float" office:value="2521.63568758006" calcext:value-type="float">
            <text:p>2521.63568758006</text:p>
          </table:table-cell>
          <table:table-cell office:value-type="float" office:value="19846.30663194" calcext:value-type="float">
            <text:p>19846.30663194</text:p>
          </table:table-cell>
          <table:table-cell table:formula="of:=[.C37]*[.$H$2]" office:value-type="float" office:value="23815.567958328" calcext:value-type="float">
            <text:p>23815.567958328</text:p>
          </table:table-cell>
          <table:table-cell office:value-type="date" office:date-value="2020-08-02" calcext:value-type="date">
            <text:p>02/08/20</text:p>
          </table:table-cell>
          <table:table-cell office:value-type="float" office:value="26756.5616203755" calcext:value-type="float">
            <text:p>26756.5616203755</text:p>
          </table:table-cell>
          <table:table-cell table:number-columns-repeated="2"/>
        </table:table-row>
        <table:table-row table:style-name="ro1">
          <table:table-cell office:value-type="date" office:date-value="2020-09-04" calcext:value-type="date">
            <text:p>04/09/20</text:p>
          </table:table-cell>
          <table:table-cell office:value-type="float" office:value="2800.37577556654" calcext:value-type="float">
            <text:p>2800.37577556654</text:p>
          </table:table-cell>
          <table:table-cell office:value-type="float" office:value="21129.0963993068" calcext:value-type="float">
            <text:p>21129.0963993068</text:p>
          </table:table-cell>
          <table:table-cell table:formula="of:=[.C38]*[.$H$2]" office:value-type="float" office:value="25354.9156791682" calcext:value-type="float">
            <text:p>25354.9156791682</text:p>
          </table:table-cell>
          <table:table-cell office:value-type="date" office:date-value="2020-08-03" calcext:value-type="date">
            <text:p>03/08/20</text:p>
          </table:table-cell>
          <table:table-cell office:value-type="float" office:value="26350.4711866652" calcext:value-type="float">
            <text:p>26350.4711866652</text:p>
          </table:table-cell>
          <table:table-cell table:number-columns-repeated="2"/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float" office:value="3019.84990670871" calcext:value-type="float">
            <text:p>3019.84990670871</text:p>
          </table:table-cell>
          <table:table-cell office:value-type="float" office:value="22564.8015963883" calcext:value-type="float">
            <text:p>22564.8015963883</text:p>
          </table:table-cell>
          <table:table-cell table:formula="of:=[.C39]*[.$H$2]" office:value-type="float" office:value="27077.761915666" calcext:value-type="float">
            <text:p>27077.761915666</text:p>
          </table:table-cell>
          <table:table-cell office:value-type="date" office:date-value="2020-08-04" calcext:value-type="date">
            <text:p>04/08/20</text:p>
          </table:table-cell>
          <table:table-cell office:value-type="float" office:value="25982.708469648" calcext:value-type="float">
            <text:p>25982.708469648</text:p>
          </table:table-cell>
          <table:table-cell table:number-columns-repeated="2"/>
        </table:table-row>
        <table:table-row table:style-name="ro1">
          <table:table-cell office:value-type="date" office:date-value="2020-09-06" calcext:value-type="date">
            <text:p>06/09/20</text:p>
          </table:table-cell>
          <table:table-cell office:value-type="float" office:value="3011.93719610568" calcext:value-type="float">
            <text:p>3011.93719610568</text:p>
          </table:table-cell>
          <table:table-cell office:value-type="float" office:value="23911.7012557087" calcext:value-type="float">
            <text:p>23911.7012557087</text:p>
          </table:table-cell>
          <table:table-cell table:formula="of:=[.C40]*[.$H$2]" office:value-type="float" office:value="28694.0415068504" calcext:value-type="float">
            <text:p>28694.0415068504</text:p>
          </table:table-cell>
          <table:table-cell office:value-type="date" office:date-value="2020-08-05" calcext:value-type="date">
            <text:p>05/08/20</text:p>
          </table:table-cell>
          <table:table-cell office:value-type="float" office:value="25516.3883847109" calcext:value-type="float">
            <text:p>25516.3883847109</text:p>
          </table:table-cell>
          <table:table-cell table:number-columns-repeated="2"/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float" office:value="3102.90817769782" calcext:value-type="float">
            <text:p>3102.90817769782</text:p>
          </table:table-cell>
          <table:table-cell office:value-type="float" office:value="25257.5719891484" calcext:value-type="float">
            <text:p>25257.5719891484</text:p>
          </table:table-cell>
          <table:table-cell table:formula="of:=[.C41]*[.$H$2]" office:value-type="float" office:value="30309.0863869781" calcext:value-type="float">
            <text:p>30309.0863869781</text:p>
          </table:table-cell>
          <table:table-cell office:value-type="date" office:date-value="2020-08-06" calcext:value-type="date">
            <text:p>06/08/20</text:p>
          </table:table-cell>
          <table:table-cell office:value-type="float" office:value="25009.8536358263" calcext:value-type="float">
            <text:p>25009.8536358263</text:p>
          </table:table-cell>
          <table:table-cell table:number-columns-repeated="2"/>
        </table:table-row>
        <table:table-row table:style-name="ro1">
          <table:table-cell office:value-type="date" office:date-value="2020-09-08" calcext:value-type="date">
            <text:p>08/09/20</text:p>
          </table:table-cell>
          <table:table-cell office:value-type="float" office:value="3617.36920556997" calcext:value-type="float">
            <text:p>3617.36920556997</text:p>
          </table:table-cell>
          <table:table-cell office:value-type="float" office:value="27019.0404260957" calcext:value-type="float">
            <text:p>27019.0404260957</text:p>
          </table:table-cell>
          <table:table-cell table:formula="of:=[.C42]*[.$H$2]" office:value-type="float" office:value="32422.8485113148" calcext:value-type="float">
            <text:p>32422.8485113148</text:p>
          </table:table-cell>
          <table:table-cell office:value-type="date" office:date-value="2020-08-07" calcext:value-type="date">
            <text:p>07/08/20</text:p>
          </table:table-cell>
          <table:table-cell office:value-type="float" office:value="24523.5013944565" calcext:value-type="float">
            <text:p>24523.5013944565</text:p>
          </table:table-cell>
          <table:table-cell table:number-columns-repeated="2"/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3919.03615210682" calcext:value-type="float">
            <text:p>3919.03615210682</text:p>
          </table:table-cell>
          <table:table-cell office:value-type="float" office:value="28972.3745230196" calcext:value-type="float">
            <text:p>28972.3745230196</text:p>
          </table:table-cell>
          <table:table-cell table:formula="of:=[.C43]*[.$H$2]" office:value-type="float" office:value="34766.8494276235" calcext:value-type="float">
            <text:p>34766.8494276235</text:p>
          </table:table-cell>
          <table:table-cell office:value-type="date" office:date-value="2020-08-08" calcext:value-type="date">
            <text:p>08/08/20</text:p>
          </table:table-cell>
          <table:table-cell office:value-type="float" office:value="24054.8568324072" calcext:value-type="float">
            <text:p>24054.8568324072</text:p>
          </table:table-cell>
          <table:table-cell table:number-columns-repeated="2"/>
        </table:table-row>
        <table:table-row table:style-name="ro1">
          <table:table-cell office:value-type="date" office:date-value="2020-09-10" calcext:value-type="date">
            <text:p>10/09/20</text:p>
          </table:table-cell>
          <table:table-cell office:value-type="float" office:value="4750.50888765607" calcext:value-type="float">
            <text:p>4750.50888765607</text:p>
          </table:table-cell>
          <table:table-cell office:value-type="float" office:value="31639.3488716767" calcext:value-type="float">
            <text:p>31639.3488716767</text:p>
          </table:table-cell>
          <table:table-cell table:formula="of:=[.C44]*[.$H$2]" office:value-type="float" office:value="37967.218646012" calcext:value-type="float">
            <text:p>37967.218646012</text:p>
          </table:table-cell>
          <table:table-cell office:value-type="date" office:date-value="2020-08-09" calcext:value-type="date">
            <text:p>09/08/20</text:p>
          </table:table-cell>
          <table:table-cell office:value-type="float" office:value="23599.6130700491" calcext:value-type="float">
            <text:p>23599.6130700491</text:p>
          </table:table-cell>
          <table:table-cell table:number-columns-repeated="2"/>
        </table:table-row>
        <table:table-row table:style-name="ro1">
          <table:table-cell office:value-type="date" office:date-value="2020-09-11" calcext:value-type="date">
            <text:p>11/09/20</text:p>
          </table:table-cell>
          <table:table-cell office:value-type="float" office:value="5321.25482842104" calcext:value-type="float">
            <text:p>5321.25482842104</text:p>
          </table:table-cell>
          <table:table-cell office:value-type="float" office:value="34735.8391348113" calcext:value-type="float">
            <text:p>34735.8391348113</text:p>
          </table:table-cell>
          <table:table-cell table:formula="of:=[.C45]*[.$H$2]" office:value-type="float" office:value="41683.0069617736" calcext:value-type="float">
            <text:p>41683.0069617736</text:p>
          </table:table-cell>
          <table:table-cell office:value-type="date" office:date-value="2020-08-10" calcext:value-type="date">
            <text:p>10/08/20</text:p>
          </table:table-cell>
          <table:table-cell office:value-type="float" office:value="22951.2896714829" calcext:value-type="float">
            <text:p>22951.2896714829</text:p>
          </table:table-cell>
          <table:table-cell table:number-columns-repeated="2"/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float" office:value="6000.81373190195" calcext:value-type="float">
            <text:p>6000.81373190195</text:p>
          </table:table-cell>
          <table:table-cell office:value-type="float" office:value="38340.556787327" calcext:value-type="float">
            <text:p>38340.556787327</text:p>
          </table:table-cell>
          <table:table-cell table:formula="of:=[.C46]*[.$H$2]" office:value-type="float" office:value="46008.6681447924" calcext:value-type="float">
            <text:p>46008.6681447924</text:p>
          </table:table-cell>
          <table:table-cell office:value-type="date" office:date-value="2020-08-11" calcext:value-type="date">
            <text:p>11/08/20</text:p>
          </table:table-cell>
          <table:table-cell office:value-type="float" office:value="22225.4287114252" calcext:value-type="float">
            <text:p>22225.4287114252</text:p>
          </table:table-cell>
          <table:table-cell table:number-columns-repeated="2"/>
        </table:table-row>
        <table:table-row table:style-name="ro1">
          <table:table-cell office:value-type="date" office:date-value="2020-09-13" calcext:value-type="date">
            <text:p>13/09/20</text:p>
          </table:table-cell>
          <table:table-cell office:value-type="float" office:value="6593.63807325024" calcext:value-type="float">
            <text:p>6593.63807325024</text:p>
          </table:table-cell>
          <table:table-cell office:value-type="float" office:value="42338.357036827" calcext:value-type="float">
            <text:p>42338.357036827</text:p>
          </table:table-cell>
          <table:table-cell table:formula="of:=[.C47]*[.$H$2]" office:value-type="float" office:value="50806.0284441924" calcext:value-type="float">
            <text:p>50806.0284441924</text:p>
          </table:table-cell>
          <table:table-cell office:value-type="date" office:date-value="2020-08-12" calcext:value-type="date">
            <text:p>12/08/20</text:p>
          </table:table-cell>
          <table:table-cell office:value-type="float" office:value="21538.4768567836" calcext:value-type="float">
            <text:p>21538.4768567836</text:p>
          </table:table-cell>
          <table:table-cell table:number-columns-repeated="2"/>
        </table:table-row>
        <table:table-row table:style-name="ro1">
          <table:table-cell office:value-type="date" office:date-value="2020-09-14" calcext:value-type="date">
            <text:p>14/09/20</text:p>
          </table:table-cell>
          <table:table-cell office:value-type="float" office:value="7137.08341643276" calcext:value-type="float">
            <text:p>7137.08341643276</text:p>
          </table:table-cell>
          <table:table-cell office:value-type="float" office:value="46644.9220064021" calcext:value-type="float">
            <text:p>46644.9220064021</text:p>
          </table:table-cell>
          <table:table-cell table:formula="of:=[.C48]*[.$H$2]" office:value-type="float" office:value="55973.9064076825" calcext:value-type="float">
            <text:p>55973.9064076825</text:p>
          </table:table-cell>
          <table:table-cell office:value-type="date" office:date-value="2020-08-13" calcext:value-type="date">
            <text:p>13/08/20</text:p>
          </table:table-cell>
          <table:table-cell office:value-type="float" office:value="20808.3985623831" calcext:value-type="float">
            <text:p>20808.3985623831</text:p>
          </table:table-cell>
          <table:table-cell table:number-columns-repeated="2"/>
        </table:table-row>
        <table:table-row table:style-name="ro1">
          <table:table-cell office:value-type="date" office:date-value="2020-09-15" calcext:value-type="date">
            <text:p>15/09/20</text:p>
          </table:table-cell>
          <table:table-cell office:value-type="float" office:value="8227.17626765853" calcext:value-type="float">
            <text:p>8227.17626765853</text:p>
          </table:table-cell>
          <table:table-cell office:value-type="float" office:value="51773.1446020037" calcext:value-type="float">
            <text:p>51773.1446020037</text:p>
          </table:table-cell>
          <table:table-cell table:formula="of:=[.C49]*[.$H$2]" office:value-type="float" office:value="62127.7735224044" calcext:value-type="float">
            <text:p>62127.7735224044</text:p>
          </table:table-cell>
          <table:table-cell office:value-type="date" office:date-value="2020-08-14" calcext:value-type="date">
            <text:p>14/08/20</text:p>
          </table:table-cell>
          <table:table-cell office:value-type="float" office:value="20163.860538648" calcext:value-type="float">
            <text:p>20163.860538648</text:p>
          </table:table-cell>
          <table:table-cell table:number-columns-repeated="2"/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 office:value-type="float" office:value="9339.63188790664" calcext:value-type="float">
            <text:p>9339.63188790664</text:p>
          </table:table-cell>
          <table:table-cell office:value-type="float" office:value="57709.7955315494" calcext:value-type="float">
            <text:p>57709.7955315494</text:p>
          </table:table-cell>
          <table:table-cell table:formula="of:=[.C50]*[.$H$2]" office:value-type="float" office:value="69251.7546378593" calcext:value-type="float">
            <text:p>69251.7546378593</text:p>
          </table:table-cell>
          <table:table-cell office:value-type="date" office:date-value="2020-08-15" calcext:value-type="date">
            <text:p>15/08/20</text:p>
          </table:table-cell>
          <table:table-cell office:value-type="float" office:value="19580.2219497595" calcext:value-type="float">
            <text:p>19580.2219497595</text:p>
          </table:table-cell>
          <table:table-cell table:number-columns-repeated="2"/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float" office:value="10351.5431042431" calcext:value-type="float">
            <text:p>10351.5431042431</text:p>
          </table:table-cell>
          <table:table-cell office:value-type="float" office:value="64307.5877754525" calcext:value-type="float">
            <text:p>64307.5877754525</text:p>
          </table:table-cell>
          <table:table-cell table:formula="of:=[.C51]*[.$H$2]" office:value-type="float" office:value="77169.105330543" calcext:value-type="float">
            <text:p>77169.105330543</text:p>
          </table:table-cell>
          <table:table-cell office:value-type="date" office:date-value="2020-08-16" calcext:value-type="date">
            <text:p>16/08/20</text:p>
          </table:table-cell>
          <table:table-cell office:value-type="float" office:value="18954.6972763158" calcext:value-type="float">
            <text:p>18954.6972763158</text:p>
          </table:table-cell>
          <table:table-cell table:number-columns-repeated="2"/>
        </table:table-row>
        <table:table-row table:style-name="ro1">
          <table:table-cell office:value-type="date" office:date-value="2020-09-18" calcext:value-type="date">
            <text:p>18/09/20</text:p>
          </table:table-cell>
          <table:table-cell office:value-type="float" office:value="11247.5443829083" calcext:value-type="float">
            <text:p>11247.5443829083</text:p>
          </table:table-cell>
          <table:table-cell office:value-type="float" office:value="71397.0789151453" calcext:value-type="float">
            <text:p>71397.0789151453</text:p>
          </table:table-cell>
          <table:table-cell table:formula="of:=[.C52]*[.$H$2]" office:value-type="float" office:value="85676.4946981744" calcext:value-type="float">
            <text:p>85676.4946981744</text:p>
          </table:table-cell>
          <table:table-cell office:value-type="date" office:date-value="2020-08-17" calcext:value-type="date">
            <text:p>17/08/20</text:p>
          </table:table-cell>
          <table:table-cell office:value-type="float" office:value="18378.9819863641" calcext:value-type="float">
            <text:p>18378.9819863641</text:p>
          </table:table-cell>
          <table:table-cell table:number-columns-repeated="2"/>
        </table:table-row>
        <table:table-row table:style-name="ro1">
          <table:table-cell office:value-type="date" office:date-value="2020-09-19" calcext:value-type="date">
            <text:p>19/09/20</text:p>
          </table:table-cell>
          <table:table-cell office:value-type="float" office:value="12559.6418524357" calcext:value-type="float">
            <text:p>12559.6418524357</text:p>
          </table:table-cell>
          <table:table-cell office:value-type="float" office:value="79346.6648233231" calcext:value-type="float">
            <text:p>79346.6648233231</text:p>
          </table:table-cell>
          <table:table-cell table:formula="of:=[.C53]*[.$H$2]" office:value-type="float" office:value="95215.9977879877" calcext:value-type="float">
            <text:p>95215.9977879877</text:p>
          </table:table-cell>
          <table:table-cell office:value-type="date" office:date-value="2020-08-18" calcext:value-type="date">
            <text:p>18/08/20</text:p>
          </table:table-cell>
          <table:table-cell office:value-type="float" office:value="18002.9024465881" calcext:value-type="float">
            <text:p>18002.9024465881</text:p>
          </table:table-cell>
          <table:table-cell table:number-columns-repeated="2"/>
        </table:table-row>
        <table:table-row table:style-name="ro1">
          <table:table-cell office:value-type="date" office:date-value="2020-09-20" calcext:value-type="date">
            <text:p>20/09/20</text:p>
          </table:table-cell>
          <table:table-cell office:value-type="float" office:value="14067.939905221" calcext:value-type="float">
            <text:p>14067.939905221</text:p>
          </table:table-cell>
          <table:table-cell office:value-type="float" office:value="88296.0959890545" calcext:value-type="float">
            <text:p>88296.0959890545</text:p>
          </table:table-cell>
          <table:table-cell table:formula="of:=[.C54]*[.$H$2]" office:value-type="float" office:value="105955.315186865" calcext:value-type="float">
            <text:p>105955.315186865</text:p>
          </table:table-cell>
          <table:table-cell office:value-type="date" office:date-value="2020-08-19" calcext:value-type="date">
            <text:p>19/08/20</text:p>
          </table:table-cell>
          <table:table-cell office:value-type="float" office:value="17736.8326730595" calcext:value-type="float">
            <text:p>17736.8326730595</text:p>
          </table:table-cell>
          <table:table-cell table:number-columns-repeated="2"/>
        </table:table-row>
        <table:table-row table:style-name="ro1">
          <table:table-cell office:value-type="date" office:date-value="2020-09-21" calcext:value-type="date">
            <text:p>21/09/20</text:p>
          </table:table-cell>
          <table:table-cell office:value-type="float" office:value="15681.0853599231" calcext:value-type="float">
            <text:p>15681.0853599231</text:p>
          </table:table-cell>
          <table:table-cell office:value-type="float" office:value="98294.2689994801" calcext:value-type="float">
            <text:p>98294.2689994801</text:p>
          </table:table-cell>
          <table:table-cell table:formula="of:=[.C55]*[.$H$2]" office:value-type="float" office:value="117953.122799376" calcext:value-type="float">
            <text:p>117953.122799376</text:p>
          </table:table-cell>
          <table:table-cell office:value-type="date" office:date-value="2020-08-20" calcext:value-type="date">
            <text:p>20/08/20</text:p>
          </table:table-cell>
          <table:table-cell office:value-type="float" office:value="17667.6538469397" calcext:value-type="float">
            <text:p>17667.6538469397</text:p>
          </table:table-cell>
          <table:table-cell table:number-columns-repeated="2"/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float" office:value="17527.4461776483" calcext:value-type="float">
            <text:p>17527.4461776483</text:p>
          </table:table-cell>
          <table:table-cell office:value-type="float" office:value="109508.351882444" calcext:value-type="float">
            <text:p>109508.351882444</text:p>
          </table:table-cell>
          <table:table-cell table:formula="of:=[.C56]*[.$H$2]" office:value-type="float" office:value="131410.022258933" calcext:value-type="float">
            <text:p>131410.022258933</text:p>
          </table:table-cell>
          <table:table-cell office:value-type="date" office:date-value="2020-08-21" calcext:value-type="date">
            <text:p>21/08/20</text:p>
          </table:table-cell>
          <table:table-cell office:value-type="float" office:value="17633.5443667795" calcext:value-type="float">
            <text:p>17633.5443667795</text:p>
          </table:table-cell>
          <table:table-cell table:number-columns-repeated="2"/>
        </table:table-row>
        <table:table-row table:style-name="ro1">
          <table:table-cell office:value-type="date" office:date-value="2020-09-23" calcext:value-type="date">
            <text:p>23/09/20</text:p>
          </table:table-cell>
          <table:table-cell office:value-type="float" office:value="18764.1661924492" calcext:value-type="float">
            <text:p>18764.1661924492</text:p>
          </table:table-cell>
          <table:table-cell office:value-type="float" office:value="121248.989136946" calcext:value-type="float">
            <text:p>121248.989136946</text:p>
          </table:table-cell>
          <table:table-cell table:formula="of:=[.C57]*[.$H$2]" office:value-type="float" office:value="145498.786964335" calcext:value-type="float">
            <text:p>145498.786964335</text:p>
          </table:table-cell>
          <table:table-cell office:value-type="date" office:date-value="2020-08-22" calcext:value-type="date">
            <text:p>22/08/20</text:p>
          </table:table-cell>
          <table:table-cell office:value-type="float" office:value="17543.2066279952" calcext:value-type="float">
            <text:p>17543.2066279952</text:p>
          </table:table-cell>
          <table:table-cell table:number-columns-repeated="2"/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float" office:value="18597.0551806334" calcext:value-type="float">
            <text:p>18597.0551806334</text:p>
          </table:table-cell>
          <table:table-cell office:value-type="float" office:value="132039.574645036" calcext:value-type="float">
            <text:p>132039.574645036</text:p>
          </table:table-cell>
          <table:table-cell table:formula="of:=[.C58]*[.$H$2]" office:value-type="float" office:value="158447.489574043" calcext:value-type="float">
            <text:p>158447.489574043</text:p>
          </table:table-cell>
          <table:table-cell office:value-type="date" office:date-value="2020-08-23" calcext:value-type="date">
            <text:p>23/08/20</text:p>
          </table:table-cell>
          <table:table-cell office:value-type="float" office:value="17618.5331833861" calcext:value-type="float">
            <text:p>17618.5331833861</text:p>
          </table:table-cell>
          <table:table-cell table:number-columns-repeated="2"/>
        </table:table-row>
        <table:table-row table:style-name="ro1">
          <table:table-cell office:value-type="date" office:date-value="2020-09-25" calcext:value-type="date">
            <text:p>25/09/20</text:p>
          </table:table-cell>
          <table:table-cell office:value-type="float" office:value="19127.4623732966" calcext:value-type="float">
            <text:p>19127.4623732966</text:p>
          </table:table-cell>
          <table:table-cell office:value-type="float" office:value="142522.436649435" calcext:value-type="float">
            <text:p>142522.436649435</text:p>
          </table:table-cell>
          <table:table-cell table:formula="of:=[.C59]*[.$H$2]" office:value-type="float" office:value="171026.923979322" calcext:value-type="float">
            <text:p>171026.923979322</text:p>
          </table:table-cell>
          <table:table-cell office:value-type="date" office:date-value="2020-08-24" calcext:value-type="date">
            <text:p>24/08/20</text:p>
          </table:table-cell>
          <table:table-cell office:value-type="float" office:value="17771.4156233164" calcext:value-type="float">
            <text:p>17771.4156233164</text:p>
          </table:table-cell>
          <table:table-cell table:number-columns-repeated="2"/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float" office:value="19620.3535760146" calcext:value-type="float">
            <text:p>19620.3535760146</text:p>
          </table:table-cell>
          <table:table-cell office:value-type="float" office:value="152631.591160372" calcext:value-type="float">
            <text:p>152631.591160372</text:p>
          </table:table-cell>
          <table:table-cell table:formula="of:=[.C60]*[.$H$2]" office:value-type="float" office:value="183157.909392446" calcext:value-type="float">
            <text:p>183157.909392446</text:p>
          </table:table-cell>
          <table:table-cell office:value-type="date" office:date-value="2020-08-25" calcext:value-type="date">
            <text:p>25/08/20</text:p>
          </table:table-cell>
          <table:table-cell office:value-type="float" office:value="18086.4536247052" calcext:value-type="float">
            <text:p>18086.4536247052</text:p>
          </table:table-cell>
          <table:table-cell table:number-columns-repeated="2"/>
        </table:table-row>
        <table:table-row table:style-name="ro1">
          <table:table-cell office:value-type="date" office:date-value="2020-09-27" calcext:value-type="date">
            <text:p>27/09/20</text:p>
          </table:table-cell>
          <table:table-cell office:value-type="float" office:value="19277.4956353396" calcext:value-type="float">
            <text:p>19277.4956353396</text:p>
          </table:table-cell>
          <table:table-cell office:value-type="float" office:value="161514.728248095" calcext:value-type="float">
            <text:p>161514.728248095</text:p>
          </table:table-cell>
          <table:table-cell table:formula="of:=[.C61]*[.$H$2]" office:value-type="float" office:value="193817.673897714" calcext:value-type="float">
            <text:p>193817.673897714</text:p>
          </table:table-cell>
          <table:table-cell office:value-type="date" office:date-value="2020-08-26" calcext:value-type="date">
            <text:p>26/08/20</text:p>
          </table:table-cell>
          <table:table-cell office:value-type="float" office:value="18477.3325314191" calcext:value-type="float">
            <text:p>18477.3325314191</text:p>
          </table:table-cell>
          <table:table-cell table:number-columns-repeated="2"/>
        </table:table-row>
        <table:table-row table:style-name="ro1">
          <table:table-cell office:value-type="date" office:date-value="2020-09-28" calcext:value-type="date">
            <text:p>28/09/20</text:p>
          </table:table-cell>
          <table:table-cell office:value-type="float" office:value="20068.6124199606" calcext:value-type="float">
            <text:p>20068.6124199606</text:p>
          </table:table-cell>
          <table:table-cell office:value-type="float" office:value="170321.427646055" calcext:value-type="float">
            <text:p>170321.427646055</text:p>
          </table:table-cell>
          <table:table-cell table:formula="of:=[.C62]*[.$H$2]" office:value-type="float" office:value="204385.713175266" calcext:value-type="float">
            <text:p>204385.713175266</text:p>
          </table:table-cell>
          <table:table-cell office:value-type="date" office:date-value="2020-08-27" calcext:value-type="date">
            <text:p>27/08/20</text:p>
          </table:table-cell>
          <table:table-cell office:value-type="float" office:value="19017.0543336349" calcext:value-type="float">
            <text:p>19017.0543336349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float" office:value="19799.551748029" calcext:value-type="float">
            <text:p>19799.551748029</text:p>
          </table:table-cell>
          <table:table-cell office:value-type="float" office:value="178008.869124042" calcext:value-type="float">
            <text:p>178008.869124042</text:p>
          </table:table-cell>
          <table:table-cell table:formula="of:=[.C63]*[.$H$2]" office:value-type="float" office:value="213610.64294885" calcext:value-type="float">
            <text:p>213610.64294885</text:p>
          </table:table-cell>
          <table:table-cell office:value-type="date" office:date-value="2020-08-28" calcext:value-type="date">
            <text:p>28/08/20</text:p>
          </table:table-cell>
          <table:table-cell office:value-type="float" office:value="19511.4110368314" calcext:value-type="float">
            <text:p>19511.4110368314</text:p>
          </table:table-cell>
          <table:table-cell table:number-columns-repeated="2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19847.992348723" calcext:value-type="float">
            <text:p>19847.992348723</text:p>
          </table:table-cell>
          <table:table-cell office:value-type="float" office:value="184928.001545611" calcext:value-type="float">
            <text:p>184928.001545611</text:p>
          </table:table-cell>
          <table:table-cell table:formula="of:=[.C64]*[.$H$2]" office:value-type="float" office:value="221913.601854733" calcext:value-type="float">
            <text:p>221913.601854733</text:p>
          </table:table-cell>
          <table:table-cell office:value-type="date" office:date-value="2020-08-29" calcext:value-type="date">
            <text:p>29/08/20</text:p>
          </table:table-cell>
          <table:table-cell office:value-type="float" office:value="20151.8907468538" calcext:value-type="float">
            <text:p>20151.8907468538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20060.7202526598" calcext:value-type="float">
            <text:p>20060.7202526598</text:p>
          </table:table-cell>
          <table:table-cell office:value-type="float" office:value="191296.926993128" calcext:value-type="float">
            <text:p>191296.926993128</text:p>
          </table:table-cell>
          <table:table-cell table:formula="of:=[.C65]*[.$H$2]" office:value-type="float" office:value="229556.312391754" calcext:value-type="float">
            <text:p>229556.312391754</text:p>
          </table:table-cell>
          <table:table-cell office:value-type="date" office:date-value="2020-08-30" calcext:value-type="date">
            <text:p>30/08/20</text:p>
          </table:table-cell>
          <table:table-cell office:value-type="float" office:value="21031.3762671034" calcext:value-type="float">
            <text:p>21031.3762671034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20603.6159892716" calcext:value-type="float">
            <text:p>20603.6159892716</text:p>
          </table:table-cell>
          <table:table-cell office:value-type="float" office:value="197488.878106555" calcext:value-type="float">
            <text:p>197488.878106555</text:p>
          </table:table-cell>
          <table:table-cell table:formula="of:=[.C66]*[.$H$2]" office:value-type="float" office:value="236986.653727866" calcext:value-type="float">
            <text:p>236986.653727866</text:p>
          </table:table-cell>
          <table:table-cell office:value-type="date" office:date-value="2020-08-31" calcext:value-type="date">
            <text:p>31/08/20</text:p>
          </table:table-cell>
          <table:table-cell office:value-type="float" office:value="21783.0168194435" calcext:value-type="float">
            <text:p>21783.0168194435</text:p>
          </table:table-cell>
          <table:table-cell table:number-columns-repeated="2"/>
        </table:table-row>
        <table:table-row table:style-name="ro1">
          <table:table-cell office:value-type="date" office:date-value="2020-10-03" calcext:value-type="date">
            <text:p>03/10/20</text:p>
          </table:table-cell>
          <table:table-cell office:value-type="float" office:value="20879.2011427939" calcext:value-type="float">
            <text:p>20879.2011427939</text:p>
          </table:table-cell>
          <table:table-cell office:value-type="float" office:value="203280.363518937" calcext:value-type="float">
            <text:p>203280.363518937</text:p>
          </table:table-cell>
          <table:table-cell table:formula="of:=[.C67]*[.$H$2]" office:value-type="float" office:value="243936.436222724" calcext:value-type="float">
            <text:p>243936.436222724</text:p>
          </table:table-cell>
          <table:table-cell office:value-type="date" office:date-value="2020-09-01" calcext:value-type="date">
            <text:p>01/09/20</text:p>
          </table:table-cell>
          <table:table-cell office:value-type="float" office:value="22687.3876574221" calcext:value-type="float">
            <text:p>22687.3876574221</text:p>
          </table:table-cell>
          <table:table-cell table:number-columns-repeated="2"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office:value-type="float" office:value="21265.5693820786" calcext:value-type="float">
            <text:p>21265.5693820786</text:p>
          </table:table-cell>
          <table:table-cell office:value-type="float" office:value="208829.110041217" calcext:value-type="float">
            <text:p>208829.110041217</text:p>
          </table:table-cell>
          <table:table-cell table:formula="of:=[.C68]*[.$H$2]" office:value-type="float" office:value="250594.93204946" calcext:value-type="float">
            <text:p>250594.93204946</text:p>
          </table:table-cell>
          <table:table-cell office:value-type="date" office:date-value="2020-09-02" calcext:value-type="date">
            <text:p>02/09/20</text:p>
          </table:table-cell>
          <table:table-cell office:value-type="float" office:value="23982.9976711117" calcext:value-type="float">
            <text:p>23982.9976711117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21102.7133062946" calcext:value-type="float">
            <text:p>21102.7133062946</text:p>
          </table:table-cell>
          <table:table-cell office:value-type="float" office:value="213627.103429828" calcext:value-type="float">
            <text:p>213627.103429828</text:p>
          </table:table-cell>
          <table:table-cell table:formula="of:=[.C69]*[.$H$2]" office:value-type="float" office:value="256352.524115794" calcext:value-type="float">
            <text:p>256352.524115794</text:p>
          </table:table-cell>
          <table:table-cell office:value-type="date" office:date-value="2020-09-03" calcext:value-type="date">
            <text:p>03/09/20</text:p>
          </table:table-cell>
          <table:table-cell office:value-type="float" office:value="25536.6954165549" calcext:value-type="float">
            <text:p>25536.6954165549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21799.869417896" calcext:value-type="float">
            <text:p>21799.869417896</text:p>
          </table:table-cell>
          <table:table-cell office:value-type="float" office:value="218580.009469533" calcext:value-type="float">
            <text:p>218580.009469533</text:p>
          </table:table-cell>
          <table:table-cell table:formula="of:=[.C70]*[.$H$2]" office:value-type="float" office:value="262296.01136344" calcext:value-type="float">
            <text:p>262296.01136344</text:p>
          </table:table-cell>
          <table:table-cell office:value-type="date" office:date-value="2020-09-04" calcext:value-type="date">
            <text:p>04/09/20</text:p>
          </table:table-cell>
          <table:table-cell office:value-type="float" office:value="27271.6814123851" calcext:value-type="float">
            <text:p>27271.6814123851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21924.2325562754" calcext:value-type="float">
            <text:p>21924.2325562754</text:p>
          </table:table-cell>
          <table:table-cell office:value-type="float" office:value="223147.116451222" calcext:value-type="float">
            <text:p>223147.116451222</text:p>
          </table:table-cell>
          <table:table-cell table:formula="of:=[.C71]*[.$H$2]" office:value-type="float" office:value="267776.539741466" calcext:value-type="float">
            <text:p>267776.539741466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28964.8437300253" calcext:value-type="float">
            <text:p>28964.843730025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23032.7557789579" calcext:value-type="float">
            <text:p>23032.7557789579</text:p>
          </table:table-cell>
          <table:table-cell office:value-type="float" office:value="228334.324878575" calcext:value-type="float">
            <text:p>228334.324878575</text:p>
          </table:table-cell>
          <table:table-cell table:formula="of:=[.C72]*[.$H$2]" office:value-type="float" office:value="274001.18985429" calcext:value-type="float">
            <text:p>274001.18985429</text:p>
          </table:table-cell>
          <table:table-cell office:value-type="date" office:date-value="2020-09-06" calcext:value-type="date">
            <text:p>06/09/20</text:p>
          </table:table-cell>
          <table:table-cell office:value-type="float" office:value="30729.0668162824" calcext:value-type="float">
            <text:p>30729.0668162824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23355.9109857994" calcext:value-type="float">
            <text:p>23355.9109857994</text:p>
          </table:table-cell>
          <table:table-cell office:value-type="float" office:value="233380.391275667" calcext:value-type="float">
            <text:p>233380.391275667</text:p>
          </table:table-cell>
          <table:table-cell table:formula="of:=[.C73]*[.$H$2]" office:value-type="float" office:value="280056.4695308" calcext:value-type="float">
            <text:p>280056.4695308</text:p>
          </table:table-cell>
          <table:table-cell office:value-type="date" office:date-value="2020-09-07" calcext:value-type="date">
            <text:p>07/09/20</text:p>
          </table:table-cell>
          <table:table-cell office:value-type="float" office:value="33026.4285678999" calcext:value-type="float">
            <text:p>33026.4285678999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23989.1294691082" calcext:value-type="float">
            <text:p>23989.1294691082</text:p>
          </table:table-cell>
          <table:table-cell office:value-type="float" office:value="238595.338308085" calcext:value-type="float">
            <text:p>238595.338308085</text:p>
          </table:table-cell>
          <table:table-cell table:formula="of:=[.C74]*[.$H$2]" office:value-type="float" office:value="286314.405969702" calcext:value-type="float">
            <text:p>286314.405969702</text:p>
          </table:table-cell>
          <table:table-cell office:value-type="date" office:date-value="2020-09-08" calcext:value-type="date">
            <text:p>08/09/20</text:p>
          </table:table-cell>
          <table:table-cell office:value-type="float" office:value="35622.3462051796" calcext:value-type="float">
            <text:p>35622.3462051796</text:p>
          </table:table-cell>
          <table:table-cell table:number-columns-repeated="2"/>
        </table:table-row>
        <table:table-row table:style-name="ro1">
          <table:table-cell office:value-type="date" office:date-value="2020-10-11" calcext:value-type="date">
            <text:p>11/10/20</text:p>
          </table:table-cell>
          <table:table-cell office:value-type="float" office:value="25466.1584112001" calcext:value-type="float">
            <text:p>25466.1584112001</text:p>
          </table:table-cell>
          <table:table-cell office:value-type="float" office:value="244835.319444305" calcext:value-type="float">
            <text:p>244835.319444305</text:p>
          </table:table-cell>
          <table:table-cell table:formula="of:=[.C75]*[.$H$2]" office:value-type="float" office:value="293802.383333166" calcext:value-type="float">
            <text:p>293802.383333166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38964.3212685543" calcext:value-type="float">
            <text:p>38964.3212685543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26952.6197098132" calcext:value-type="float">
            <text:p>26952.6197098132</text:p>
          </table:table-cell>
          <table:table-cell office:value-type="float" office:value="252097.768690171" calcext:value-type="float">
            <text:p>252097.768690171</text:p>
          </table:table-cell>
          <table:table-cell table:formula="of:=[.C76]*[.$H$2]" office:value-type="float" office:value="302517.322428205" calcext:value-type="float">
            <text:p>302517.322428205</text:p>
          </table:table-cell>
          <table:table-cell office:value-type="date" office:date-value="2020-09-10" calcext:value-type="date">
            <text:p>10/09/20</text:p>
          </table:table-cell>
          <table:table-cell office:value-type="float" office:value="42858.9902834637" calcext:value-type="float">
            <text:p>42858.9902834637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28401.4541577245" calcext:value-type="float">
            <text:p>28401.4541577245</text:p>
          </table:table-cell>
          <table:table-cell office:value-type="float" office:value="260319.041933389" calcext:value-type="float">
            <text:p>260319.041933389</text:p>
          </table:table-cell>
          <table:table-cell table:formula="of:=[.C77]*[.$H$2]" office:value-type="float" office:value="312382.850320067" calcext:value-type="float">
            <text:p>312382.850320067</text:p>
          </table:table-cell>
          <table:table-cell office:value-type="date" office:date-value="2020-09-11" calcext:value-type="date">
            <text:p>11/09/20</text:p>
          </table:table-cell>
          <table:table-cell office:value-type="float" office:value="47426.7959297567" calcext:value-type="float">
            <text:p>47426.795929756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30016.7275384271" calcext:value-type="float">
            <text:p>30016.7275384271</text:p>
          </table:table-cell>
          <table:table-cell office:value-type="float" office:value="269622.92678117" calcext:value-type="float">
            <text:p>269622.92678117</text:p>
          </table:table-cell>
          <table:table-cell table:formula="of:=[.C78]*[.$H$2]" office:value-type="float" office:value="323547.512137404" calcext:value-type="float">
            <text:p>323547.512137404</text:p>
          </table:table-cell>
          <table:table-cell office:value-type="date" office:date-value="2020-09-12" calcext:value-type="date">
            <text:p>12/09/20</text:p>
          </table:table-cell>
          <table:table-cell office:value-type="float" office:value="52527.4527136669" calcext:value-type="float">
            <text:p>52527.4527136669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31453.7747880894" calcext:value-type="float">
            <text:p>31453.7747880894</text:p>
          </table:table-cell>
          <table:table-cell office:value-type="float" office:value="279762.59353997" calcext:value-type="float">
            <text:p>279762.59353997</text:p>
          </table:table-cell>
          <table:table-cell table:formula="of:=[.C79]*[.$H$2]" office:value-type="float" office:value="335715.112247964" calcext:value-type="float">
            <text:p>335715.112247964</text:p>
          </table:table-cell>
          <table:table-cell office:value-type="date" office:date-value="2020-09-13" calcext:value-type="date">
            <text:p>13/09/20</text:p>
          </table:table-cell>
          <table:table-cell office:value-type="float" office:value="57997.5420072052" calcext:value-type="float">
            <text:p>57997.5420072052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32083.5783238662" calcext:value-type="float">
            <text:p>32083.5783238662</text:p>
          </table:table-cell>
          <table:table-cell office:value-type="float" office:value="289867.029616149" calcext:value-type="float">
            <text:p>289867.029616149</text:p>
          </table:table-cell>
          <table:table-cell table:formula="of:=[.C80]*[.$H$2]" office:value-type="float" office:value="347840.435539379" calcext:value-type="float">
            <text:p>347840.435539379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64354.2849341848" calcext:value-type="float">
            <text:p>64354.284934184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32722.7632991848" calcext:value-type="float">
            <text:p>32722.7632991848</text:p>
          </table:table-cell>
          <table:table-cell office:value-type="float" office:value="299890.003258084" calcext:value-type="float">
            <text:p>299890.003258084</text:p>
          </table:table-cell>
          <table:table-cell table:formula="of:=[.C81]*[.$H$2]" office:value-type="float" office:value="359868.003909701" calcext:value-type="float">
            <text:p>359868.003909701</text:p>
          </table:table-cell>
          <table:table-cell office:value-type="date" office:date-value="2020-09-15" calcext:value-type="date">
            <text:p>15/09/20</text:p>
          </table:table-cell>
          <table:table-cell office:value-type="float" office:value="71725.1600268553" calcext:value-type="float">
            <text:p>71725.1600268553</text:p>
          </table:table-cell>
          <table:table-cell table:number-columns-repeated="2"/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 office:value-type="float" office:value="34167.8442767536" calcext:value-type="float">
            <text:p>34167.8442767536</text:p>
          </table:table-cell>
          <table:table-cell office:value-type="float" office:value="310594.121313593" calcext:value-type="float">
            <text:p>310594.121313593</text:p>
          </table:table-cell>
          <table:table-cell table:formula="of:=[.C82]*[.$H$2]" office:value-type="float" office:value="372712.945576312" calcext:value-type="float">
            <text:p>372712.945576312</text:p>
          </table:table-cell>
          <table:table-cell office:value-type="date" office:date-value="2020-09-16" calcext:value-type="date">
            <text:p>16/09/20</text:p>
          </table:table-cell>
          <table:table-cell office:value-type="float" office:value="79789.7071978653" calcext:value-type="float">
            <text:p>79789.707197865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36216.7688017851" calcext:value-type="float">
            <text:p>36216.7688017851</text:p>
          </table:table-cell>
          <table:table-cell office:value-type="float" office:value="322532.361569924" calcext:value-type="float">
            <text:p>322532.361569924</text:p>
          </table:table-cell>
          <table:table-cell table:formula="of:=[.C83]*[.$H$2]" office:value-type="float" office:value="387038.833883909" calcext:value-type="float">
            <text:p>387038.833883909</text:p>
          </table:table-cell>
          <table:table-cell office:value-type="date" office:date-value="2020-09-17" calcext:value-type="date">
            <text:p>17/09/20</text:p>
          </table:table-cell>
          <table:table-cell office:value-type="float" office:value="88619.6690695146" calcext:value-type="float">
            <text:p>88619.669069514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37338.3343288624" calcext:value-type="float">
            <text:p>37338.3343288624</text:p>
          </table:table-cell>
          <table:table-cell office:value-type="float" office:value="334724.598130778" calcext:value-type="float">
            <text:p>334724.598130778</text:p>
          </table:table-cell>
          <table:table-cell table:formula="of:=[.C84]*[.$H$2]" office:value-type="float" office:value="401669.517756934" calcext:value-type="float">
            <text:p>401669.517756934</text:p>
          </table:table-cell>
          <table:table-cell office:value-type="date" office:date-value="2020-09-18" calcext:value-type="date">
            <text:p>18/09/20</text:p>
          </table:table-cell>
          <table:table-cell office:value-type="float" office:value="98380.2160896962" calcext:value-type="float">
            <text:p>98380.2160896962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39069.7444906791" calcext:value-type="float">
            <text:p>39069.7444906791</text:p>
          </table:table-cell>
          <table:table-cell office:value-type="float" office:value="347729.448296531" calcext:value-type="float">
            <text:p>347729.448296531</text:p>
          </table:table-cell>
          <table:table-cell table:formula="of:=[.C85]*[.$H$2]" office:value-type="float" office:value="417275.337955837" calcext:value-type="float">
            <text:p>417275.337955837</text:p>
          </table:table-cell>
          <table:table-cell office:value-type="date" office:date-value="2020-09-19" calcext:value-type="date">
            <text:p>19/09/20</text:p>
          </table:table-cell>
          <table:table-cell office:value-type="float" office:value="109167.327125779" calcext:value-type="float">
            <text:p>109167.327125779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39760.3067597125" calcext:value-type="float">
            <text:p>39760.3067597125</text:p>
          </table:table-cell>
          <table:table-cell office:value-type="float" office:value="360450.416228981" calcext:value-type="float">
            <text:p>360450.416228981</text:p>
          </table:table-cell>
          <table:table-cell table:formula="of:=[.C86]*[.$H$2]" office:value-type="float" office:value="432540.499474777" calcext:value-type="float">
            <text:p>432540.499474777</text:p>
          </table:table-cell>
          <table:table-cell office:value-type="date" office:date-value="2020-09-20" calcext:value-type="date">
            <text:p>20/09/20</text:p>
          </table:table-cell>
          <table:table-cell office:value-type="float" office:value="121099.954571124" calcext:value-type="float">
            <text:p>121099.954571124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41002.2670236491" calcext:value-type="float">
            <text:p>41002.2670236491</text:p>
          </table:table-cell>
          <table:table-cell office:value-type="float" office:value="373410.161077018" calcext:value-type="float">
            <text:p>373410.161077018</text:p>
          </table:table-cell>
          <table:table-cell table:formula="of:=[.C87]*[.$H$2]" office:value-type="float" office:value="448092.193292422" calcext:value-type="float">
            <text:p>448092.193292422</text:p>
          </table:table-cell>
          <table:table-cell office:value-type="date" office:date-value="2020-09-21" calcext:value-type="date">
            <text:p>21/09/20</text:p>
          </table:table-cell>
          <table:table-cell office:value-type="float" office:value="134388.039119908" calcext:value-type="float">
            <text:p>134388.039119908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41710.0836182107" calcext:value-type="float">
            <text:p>41710.0836182107</text:p>
          </table:table-cell>
          <table:table-cell office:value-type="float" office:value="386068.444428621" calcext:value-type="float">
            <text:p>386068.444428621</text:p>
          </table:table-cell>
          <table:table-cell table:formula="of:=[.C88]*[.$H$2]" office:value-type="float" office:value="463282.133314345" calcext:value-type="float">
            <text:p>463282.133314345</text:p>
          </table:table-cell>
          <table:table-cell office:value-type="date" office:date-value="2020-09-22" calcext:value-type="date">
            <text:p>22/09/20</text:p>
          </table:table-cell>
          <table:table-cell office:value-type="float" office:value="148325.932469397" calcext:value-type="float">
            <text:p>148325.932469397</text:p>
          </table:table-cell>
          <table:table-cell table:number-columns-repeated="2"/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 office:value-type="float" office:value="40896.1275762317" calcext:value-type="float">
            <text:p>40896.1275762317</text:p>
          </table:table-cell>
          <table:table-cell office:value-type="float" office:value="396860.223551346" calcext:value-type="float">
            <text:p>396860.223551346</text:p>
          </table:table-cell>
          <table:table-cell table:formula="of:=[.C89]*[.$H$2]" office:value-type="float" office:value="476232.268261615" calcext:value-type="float">
            <text:p>476232.268261615</text:p>
          </table:table-cell>
          <table:table-cell office:value-type="date" office:date-value="2020-09-23" calcext:value-type="date">
            <text:p>23/09/20</text:p>
          </table:table-cell>
          <table:table-cell office:value-type="float" office:value="161580.661347732" calcext:value-type="float">
            <text:p>161580.6613477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40692.9575773818" calcext:value-type="float">
            <text:p>40692.9575773818</text:p>
          </table:table-cell>
          <table:table-cell office:value-type="float" office:value="406402.107346" calcext:value-type="float">
            <text:p>406402.107346</text:p>
          </table:table-cell>
          <table:table-cell table:formula="of:=[.C90]*[.$H$2]" office:value-type="float" office:value="487682.5288152" calcext:value-type="float">
            <text:p>487682.5288152</text:p>
          </table:table-cell>
          <table:table-cell office:value-type="date" office:date-value="2020-09-24" calcext:value-type="date">
            <text:p>24/09/20</text:p>
          </table:table-cell>
          <table:table-cell office:value-type="float" office:value="174787.015567369" calcext:value-type="float">
            <text:p>174787.015567369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41185.9083913787" calcext:value-type="float">
            <text:p>41185.9083913787</text:p>
          </table:table-cell>
          <table:table-cell office:value-type="float" office:value="415442.130119774" calcext:value-type="float">
            <text:p>415442.130119774</text:p>
          </table:table-cell>
          <table:table-cell table:formula="of:=[.C91]*[.$H$2]" office:value-type="float" office:value="498530.556143729" calcext:value-type="float">
            <text:p>498530.556143729</text:p>
          </table:table-cell>
          <table:table-cell office:value-type="date" office:date-value="2020-09-25" calcext:value-type="date">
            <text:p>25/09/20</text:p>
          </table:table-cell>
          <table:table-cell office:value-type="float" office:value="187814.019859872" calcext:value-type="float">
            <text:p>187814.01985987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41305.0612879759" calcext:value-type="float">
            <text:p>41305.0612879759</text:p>
          </table:table-cell>
          <table:table-cell office:value-type="float" office:value="423627.914763702" calcext:value-type="float">
            <text:p>423627.914763702</text:p>
          </table:table-cell>
          <table:table-cell table:formula="of:=[.C92]*[.$H$2]" office:value-type="float" office:value="508353.497716442" calcext:value-type="float">
            <text:p>508353.497716442</text:p>
          </table:table-cell>
          <table:table-cell office:value-type="date" office:date-value="2020-09-26" calcext:value-type="date">
            <text:p>26/09/20</text:p>
          </table:table-cell>
          <table:table-cell office:value-type="float" office:value="199677.935227167" calcext:value-type="float">
            <text:p>199677.93522716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40796.8918468928" calcext:value-type="float">
            <text:p>40796.8918468928</text:p>
          </table:table-cell>
          <table:table-cell office:value-type="float" office:value="430412.037423342" calcext:value-type="float">
            <text:p>430412.037423342</text:p>
          </table:table-cell>
          <table:table-cell table:formula="of:=[.C93]*[.$H$2]" office:value-type="float" office:value="516494.44490801" calcext:value-type="float">
            <text:p>516494.44490801</text:p>
          </table:table-cell>
          <table:table-cell office:value-type="date" office:date-value="2020-09-27" calcext:value-type="date">
            <text:p>27/09/20</text:p>
          </table:table-cell>
          <table:table-cell office:value-type="float" office:value="211470.95918496" calcext:value-type="float">
            <text:p>211470.95918496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40622.2852269314" calcext:value-type="float">
            <text:p>40622.2852269314</text:p>
          </table:table-cell>
          <table:table-cell office:value-type="float" office:value="436187.768116742" calcext:value-type="float">
            <text:p>436187.768116742</text:p>
          </table:table-cell>
          <table:table-cell table:formula="of:=[.C94]*[.$H$2]" office:value-type="float" office:value="523425.32174009" calcext:value-type="float">
            <text:p>523425.32174009</text:p>
          </table:table-cell>
          <table:table-cell office:value-type="date" office:date-value="2020-09-28" calcext:value-type="date">
            <text:p>28/09/20</text:p>
          </table:table-cell>
          <table:table-cell office:value-type="float" office:value="222056.919931857" calcext:value-type="float">
            <text:p>222056.919931857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float" office:value="40485.1113999832" calcext:value-type="float">
            <text:p>40485.1113999832</text:p>
          </table:table-cell>
          <table:table-cell office:value-type="float" office:value="441065.719920417" calcext:value-type="float">
            <text:p>441065.719920417</text:p>
          </table:table-cell>
          <table:table-cell table:formula="of:=[.C95]*[.$H$2]" office:value-type="float" office:value="529278.8639045" calcext:value-type="float">
            <text:p>529278.8639045</text:p>
          </table:table-cell>
          <table:table-cell office:value-type="date" office:date-value="2020-09-29" calcext:value-type="date">
            <text:p>29/09/20</text:p>
          </table:table-cell>
          <table:table-cell office:value-type="float" office:value="231797.03082211" calcext:value-type="float">
            <text:p>231797.03082211</text:p>
          </table:table-cell>
          <table:table-cell table:number-columns-repeated="2"/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 office:value-type="float" office:value="40393.5641103829" calcext:value-type="float">
            <text:p>40393.5641103829</text:p>
          </table:table-cell>
          <table:table-cell office:value-type="float" office:value="445165.301078484" calcext:value-type="float">
            <text:p>445165.301078484</text:p>
          </table:table-cell>
          <table:table-cell table:formula="of:=[.C96]*[.$H$2]" office:value-type="float" office:value="534198.361294181" calcext:value-type="float">
            <text:p>534198.361294181</text:p>
          </table:table-cell>
          <table:table-cell office:value-type="date" office:date-value="2020-09-30" calcext:value-type="date">
            <text:p>30/09/20</text:p>
          </table:table-cell>
          <table:table-cell office:value-type="float" office:value="240787.436106925" calcext:value-type="float">
            <text:p>240787.43610692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38826.6252911542" calcext:value-type="float">
            <text:p>38826.6252911542</text:p>
          </table:table-cell>
          <table:table-cell office:value-type="float" office:value="447097.922824089" calcext:value-type="float">
            <text:p>447097.922824089</text:p>
          </table:table-cell>
          <table:table-cell table:formula="of:=[.C97]*[.$H$2]" office:value-type="float" office:value="536517.507388907" calcext:value-type="float">
            <text:p>536517.507388907</text:p>
          </table:table-cell>
          <table:table-cell office:value-type="date" office:date-value="2020-10-01" calcext:value-type="date">
            <text:p>01/10/20</text:p>
          </table:table-cell>
          <table:table-cell office:value-type="float" office:value="249611.427810521" calcext:value-type="float">
            <text:p>249611.427810521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37626.633213013" calcext:value-type="float">
            <text:p>37626.633213013</text:p>
          </table:table-cell>
          <table:table-cell office:value-type="float" office:value="447321.988596554" calcext:value-type="float">
            <text:p>447321.988596554</text:p>
          </table:table-cell>
          <table:table-cell table:formula="of:=[.C98]*[.$H$2]" office:value-type="float" office:value="536786.386315865" calcext:value-type="float">
            <text:p>536786.386315865</text:p>
          </table:table-cell>
          <table:table-cell office:value-type="date" office:date-value="2020-10-02" calcext:value-type="date">
            <text:p>02/10/20</text:p>
          </table:table-cell>
          <table:table-cell office:value-type="float" office:value="257936.480512946" calcext:value-type="float">
            <text:p>257936.48051294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36393.1640424666" calcext:value-type="float">
            <text:p>36393.1640424666</text:p>
          </table:table-cell>
          <table:table-cell office:value-type="float" office:value="445924.714258467" calcext:value-type="float">
            <text:p>445924.714258467</text:p>
          </table:table-cell>
          <table:table-cell table:formula="of:=[.C99]*[.$H$2]" office:value-type="float" office:value="535109.65711016" calcext:value-type="float">
            <text:p>535109.65711016</text:p>
          </table:table-cell>
          <table:table-cell office:value-type="date" office:date-value="2020-10-03" calcext:value-type="date">
            <text:p>03/10/20</text:p>
          </table:table-cell>
          <table:table-cell office:value-type="float" office:value="265895.427739369" calcext:value-type="float">
            <text:p>265895.427739369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35937.9053571789" calcext:value-type="float">
            <text:p>35937.9053571789</text:p>
          </table:table-cell>
          <table:table-cell office:value-type="float" office:value="443783.881453504" calcext:value-type="float">
            <text:p>443783.881453504</text:p>
          </table:table-cell>
          <table:table-cell table:formula="of:=[.C100]*[.$H$2]" office:value-type="float" office:value="532540.657744205" calcext:value-type="float">
            <text:p>532540.657744205</text:p>
          </table:table-cell>
          <table:table-cell office:value-type="date" office:date-value="2020-10-04" calcext:value-type="date">
            <text:p>04/10/20</text:p>
          </table:table-cell>
          <table:table-cell office:value-type="float" office:value="273109.582503644" calcext:value-type="float">
            <text:p>273109.582503644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35325.055277776" calcext:value-type="float">
            <text:p>35325.055277776</text:p>
          </table:table-cell>
          <table:table-cell office:value-type="float" office:value="440871.605269446" calcext:value-type="float">
            <text:p>440871.605269446</text:p>
          </table:table-cell>
          <table:table-cell table:formula="of:=[.C101]*[.$H$2]" office:value-type="float" office:value="529045.926323335" calcext:value-type="float">
            <text:p>529045.926323335</text:p>
          </table:table-cell>
          <table:table-cell office:value-type="date" office:date-value="2020-10-05" calcext:value-type="date">
            <text:p>05/10/20</text:p>
          </table:table-cell>
          <table:table-cell office:value-type="float" office:value="280465.085935862" calcext:value-type="float">
            <text:p>280465.08593586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float" office:value="35195.1224529657" calcext:value-type="float">
            <text:p>35195.1224529657</text:p>
          </table:table-cell>
          <table:table-cell office:value-type="float" office:value="437756.347392412" calcext:value-type="float">
            <text:p>437756.347392412</text:p>
          </table:table-cell>
          <table:table-cell table:formula="of:=[.C102]*[.$H$2]" office:value-type="float" office:value="525307.616870895" calcext:value-type="float">
            <text:p>525307.616870895</text:p>
          </table:table-cell>
          <table:table-cell office:value-type="date" office:date-value="2020-10-06" calcext:value-type="date">
            <text:p>06/10/20</text:p>
          </table:table-cell>
          <table:table-cell office:value-type="float" office:value="287320.693281269" calcext:value-type="float">
            <text:p>287320.693281269</text:p>
          </table:table-cell>
          <table:table-cell table:number-columns-repeated="2"/>
        </table:table-row>
        <table:table-row table:style-name="ro1">
          <table:table-cell office:value-type="date" office:date-value="2020-11-08" calcext:value-type="date">
            <text:p>08/11/20</text:p>
          </table:table-cell>
          <table:table-cell office:value-type="float" office:value="35735.9841743136" calcext:value-type="float">
            <text:p>35735.9841743136</text:p>
          </table:table-cell>
          <table:table-cell office:value-type="float" office:value="435218.724928641" calcext:value-type="float">
            <text:p>435218.724928641</text:p>
          </table:table-cell>
          <table:table-cell table:formula="of:=[.C103]*[.$H$2]" office:value-type="float" office:value="522262.469914369" calcext:value-type="float">
            <text:p>522262.469914369</text:p>
          </table:table-cell>
          <table:table-cell office:value-type="date" office:date-value="2020-10-07" calcext:value-type="date">
            <text:p>07/10/20</text:p>
          </table:table-cell>
          <table:table-cell office:value-type="float" office:value="294634.050399114" calcext:value-type="float">
            <text:p>294634.050399114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float" office:value="36264.5204172414" calcext:value-type="float">
            <text:p>36264.5204172414</text:p>
          </table:table-cell>
          <table:table-cell office:value-type="float" office:value="433303.477429781" calcext:value-type="float">
            <text:p>433303.477429781</text:p>
          </table:table-cell>
          <table:table-cell table:formula="of:=[.C104]*[.$H$2]" office:value-type="float" office:value="519964.172915737" calcext:value-type="float">
            <text:p>519964.172915737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301825.179996425" calcext:value-type="float">
            <text:p>301825.179996425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float" office:value="36686.4968907351" calcext:value-type="float">
            <text:p>36686.4968907351</text:p>
          </table:table-cell>
          <table:table-cell office:value-type="float" office:value="431922.453928527" calcext:value-type="float">
            <text:p>431922.453928527</text:p>
          </table:table-cell>
          <table:table-cell table:formula="of:=[.C105]*[.$H$2]" office:value-type="float" office:value="518306.944714232" calcext:value-type="float">
            <text:p>518306.944714232</text:p>
          </table:table-cell>
          <table:table-cell office:value-type="date" office:date-value="2020-10-09" calcext:value-type="date">
            <text:p>09/10/20</text:p>
          </table:table-cell>
          <table:table-cell office:value-type="float" office:value="309176.937641561" calcext:value-type="float">
            <text:p>309176.937641561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36359.010900484" calcext:value-type="float">
            <text:p>36359.010900484</text:p>
          </table:table-cell>
          <table:table-cell office:value-type="float" office:value="430341.071334967" calcext:value-type="float">
            <text:p>430341.071334967</text:p>
          </table:table-cell>
          <table:table-cell table:formula="of:=[.C106]*[.$H$2]" office:value-type="float" office:value="516409.28560196" calcext:value-type="float">
            <text:p>516409.28560196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317553.096162357" calcext:value-type="float">
            <text:p>317553.09616235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float" office:value="35539.7430885494" calcext:value-type="float">
            <text:p>35539.7430885494</text:p>
          </table:table-cell>
          <table:table-cell office:value-type="float" office:value="428073.140900191" calcext:value-type="float">
            <text:p>428073.140900191</text:p>
          </table:table-cell>
          <table:table-cell table:formula="of:=[.C107]*[.$H$2]" office:value-type="float" office:value="513687.769080229" calcext:value-type="float">
            <text:p>513687.769080229</text:p>
          </table:table-cell>
          <table:table-cell office:value-type="date" office:date-value="2020-10-11" calcext:value-type="date">
            <text:p>11/10/20</text:p>
          </table:table-cell>
          <table:table-cell office:value-type="float" office:value="327054.086719655" calcext:value-type="float">
            <text:p>327054.08671965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float" office:value="35590.4831440848" calcext:value-type="float">
            <text:p>35590.4831440848</text:p>
          </table:table-cell>
          <table:table-cell office:value-type="float" office:value="425993.669472537" calcext:value-type="float">
            <text:p>425993.669472537</text:p>
          </table:table-cell>
          <table:table-cell table:formula="of:=[.C108]*[.$H$2]" office:value-type="float" office:value="511192.403367044" calcext:value-type="float">
            <text:p>511192.403367044</text:p>
          </table:table-cell>
          <table:table-cell office:value-type="date" office:date-value="2020-10-12" calcext:value-type="date">
            <text:p>12/10/20</text:p>
          </table:table-cell>
          <table:table-cell office:value-type="float" office:value="337582.786844599" calcext:value-type="float">
            <text:p>337582.786844599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float" office:value="35538.7201384501" calcext:value-type="float">
            <text:p>35538.7201384501</text:p>
          </table:table-cell>
          <table:table-cell office:value-type="float" office:value="424012.161806157" calcext:value-type="float">
            <text:p>424012.161806157</text:p>
          </table:table-cell>
          <table:table-cell table:formula="of:=[.C109]*[.$H$2]" office:value-type="float" office:value="508814.594167388" calcext:value-type="float">
            <text:p>508814.594167388</text:p>
          </table:table-cell>
          <table:table-cell office:value-type="date" office:date-value="2020-10-13" calcext:value-type="date">
            <text:p>13/10/20</text:p>
          </table:table-cell>
          <table:table-cell office:value-type="float" office:value="349292.522933092" calcext:value-type="float">
            <text:p>349292.522933092</text:p>
          </table:table-cell>
          <table:table-cell table:number-columns-repeated="2"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float" office:value="35406.7112753922" calcext:value-type="float">
            <text:p>35406.7112753922</text:p>
          </table:table-cell>
          <table:table-cell office:value-type="float" office:value="422069.264449983" calcext:value-type="float">
            <text:p>422069.264449983</text:p>
          </table:table-cell>
          <table:table-cell table:formula="of:=[.C110]*[.$H$2]" office:value-type="float" office:value="506483.11733998" calcext:value-type="float">
            <text:p>506483.11733998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361906.173656747" calcext:value-type="float">
            <text:p>361906.17365674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float" office:value="35472.2219649378" calcext:value-type="float">
            <text:p>35472.2219649378</text:p>
          </table:table-cell>
          <table:table-cell office:value-type="float" office:value="420361.087865247" calcext:value-type="float">
            <text:p>420361.087865247</text:p>
          </table:table-cell>
          <table:table-cell table:formula="of:=[.C111]*[.$H$2]" office:value-type="float" office:value="504433.305438296" calcext:value-type="float">
            <text:p>504433.305438296</text:p>
          </table:table-cell>
          <table:table-cell office:value-type="date" office:date-value="2020-10-15" calcext:value-type="date">
            <text:p>15/10/20</text:p>
          </table:table-cell>
          <table:table-cell office:value-type="float" office:value="374567.380221897" calcext:value-type="float">
            <text:p>374567.380221897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float" office:value="34968.1039014726" calcext:value-type="float">
            <text:p>34968.1039014726</text:p>
          </table:table-cell>
          <table:table-cell office:value-type="float" office:value="418296.618235292" calcext:value-type="float">
            <text:p>418296.618235292</text:p>
          </table:table-cell>
          <table:table-cell table:formula="of:=[.C112]*[.$H$2]" office:value-type="float" office:value="501955.94188235" calcext:value-type="float">
            <text:p>501955.94188235</text:p>
          </table:table-cell>
          <table:table-cell office:value-type="date" office:date-value="2020-10-16" calcext:value-type="date">
            <text:p>16/10/20</text:p>
          </table:table-cell>
          <table:table-cell office:value-type="float" office:value="387278.191292651" calcext:value-type="float">
            <text:p>387278.191292651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float" office:value="34988.1509360781" calcext:value-type="float">
            <text:p>34988.1509360781</text:p>
          </table:table-cell>
          <table:table-cell office:value-type="float" office:value="416388.383281655" calcext:value-type="float">
            <text:p>416388.383281655</text:p>
          </table:table-cell>
          <table:table-cell table:formula="of:=[.C113]*[.$H$2]" office:value-type="float" office:value="499666.059937986" calcext:value-type="float">
            <text:p>499666.059937986</text:p>
          </table:table-cell>
          <table:table-cell office:value-type="date" office:date-value="2020-10-17" calcext:value-type="date">
            <text:p>17/10/20</text:p>
          </table:table-cell>
          <table:table-cell office:value-type="float" office:value="400793.359697883" calcext:value-type="float">
            <text:p>400793.359697883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float" office:value="34258.3530086267" calcext:value-type="float">
            <text:p>34258.3530086267</text:p>
          </table:table-cell>
          <table:table-cell office:value-type="float" office:value="413908.779081797" calcext:value-type="float">
            <text:p>413908.779081797</text:p>
          </table:table-cell>
          <table:table-cell table:formula="of:=[.C114]*[.$H$2]" office:value-type="float" office:value="496690.534898156" calcext:value-type="float">
            <text:p>496690.534898156</text:p>
          </table:table-cell>
          <table:table-cell office:value-type="date" office:date-value="2020-10-18" calcext:value-type="date">
            <text:p>18/10/20</text:p>
          </table:table-cell>
          <table:table-cell office:value-type="float" office:value="415770.161657436" calcext:value-type="float">
            <text:p>415770.161657436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float" office:value="32438.0633123256" calcext:value-type="float">
            <text:p>32438.0633123256</text:p>
          </table:table-cell>
          <table:table-cell office:value-type="float" office:value="409759.580177812" calcext:value-type="float">
            <text:p>409759.580177812</text:p>
          </table:table-cell>
          <table:table-cell table:formula="of:=[.C115]*[.$H$2]" office:value-type="float" office:value="491711.496213374" calcext:value-type="float">
            <text:p>491711.496213374</text:p>
          </table:table-cell>
          <table:table-cell office:value-type="date" office:date-value="2020-10-19" calcext:value-type="date">
            <text:p>19/10/20</text:p>
          </table:table-cell>
          <table:table-cell office:value-type="float" office:value="431102.024420828" calcext:value-type="float">
            <text:p>431102.024420828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float" office:value="32119.5189339383" calcext:value-type="float">
            <text:p>32119.5189339383</text:p>
          </table:table-cell>
          <table:table-cell office:value-type="float" office:value="405493.45017868" calcext:value-type="float">
            <text:p>405493.45017868</text:p>
          </table:table-cell>
          <table:table-cell table:formula="of:=[.C116]*[.$H$2]" office:value-type="float" office:value="486592.140214416" calcext:value-type="float">
            <text:p>486592.140214416</text:p>
          </table:table-cell>
          <table:table-cell office:value-type="date" office:date-value="2020-10-20" calcext:value-type="date">
            <text:p>20/10/20</text:p>
          </table:table-cell>
          <table:table-cell office:value-type="float" office:value="447275.239439172" calcext:value-type="float">
            <text:p>447275.239439172</text:p>
          </table:table-cell>
          <table:table-cell table:number-columns-repeated="2"/>
        </table:table-row>
        <table:table-row table:style-name="ro1">
          <table:table-cell office:value-type="date" office:date-value="2020-11-22" calcext:value-type="date">
            <text:p>22/11/20</text:p>
          </table:table-cell>
          <table:table-cell office:value-type="float" office:value="31072.60711083" calcext:value-type="float">
            <text:p>31072.60711083</text:p>
          </table:table-cell>
          <table:table-cell office:value-type="float" office:value="400404.778772981" calcext:value-type="float">
            <text:p>400404.778772981</text:p>
          </table:table-cell>
          <table:table-cell table:formula="of:=[.C117]*[.$H$2]" office:value-type="float" office:value="480485.734527577" calcext:value-type="float">
            <text:p>480485.734527577</text:p>
          </table:table-cell>
          <table:table-cell office:value-type="date" office:date-value="2020-10-21" calcext:value-type="date">
            <text:p>21/10/20</text:p>
          </table:table-cell>
          <table:table-cell office:value-type="float" office:value="463387.807200496" calcext:value-type="float">
            <text:p>463387.807200496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float" office:value="29332.1637363308" calcext:value-type="float">
            <text:p>29332.1637363308</text:p>
          </table:table-cell>
          <table:table-cell office:value-type="float" office:value="393854.363819123" calcext:value-type="float">
            <text:p>393854.363819123</text:p>
          </table:table-cell>
          <table:table-cell table:formula="of:=[.C118]*[.$H$2]" office:value-type="float" office:value="472625.236582948" calcext:value-type="float">
            <text:p>472625.236582948</text:p>
          </table:table-cell>
          <table:table-cell office:value-type="date" office:date-value="2020-10-22" calcext:value-type="date">
            <text:p>22/10/20</text:p>
          </table:table-cell>
          <table:table-cell office:value-type="float" office:value="479551.883940156" calcext:value-type="float">
            <text:p>479551.883940156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float" office:value="26653.124367511" calcext:value-type="float">
            <text:p>26653.124367511</text:p>
          </table:table-cell>
          <table:table-cell office:value-type="float" office:value="384991.541834196" calcext:value-type="float">
            <text:p>384991.541834196</text:p>
          </table:table-cell>
          <table:table-cell table:formula="of:=[.C119]*[.$H$2]" office:value-type="float" office:value="461989.850201035" calcext:value-type="float">
            <text:p>461989.850201035</text:p>
          </table:table-cell>
          <table:table-cell office:value-type="date" office:date-value="2020-10-23" calcext:value-type="date">
            <text:p>23/10/20</text:p>
          </table:table-cell>
          <table:table-cell office:value-type="float" office:value="495470.795365965" calcext:value-type="float">
            <text:p>495470.79536596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float" office:value="24896.4334923856" calcext:value-type="float">
            <text:p>24896.4334923856</text:p>
          </table:table-cell>
          <table:table-cell office:value-type="float" office:value="374803.646372698" calcext:value-type="float">
            <text:p>374803.646372698</text:p>
          </table:table-cell>
          <table:table-cell table:formula="of:=[.C120]*[.$H$2]" office:value-type="float" office:value="449764.375647238" calcext:value-type="float">
            <text:p>449764.375647238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509542.371750987" calcext:value-type="float">
            <text:p>509542.371750987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float" office:value="24063.7077873016" calcext:value-type="float">
            <text:p>24063.7077873016</text:p>
          </table:table-cell>
          <table:table-cell office:value-type="float" office:value="364298.212175927" calcext:value-type="float">
            <text:p>364298.212175927</text:p>
          </table:table-cell>
          <table:table-cell table:formula="of:=[.C121]*[.$H$2]" office:value-type="float" office:value="437157.854611112" calcext:value-type="float">
            <text:p>437157.854611112</text:p>
          </table:table-cell>
          <table:table-cell office:value-type="date" office:date-value="2020-10-25" calcext:value-type="date">
            <text:p>25/10/20</text:p>
          </table:table-cell>
          <table:table-cell office:value-type="float" office:value="522294.511964117" calcext:value-type="float">
            <text:p>522294.511964117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float" office:value="22478.3421651576" calcext:value-type="float">
            <text:p>22478.3421651576</text:p>
          </table:table-cell>
          <table:table-cell office:value-type="float" office:value="352827.97106924" calcext:value-type="float">
            <text:p>352827.97106924</text:p>
          </table:table-cell>
          <table:table-cell table:formula="of:=[.C122]*[.$H$2]" office:value-type="float" office:value="423393.565283088" calcext:value-type="float">
            <text:p>423393.565283088</text:p>
          </table:table-cell>
          <table:table-cell office:value-type="date" office:date-value="2020-10-26" calcext:value-type="date">
            <text:p>26/10/20</text:p>
          </table:table-cell>
          <table:table-cell office:value-type="float" office:value="534466.410206826" calcext:value-type="float">
            <text:p>534466.410206826</text:p>
          </table:table-cell>
          <table:table-cell table:number-columns-repeated="2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float" office:value="21410.2131116171" calcext:value-type="float">
            <text:p>21410.2131116171</text:p>
          </table:table-cell>
          <table:table-cell office:value-type="float" office:value="341014.54847726" calcext:value-type="float">
            <text:p>341014.54847726</text:p>
          </table:table-cell>
          <table:table-cell table:formula="of:=[.C123]*[.$H$2]" office:value-type="float" office:value="409217.458172712" calcext:value-type="float">
            <text:p>409217.458172712</text:p>
          </table:table-cell>
          <table:table-cell office:value-type="date" office:date-value="2020-10-27" calcext:value-type="date">
            <text:p>27/10/20</text:p>
          </table:table-cell>
          <table:table-cell office:value-type="float" office:value="545479.844944364" calcext:value-type="float">
            <text:p>545479.844944364</text:p>
          </table:table-cell>
          <table:table-cell table:number-columns-repeated="2"/>
        </table:table-row>
        <table:table-row table:style-name="ro1">
          <table:table-cell office:value-type="date" office:date-value="2020-11-29" calcext:value-type="date">
            <text:p>29/11/20</text:p>
          </table:table-cell>
          <table:table-cell office:value-type="float" office:value="21072.7134122325" calcext:value-type="float">
            <text:p>21072.7134122325</text:p>
          </table:table-cell>
          <table:table-cell office:value-type="float" office:value="329661.161877105" calcext:value-type="float">
            <text:p>329661.161877105</text:p>
          </table:table-cell>
          <table:table-cell table:formula="of:=[.C124]*[.$H$2]" office:value-type="float" office:value="395593.394252526" calcext:value-type="float">
            <text:p>395593.394252526</text:p>
          </table:table-cell>
          <table:table-cell office:value-type="date" office:date-value="2020-10-28" calcext:value-type="date">
            <text:p>28/10/20</text:p>
          </table:table-cell>
          <table:table-cell office:value-type="float" office:value="554878.017534261" calcext:value-type="float">
            <text:p>554878.017534261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float" office:value="20105.2034456777" calcext:value-type="float">
            <text:p>20105.2034456777</text:p>
          </table:table-cell>
          <table:table-cell office:value-type="float" office:value="318197.051778037" calcext:value-type="float">
            <text:p>318197.051778037</text:p>
          </table:table-cell>
          <table:table-cell table:formula="of:=[.C125]*[.$H$2]" office:value-type="float" office:value="381836.462133644" calcext:value-type="float">
            <text:p>381836.462133644</text:p>
          </table:table-cell>
          <table:table-cell office:value-type="date" office:date-value="2020-10-29" calcext:value-type="date">
            <text:p>29/10/20</text:p>
          </table:table-cell>
          <table:table-cell office:value-type="float" office:value="562750.804175039" calcext:value-type="float">
            <text:p>562750.804175039</text:p>
          </table:table-cell>
          <table:table-cell table:number-columns-repeated="2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float" office:value="19111.2050925883" calcext:value-type="float">
            <text:p>19111.2050925883</text:p>
          </table:table-cell>
          <table:table-cell office:value-type="float" office:value="306637.815508105" calcext:value-type="float">
            <text:p>306637.815508105</text:p>
          </table:table-cell>
          <table:table-cell table:formula="of:=[.C126]*[.$H$2]" office:value-type="float" office:value="367965.378609726" calcext:value-type="float">
            <text:p>367965.378609726</text:p>
          </table:table-cell>
          <table:table-cell office:value-type="date" office:date-value="2020-10-30" calcext:value-type="date">
            <text:p>30/10/20</text:p>
          </table:table-cell>
          <table:table-cell office:value-type="float" office:value="569292.82691166" calcext:value-type="float">
            <text:p>569292.82691166</text:p>
          </table:table-cell>
          <table:table-cell table:number-columns-repeated="2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float" office:value="18638.581479019" calcext:value-type="float">
            <text:p>18638.581479019</text:p>
          </table:table-cell>
          <table:table-cell office:value-type="float" office:value="295567.508703844" calcext:value-type="float">
            <text:p>295567.508703844</text:p>
          </table:table-cell>
          <table:table-cell table:formula="of:=[.C127]*[.$H$2]" office:value-type="float" office:value="354681.010444613" calcext:value-type="float">
            <text:p>354681.010444613</text:p>
          </table:table-cell>
          <table:table-cell office:value-type="date" office:date-value="2020-10-31" calcext:value-type="date">
            <text:p>31/10/20</text:p>
          </table:table-cell>
          <table:table-cell office:value-type="float" office:value="574812.263940816" calcext:value-type="float">
            <text:p>574812.263940816</text:p>
          </table:table-cell>
          <table:table-cell table:number-columns-repeated="2"/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float" office:value="18273.5247128828" calcext:value-type="float">
            <text:p>18273.5247128828</text:p>
          </table:table-cell>
          <table:table-cell office:value-type="float" office:value="285098.277556624" calcext:value-type="float">
            <text:p>285098.277556624</text:p>
          </table:table-cell>
          <table:table-cell table:formula="of:=[.C128]*[.$H$2]" office:value-type="float" office:value="342117.933067949" calcext:value-type="float">
            <text:p>342117.933067949</text:p>
          </table:table-cell>
          <table:table-cell office:value-type="date" office:date-value="2020-11-01" calcext:value-type="date">
            <text:p>01/11/20</text:p>
          </table:table-cell>
          <table:table-cell office:value-type="float" office:value="577873.086937495" calcext:value-type="float">
            <text:p>577873.086937495</text:p>
          </table:table-cell>
          <table:table-cell table:number-columns-repeated="2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float" office:value="18152.2329342463" calcext:value-type="float">
            <text:p>18152.2329342463</text:p>
          </table:table-cell>
          <table:table-cell office:value-type="float" office:value="275472.867906102" calcext:value-type="float">
            <text:p>275472.867906102</text:p>
          </table:table-cell>
          <table:table-cell table:formula="of:=[.C129]*[.$H$2]" office:value-type="float" office:value="330567.441487322" calcext:value-type="float">
            <text:p>330567.441487322</text:p>
          </table:table-cell>
          <table:table-cell office:value-type="date" office:date-value="2020-11-02" calcext:value-type="date">
            <text:p>02/11/20</text:p>
          </table:table-cell>
          <table:table-cell office:value-type="float" office:value="578662.482374804" calcext:value-type="float">
            <text:p>578662.482374804</text:p>
          </table:table-cell>
          <table:table-cell office:value-type="float" office:value="578662" calcext:value-type="float">
            <text:p>578662</text:p>
          </table:table-cell>
          <table:table-cell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float" office:value="18464.8382970342" calcext:value-type="float">
            <text:p>18464.8382970342</text:p>
          </table:table-cell>
          <table:table-cell office:value-type="float" office:value="267090.520300395" calcext:value-type="float">
            <text:p>267090.520300395</text:p>
          </table:table-cell>
          <table:table-cell table:formula="of:=[.C130]*[.$H$2]" office:value-type="float" office:value="320508.624360474" calcext:value-type="float">
            <text:p>320508.624360474</text:p>
          </table:table-cell>
          <table:table-cell office:value-type="date" office:date-value="2020-11-03" calcext:value-type="date">
            <text:p>03/11/20</text:p>
          </table:table-cell>
          <table:table-cell office:value-type="float" office:value="577485.427683539" calcext:value-type="float">
            <text:p>577485.427683539</text:p>
          </table:table-cell>
          <table:table-cell table:number-columns-repeated="2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office:value-type="float" office:value="18342.5666941723" calcext:value-type="float">
            <text:p>18342.5666941723</text:p>
          </table:table-cell>
          <table:table-cell office:value-type="float" office:value="259484.420947085" calcext:value-type="float">
            <text:p>259484.420947085</text:p>
          </table:table-cell>
          <table:table-cell table:formula="of:=[.C131]*[.$H$2]" office:value-type="float" office:value="311381.305136502" calcext:value-type="float">
            <text:p>311381.305136502</text:p>
          </table:table-cell>
          <table:table-cell office:value-type="date" office:date-value="2020-11-04" calcext:value-type="date">
            <text:p>04/11/20</text:p>
          </table:table-cell>
          <table:table-cell office:value-type="float" office:value="575006.233941881" calcext:value-type="float">
            <text:p>575006.233941881</text:p>
          </table:table-cell>
          <table:table-cell table:number-columns-repeated="2"/>
        </table:table-row>
        <table:table-row table:style-name="ro1">
          <table:table-cell office:value-type="date" office:date-value="2020-12-07" calcext:value-type="date">
            <text:p>07/12/20</text:p>
          </table:table-cell>
          <table:table-cell office:value-type="float" office:value="18696.6105541532" calcext:value-type="float">
            <text:p>18696.6105541532</text:p>
          </table:table-cell>
          <table:table-cell office:value-type="float" office:value="253071.389149205" calcext:value-type="float">
            <text:p>253071.389149205</text:p>
          </table:table-cell>
          <table:table-cell table:formula="of:=[.C132]*[.$H$2]" office:value-type="float" office:value="303685.666979046" calcext:value-type="float">
            <text:p>303685.666979046</text:p>
          </table:table-cell>
          <table:table-cell office:value-type="date" office:date-value="2020-11-05" calcext:value-type="date">
            <text:p>05/11/20</text:p>
          </table:table-cell>
          <table:table-cell office:value-type="float" office:value="571529.294585494" calcext:value-type="float">
            <text:p>571529.294585494</text:p>
          </table:table-cell>
          <table:table-cell table:number-columns-repeated="2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float" office:value="19260.5891711453" calcext:value-type="float">
            <text:p>19260.5891711453</text:p>
          </table:table-cell>
          <table:table-cell office:value-type="float" office:value="247987.036435923" calcext:value-type="float">
            <text:p>247987.036435923</text:p>
          </table:table-cell>
          <table:table-cell table:formula="of:=[.C133]*[.$H$2]" office:value-type="float" office:value="297584.443723108" calcext:value-type="float">
            <text:p>297584.443723108</text:p>
          </table:table-cell>
          <table:table-cell office:value-type="date" office:date-value="2020-11-06" calcext:value-type="date">
            <text:p>06/11/20</text:p>
          </table:table-cell>
          <table:table-cell office:value-type="float" office:value="567409.687511674" calcext:value-type="float">
            <text:p>567409.687511674</text:p>
          </table:table-cell>
          <table:table-cell table:number-columns-repeated="2"/>
        </table:table-row>
        <table:table-row table:style-name="ro1">
          <table:table-cell office:value-type="date" office:date-value="2020-12-09" calcext:value-type="date">
            <text:p>09/12/20</text:p>
          </table:table-cell>
          <table:table-cell office:value-type="float" office:value="19876.2167269985" calcext:value-type="float">
            <text:p>19876.2167269985</text:p>
          </table:table-cell>
          <table:table-cell office:value-type="float" office:value="244211.821087799" calcext:value-type="float">
            <text:p>244211.821087799</text:p>
          </table:table-cell>
          <table:table-cell table:formula="of:=[.C134]*[.$H$2]" office:value-type="float" office:value="293054.185305359" calcext:value-type="float">
            <text:p>293054.185305359</text:p>
          </table:table-cell>
          <table:table-cell office:value-type="date" office:date-value="2020-11-07" calcext:value-type="date">
            <text:p>07/11/20</text:p>
          </table:table-cell>
          <table:table-cell office:value-type="float" office:value="563474.760506844" calcext:value-type="float">
            <text:p>563474.760506844</text:p>
          </table:table-cell>
          <table:table-cell table:number-columns-repeated="2"/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office:value-type="float" office:value="20097.5974035541" calcext:value-type="float">
            <text:p>20097.5974035541</text:p>
          </table:table-cell>
          <table:table-cell office:value-type="float" office:value="241270.387875515" calcext:value-type="float">
            <text:p>241270.387875515</text:p>
          </table:table-cell>
          <table:table-cell table:formula="of:=[.C135]*[.$H$2]" office:value-type="float" office:value="289524.465450618" calcext:value-type="float">
            <text:p>289524.465450618</text:p>
          </table:table-cell>
          <table:table-cell office:value-type="date" office:date-value="2020-11-08" calcext:value-type="date">
            <text:p>08/11/20</text:p>
          </table:table-cell>
          <table:table-cell office:value-type="float" office:value="559870.11190868" calcext:value-type="float">
            <text:p>559870.11190868</text:p>
          </table:table-cell>
          <table:table-cell table:number-columns-repeated="2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float" office:value="21625.5343367535" calcext:value-type="float">
            <text:p>21625.5343367535</text:p>
          </table:table-cell>
          <table:table-cell office:value-type="float" office:value="240397.706269831" calcext:value-type="float">
            <text:p>240397.706269831</text:p>
          </table:table-cell>
          <table:table-cell table:formula="of:=[.C136]*[.$H$2]" office:value-type="float" office:value="288477.247523797" calcext:value-type="float">
            <text:p>288477.247523797</text:p>
          </table:table-cell>
          <table:table-cell office:value-type="date" office:date-value="2020-11-09" calcext:value-type="date">
            <text:p>09/11/20</text:p>
          </table:table-cell>
          <table:table-cell office:value-type="float" office:value="556845.470977428" calcext:value-type="float">
            <text:p>556845.470977428</text:p>
          </table:table-cell>
          <table:table-cell table:number-columns-repeated="2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23211.8843614927" calcext:value-type="float">
            <text:p>23211.8843614927</text:p>
          </table:table-cell>
          <table:table-cell office:value-type="float" office:value="241559.883338456" calcext:value-type="float">
            <text:p>241559.883338456</text:p>
          </table:table-cell>
          <table:table-cell table:formula="of:=[.C137]*[.$H$2]" office:value-type="float" office:value="289871.860006147" calcext:value-type="float">
            <text:p>289871.860006147</text:p>
          </table:table-cell>
          <table:table-cell office:value-type="date" office:date-value="2020-11-10" calcext:value-type="date">
            <text:p>10/11/20</text:p>
          </table:table-cell>
          <table:table-cell office:value-type="float" office:value="553712.574504667" calcext:value-type="float">
            <text:p>553712.574504667</text:p>
          </table:table-cell>
          <table:table-cell table:number-columns-repeated="2"/>
        </table:table-row>
        <table:table-row table:style-name="ro1">
          <table:table-cell office:value-type="date" office:date-value="2020-12-13" calcext:value-type="date">
            <text:p>13/12/20</text:p>
          </table:table-cell>
          <table:table-cell office:value-type="float" office:value="24872.2182781333" calcext:value-type="float">
            <text:p>24872.2182781333</text:p>
          </table:table-cell>
          <table:table-cell office:value-type="float" office:value="244691.798805864" calcext:value-type="float">
            <text:p>244691.798805864</text:p>
          </table:table-cell>
          <table:table-cell table:formula="of:=[.C138]*[.$H$2]" office:value-type="float" office:value="293630.158567037" calcext:value-type="float">
            <text:p>293630.158567037</text:p>
          </table:table-cell>
          <table:table-cell office:value-type="date" office:date-value="2020-11-11" calcext:value-type="date">
            <text:p>11/11/20</text:p>
          </table:table-cell>
          <table:table-cell office:value-type="float" office:value="550016.317338828" calcext:value-type="float">
            <text:p>550016.317338828</text:p>
          </table:table-cell>
          <table:table-cell table:number-columns-repeated="2"/>
        </table:table-row>
        <table:table-row table:style-name="ro1">
          <table:table-cell office:value-type="date" office:date-value="2020-12-14" calcext:value-type="date">
            <text:p>14/12/20</text:p>
          </table:table-cell>
          <table:table-cell office:value-type="float" office:value="26019.374946048" calcext:value-type="float">
            <text:p>26019.374946048</text:p>
          </table:table-cell>
          <table:table-cell office:value-type="float" office:value="249150.590324809" calcext:value-type="float">
            <text:p>249150.590324809</text:p>
          </table:table-cell>
          <table:table-cell table:formula="of:=[.C139]*[.$H$2]" office:value-type="float" office:value="298980.708389771" calcext:value-type="float">
            <text:p>298980.708389771</text:p>
          </table:table-cell>
          <table:table-cell office:value-type="date" office:date-value="2020-11-12" calcext:value-type="date">
            <text:p>12/11/20</text:p>
          </table:table-cell>
          <table:table-cell office:value-type="float" office:value="546640.551423983" calcext:value-type="float">
            <text:p>546640.551423983</text:p>
          </table:table-cell>
          <table:table-cell table:number-columns-repeated="2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float" office:value="28374.4524440519" calcext:value-type="float">
            <text:p>28374.4524440519</text:p>
          </table:table-cell>
          <table:table-cell office:value-type="float" office:value="256009.771572111" calcext:value-type="float">
            <text:p>256009.771572111</text:p>
          </table:table-cell>
          <table:table-cell table:formula="of:=[.C140]*[.$H$2]" office:value-type="float" office:value="307211.725886533" calcext:value-type="float">
            <text:p>307211.725886533</text:p>
          </table:table-cell>
          <table:table-cell office:value-type="date" office:date-value="2020-11-13" calcext:value-type="date">
            <text:p>13/11/20</text:p>
          </table:table-cell>
          <table:table-cell office:value-type="float" office:value="543379.195408714" calcext:value-type="float">
            <text:p>543379.195408714</text:p>
          </table:table-cell>
          <table:table-cell table:number-columns-repeated="2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float" office:value="31309.4396053672" calcext:value-type="float">
            <text:p>31309.4396053672</text:p>
          </table:table-cell>
          <table:table-cell office:value-type="float" office:value="265698.646903752" calcext:value-type="float">
            <text:p>265698.646903752</text:p>
          </table:table-cell>
          <table:table-cell table:formula="of:=[.C141]*[.$H$2]" office:value-type="float" office:value="318838.376284502" calcext:value-type="float">
            <text:p>318838.376284502</text:p>
          </table:table-cell>
          <table:table-cell office:value-type="date" office:date-value="2020-11-14" calcext:value-type="date">
            <text:p>14/11/20</text:p>
          </table:table-cell>
          <table:table-cell office:value-type="float" office:value="540333.723094227" calcext:value-type="float">
            <text:p>540333.723094227</text:p>
          </table:table-cell>
          <table:table-cell table:number-columns-repeated="2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float" office:value="34117.8600476931" calcext:value-type="float">
            <text:p>34117.8600476931</text:p>
          </table:table-cell>
          <table:table-cell office:value-type="float" office:value="277938.091122535" calcext:value-type="float">
            <text:p>277938.091122535</text:p>
          </table:table-cell>
          <table:table-cell table:formula="of:=[.C142]*[.$H$2]" office:value-type="float" office:value="333525.709347042" calcext:value-type="float">
            <text:p>333525.709347042</text:p>
          </table:table-cell>
          <table:table-cell office:value-type="date" office:date-value="2020-11-15" calcext:value-type="date">
            <text:p>15/11/20</text:p>
          </table:table-cell>
          <table:table-cell office:value-type="float" office:value="537675.135673291" calcext:value-type="float">
            <text:p>537675.135673291</text:p>
          </table:table-cell>
          <table:table-cell table:number-columns-repeated="2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float" office:value="35876.7134819073" calcext:value-type="float">
            <text:p>35876.7134819073</text:p>
          </table:table-cell>
          <table:table-cell office:value-type="float" office:value="291484.843246914" calcext:value-type="float">
            <text:p>291484.843246914</text:p>
          </table:table-cell>
          <table:table-cell table:formula="of:=[.C143]*[.$H$2]" office:value-type="float" office:value="349781.811896297" calcext:value-type="float">
            <text:p>349781.811896297</text:p>
          </table:table-cell>
          <table:table-cell office:value-type="date" office:date-value="2020-11-16" calcext:value-type="date">
            <text:p>16/11/20</text:p>
          </table:table-cell>
          <table:table-cell office:value-type="float" office:value="534667.645160837" calcext:value-type="float">
            <text:p>534667.645160837</text:p>
          </table:table-cell>
          <table:table-cell table:number-columns-repeated="2"/>
        </table:table-row>
        <table:table-row table:style-name="ro1">
          <table:table-cell office:value-type="date" office:date-value="2020-12-19" calcext:value-type="date">
            <text:p>19/12/20</text:p>
          </table:table-cell>
          <table:table-cell office:value-type="float" office:value="38445.9848802779" calcext:value-type="float">
            <text:p>38445.9848802779</text:p>
          </table:table-cell>
          <table:table-cell office:value-type="float" office:value="306986.767644725" calcext:value-type="float">
            <text:p>306986.767644725</text:p>
          </table:table-cell>
          <table:table-cell table:formula="of:=[.C144]*[.$H$2]" office:value-type="float" office:value="368384.12117367" calcext:value-type="float">
            <text:p>368384.12117367</text:p>
          </table:table-cell>
          <table:table-cell office:value-type="date" office:date-value="2020-11-17" calcext:value-type="date">
            <text:p>17/11/20</text:p>
          </table:table-cell>
          <table:table-cell office:value-type="float" office:value="531788.905470908" calcext:value-type="float">
            <text:p>531788.905470908</text:p>
          </table:table-cell>
          <table:table-cell table:number-columns-repeated="2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office:value-type="float" office:value="40707.4860534624" calcext:value-type="float">
            <text:p>40707.4860534624</text:p>
          </table:table-cell>
          <table:table-cell office:value-type="float" office:value="323982.507134886" calcext:value-type="float">
            <text:p>323982.507134886</text:p>
          </table:table-cell>
          <table:table-cell table:formula="of:=[.C145]*[.$H$2]" office:value-type="float" office:value="388779.008561863" calcext:value-type="float">
            <text:p>388779.008561863</text:p>
          </table:table-cell>
          <table:table-cell office:value-type="date" office:date-value="2020-11-18" calcext:value-type="date">
            <text:p>18/11/20</text:p>
          </table:table-cell>
          <table:table-cell office:value-type="float" office:value="528487.599930763" calcext:value-type="float">
            <text:p>528487.599930763</text:p>
          </table:table-cell>
          <table:table-cell table:number-columns-repeated="2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float" office:value="42969.3457818701" calcext:value-type="float">
            <text:p>42969.3457818701</text:p>
          </table:table-cell>
          <table:table-cell office:value-type="float" office:value="342268.86867044" calcext:value-type="float">
            <text:p>342268.86867044</text:p>
          </table:table-cell>
          <table:table-cell table:formula="of:=[.C146]*[.$H$2]" office:value-type="float" office:value="410722.642404528" calcext:value-type="float">
            <text:p>410722.642404528</text:p>
          </table:table-cell>
          <table:table-cell office:value-type="date" office:date-value="2020-11-19" calcext:value-type="date">
            <text:p>19/11/20</text:p>
          </table:table-cell>
          <table:table-cell office:value-type="float" office:value="523315.270898958" calcext:value-type="float">
            <text:p>523315.270898958</text:p>
          </table:table-cell>
          <table:table-cell table:number-columns-repeated="2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float" office:value="45037.967123171" calcext:value-type="float">
            <text:p>45037.967123171</text:p>
          </table:table-cell>
          <table:table-cell office:value-type="float" office:value="361513.231995062" calcext:value-type="float">
            <text:p>361513.231995062</text:p>
          </table:table-cell>
          <table:table-cell table:formula="of:=[.C147]*[.$H$2]" office:value-type="float" office:value="433815.878394074" calcext:value-type="float">
            <text:p>433815.878394074</text:p>
          </table:table-cell>
          <table:table-cell office:value-type="date" office:date-value="2020-11-20" calcext:value-type="date">
            <text:p>20/11/20</text:p>
          </table:table-cell>
          <table:table-cell office:value-type="float" office:value="518055.456783814" calcext:value-type="float">
            <text:p>518055.456783814</text:p>
          </table:table-cell>
          <table:table-cell table:number-columns-repeated="2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float" office:value="46713.4554233243" calcext:value-type="float">
            <text:p>46713.4554233243</text:p>
          </table:table-cell>
          <table:table-cell office:value-type="float" office:value="381194.945976971" calcext:value-type="float">
            <text:p>381194.945976971</text:p>
          </table:table-cell>
          <table:table-cell table:formula="of:=[.C148]*[.$H$2]" office:value-type="float" office:value="457433.935172365" calcext:value-type="float">
            <text:p>457433.935172365</text:p>
          </table:table-cell>
          <table:table-cell office:value-type="date" office:date-value="2020-11-21" calcext:value-type="date">
            <text:p>21/11/20</text:p>
          </table:table-cell>
          <table:table-cell office:value-type="float" office:value="511818.664317517" calcext:value-type="float">
            <text:p>511818.664317517</text:p>
          </table:table-cell>
          <table:table-cell table:number-columns-repeated="2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float" office:value="48302.8225246337" calcext:value-type="float">
            <text:p>48302.8225246337</text:p>
          </table:table-cell>
          <table:table-cell office:value-type="float" office:value="401124.588441882" calcext:value-type="float">
            <text:p>401124.588441882</text:p>
          </table:table-cell>
          <table:table-cell table:formula="of:=[.C149]*[.$H$2]" office:value-type="float" office:value="481349.506130258" calcext:value-type="float">
            <text:p>481349.506130258</text:p>
          </table:table-cell>
          <table:table-cell office:value-type="date" office:date-value="2020-11-22" calcext:value-type="date">
            <text:p>22/11/20</text:p>
          </table:table-cell>
          <table:table-cell office:value-type="float" office:value="504000.14758285" calcext:value-type="float">
            <text:p>504000.14758285</text:p>
          </table:table-cell>
          <table:table-cell table:number-columns-repeated="2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float" office:value="48647.5385964389" calcext:value-type="float">
            <text:p>48647.5385964389</text:p>
          </table:table-cell>
          <table:table-cell office:value-type="float" office:value="419936.128638367" calcext:value-type="float">
            <text:p>419936.128638367</text:p>
          </table:table-cell>
          <table:table-cell table:formula="of:=[.C150]*[.$H$2]" office:value-type="float" office:value="503923.35436604" calcext:value-type="float">
            <text:p>503923.35436604</text:p>
          </table:table-cell>
          <table:table-cell office:value-type="date" office:date-value="2020-11-23" calcext:value-type="date">
            <text:p>23/11/20</text:p>
          </table:table-cell>
          <table:table-cell office:value-type="float" office:value="493688.175303953" calcext:value-type="float">
            <text:p>493688.175303953</text:p>
          </table:table-cell>
          <table:table-cell table:number-columns-repeated="2"/>
        </table:table-row>
        <table:table-row table:style-name="ro1">
          <table:table-cell office:value-type="date" office:date-value="2020-12-26" calcext:value-type="date">
            <text:p>26/12/20</text:p>
          </table:table-cell>
          <table:table-cell office:value-type="float" office:value="51467.1377133209" calcext:value-type="float">
            <text:p>51467.1377133209</text:p>
          </table:table-cell>
          <table:table-cell office:value-type="float" office:value="440023.61231178" calcext:value-type="float">
            <text:p>440023.61231178</text:p>
          </table:table-cell>
          <table:table-cell table:formula="of:=[.C151]*[.$H$2]" office:value-type="float" office:value="528028.334774136" calcext:value-type="float">
            <text:p>528028.334774136</text:p>
          </table:table-cell>
          <table:table-cell office:value-type="date" office:date-value="2020-11-24" calcext:value-type="date">
            <text:p>24/11/20</text:p>
          </table:table-cell>
          <table:table-cell office:value-type="float" office:value="481811.794395979" calcext:value-type="float">
            <text:p>481811.794395979</text:p>
          </table:table-cell>
          <table:table-cell table:number-columns-repeated="2"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 office:value-type="float" office:value="54174.491312586" calcext:value-type="float">
            <text:p>54174.491312586</text:p>
          </table:table-cell>
          <table:table-cell office:value-type="float" office:value="461243.712893762" calcext:value-type="float">
            <text:p>461243.712893762</text:p>
          </table:table-cell>
          <table:table-cell table:formula="of:=[.C152]*[.$H$2]" office:value-type="float" office:value="553492.455472514" calcext:value-type="float">
            <text:p>553492.455472514</text:p>
          </table:table-cell>
          <table:table-cell office:value-type="date" office:date-value="2020-11-25" calcext:value-type="date">
            <text:p>25/11/20</text:p>
          </table:table-cell>
          <table:table-cell office:value-type="float" office:value="469110.745721333" calcext:value-type="float">
            <text:p>469110.745721333</text:p>
          </table:table-cell>
          <table:table-cell table:number-columns-repeated="2"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float" office:value="56371.9208742643" calcext:value-type="float">
            <text:p>56371.9208742643</text:p>
          </table:table-cell>
          <table:table-cell office:value-type="float" office:value="483021.21503799" calcext:value-type="float">
            <text:p>483021.21503799</text:p>
          </table:table-cell>
          <table:table-cell table:formula="of:=[.C153]*[.$H$2]" office:value-type="float" office:value="579625.458045588" calcext:value-type="float">
            <text:p>579625.458045588</text:p>
          </table:table-cell>
          <table:table-cell office:value-type="date" office:date-value="2020-11-26" calcext:value-type="date">
            <text:p>26/11/20</text:p>
          </table:table-cell>
          <table:table-cell office:value-type="float" office:value="455170.93323727" calcext:value-type="float">
            <text:p>455170.93323727</text:p>
          </table:table-cell>
          <table:table-cell table:number-columns-repeated="2"/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float" office:value="59677.0849802244" calcext:value-type="float">
            <text:p>59677.0849802244</text:p>
          </table:table-cell>
          <table:table-cell office:value-type="float" office:value="506394.349996481" calcext:value-type="float">
            <text:p>506394.349996481</text:p>
          </table:table-cell>
          <table:table-cell table:formula="of:=[.C154]*[.$H$2]" office:value-type="float" office:value="607673.219995777" calcext:value-type="float">
            <text:p>607673.219995777</text:p>
          </table:table-cell>
          <table:table-cell office:value-type="date" office:date-value="2020-11-27" calcext:value-type="date">
            <text:p>27/11/20</text:p>
          </table:table-cell>
          <table:table-cell office:value-type="float" office:value="440538.455706561" calcext:value-type="float">
            <text:p>440538.455706561</text:p>
          </table:table-cell>
          <table:table-cell table:number-columns-repeated="2"/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float" office:value="61464.8679976586" calcext:value-type="float">
            <text:p>61464.8679976586</text:p>
          </table:table-cell>
          <table:table-cell office:value-type="float" office:value="529796.022775644" calcext:value-type="float">
            <text:p>529796.022775644</text:p>
          </table:table-cell>
          <table:table-cell table:formula="of:=[.C155]*[.$H$2]" office:value-type="float" office:value="635755.227330773" calcext:value-type="float">
            <text:p>635755.227330773</text:p>
          </table:table-cell>
          <table:table-cell office:value-type="date" office:date-value="2020-11-28" calcext:value-type="date">
            <text:p>28/11/20</text:p>
          </table:table-cell>
          <table:table-cell office:value-type="float" office:value="426013.068952298" calcext:value-type="float">
            <text:p>426013.068952298</text:p>
          </table:table-cell>
          <table:table-cell table:number-columns-repeated="2"/>
        </table:table-row>
        <table:table-row table:style-name="ro1">
          <table:table-cell office:value-type="date" office:date-value="2020-12-31" calcext:value-type="date">
            <text:p>31/12/20</text:p>
          </table:table-cell>
          <table:table-cell office:value-type="float" office:value="62824.790173569" calcext:value-type="float">
            <text:p>62824.790173569</text:p>
          </table:table-cell>
          <table:table-cell office:value-type="float" office:value="552735.59610865" calcext:value-type="float">
            <text:p>552735.59610865</text:p>
          </table:table-cell>
          <table:table-cell table:formula="of:=[.C156]*[.$H$2]" office:value-type="float" office:value="663282.71533038" calcext:value-type="float">
            <text:p>663282.71533038</text:p>
          </table:table-cell>
          <table:table-cell office:value-type="date" office:date-value="2020-11-29" calcext:value-type="date">
            <text:p>29/11/20</text:p>
          </table:table-cell>
          <table:table-cell office:value-type="float" office:value="410904.323596604" calcext:value-type="float">
            <text:p>410904.323596604</text:p>
          </table:table-cell>
          <table:table-cell table:number-columns-repeated="2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64627.1904412211" calcext:value-type="float">
            <text:p>64627.1904412211</text:p>
          </table:table-cell>
          <table:table-cell office:value-type="float" office:value="575597.959477723" calcext:value-type="float">
            <text:p>575597.959477723</text:p>
          </table:table-cell>
          <table:table-cell table:formula="of:=[.C157]*[.$H$2]" office:value-type="float" office:value="690717.551373268" calcext:value-type="float">
            <text:p>690717.551373268</text:p>
          </table:table-cell>
          <table:table-cell office:value-type="date" office:date-value="2020-11-30" calcext:value-type="date">
            <text:p>30/11/20</text:p>
          </table:table-cell>
          <table:table-cell office:value-type="float" office:value="395609.495156003" calcext:value-type="float">
            <text:p>395609.495156003</text:p>
          </table:table-cell>
          <table:table-cell table:number-columns-repeated="2"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 office:value-type="float" office:value="65234.2538790131" calcext:value-type="float">
            <text:p>65234.2538790131</text:p>
          </table:table-cell>
          <table:table-cell office:value-type="float" office:value="597156.006036927" calcext:value-type="float">
            <text:p>597156.006036927</text:p>
          </table:table-cell>
          <table:table-cell table:formula="of:=[.C158]*[.$H$2]" office:value-type="float" office:value="716587.207244312" calcext:value-type="float">
            <text:p>716587.207244312</text:p>
          </table:table-cell>
          <table:table-cell office:value-type="date" office:date-value="2020-12-01" calcext:value-type="date">
            <text:p>01/12/20</text:p>
          </table:table-cell>
          <table:table-cell office:value-type="float" office:value="380926.656159735" calcext:value-type="float">
            <text:p>380926.656159735</text:p>
          </table:table-cell>
          <table:table-cell table:number-columns-repeated="2"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 office:value-type="float" office:value="65857.5793698599" calcext:value-type="float">
            <text:p>65857.5793698599</text:p>
          </table:table-cell>
          <table:table-cell office:value-type="float" office:value="617416.75980031" calcext:value-type="float">
            <text:p>617416.75980031</text:p>
          </table:table-cell>
          <table:table-cell table:formula="of:=[.C159]*[.$H$2]" office:value-type="float" office:value="740900.111760372" calcext:value-type="float">
            <text:p>740900.111760372</text:p>
          </table:table-cell>
          <table:table-cell office:value-type="date" office:date-value="2020-12-02" calcext:value-type="date">
            <text:p>02/12/20</text:p>
          </table:table-cell>
          <table:table-cell office:value-type="float" office:value="366779.92055687" calcext:value-type="float">
            <text:p>366779.92055687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float" office:value="65109.754663359" calcext:value-type="float">
            <text:p>65109.754663359</text:p>
          </table:table-cell>
          <table:table-cell office:value-type="float" office:value="635024.607555577" calcext:value-type="float">
            <text:p>635024.607555577</text:p>
          </table:table-cell>
          <table:table-cell table:formula="of:=[.C160]*[.$H$2]" office:value-type="float" office:value="762029.529066692" calcext:value-type="float">
            <text:p>762029.529066692</text:p>
          </table:table-cell>
          <table:table-cell office:value-type="date" office:date-value="2020-12-03" calcext:value-type="date">
            <text:p>03/12/20</text:p>
          </table:table-cell>
          <table:table-cell office:value-type="float" office:value="353621.344126075" calcext:value-type="float">
            <text:p>353621.344126075</text:p>
          </table:table-cell>
          <table:table-cell table:number-columns-repeated="2"/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float" office:value="64740.4490819905" calcext:value-type="float">
            <text:p>64740.4490819905</text:p>
          </table:table-cell>
          <table:table-cell office:value-type="float" office:value="650432.698574153" calcext:value-type="float">
            <text:p>650432.698574153</text:p>
          </table:table-cell>
          <table:table-cell table:formula="of:=[.C161]*[.$H$2]" office:value-type="float" office:value="780519.238288984" calcext:value-type="float">
            <text:p>780519.238288984</text:p>
          </table:table-cell>
          <table:table-cell office:value-type="date" office:date-value="2020-12-04" calcext:value-type="date">
            <text:p>04/12/20</text:p>
          </table:table-cell>
          <table:table-cell office:value-type="float" office:value="341931.46088552" calcext:value-type="float">
            <text:p>341931.46088552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float" office:value="63502.5959276282" calcext:value-type="float">
            <text:p>63502.5959276282</text:p>
          </table:table-cell>
          <table:table-cell office:value-type="float" office:value="662862.114480125" calcext:value-type="float">
            <text:p>662862.114480125</text:p>
          </table:table-cell>
          <table:table-cell table:formula="of:=[.C162]*[.$H$2]" office:value-type="float" office:value="795434.53737615" calcext:value-type="float">
            <text:p>795434.53737615</text:p>
          </table:table-cell>
          <table:table-cell office:value-type="date" office:date-value="2020-12-05" calcext:value-type="date">
            <text:p>05/12/20</text:p>
          </table:table-cell>
          <table:table-cell office:value-type="float" office:value="331149.469618694" calcext:value-type="float">
            <text:p>331149.469618694</text:p>
          </table:table-cell>
          <table:table-cell table:number-columns-repeated="2"/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float" office:value="61399.5369994349" calcext:value-type="float">
            <text:p>61399.5369994349</text:p>
          </table:table-cell>
          <table:table-cell office:value-type="float" office:value="671580.54655141" calcext:value-type="float">
            <text:p>671580.54655141</text:p>
          </table:table-cell>
          <table:table-cell table:formula="of:=[.C163]*[.$H$2]" office:value-type="float" office:value="805896.655861692" calcext:value-type="float">
            <text:p>805896.655861692</text:p>
          </table:table-cell>
          <table:table-cell office:value-type="date" office:date-value="2020-12-06" calcext:value-type="date">
            <text:p>06/12/20</text:p>
          </table:table-cell>
          <table:table-cell office:value-type="float" office:value="321776.583475803" calcext:value-type="float">
            <text:p>321776.583475803</text:p>
          </table:table-cell>
          <table:table-cell table:number-columns-repeated="2"/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float" office:value="59836.4154674147" calcext:value-type="float">
            <text:p>59836.4154674147</text:p>
          </table:table-cell>
          <table:table-cell office:value-type="float" office:value="677305.686006337" calcext:value-type="float">
            <text:p>677305.686006337</text:p>
          </table:table-cell>
          <table:table-cell table:formula="of:=[.C164]*[.$H$2]" office:value-type="float" office:value="812766.823207605" calcext:value-type="float">
            <text:p>812766.823207605</text:p>
          </table:table-cell>
          <table:table-cell office:value-type="date" office:date-value="2020-12-07" calcext:value-type="date">
            <text:p>07/12/20</text:p>
          </table:table-cell>
          <table:table-cell office:value-type="float" office:value="313898.902928967" calcext:value-type="float">
            <text:p>313898.902928967</text:p>
          </table:table-cell>
          <table:table-cell table:number-columns-repeated="2"/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 office:value-type="float" office:value="57487.6948985144" calcext:value-type="float">
            <text:p>57487.6948985144</text:p>
          </table:table-cell>
          <table:table-cell office:value-type="float" office:value="679468.625530143" calcext:value-type="float">
            <text:p>679468.625530143</text:p>
          </table:table-cell>
          <table:table-cell table:formula="of:=[.C165]*[.$H$2]" office:value-type="float" office:value="815362.350636172" calcext:value-type="float">
            <text:p>815362.350636172</text:p>
          </table:table-cell>
          <table:table-cell office:value-type="date" office:date-value="2020-12-08" calcext:value-type="date">
            <text:p>08/12/20</text:p>
          </table:table-cell>
          <table:table-cell office:value-type="float" office:value="307656.877231655" calcext:value-type="float">
            <text:p>307656.877231655</text:p>
          </table:table-cell>
          <table:table-cell table:number-columns-repeated="2"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float" office:value="54561.8810845003" calcext:value-type="float">
            <text:p>54561.8810845003</text:p>
          </table:table-cell>
          <table:table-cell office:value-type="float" office:value="677697.016930386" calcext:value-type="float">
            <text:p>677697.016930386</text:p>
          </table:table-cell>
          <table:table-cell table:formula="of:=[.C166]*[.$H$2]" office:value-type="float" office:value="813236.420316463" calcext:value-type="float">
            <text:p>813236.420316463</text:p>
          </table:table-cell>
          <table:table-cell office:value-type="date" office:date-value="2020-12-09" calcext:value-type="date">
            <text:p>09/12/20</text:p>
          </table:table-cell>
          <table:table-cell office:value-type="float" office:value="302432.065321074" calcext:value-type="float">
            <text:p>302432.065321074</text:p>
          </table:table-cell>
          <table:table-cell table:number-columns-repeated="2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float" office:value="51515.0172668446" calcext:value-type="float">
            <text:p>51515.0172668446</text:p>
          </table:table-cell>
          <table:table-cell office:value-type="float" office:value="672130.78582044" calcext:value-type="float">
            <text:p>672130.78582044</text:p>
          </table:table-cell>
          <table:table-cell table:formula="of:=[.C167]*[.$H$2]" office:value-type="float" office:value="806556.942984528" calcext:value-type="float">
            <text:p>806556.942984528</text:p>
          </table:table-cell>
          <table:table-cell office:value-type="date" office:date-value="2020-12-10" calcext:value-type="date">
            <text:p>10/12/20</text:p>
          </table:table-cell>
          <table:table-cell office:value-type="float" office:value="299556.363542661" calcext:value-type="float">
            <text:p>299556.363542661</text:p>
          </table:table-cell>
          <table:table-cell table:number-columns-repeated="2"/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float" office:value="47775.2526179631" calcext:value-type="float">
            <text:p>47775.2526179631</text:p>
          </table:table-cell>
          <table:table-cell office:value-type="float" office:value="662357.803196471" calcext:value-type="float">
            <text:p>662357.803196471</text:p>
          </table:table-cell>
          <table:table-cell table:formula="of:=[.C168]*[.$H$2]" office:value-type="float" office:value="794829.363835765" calcext:value-type="float">
            <text:p>794829.363835765</text:p>
          </table:table-cell>
          <table:table-cell office:value-type="date" office:date-value="2020-12-11" calcext:value-type="date">
            <text:p>11/12/20</text:p>
          </table:table-cell>
          <table:table-cell office:value-type="float" office:value="299031.674046576" calcext:value-type="float">
            <text:p>299031.674046576</text:p>
          </table:table-cell>
          <table:table-cell office:value-type="float" office:value="299032" calcext:value-type="float">
            <text:p>299032</text:p>
          </table:table-cell>
          <table:table-cell/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float" office:value="44617.6574066115" calcext:value-type="float">
            <text:p>44617.6574066115</text:p>
          </table:table-cell>
          <table:table-cell office:value-type="float" office:value="649272.730388424" calcext:value-type="float">
            <text:p>649272.730388424</text:p>
          </table:table-cell>
          <table:table-cell table:formula="of:=[.C169]*[.$H$2]" office:value-type="float" office:value="779127.276466109" calcext:value-type="float">
            <text:p>779127.276466109</text:p>
          </table:table-cell>
          <table:table-cell office:value-type="date" office:date-value="2020-12-12" calcext:value-type="date">
            <text:p>12/12/20</text:p>
          </table:table-cell>
          <table:table-cell office:value-type="float" office:value="300669.364025699" calcext:value-type="float">
            <text:p>300669.364025699</text:p>
          </table:table-cell>
          <table:table-cell table:number-columns-repeated="2"/>
        </table:table-row>
        <table:table-row table:style-name="ro1">
          <table:table-cell office:value-type="date" office:date-value="2021-01-14" calcext:value-type="date">
            <text:p>14/01/21</text:p>
          </table:table-cell>
          <table:table-cell office:value-type="float" office:value="42603.3653657216" calcext:value-type="float">
            <text:p>42603.3653657216</text:p>
          </table:table-cell>
          <table:table-cell office:value-type="float" office:value="634300.251640472" calcext:value-type="float">
            <text:p>634300.251640472</text:p>
          </table:table-cell>
          <table:table-cell table:formula="of:=[.C170]*[.$H$2]" office:value-type="float" office:value="761160.301968566" calcext:value-type="float">
            <text:p>761160.301968566</text:p>
          </table:table-cell>
          <table:table-cell office:value-type="date" office:date-value="2020-12-13" calcext:value-type="date">
            <text:p>13/12/20</text:p>
          </table:table-cell>
          <table:table-cell office:value-type="float" office:value="303937.362910061" calcext:value-type="float">
            <text:p>303937.362910061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float" office:value="40250.315629909" calcext:value-type="float">
            <text:p>40250.315629909</text:p>
          </table:table-cell>
          <table:table-cell office:value-type="float" office:value="617382.63797616" calcext:value-type="float">
            <text:p>617382.63797616</text:p>
          </table:table-cell>
          <table:table-cell table:formula="of:=[.C171]*[.$H$2]" office:value-type="float" office:value="740859.165571392" calcext:value-type="float">
            <text:p>740859.165571392</text:p>
          </table:table-cell>
          <table:table-cell office:value-type="date" office:date-value="2020-12-14" calcext:value-type="date">
            <text:p>14/12/20</text:p>
          </table:table-cell>
          <table:table-cell office:value-type="float" office:value="309995.287424884" calcext:value-type="float">
            <text:p>309995.287424884</text:p>
          </table:table-cell>
          <table:table-cell table:number-columns-repeated="2"/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 office:value-type="float" office:value="37537.7360860325" calcext:value-type="float">
            <text:p>37537.7360860325</text:p>
          </table:table-cell>
          <table:table-cell office:value-type="float" office:value="598430.956153878" calcext:value-type="float">
            <text:p>598430.956153878</text:p>
          </table:table-cell>
          <table:table-cell table:formula="of:=[.C172]*[.$H$2]" office:value-type="float" office:value="718117.147384654" calcext:value-type="float">
            <text:p>718117.147384654</text:p>
          </table:table-cell>
          <table:table-cell office:value-type="date" office:date-value="2020-12-15" calcext:value-type="date">
            <text:p>15/12/20</text:p>
          </table:table-cell>
          <table:table-cell office:value-type="float" office:value="319144.894594866" calcext:value-type="float">
            <text:p>319144.894594866</text:p>
          </table:table-cell>
          <table:table-cell table:number-columns-repeated="2"/>
        </table:table-row>
        <table:table-row table:style-name="ro1">
          <table:table-cell office:value-type="date" office:date-value="2021-01-17" calcext:value-type="date">
            <text:p>17/01/21</text:p>
          </table:table-cell>
          <table:table-cell office:value-type="float" office:value="34807.3708150831" calcext:value-type="float">
            <text:p>34807.3708150831</text:p>
          </table:table-cell>
          <table:table-cell office:value-type="float" office:value="577692.267493991" calcext:value-type="float">
            <text:p>577692.267493991</text:p>
          </table:table-cell>
          <table:table-cell table:formula="of:=[.C173]*[.$H$2]" office:value-type="float" office:value="693230.720992789" calcext:value-type="float">
            <text:p>693230.720992789</text:p>
          </table:table-cell>
          <table:table-cell office:value-type="date" office:date-value="2020-12-16" calcext:value-type="date">
            <text:p>16/12/20</text:p>
          </table:table-cell>
          <table:table-cell office:value-type="float" office:value="331302.645230896" calcext:value-type="float">
            <text:p>331302.645230896</text:p>
          </table:table-cell>
          <table:table-cell table:number-columns-repeated="2"/>
        </table:table-row>
        <table:table-row table:style-name="ro1">
          <table:table-cell office:value-type="date" office:date-value="2021-01-18" calcext:value-type="date">
            <text:p>18/01/21</text:p>
          </table:table-cell>
          <table:table-cell office:value-type="float" office:value="33504.1762552535" calcext:value-type="float">
            <text:p>33504.1762552535</text:p>
          </table:table-cell>
          <table:table-cell office:value-type="float" office:value="556793.705325228" calcext:value-type="float">
            <text:p>556793.705325228</text:p>
          </table:table-cell>
          <table:table-cell table:formula="of:=[.C174]*[.$H$2]" office:value-type="float" office:value="668152.446390274" calcext:value-type="float">
            <text:p>668152.446390274</text:p>
          </table:table-cell>
          <table:table-cell office:value-type="date" office:date-value="2020-12-17" calcext:value-type="date">
            <text:p>17/12/20</text:p>
          </table:table-cell>
          <table:table-cell office:value-type="float" office:value="345076.221858389" calcext:value-type="float">
            <text:p>345076.221858389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19/01/21</text:p>
          </table:table-cell>
          <table:table-cell office:value-type="float" office:value="31829.4414290648" calcext:value-type="float">
            <text:p>31829.4414290648</text:p>
          </table:table-cell>
          <table:table-cell office:value-type="float" office:value="535552.926750337" calcext:value-type="float">
            <text:p>535552.926750337</text:p>
          </table:table-cell>
          <table:table-cell table:formula="of:=[.C175]*[.$H$2]" office:value-type="float" office:value="642663.512100404" calcext:value-type="float">
            <text:p>642663.512100404</text:p>
          </table:table-cell>
          <table:table-cell office:value-type="date" office:date-value="2020-12-18" calcext:value-type="date">
            <text:p>18/12/20</text:p>
          </table:table-cell>
          <table:table-cell office:value-type="float" office:value="361164.451963528" calcext:value-type="float">
            <text:p>361164.451963528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float" office:value="30824.309293801" calcext:value-type="float">
            <text:p>30824.309293801</text:p>
          </table:table-cell>
          <table:table-cell office:value-type="float" office:value="514782.089418448" calcext:value-type="float">
            <text:p>514782.089418448</text:p>
          </table:table-cell>
          <table:table-cell table:formula="of:=[.C176]*[.$H$2]" office:value-type="float" office:value="617738.507302138" calcext:value-type="float">
            <text:p>617738.507302138</text:p>
          </table:table-cell>
          <table:table-cell office:value-type="date" office:date-value="2020-12-19" calcext:value-type="date">
            <text:p>19/12/20</text:p>
          </table:table-cell>
          <table:table-cell office:value-type="float" office:value="379219.926061496" calcext:value-type="float">
            <text:p>379219.926061496</text:p>
          </table:table-cell>
          <table:table-cell table:number-columns-repeated="2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float" office:value="30299.2203142416" calcext:value-type="float">
            <text:p>30299.2203142416</text:p>
          </table:table-cell>
          <table:table-cell office:value-type="float" office:value="495066.374853372" calcext:value-type="float">
            <text:p>495066.374853372</text:p>
          </table:table-cell>
          <table:table-cell table:formula="of:=[.C177]*[.$H$2]" office:value-type="float" office:value="594079.649824046" calcext:value-type="float">
            <text:p>594079.649824046</text:p>
          </table:table-cell>
          <table:table-cell office:value-type="date" office:date-value="2020-12-20" calcext:value-type="date">
            <text:p>20/12/20</text:p>
          </table:table-cell>
          <table:table-cell office:value-type="float" office:value="399045.984387307" calcext:value-type="float">
            <text:p>399045.984387307</text:p>
          </table:table-cell>
          <table:table-cell table:number-columns-repeated="2"/>
        </table:table-row>
        <table:table-row table:style-name="ro1">
          <table:table-cell office:value-type="date" office:date-value="2021-01-22" calcext:value-type="date">
            <text:p>22/01/21</text:p>
          </table:table-cell>
          <table:table-cell office:value-type="float" office:value="29548.6908181113" calcext:value-type="float">
            <text:p>29548.6908181113</text:p>
          </table:table-cell>
          <table:table-cell office:value-type="float" office:value="476244.215507504" calcext:value-type="float">
            <text:p>476244.215507504</text:p>
          </table:table-cell>
          <table:table-cell table:formula="of:=[.C178]*[.$H$2]" office:value-type="float" office:value="571493.058609005" calcext:value-type="float">
            <text:p>571493.058609005</text:p>
          </table:table-cell>
          <table:table-cell office:value-type="date" office:date-value="2020-12-21" calcext:value-type="date">
            <text:p>21/12/20</text:p>
          </table:table-cell>
          <table:table-cell office:value-type="float" office:value="420091.260124862" calcext:value-type="float">
            <text:p>420091.260124862</text:p>
          </table:table-cell>
          <table:table-cell table:number-columns-repeated="2"/>
        </table:table-row>
        <table:table-row table:style-name="ro1">
          <table:table-cell office:value-type="date" office:date-value="2021-01-23" calcext:value-type="date">
            <text:p>23/01/21</text:p>
          </table:table-cell>
          <table:table-cell office:value-type="float" office:value="28600.6922837066" calcext:value-type="float">
            <text:p>28600.6922837066</text:p>
          </table:table-cell>
          <table:table-cell office:value-type="float" office:value="458136.164978265" calcext:value-type="float">
            <text:p>458136.164978265</text:p>
          </table:table-cell>
          <table:table-cell table:formula="of:=[.C179]*[.$H$2]" office:value-type="float" office:value="549763.397973918" calcext:value-type="float">
            <text:p>549763.397973918</text:p>
          </table:table-cell>
          <table:table-cell office:value-type="date" office:date-value="2020-12-22" calcext:value-type="date">
            <text:p>22/12/20</text:p>
          </table:table-cell>
          <table:table-cell office:value-type="float" office:value="441865.605010241" calcext:value-type="float">
            <text:p>441865.605010241</text:p>
          </table:table-cell>
          <table:table-cell table:number-columns-repeated="2"/>
        </table:table-row>
        <table:table-row table:style-name="ro1">
          <table:table-cell office:value-type="date" office:date-value="2021-01-24" calcext:value-type="date">
            <text:p>24/01/21</text:p>
          </table:table-cell>
          <table:table-cell office:value-type="float" office:value="27962.0983535106" calcext:value-type="float">
            <text:p>27962.0983535106</text:p>
          </table:table-cell>
          <table:table-cell office:value-type="float" office:value="441066.947096119" calcext:value-type="float">
            <text:p>441066.947096119</text:p>
          </table:table-cell>
          <table:table-cell table:formula="of:=[.C180]*[.$H$2]" office:value-type="float" office:value="529280.336515343" calcext:value-type="float">
            <text:p>529280.336515343</text:p>
          </table:table-cell>
          <table:table-cell office:value-type="date" office:date-value="2020-12-23" calcext:value-type="date">
            <text:p>23/12/20</text:p>
          </table:table-cell>
          <table:table-cell office:value-type="float" office:value="464173.188910259" calcext:value-type="float">
            <text:p>464173.188910259</text:p>
          </table:table-cell>
          <table:table-cell table:number-columns-repeated="2"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float" office:value="26911.4670272236" calcext:value-type="float">
            <text:p>26911.4670272236</text:p>
          </table:table-cell>
          <table:table-cell office:value-type="float" office:value="424535.978799588" calcext:value-type="float">
            <text:p>424535.978799588</text:p>
          </table:table-cell>
          <table:table-cell table:formula="of:=[.C181]*[.$H$2]" office:value-type="float" office:value="509443.174559506" calcext:value-type="float">
            <text:p>509443.174559506</text:p>
          </table:table-cell>
          <table:table-cell office:value-type="date" office:date-value="2020-12-24" calcext:value-type="date">
            <text:p>24/12/20</text:p>
          </table:table-cell>
          <table:table-cell office:value-type="float" office:value="485752.475067119" calcext:value-type="float">
            <text:p>485752.475067119</text:p>
          </table:table-cell>
          <table:table-cell table:number-columns-repeated="2"/>
        </table:table-row>
        <table:table-row table:style-name="ro1">
          <table:table-cell office:value-type="date" office:date-value="2021-01-26" calcext:value-type="date">
            <text:p>26/01/21</text:p>
          </table:table-cell>
          <table:table-cell office:value-type="float" office:value="25979.6194328992" calcext:value-type="float">
            <text:p>25979.6194328992</text:p>
          </table:table-cell>
          <table:table-cell office:value-type="float" office:value="408624.882205843" calcext:value-type="float">
            <text:p>408624.882205843</text:p>
          </table:table-cell>
          <table:table-cell table:formula="of:=[.C182]*[.$H$2]" office:value-type="float" office:value="490349.858647012" calcext:value-type="float">
            <text:p>490349.858647012</text:p>
          </table:table-cell>
          <table:table-cell office:value-type="date" office:date-value="2020-12-25" calcext:value-type="date">
            <text:p>25/12/20</text:p>
          </table:table-cell>
          <table:table-cell office:value-type="float" office:value="508621.229294848" calcext:value-type="float">
            <text:p>508621.229294848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float" office:value="24761.9908004599" calcext:value-type="float">
            <text:p>24761.9908004599</text:p>
          </table:table-cell>
          <table:table-cell office:value-type="float" office:value="393011.785943861" calcext:value-type="float">
            <text:p>393011.785943861</text:p>
          </table:table-cell>
          <table:table-cell table:formula="of:=[.C183]*[.$H$2]" office:value-type="float" office:value="471614.143132633" calcext:value-type="float">
            <text:p>471614.143132633</text:p>
          </table:table-cell>
          <table:table-cell office:value-type="date" office:date-value="2020-12-26" calcext:value-type="date">
            <text:p>26/12/20</text:p>
          </table:table-cell>
          <table:table-cell office:value-type="float" office:value="532717.727830896" calcext:value-type="float">
            <text:p>532717.727830896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float" office:value="23216.2443782975" calcext:value-type="float">
            <text:p>23216.2443782975</text:p>
          </table:table-cell>
          <table:table-cell office:value-type="float" office:value="377296.685442792" calcext:value-type="float">
            <text:p>377296.685442792</text:p>
          </table:table-cell>
          <table:table-cell table:formula="of:=[.C184]*[.$H$2]" office:value-type="float" office:value="452756.02253135" calcext:value-type="float">
            <text:p>452756.02253135</text:p>
          </table:table-cell>
          <table:table-cell office:value-type="date" office:date-value="2020-12-27" calcext:value-type="date">
            <text:p>27/12/20</text:p>
          </table:table-cell>
          <table:table-cell office:value-type="float" office:value="557310.022351279" calcext:value-type="float">
            <text:p>557310.022351279</text:p>
          </table:table-cell>
          <table:table-cell table:number-columns-repeated="2"/>
        </table:table-row>
        <table:table-row table:style-name="ro1">
          <table:table-cell office:value-type="date" office:date-value="2021-01-29" calcext:value-type="date">
            <text:p>29/01/21</text:p>
          </table:table-cell>
          <table:table-cell office:value-type="float" office:value="21906.1924171057" calcext:value-type="float">
            <text:p>21906.1924171057</text:p>
          </table:table-cell>
          <table:table-cell office:value-type="float" office:value="361710.187469708" calcext:value-type="float">
            <text:p>361710.187469708</text:p>
          </table:table-cell>
          <table:table-cell table:formula="of:=[.C185]*[.$H$2]" office:value-type="float" office:value="434052.22496365" calcext:value-type="float">
            <text:p>434052.22496365</text:p>
          </table:table-cell>
          <table:table-cell office:value-type="date" office:date-value="2020-12-28" calcext:value-type="date">
            <text:p>28/12/20</text:p>
          </table:table-cell>
          <table:table-cell office:value-type="float" office:value="583421.353934542" calcext:value-type="float">
            <text:p>583421.353934542</text:p>
          </table:table-cell>
          <table:table-cell table:number-columns-repeated="2"/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float" office:value="20480.9575599577" calcext:value-type="float">
            <text:p>20480.9575599577</text:p>
          </table:table-cell>
          <table:table-cell office:value-type="float" office:value="346111.527773044" calcext:value-type="float">
            <text:p>346111.527773044</text:p>
          </table:table-cell>
          <table:table-cell table:formula="of:=[.C186]*[.$H$2]" office:value-type="float" office:value="415333.833327653" calcext:value-type="float">
            <text:p>415333.833327653</text:p>
          </table:table-cell>
          <table:table-cell office:value-type="date" office:date-value="2020-12-29" calcext:value-type="date">
            <text:p>29/12/20</text:p>
          </table:table-cell>
          <table:table-cell office:value-type="float" office:value="609736.273099593" calcext:value-type="float">
            <text:p>609736.273099593</text:p>
          </table:table-cell>
          <table:table-cell table:number-columns-repeated="2"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float" office:value="19462.0359227437" calcext:value-type="float">
            <text:p>19462.0359227437</text:p>
          </table:table-cell>
          <table:table-cell office:value-type="float" office:value="330870.044515128" calcext:value-type="float">
            <text:p>330870.044515128</text:p>
          </table:table-cell>
          <table:table-cell table:formula="of:=[.C187]*[.$H$2]" office:value-type="float" office:value="397044.053418154" calcext:value-type="float">
            <text:p>397044.053418154</text:p>
          </table:table-cell>
          <table:table-cell office:value-type="date" office:date-value="2020-12-30" calcext:value-type="date">
            <text:p>30/12/20</text:p>
          </table:table-cell>
          <table:table-cell office:value-type="float" office:value="635810.648277878" calcext:value-type="float">
            <text:p>635810.648277878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float" office:value="18488.8666988647" calcext:value-type="float">
            <text:p>18488.8666988647</text:p>
          </table:table-cell>
          <table:table-cell office:value-type="float" office:value="316033.803368385" calcext:value-type="float">
            <text:p>316033.803368385</text:p>
          </table:table-cell>
          <table:table-cell table:formula="of:=[.C188]*[.$H$2]" office:value-type="float" office:value="379240.564042062" calcext:value-type="float">
            <text:p>379240.564042062</text:p>
          </table:table-cell>
          <table:table-cell office:value-type="date" office:date-value="2020-12-31" calcext:value-type="date">
            <text:p>31/12/20</text:p>
          </table:table-cell>
          <table:table-cell office:value-type="float" office:value="661866.501491323" calcext:value-type="float">
            <text:p>661866.501491323</text:p>
          </table:table-cell>
          <table:table-cell table:number-columns-repeated="2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float" office:value="17153.3795491924" calcext:value-type="float">
            <text:p>17153.3795491924</text:p>
          </table:table-cell>
          <table:table-cell office:value-type="float" office:value="301212.796224676" calcext:value-type="float">
            <text:p>301212.796224676</text:p>
          </table:table-cell>
          <table:table-cell table:formula="of:=[.C189]*[.$H$2]" office:value-type="float" office:value="361455.355469611" calcext:value-type="float">
            <text:p>361455.355469611</text:p>
          </table:table-cell>
          <table:table-cell office:value-type="date" office:date-value="2021-01-01" calcext:value-type="date">
            <text:p>01/01/21</text:p>
          </table:table-cell>
          <table:table-cell office:value-type="float" office:value="687044.070144782" calcext:value-type="float">
            <text:p>687044.07014478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float" office:value="15686.3791067575" calcext:value-type="float">
            <text:p>15686.3791067575</text:p>
          </table:table-cell>
          <table:table-cell office:value-type="float" office:value="286280.462063897" calcext:value-type="float">
            <text:p>286280.462063897</text:p>
          </table:table-cell>
          <table:table-cell table:formula="of:=[.C190]*[.$H$2]" office:value-type="float" office:value="343536.554476676" calcext:value-type="float">
            <text:p>343536.554476676</text:p>
          </table:table-cell>
          <table:table-cell office:value-type="date" office:date-value="2021-01-02" calcext:value-type="date">
            <text:p>02/01/21</text:p>
          </table:table-cell>
          <table:table-cell office:value-type="float" office:value="711085.703980723" calcext:value-type="float">
            <text:p>711085.703980723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4/02/21</text:p>
          </table:table-cell>
          <table:table-cell office:value-type="float" office:value="14710.0221256724" calcext:value-type="float">
            <text:p>14710.0221256724</text:p>
          </table:table-cell>
          <table:table-cell office:value-type="float" office:value="271697.830364405" calcext:value-type="float">
            <text:p>271697.830364405</text:p>
          </table:table-cell>
          <table:table-cell table:formula="of:=[.C191]*[.$H$2]" office:value-type="float" office:value="326037.396437286" calcext:value-type="float">
            <text:p>326037.396437286</text:p>
          </table:table-cell>
          <table:table-cell office:value-type="date" office:date-value="2021-01-03" calcext:value-type="date">
            <text:p>03/01/21</text:p>
          </table:table-cell>
          <table:table-cell office:value-type="float" office:value="732973.010892571" calcext:value-type="float">
            <text:p>732973.010892571</text:p>
          </table:table-cell>
          <table:table-cell table:number-columns-repeated="2"/>
        </table:table-row>
        <table:table-row table:style-name="ro1">
          <table:table-cell office:value-type="date" office:date-value="2021-02-05" calcext:value-type="date">
            <text:p>05/02/21</text:p>
          </table:table-cell>
          <table:table-cell office:value-type="float" office:value="13721.4983263207" calcext:value-type="float">
            <text:p>13721.4983263207</text:p>
          </table:table-cell>
          <table:table-cell office:value-type="float" office:value="257453.053255163" calcext:value-type="float">
            <text:p>257453.053255163</text:p>
          </table:table-cell>
          <table:table-cell table:formula="of:=[.C192]*[.$H$2]" office:value-type="float" office:value="308943.663906196" calcext:value-type="float">
            <text:p>308943.663906196</text:p>
          </table:table-cell>
          <table:table-cell office:value-type="date" office:date-value="2021-01-04" calcext:value-type="date">
            <text:p>04/01/21</text:p>
          </table:table-cell>
          <table:table-cell office:value-type="float" office:value="753062.515675588" calcext:value-type="float">
            <text:p>753062.515675588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 office:value-type="float" office:value="12610.0865775708" calcext:value-type="float">
            <text:p>12610.0865775708</text:p>
          </table:table-cell>
          <table:table-cell office:value-type="float" office:value="243419.619015389" calcext:value-type="float">
            <text:p>243419.619015389</text:p>
          </table:table-cell>
          <table:table-cell table:formula="of:=[.C193]*[.$H$2]" office:value-type="float" office:value="292103.542818467" calcext:value-type="float">
            <text:p>292103.542818467</text:p>
          </table:table-cell>
          <table:table-cell office:value-type="date" office:date-value="2021-01-05" calcext:value-type="date">
            <text:p>05/01/21</text:p>
          </table:table-cell>
          <table:table-cell office:value-type="float" office:value="770163.561954349" calcext:value-type="float">
            <text:p>770163.561954349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07/02/21</text:p>
          </table:table-cell>
          <table:table-cell office:value-type="float" office:value="12144.7921675141" calcext:value-type="float">
            <text:p>12144.7921675141</text:p>
          </table:table-cell>
          <table:table-cell office:value-type="float" office:value="230208.060837886" calcext:value-type="float">
            <text:p>230208.060837886</text:p>
          </table:table-cell>
          <table:table-cell table:formula="of:=[.C194]*[.$H$2]" office:value-type="float" office:value="276249.673005463" calcext:value-type="float">
            <text:p>276249.673005463</text:p>
          </table:table-cell>
          <table:table-cell office:value-type="date" office:date-value="2021-01-06" calcext:value-type="date">
            <text:p>06/01/21</text:p>
          </table:table-cell>
          <table:table-cell office:value-type="float" office:value="783450.033845357" calcext:value-type="float">
            <text:p>783450.033845357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08/02/21</text:p>
          </table:table-cell>
          <table:table-cell office:value-type="float" office:value="11743.3235711037" calcext:value-type="float">
            <text:p>11743.3235711037</text:p>
          </table:table-cell>
          <table:table-cell office:value-type="float" office:value="217870.625093592" calcext:value-type="float">
            <text:p>217870.625093592</text:p>
          </table:table-cell>
          <table:table-cell table:formula="of:=[.C195]*[.$H$2]" office:value-type="float" office:value="261444.75011231" calcext:value-type="float">
            <text:p>261444.75011231</text:p>
          </table:table-cell>
          <table:table-cell office:value-type="date" office:date-value="2021-01-07" calcext:value-type="date">
            <text:p>07/01/21</text:p>
          </table:table-cell>
          <table:table-cell office:value-type="float" office:value="793436.263783482" calcext:value-type="float">
            <text:p>793436.263783482</text:p>
          </table:table-cell>
          <table:table-cell table:number-columns-repeated="2"/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office:value-type="float" office:value="11184.6433025048" calcext:value-type="float">
            <text:p>11184.6433025048</text:p>
          </table:table-cell>
          <table:table-cell office:value-type="float" office:value="206221.918750955" calcext:value-type="float">
            <text:p>206221.918750955</text:p>
          </table:table-cell>
          <table:table-cell table:formula="of:=[.C196]*[.$H$2]" office:value-type="float" office:value="247466.302501146" calcext:value-type="float">
            <text:p>247466.302501146</text:p>
          </table:table-cell>
          <table:table-cell office:value-type="date" office:date-value="2021-01-08" calcext:value-type="date">
            <text:p>08/01/21</text:p>
          </table:table-cell>
          <table:table-cell office:value-type="float" office:value="799597.328104667" calcext:value-type="float">
            <text:p>799597.328104667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float" office:value="10224.2255858877" calcext:value-type="float">
            <text:p>10224.2255858877</text:p>
          </table:table-cell>
          <table:table-cell office:value-type="float" office:value="194813.986541831" calcext:value-type="float">
            <text:p>194813.986541831</text:p>
          </table:table-cell>
          <table:table-cell table:formula="of:=[.C197]*[.$H$2]" office:value-type="float" office:value="233776.783850197" calcext:value-type="float">
            <text:p>233776.783850197</text:p>
          </table:table-cell>
          <table:table-cell office:value-type="date" office:date-value="2021-01-09" calcext:value-type="date">
            <text:p>09/01/21</text:p>
          </table:table-cell>
          <table:table-cell office:value-type="float" office:value="801303.30973145" calcext:value-type="float">
            <text:p>801303.30973145</text:p>
          </table:table-cell>
          <table:table-cell office:value-type="float" office:value="801303" calcext:value-type="float">
            <text:p>801303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float" office:value="9783.86575541012" calcext:value-type="float">
            <text:p>9783.86575541012</text:p>
          </table:table-cell>
          <table:table-cell office:value-type="float" office:value="184133.636108727" calcext:value-type="float">
            <text:p>184133.636108727</text:p>
          </table:table-cell>
          <table:table-cell table:formula="of:=[.C198]*[.$H$2]" office:value-type="float" office:value="220960.363330472" calcext:value-type="float">
            <text:p>220960.363330472</text:p>
          </table:table-cell>
          <table:table-cell office:value-type="date" office:date-value="2021-01-10" calcext:value-type="date">
            <text:p>10/01/21</text:p>
          </table:table-cell>
          <table:table-cell office:value-type="float" office:value="798603.881768931" calcext:value-type="float">
            <text:p>798603.881768931</text:p>
          </table:table-cell>
          <table:table-cell table:number-columns-repeated="2"/>
        </table:table-row>
        <table:table-row table:style-name="ro1">
          <table:table-cell office:value-type="date" office:date-value="2021-02-12" calcext:value-type="date">
            <text:p>12/02/21</text:p>
          </table:table-cell>
          <table:table-cell office:value-type="float" office:value="9834.07797239825" calcext:value-type="float">
            <text:p>9834.07797239825</text:p>
          </table:table-cell>
          <table:table-cell office:value-type="float" office:value="174608.604027156" calcext:value-type="float">
            <text:p>174608.604027156</text:p>
          </table:table-cell>
          <table:table-cell table:formula="of:=[.C199]*[.$H$2]" office:value-type="float" office:value="209530.324832587" calcext:value-type="float">
            <text:p>209530.324832587</text:p>
          </table:table-cell>
          <table:table-cell office:value-type="date" office:date-value="2021-01-11" calcext:value-type="date">
            <text:p>11/01/21</text:p>
          </table:table-cell>
          <table:table-cell office:value-type="float" office:value="791188.220343549" calcext:value-type="float">
            <text:p>791188.220343549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13/02/21</text:p>
          </table:table-cell>
          <table:table-cell office:value-type="float" office:value="9913.62636326641" calcext:value-type="float">
            <text:p>9913.62636326641</text:p>
          </table:table-cell>
          <table:table-cell office:value-type="float" office:value="166188.383446863" calcext:value-type="float">
            <text:p>166188.383446863</text:p>
          </table:table-cell>
          <table:table-cell table:formula="of:=[.C200]*[.$H$2]" office:value-type="float" office:value="199426.060136236" calcext:value-type="float">
            <text:p>199426.060136236</text:p>
          </table:table-cell>
          <table:table-cell office:value-type="date" office:date-value="2021-01-12" calcext:value-type="date">
            <text:p>12/01/21</text:p>
          </table:table-cell>
          <table:table-cell office:value-type="float" office:value="779552.99590452" calcext:value-type="float">
            <text:p>779552.99590452</text:p>
          </table:table-cell>
          <table:table-cell table:number-columns-repeated="2"/>
        </table:table-row>
        <table:table-row table:style-name="ro1">
          <table:table-cell office:value-type="date" office:date-value="2021-02-14" calcext:value-type="date">
            <text:p>14/02/21</text:p>
          </table:table-cell>
          <table:table-cell office:value-type="float" office:value="9811.63146517733" calcext:value-type="float">
            <text:p>9811.63146517733</text:p>
          </table:table-cell>
          <table:table-cell office:value-type="float" office:value="158637.071195545" calcext:value-type="float">
            <text:p>158637.071195545</text:p>
          </table:table-cell>
          <table:table-cell table:formula="of:=[.C201]*[.$H$2]" office:value-type="float" office:value="190364.485434654" calcext:value-type="float">
            <text:p>190364.485434654</text:p>
          </table:table-cell>
          <table:table-cell office:value-type="date" office:date-value="2021-01-13" calcext:value-type="date">
            <text:p>13/01/21</text:p>
          </table:table-cell>
          <table:table-cell office:value-type="float" office:value="765139.285433645" calcext:value-type="float">
            <text:p>765139.285433645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15/02/21</text:p>
          </table:table-cell>
          <table:table-cell office:value-type="float" office:value="9166.2147685759" calcext:value-type="float">
            <text:p>9166.2147685759</text:p>
          </table:table-cell>
          <table:table-cell office:value-type="float" office:value="151349.943432191" calcext:value-type="float">
            <text:p>151349.943432191</text:p>
          </table:table-cell>
          <table:table-cell table:formula="of:=[.C202]*[.$H$2]" office:value-type="float" office:value="181619.932118629" calcext:value-type="float">
            <text:p>181619.932118629</text:p>
          </table:table-cell>
          <table:table-cell office:value-type="date" office:date-value="2021-01-14" calcext:value-type="date">
            <text:p>14/01/21</text:p>
          </table:table-cell>
          <table:table-cell office:value-type="float" office:value="747872.083905356" calcext:value-type="float">
            <text:p>747872.083905356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16/02/21</text:p>
          </table:table-cell>
          <table:table-cell office:value-type="float" office:value="8915.93134230057" calcext:value-type="float">
            <text:p>8915.93134230057</text:p>
          </table:table-cell>
          <table:table-cell office:value-type="float" office:value="144656.398439278" calcext:value-type="float">
            <text:p>144656.398439278</text:p>
          </table:table-cell>
          <table:table-cell table:formula="of:=[.C203]*[.$H$2]" office:value-type="float" office:value="173587.678127134" calcext:value-type="float">
            <text:p>173587.678127134</text:p>
          </table:table-cell>
          <table:table-cell office:value-type="date" office:date-value="2021-01-15" calcext:value-type="date">
            <text:p>15/01/21</text:p>
          </table:table-cell>
          <table:table-cell office:value-type="float" office:value="727888.761124703" calcext:value-type="float">
            <text:p>727888.761124703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17/02/21</text:p>
          </table:table-cell>
          <table:table-cell office:value-type="float" office:value="9021.57779094615" calcext:value-type="float">
            <text:p>9021.57779094615</text:p>
          </table:table-cell>
          <table:table-cell office:value-type="float" office:value="138821.016971351" calcext:value-type="float">
            <text:p>138821.016971351</text:p>
          </table:table-cell>
          <table:table-cell table:formula="of:=[.C204]*[.$H$2]" office:value-type="float" office:value="166585.220365621" calcext:value-type="float">
            <text:p>166585.220365621</text:p>
          </table:table-cell>
          <table:table-cell office:value-type="date" office:date-value="2021-01-16" calcext:value-type="date">
            <text:p>16/01/21</text:p>
          </table:table-cell>
          <table:table-cell office:value-type="float" office:value="705509.973889322" calcext:value-type="float">
            <text:p>705509.973889322</text:p>
          </table:table-cell>
          <table:table-cell table:number-columns-repeated="2"/>
        </table:table-row>
        <table:table-row table:style-name="ro1">
          <table:table-cell office:value-type="date" office:date-value="2021-02-18" calcext:value-type="date">
            <text:p>18/02/21</text:p>
          </table:table-cell>
          <table:table-cell office:value-type="float" office:value="9397.40558658709" calcext:value-type="float">
            <text:p>9397.40558658709</text:p>
          </table:table-cell>
          <table:table-cell office:value-type="float" office:value="134065.016093668" calcext:value-type="float">
            <text:p>134065.016093668</text:p>
          </table:table-cell>
          <table:table-cell table:formula="of:=[.C205]*[.$H$2]" office:value-type="float" office:value="160878.019312402" calcext:value-type="float">
            <text:p>160878.019312402</text:p>
          </table:table-cell>
          <table:table-cell office:value-type="date" office:date-value="2021-01-17" calcext:value-type="date">
            <text:p>17/01/21</text:p>
          </table:table-cell>
          <table:table-cell office:value-type="float" office:value="682541.422545104" calcext:value-type="float">
            <text:p>682541.422545104</text:p>
          </table:table-cell>
          <table:table-cell table:number-columns-repeated="2"/>
        </table:table-row>
        <table:table-row table:style-name="ro1">
          <table:table-cell office:value-type="date" office:date-value="2021-02-19" calcext:value-type="date">
            <text:p>19/02/21</text:p>
          </table:table-cell>
          <table:table-cell office:value-type="float" office:value="9379.27040707063" calcext:value-type="float">
            <text:p>9379.27040707063</text:p>
          </table:table-cell>
          <table:table-cell office:value-type="float" office:value="129916.649787533" calcext:value-type="float">
            <text:p>129916.649787533</text:p>
          </table:table-cell>
          <table:table-cell table:formula="of:=[.C206]*[.$H$2]" office:value-type="float" office:value="155899.97974504" calcext:value-type="float">
            <text:p>155899.97974504</text:p>
          </table:table-cell>
          <table:table-cell office:value-type="date" office:date-value="2021-01-18" calcext:value-type="date">
            <text:p>18/01/21</text:p>
          </table:table-cell>
          <table:table-cell office:value-type="float" office:value="658761.542586079" calcext:value-type="float">
            <text:p>658761.542586079</text:p>
          </table:table-cell>
          <table:table-cell table:number-columns-repeated="2"/>
        </table:table-row>
        <table:table-row table:style-name="ro1">
          <table:table-cell office:value-type="date" office:date-value="2021-02-20" calcext:value-type="date">
            <text:p>20/02/21</text:p>
          </table:table-cell>
          <table:table-cell office:value-type="float" office:value="9458.46862649969" calcext:value-type="float">
            <text:p>9458.46862649969</text:p>
          </table:table-cell>
          <table:table-cell office:value-type="float" office:value="126400.3172951" calcext:value-type="float">
            <text:p>126400.3172951</text:p>
          </table:table-cell>
          <table:table-cell table:formula="of:=[.C207]*[.$H$2]" office:value-type="float" office:value="151680.38075412" calcext:value-type="float">
            <text:p>151680.38075412</text:p>
          </table:table-cell>
          <table:table-cell office:value-type="date" office:date-value="2021-01-19" calcext:value-type="date">
            <text:p>19/01/21</text:p>
          </table:table-cell>
          <table:table-cell office:value-type="float" office:value="635151.630891191" calcext:value-type="float">
            <text:p>635151.63089119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21/02/21</text:p>
          </table:table-cell>
          <table:table-cell office:value-type="float" office:value="9364.48188568984" calcext:value-type="float">
            <text:p>9364.48188568984</text:p>
          </table:table-cell>
          <table:table-cell office:value-type="float" office:value="123287.155429878" calcext:value-type="float">
            <text:p>123287.155429878</text:p>
          </table:table-cell>
          <table:table-cell table:formula="of:=[.C208]*[.$H$2]" office:value-type="float" office:value="147944.586515854" calcext:value-type="float">
            <text:p>147944.586515854</text:p>
          </table:table-cell>
          <table:table-cell office:value-type="date" office:date-value="2021-01-20" calcext:value-type="date">
            <text:p>20/01/21</text:p>
          </table:table-cell>
          <table:table-cell office:value-type="float" office:value="612366.093875947" calcext:value-type="float">
            <text:p>612366.093875947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22/02/21</text:p>
          </table:table-cell>
          <table:table-cell office:value-type="float" office:value="9496.33144183621" calcext:value-type="float">
            <text:p>9496.33144183621</text:p>
          </table:table-cell>
          <table:table-cell office:value-type="float" office:value="120749.723470009" calcext:value-type="float">
            <text:p>120749.723470009</text:p>
          </table:table-cell>
          <table:table-cell table:formula="of:=[.C209]*[.$H$2]" office:value-type="float" office:value="144899.668164011" calcext:value-type="float">
            <text:p>144899.668164011</text:p>
          </table:table-cell>
          <table:table-cell office:value-type="date" office:date-value="2021-01-21" calcext:value-type="date">
            <text:p>21/01/21</text:p>
          </table:table-cell>
          <table:table-cell office:value-type="float" office:value="590386.412850665" calcext:value-type="float">
            <text:p>590386.412850665</text:p>
          </table:table-cell>
          <table:table-cell table:number-columns-repeated="2"/>
        </table:table-row>
        <table:table-row table:style-name="ro1">
          <table:table-cell office:value-type="date" office:date-value="2021-02-23" calcext:value-type="date">
            <text:p>23/02/21</text:p>
          </table:table-cell>
          <table:table-cell office:value-type="float" office:value="9479.8980932855" calcext:value-type="float">
            <text:p>9479.8980932855</text:p>
          </table:table-cell>
          <table:table-cell office:value-type="float" office:value="118578.297653048" calcext:value-type="float">
            <text:p>118578.297653048</text:p>
          </table:table-cell>
          <table:table-cell table:formula="of:=[.C210]*[.$H$2]" office:value-type="float" office:value="142293.957183658" calcext:value-type="float">
            <text:p>142293.957183658</text:p>
          </table:table-cell>
          <table:table-cell office:value-type="date" office:date-value="2021-01-22" calcext:value-type="date">
            <text:p>22/01/21</text:p>
          </table:table-cell>
          <table:table-cell office:value-type="float" office:value="569086.220745237" calcext:value-type="float">
            <text:p>569086.220745237</text:p>
          </table:table-cell>
          <table:table-cell table:number-columns-repeated="2"/>
        </table:table-row>
        <table:table-row table:style-name="ro1">
          <table:table-cell office:value-type="date" office:date-value="2021-02-24" calcext:value-type="date">
            <text:p>24/02/21</text:p>
          </table:table-cell>
          <table:table-cell office:value-type="float" office:value="9387.53566720695" calcext:value-type="float">
            <text:p>9387.53566720695</text:p>
          </table:table-cell>
          <table:table-cell office:value-type="float" office:value="116656.001632703" calcext:value-type="float">
            <text:p>116656.001632703</text:p>
          </table:table-cell>
          <table:table-cell table:formula="of:=[.C211]*[.$H$2]" office:value-type="float" office:value="139987.201959244" calcext:value-type="float">
            <text:p>139987.201959244</text:p>
          </table:table-cell>
          <table:table-cell office:value-type="date" office:date-value="2021-01-23" calcext:value-type="date">
            <text:p>23/01/21</text:p>
          </table:table-cell>
          <table:table-cell office:value-type="float" office:value="548990.062882293" calcext:value-type="float">
            <text:p>548990.062882293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5/02/21</text:p>
          </table:table-cell>
          <table:table-cell office:value-type="float" office:value="9052.54578009397" calcext:value-type="float">
            <text:p>9052.54578009397</text:p>
          </table:table-cell>
          <table:table-cell office:value-type="float" office:value="114692.619623298" calcext:value-type="float">
            <text:p>114692.619623298</text:p>
          </table:table-cell>
          <table:table-cell table:formula="of:=[.C212]*[.$H$2]" office:value-type="float" office:value="137631.143547958" calcext:value-type="float">
            <text:p>137631.143547958</text:p>
          </table:table-cell>
          <table:table-cell office:value-type="date" office:date-value="2021-01-24" calcext:value-type="date">
            <text:p>24/01/21</text:p>
          </table:table-cell>
          <table:table-cell office:value-type="float" office:value="529670.066793403" calcext:value-type="float">
            <text:p>529670.066793403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26/02/21</text:p>
          </table:table-cell>
          <table:table-cell office:value-type="float" office:value="8594.22071070496" calcext:value-type="float">
            <text:p>8594.22071070496</text:p>
          </table:table-cell>
          <table:table-cell office:value-type="float" office:value="112535.491412609" calcext:value-type="float">
            <text:p>112535.491412609</text:p>
          </table:table-cell>
          <table:table-cell table:formula="of:=[.C213]*[.$H$2]" office:value-type="float" office:value="135042.589695131" calcext:value-type="float">
            <text:p>135042.589695131</text:p>
          </table:table-cell>
          <table:table-cell office:value-type="date" office:date-value="2021-01-25" calcext:value-type="date">
            <text:p>25/01/21</text:p>
          </table:table-cell>
          <table:table-cell office:value-type="float" office:value="511108.049058168" calcext:value-type="float">
            <text:p>511108.049058168</text:p>
          </table:table-cell>
          <table:table-cell table:number-columns-repeated="2"/>
        </table:table-row>
        <table:table-row table:style-name="ro1">
          <table:table-cell office:value-type="date" office:date-value="2021-02-27" calcext:value-type="date">
            <text:p>27/02/21</text:p>
          </table:table-cell>
          <table:table-cell office:value-type="float" office:value="8042.90556110445" calcext:value-type="float">
            <text:p>8042.90556110445</text:p>
          </table:table-cell>
          <table:table-cell office:value-type="float" office:value="110073.722924172" calcext:value-type="float">
            <text:p>110073.722924172</text:p>
          </table:table-cell>
          <table:table-cell table:formula="of:=[.C214]*[.$H$2]" office:value-type="float" office:value="132088.467509006" calcext:value-type="float">
            <text:p>132088.467509006</text:p>
          </table:table-cell>
          <table:table-cell office:value-type="date" office:date-value="2021-01-26" calcext:value-type="date">
            <text:p>26/01/21</text:p>
          </table:table-cell>
          <table:table-cell office:value-type="float" office:value="493219.920717215" calcext:value-type="float">
            <text:p>493219.920717215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28/02/21</text:p>
          </table:table-cell>
          <table:table-cell office:value-type="float" office:value="7904.80645134156" calcext:value-type="float">
            <text:p>7904.80645134156</text:p>
          </table:table-cell>
          <table:table-cell office:value-type="float" office:value="107701.947585381" calcext:value-type="float">
            <text:p>107701.947585381</text:p>
          </table:table-cell>
          <table:table-cell table:formula="of:=[.C215]*[.$H$2]" office:value-type="float" office:value="129242.337102457" calcext:value-type="float">
            <text:p>129242.337102457</text:p>
          </table:table-cell>
          <table:table-cell office:value-type="date" office:date-value="2021-01-27" calcext:value-type="date">
            <text:p>27/01/21</text:p>
          </table:table-cell>
          <table:table-cell office:value-type="float" office:value="475487.387776938" calcext:value-type="float">
            <text:p>475487.387776938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01/03/21</text:p>
          </table:table-cell>
          <table:table-cell office:value-type="float" office:value="7447.96741824535" calcext:value-type="float">
            <text:p>7447.96741824535</text:p>
          </table:table-cell>
          <table:table-cell office:value-type="float" office:value="105097.401058137" calcext:value-type="float">
            <text:p>105097.401058137</text:p>
          </table:table-cell>
          <table:table-cell table:formula="of:=[.C216]*[.$H$2]" office:value-type="float" office:value="126116.881269764" calcext:value-type="float">
            <text:p>126116.881269764</text:p>
          </table:table-cell>
          <table:table-cell office:value-type="date" office:date-value="2021-01-28" calcext:value-type="date">
            <text:p>28/01/21</text:p>
          </table:table-cell>
          <table:table-cell office:value-type="float" office:value="457820.939743524" calcext:value-type="float">
            <text:p>457820.939743524</text:p>
          </table:table-cell>
          <table:table-cell table:number-columns-repeated="2"/>
        </table:table-row>
        <table:table-row table:style-name="ro1">
          <table:table-cell office:value-type="date" office:date-value="2021-03-02" calcext:value-type="date">
            <text:p>02/03/21</text:p>
          </table:table-cell>
          <table:table-cell office:value-type="float" office:value="7210.50905822421" calcext:value-type="float">
            <text:p>7210.50905822421</text:p>
          </table:table-cell>
          <table:table-cell office:value-type="float" office:value="102469.833726563" calcext:value-type="float">
            <text:p>102469.833726563</text:p>
          </table:table-cell>
          <table:table-cell table:formula="of:=[.C217]*[.$H$2]" office:value-type="float" office:value="122963.800471876" calcext:value-type="float">
            <text:p>122963.800471876</text:p>
          </table:table-cell>
          <table:table-cell office:value-type="date" office:date-value="2021-01-29" calcext:value-type="date">
            <text:p>29/01/21</text:p>
          </table:table-cell>
          <table:table-cell office:value-type="float" office:value="440198.223321317" calcext:value-type="float">
            <text:p>440198.223321317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6689.42778740496" calcext:value-type="float">
            <text:p>6689.42778740496</text:p>
          </table:table-cell>
          <table:table-cell office:value-type="float" office:value="99538.1711993305" calcext:value-type="float">
            <text:p>99538.1711993305</text:p>
          </table:table-cell>
          <table:table-cell table:formula="of:=[.C218]*[.$H$2]" office:value-type="float" office:value="119445.805439197" calcext:value-type="float">
            <text:p>119445.805439197</text:p>
          </table:table-cell>
          <table:table-cell office:value-type="date" office:date-value="2021-01-30" calcext:value-type="date">
            <text:p>30/01/21</text:p>
          </table:table-cell>
          <table:table-cell office:value-type="float" office:value="422772.638234681" calcext:value-type="float">
            <text:p>422772.63823468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4/03/21</text:p>
          </table:table-cell>
          <table:table-cell office:value-type="float" office:value="6063.45189191974" calcext:value-type="float">
            <text:p>6063.45189191974</text:p>
          </table:table-cell>
          <table:table-cell office:value-type="float" office:value="96212.844110797" calcext:value-type="float">
            <text:p>96212.844110797</text:p>
          </table:table-cell>
          <table:table-cell table:formula="of:=[.C219]*[.$H$2]" office:value-type="float" office:value="115455.412932956" calcext:value-type="float">
            <text:p>115455.412932956</text:p>
          </table:table-cell>
          <table:table-cell office:value-type="date" office:date-value="2021-01-31" calcext:value-type="date">
            <text:p>31/01/21</text:p>
          </table:table-cell>
          <table:table-cell office:value-type="float" office:value="405627.864253042" calcext:value-type="float">
            <text:p>405627.864253042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float" office:value="5722.54197392124" calcext:value-type="float">
            <text:p>5722.54197392124</text:p>
          </table:table-cell>
          <table:table-cell office:value-type="float" office:value="92793.8677910062" calcext:value-type="float">
            <text:p>92793.8677910062</text:p>
          </table:table-cell>
          <table:table-cell table:formula="of:=[.C220]*[.$H$2]" office:value-type="float" office:value="111352.641349207" calcext:value-type="float">
            <text:p>111352.641349207</text:p>
          </table:table-cell>
          <table:table-cell office:value-type="date" office:date-value="2021-02-01" calcext:value-type="date">
            <text:p>01/02/21</text:p>
          </table:table-cell>
          <table:table-cell office:value-type="float" office:value="388460.628258646" calcext:value-type="float">
            <text:p>388460.628258646</text:p>
          </table:table-cell>
          <table:table-cell table:number-columns-repeated="2"/>
        </table:table-row>
        <table:table-row table:style-name="ro1">
          <table:table-cell office:value-type="date" office:date-value="2021-03-06" calcext:value-type="date">
            <text:p>06/03/21</text:p>
          </table:table-cell>
          <table:table-cell office:value-type="float" office:value="5563.88068588533" calcext:value-type="float">
            <text:p>5563.88068588533</text:p>
          </table:table-cell>
          <table:table-cell office:value-type="float" office:value="89467.203724669" calcext:value-type="float">
            <text:p>89467.203724669</text:p>
          </table:table-cell>
          <table:table-cell table:formula="of:=[.C221]*[.$H$2]" office:value-type="float" office:value="107360.644469603" calcext:value-type="float">
            <text:p>107360.644469603</text:p>
          </table:table-cell>
          <table:table-cell office:value-type="date" office:date-value="2021-02-02" calcext:value-type="date">
            <text:p>02/02/21</text:p>
          </table:table-cell>
          <table:table-cell office:value-type="float" office:value="370849.844589459" calcext:value-type="float">
            <text:p>370849.844589459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07/03/21</text:p>
          </table:table-cell>
          <table:table-cell office:value-type="float" office:value="5438.66850139215" calcext:value-type="float">
            <text:p>5438.66850139215</text:p>
          </table:table-cell>
          <table:table-cell office:value-type="float" office:value="86279.8324810699" calcext:value-type="float">
            <text:p>86279.8324810699</text:p>
          </table:table-cell>
          <table:table-cell table:formula="of:=[.C222]*[.$H$2]" office:value-type="float" office:value="103535.798977284" calcext:value-type="float">
            <text:p>103535.798977284</text:p>
          </table:table-cell>
          <table:table-cell office:value-type="date" office:date-value="2021-02-03" calcext:value-type="date">
            <text:p>03/02/21</text:p>
          </table:table-cell>
          <table:table-cell office:value-type="float" office:value="353575.04061268" calcext:value-type="float">
            <text:p>353575.04061268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8/03/21</text:p>
          </table:table-cell>
          <table:table-cell office:value-type="float" office:value="5046.43191442767" calcext:value-type="float">
            <text:p>5046.43191442767</text:p>
          </table:table-cell>
          <table:table-cell office:value-type="float" office:value="82975.6557412945" calcext:value-type="float">
            <text:p>82975.6557412945</text:p>
          </table:table-cell>
          <table:table-cell table:formula="of:=[.C223]*[.$H$2]" office:value-type="float" office:value="99570.7868895534" calcext:value-type="float">
            <text:p>99570.7868895534</text:p>
          </table:table-cell>
          <table:table-cell office:value-type="date" office:date-value="2021-02-04" calcext:value-type="date">
            <text:p>04/02/21</text:p>
          </table:table-cell>
          <table:table-cell office:value-type="float" office:value="336594.437361583" calcext:value-type="float">
            <text:p>336594.437361583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9/03/21</text:p>
          </table:table-cell>
          <table:table-cell office:value-type="float" office:value="5002.29931257176" calcext:value-type="float">
            <text:p>5002.29931257176</text:p>
          </table:table-cell>
          <table:table-cell office:value-type="float" office:value="79895.1502770375" calcext:value-type="float">
            <text:p>79895.1502770375</text:p>
          </table:table-cell>
          <table:table-cell table:formula="of:=[.C224]*[.$H$2]" office:value-type="float" office:value="95874.180332445" calcext:value-type="float">
            <text:p>95874.180332445</text:p>
          </table:table-cell>
          <table:table-cell office:value-type="date" office:date-value="2021-02-05" calcext:value-type="date">
            <text:p>05/02/21</text:p>
          </table:table-cell>
          <table:table-cell office:value-type="float" office:value="319747.416776471" calcext:value-type="float">
            <text:p>319747.416776471</text:p>
          </table:table-cell>
          <table:table-cell table:number-columns-repeated="2"/>
        </table:table-row>
        <table:table-row table:style-name="ro1">
          <table:table-cell office:value-type="date" office:date-value="2021-03-10" calcext:value-type="date">
            <text:p>10/03/21</text:p>
          </table:table-cell>
          <table:table-cell office:value-type="float" office:value="4435.973484504" calcext:value-type="float">
            <text:p>4435.973484504</text:p>
          </table:table-cell>
          <table:table-cell office:value-type="float" office:value="76518.9311269682" calcext:value-type="float">
            <text:p>76518.9311269682</text:p>
          </table:table-cell>
          <table:table-cell table:formula="of:=[.C225]*[.$H$2]" office:value-type="float" office:value="91822.7173523618" calcext:value-type="float">
            <text:p>91822.7173523618</text:p>
          </table:table-cell>
          <table:table-cell office:value-type="date" office:date-value="2021-02-06" calcext:value-type="date">
            <text:p>06/02/21</text:p>
          </table:table-cell>
          <table:table-cell office:value-type="float" office:value="303751.403305497" calcext:value-type="float">
            <text:p>303751.403305497</text:p>
          </table:table-cell>
          <table:table-cell table:number-columns-repeated="2"/>
        </table:table-row>
        <table:table-row table:style-name="ro1">
          <table:table-cell office:value-type="date" office:date-value="2021-03-11" calcext:value-type="date">
            <text:p>11/03/21</text:p>
          </table:table-cell>
          <table:table-cell office:value-type="float" office:value="4265.6337217877" calcext:value-type="float">
            <text:p>4265.6337217877</text:p>
          </table:table-cell>
          <table:table-cell office:value-type="float" office:value="73251.1089211591" calcext:value-type="float">
            <text:p>73251.1089211591</text:p>
          </table:table-cell>
          <table:table-cell table:formula="of:=[.C226]*[.$H$2]" office:value-type="float" office:value="87901.3307053909" calcext:value-type="float">
            <text:p>87901.3307053909</text:p>
          </table:table-cell>
          <table:table-cell office:value-type="date" office:date-value="2021-02-07" calcext:value-type="date">
            <text:p>07/02/21</text:p>
          </table:table-cell>
          <table:table-cell office:value-type="float" office:value="288654.216681577" calcext:value-type="float">
            <text:p>288654.216681577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12/03/21</text:p>
          </table:table-cell>
          <table:table-cell office:value-type="float" office:value="4080.49004440796" calcext:value-type="float">
            <text:p>4080.49004440796</text:p>
          </table:table-cell>
          <table:table-cell office:value-type="float" office:value="70088.6187054257" calcext:value-type="float">
            <text:p>70088.6187054257</text:p>
          </table:table-cell>
          <table:table-cell table:formula="of:=[.C227]*[.$H$2]" office:value-type="float" office:value="84106.3424465108" calcext:value-type="float">
            <text:p>84106.3424465108</text:p>
          </table:table-cell>
          <table:table-cell office:value-type="date" office:date-value="2021-02-08" calcext:value-type="date">
            <text:p>08/02/21</text:p>
          </table:table-cell>
          <table:table-cell office:value-type="float" office:value="274366.165922001" calcext:value-type="float">
            <text:p>274366.165922001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13/03/21</text:p>
          </table:table-cell>
          <table:table-cell office:value-type="float" office:value="4414.47885487666" calcext:value-type="float">
            <text:p>4414.47885487666</text:p>
          </table:table-cell>
          <table:table-cell office:value-type="float" office:value="67539.2066650947" calcext:value-type="float">
            <text:p>67539.2066650947</text:p>
          </table:table-cell>
          <table:table-cell table:formula="of:=[.C228]*[.$H$2]" office:value-type="float" office:value="81047.0479981136" calcext:value-type="float">
            <text:p>81047.0479981136</text:p>
          </table:table-cell>
          <table:table-cell office:value-type="date" office:date-value="2021-02-09" calcext:value-type="date">
            <text:p>09/02/21</text:p>
          </table:table-cell>
          <table:table-cell office:value-type="float" office:value="260358.96797946" calcext:value-type="float">
            <text:p>260358.96797946</text:p>
          </table:table-cell>
          <table:table-cell table:number-columns-repeated="2"/>
        </table:table-row>
        <table:table-row table:style-name="ro1">
          <table:table-cell office:value-type="date" office:date-value="2021-03-14" calcext:value-type="date">
            <text:p>14/03/21</text:p>
          </table:table-cell>
          <table:table-cell office:value-type="float" office:value="4389.24742478039" calcext:value-type="float">
            <text:p>4389.24742478039</text:p>
          </table:table-cell>
          <table:table-cell office:value-type="float" office:value="65226.5644821405" calcext:value-type="float">
            <text:p>65226.5644821405</text:p>
          </table:table-cell>
          <table:table-cell table:formula="of:=[.C229]*[.$H$2]" office:value-type="float" office:value="78271.8773785686" calcext:value-type="float">
            <text:p>78271.8773785686</text:p>
          </table:table-cell>
          <table:table-cell office:value-type="date" office:date-value="2021-02-10" calcext:value-type="date">
            <text:p>10/02/21</text:p>
          </table:table-cell>
          <table:table-cell office:value-type="float" office:value="247205.028372801" calcext:value-type="float">
            <text:p>247205.028372801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15/03/21</text:p>
          </table:table-cell>
          <table:table-cell office:value-type="float" office:value="4298.05022963117" calcext:value-type="float">
            <text:p>4298.05022963117</text:p>
          </table:table-cell>
          <table:table-cell office:value-type="float" office:value="63072.6297606974" calcext:value-type="float">
            <text:p>63072.6297606974</text:p>
          </table:table-cell>
          <table:table-cell table:formula="of:=[.C230]*[.$H$2]" office:value-type="float" office:value="75687.1557128369" calcext:value-type="float">
            <text:p>75687.1557128369</text:p>
          </table:table-cell>
          <table:table-cell office:value-type="date" office:date-value="2021-02-11" calcext:value-type="date">
            <text:p>11/02/21</text:p>
          </table:table-cell>
          <table:table-cell office:value-type="float" office:value="235405.600632161" calcext:value-type="float">
            <text:p>235405.600632161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float" office:value="4264.89645338781" calcext:value-type="float">
            <text:p>4264.89645338781</text:p>
          </table:table-cell>
          <table:table-cell office:value-type="float" office:value="61125.0776034617" calcext:value-type="float">
            <text:p>61125.0776034617</text:p>
          </table:table-cell>
          <table:table-cell table:formula="of:=[.C231]*[.$H$2]" office:value-type="float" office:value="73350.093124154" calcext:value-type="float">
            <text:p>73350.093124154</text:p>
          </table:table-cell>
          <table:table-cell office:value-type="date" office:date-value="2021-02-12" calcext:value-type="date">
            <text:p>12/02/21</text:p>
          </table:table-cell>
          <table:table-cell office:value-type="float" office:value="224862.904565827" calcext:value-type="float">
            <text:p>224862.904565827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17/03/21</text:p>
          </table:table-cell>
          <table:table-cell office:value-type="float" office:value="4344.80453689881" calcext:value-type="float">
            <text:p>4344.80453689881</text:p>
          </table:table-cell>
          <table:table-cell office:value-type="float" office:value="59492.1012428233" calcext:value-type="float">
            <text:p>59492.1012428233</text:p>
          </table:table-cell>
          <table:table-cell table:formula="of:=[.C232]*[.$H$2]" office:value-type="float" office:value="71390.521491388" calcext:value-type="float">
            <text:p>71390.521491388</text:p>
          </table:table-cell>
          <table:table-cell office:value-type="date" office:date-value="2021-02-13" calcext:value-type="date">
            <text:p>13/02/21</text:p>
          </table:table-cell>
          <table:table-cell office:value-type="float" office:value="215423.315363298" calcext:value-type="float">
            <text:p>215423.315363298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float" office:value="4673.19854109723" calcext:value-type="float">
            <text:p>4673.19854109723</text:p>
          </table:table-cell>
          <table:table-cell office:value-type="float" office:value="58393.8348027446" calcext:value-type="float">
            <text:p>58393.8348027446</text:p>
          </table:table-cell>
          <table:table-cell table:formula="of:=[.C233]*[.$H$2]" office:value-type="float" office:value="70072.6017632935" calcext:value-type="float">
            <text:p>70072.6017632935</text:p>
          </table:table-cell>
          <table:table-cell office:value-type="date" office:date-value="2021-02-14" calcext:value-type="date">
            <text:p>14/02/21</text:p>
          </table:table-cell>
          <table:table-cell office:value-type="float" office:value="206332.447881616" calcext:value-type="float">
            <text:p>206332.447881616</text:p>
          </table:table-cell>
          <table:table-cell table:number-columns-repeated="2"/>
        </table:table-row>
        <table:table-row table:style-name="ro1">
          <table:table-cell office:value-type="date" office:date-value="2021-03-19" calcext:value-type="date">
            <text:p>19/03/21</text:p>
          </table:table-cell>
          <table:table-cell office:value-type="float" office:value="4762.86399762702" calcext:value-type="float">
            <text:p>4762.86399762702</text:p>
          </table:table-cell>
          <table:table-cell office:value-type="float" office:value="57560.9747248401" calcext:value-type="float">
            <text:p>57560.9747248401</text:p>
          </table:table-cell>
          <table:table-cell table:formula="of:=[.C234]*[.$H$2]" office:value-type="float" office:value="69073.1696698081" calcext:value-type="float">
            <text:p>69073.1696698081</text:p>
          </table:table-cell>
          <table:table-cell office:value-type="date" office:date-value="2021-02-15" calcext:value-type="date">
            <text:p>15/02/21</text:p>
          </table:table-cell>
          <table:table-cell office:value-type="float" office:value="198058.346288983" calcext:value-type="float">
            <text:p>198058.346288983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20/03/21</text:p>
          </table:table-cell>
          <table:table-cell office:value-type="float" office:value="4647.23939416036" calcext:value-type="float">
            <text:p>4647.23939416036</text:p>
          </table:table-cell>
          <table:table-cell office:value-type="float" office:value="56758.2359769075" calcext:value-type="float">
            <text:p>56758.2359769075</text:p>
          </table:table-cell>
          <table:table-cell table:formula="of:=[.C235]*[.$H$2]" office:value-type="float" office:value="68109.883172289" calcext:value-type="float">
            <text:p>68109.883172289</text:p>
          </table:table-cell>
          <table:table-cell office:value-type="date" office:date-value="2021-02-16" calcext:value-type="date">
            <text:p>16/02/21</text:p>
          </table:table-cell>
          <table:table-cell office:value-type="float" office:value="190916.988071968" calcext:value-type="float">
            <text:p>190916.988071968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float" office:value="4545.12177489866" calcext:value-type="float">
            <text:p>4545.12177489866</text:p>
          </table:table-cell>
          <table:table-cell office:value-type="float" office:value="55985.9834254173" calcext:value-type="float">
            <text:p>55985.9834254173</text:p>
          </table:table-cell>
          <table:table-cell table:formula="of:=[.C236]*[.$H$2]" office:value-type="float" office:value="67183.1801105007" calcext:value-type="float">
            <text:p>67183.1801105007</text:p>
          </table:table-cell>
          <table:table-cell office:value-type="date" office:date-value="2021-02-17" calcext:value-type="date">
            <text:p>17/02/21</text:p>
          </table:table-cell>
          <table:table-cell office:value-type="float" office:value="185038.432585869" calcext:value-type="float">
            <text:p>185038.432585869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22/03/21</text:p>
          </table:table-cell>
          <table:table-cell office:value-type="float" office:value="4362.34384866349" calcext:value-type="float">
            <text:p>4362.34384866349</text:p>
          </table:table-cell>
          <table:table-cell office:value-type="float" office:value="55142.5322893333" calcext:value-type="float">
            <text:p>55142.5322893333</text:p>
          </table:table-cell>
          <table:table-cell table:formula="of:=[.C237]*[.$H$2]" office:value-type="float" office:value="66171.0387472" calcext:value-type="float">
            <text:p>66171.0387472</text:p>
          </table:table-cell>
          <table:table-cell office:value-type="date" office:date-value="2021-02-18" calcext:value-type="date">
            <text:p>18/02/21</text:p>
          </table:table-cell>
          <table:table-cell office:value-type="float" office:value="179971.627922166" calcext:value-type="float">
            <text:p>179971.627922166</text:p>
          </table:table-cell>
          <table:table-cell table:number-columns-repeated="2"/>
        </table:table-row>
        <table:table-row table:style-name="ro1">
          <table:table-cell office:value-type="date" office:date-value="2021-03-23" calcext:value-type="date">
            <text:p>23/03/21</text:p>
          </table:table-cell>
          <table:table-cell office:value-type="float" office:value="4535.1508666648" calcext:value-type="float">
            <text:p>4535.1508666648</text:p>
          </table:table-cell>
          <table:table-cell office:value-type="float" office:value="54573.6020220887" calcext:value-type="float">
            <text:p>54573.6020220887</text:p>
          </table:table-cell>
          <table:table-cell table:formula="of:=[.C238]*[.$H$2]" office:value-type="float" office:value="65488.3224265064" calcext:value-type="float">
            <text:p>65488.3224265064</text:p>
          </table:table-cell>
          <table:table-cell office:value-type="date" office:date-value="2021-02-19" calcext:value-type="date">
            <text:p>19/02/21</text:p>
          </table:table-cell>
          <table:table-cell office:value-type="float" office:value="175669.394055042" calcext:value-type="float">
            <text:p>175669.394055042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24/03/21</text:p>
          </table:table-cell>
          <table:table-cell office:value-type="float" office:value="4555.30825219758" calcext:value-type="float">
            <text:p>4555.30825219758</text:p>
          </table:table-cell>
          <table:table-cell office:value-type="float" office:value="54108.7730800365" calcext:value-type="float">
            <text:p>54108.7730800365</text:p>
          </table:table-cell>
          <table:table-cell table:formula="of:=[.C239]*[.$H$2]" office:value-type="float" office:value="64930.5276960438" calcext:value-type="float">
            <text:p>64930.5276960438</text:p>
          </table:table-cell>
          <table:table-cell office:value-type="date" office:date-value="2021-02-20" calcext:value-type="date">
            <text:p>20/02/21</text:p>
          </table:table-cell>
          <table:table-cell office:value-type="float" office:value="171822.529380299" calcext:value-type="float">
            <text:p>171822.529380299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float" office:value="4382.11425216885" calcext:value-type="float">
            <text:p>4382.11425216885</text:p>
          </table:table-cell>
          <table:table-cell office:value-type="float" office:value="53546.0721367666" calcext:value-type="float">
            <text:p>53546.0721367666</text:p>
          </table:table-cell>
          <table:table-cell table:formula="of:=[.C240]*[.$H$2]" office:value-type="float" office:value="64255.2865641199" calcext:value-type="float">
            <text:p>64255.2865641199</text:p>
          </table:table-cell>
          <table:table-cell office:value-type="date" office:date-value="2021-02-21" calcext:value-type="date">
            <text:p>21/02/21</text:p>
          </table:table-cell>
          <table:table-cell office:value-type="float" office:value="168699.990488503" calcext:value-type="float">
            <text:p>168699.990488503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26/03/21</text:p>
          </table:table-cell>
          <table:table-cell office:value-type="float" office:value="4225.06711198301" calcext:value-type="float">
            <text:p>4225.06711198301</text:p>
          </table:table-cell>
          <table:table-cell office:value-type="float" office:value="52894.0501066044" calcext:value-type="float">
            <text:p>52894.0501066044</text:p>
          </table:table-cell>
          <table:table-cell table:formula="of:=[.C241]*[.$H$2]" office:value-type="float" office:value="63472.8601279253" calcext:value-type="float">
            <text:p>63472.8601279253</text:p>
          </table:table-cell>
          <table:table-cell office:value-type="date" office:date-value="2021-02-22" calcext:value-type="date">
            <text:p>22/02/21</text:p>
          </table:table-cell>
          <table:table-cell office:value-type="float" office:value="166022.592767693" calcext:value-type="float">
            <text:p>166022.592767693</text:p>
          </table:table-cell>
          <table:table-cell table:number-columns-repeated="2"/>
        </table:table-row>
        <table:table-row table:style-name="ro1">
          <table:table-cell office:value-type="date" office:date-value="2021-03-27" calcext:value-type="date">
            <text:p>27/03/21</text:p>
          </table:table-cell>
          <table:table-cell office:value-type="float" office:value="3834.65762135127" calcext:value-type="float">
            <text:p>3834.65762135127</text:p>
          </table:table-cell>
          <table:table-cell office:value-type="float" office:value="51918.9492051155" calcext:value-type="float">
            <text:p>51918.9492051155</text:p>
          </table:table-cell>
          <table:table-cell table:formula="of:=[.C242]*[.$H$2]" office:value-type="float" office:value="62302.7390461386" calcext:value-type="float">
            <text:p>62302.7390461386</text:p>
          </table:table-cell>
          <table:table-cell office:value-type="date" office:date-value="2021-02-23" calcext:value-type="date">
            <text:p>23/02/21</text:p>
          </table:table-cell>
          <table:table-cell office:value-type="float" office:value="163629.280457454" calcext:value-type="float">
            <text:p>163629.280457454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28/03/21</text:p>
          </table:table-cell>
          <table:table-cell office:value-type="float" office:value="3751.70153804868" calcext:value-type="float">
            <text:p>3751.70153804868</text:p>
          </table:table-cell>
          <table:table-cell office:value-type="float" office:value="50930.784949613" calcext:value-type="float">
            <text:p>50930.784949613</text:p>
          </table:table-cell>
          <table:table-cell table:formula="of:=[.C243]*[.$H$2]" office:value-type="float" office:value="61116.9419395356" calcext:value-type="float">
            <text:p>61116.9419395356</text:p>
          </table:table-cell>
          <table:table-cell office:value-type="date" office:date-value="2021-02-24" calcext:value-type="date">
            <text:p>24/02/21</text:p>
          </table:table-cell>
          <table:table-cell office:value-type="float" office:value="161230.355540858" calcext:value-type="float">
            <text:p>161230.355540858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29/03/21</text:p>
          </table:table-cell>
          <table:table-cell office:value-type="float" office:value="3329.80230491688" calcext:value-type="float">
            <text:p>3329.80230491688</text:p>
          </table:table-cell>
          <table:table-cell office:value-type="float" office:value="49595.4650164705" calcext:value-type="float">
            <text:p>49595.4650164705</text:p>
          </table:table-cell>
          <table:table-cell table:formula="of:=[.C244]*[.$H$2]" office:value-type="float" office:value="59514.5580197646" calcext:value-type="float">
            <text:p>59514.5580197646</text:p>
          </table:table-cell>
          <table:table-cell office:value-type="date" office:date-value="2021-02-25" calcext:value-type="date">
            <text:p>25/02/21</text:p>
          </table:table-cell>
          <table:table-cell office:value-type="float" office:value="158662.357097274" calcext:value-type="float">
            <text:p>158662.357097274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30/03/21</text:p>
          </table:table-cell>
          <table:table-cell office:value-type="float" office:value="3061.09913637967" calcext:value-type="float">
            <text:p>3061.09913637967</text:p>
          </table:table-cell>
          <table:table-cell office:value-type="float" office:value="48064.8134357535" calcext:value-type="float">
            <text:p>48064.8134357535</text:p>
          </table:table-cell>
          <table:table-cell table:formula="of:=[.C245]*[.$H$2]" office:value-type="float" office:value="57677.7761229042" calcext:value-type="float">
            <text:p>57677.7761229042</text:p>
          </table:table-cell>
          <table:table-cell office:value-type="date" office:date-value="2021-02-26" calcext:value-type="date">
            <text:p>26/02/21</text:p>
          </table:table-cell>
          <table:table-cell office:value-type="float" office:value="155827.193120293" calcext:value-type="float">
            <text:p>155827.193120293</text:p>
          </table:table-cell>
          <table:table-cell table:number-columns-repeated="2"/>
        </table:table-row>
        <table:table-row table:style-name="ro1">
          <table:table-cell office:value-type="date" office:date-value="2021-03-31" calcext:value-type="date">
            <text:p>31/03/21</text:p>
          </table:table-cell>
          <table:table-cell office:value-type="float" office:value="2906.88651344319" calcext:value-type="float">
            <text:p>2906.88651344319</text:p>
          </table:table-cell>
          <table:table-cell office:value-type="float" office:value="46472.3937246913" calcext:value-type="float">
            <text:p>46472.3937246913</text:p>
          </table:table-cell>
          <table:table-cell table:formula="of:=[.C246]*[.$H$2]" office:value-type="float" office:value="55766.8724696296" calcext:value-type="float">
            <text:p>55766.8724696296</text:p>
          </table:table-cell>
          <table:table-cell office:value-type="date" office:date-value="2021-02-27" calcext:value-type="date">
            <text:p>27/02/21</text:p>
          </table:table-cell>
          <table:table-cell office:value-type="float" office:value="153073.312560442" calcext:value-type="float">
            <text:p>153073.312560442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office:value-type="float" office:value="2330.33774488851" calcext:value-type="float">
            <text:p>2330.33774488851</text:p>
          </table:table-cell>
          <table:table-cell office:value-type="float" office:value="44403.0165677631" calcext:value-type="float">
            <text:p>44403.0165677631</text:p>
          </table:table-cell>
          <table:table-cell table:formula="of:=[.C247]*[.$H$2]" office:value-type="float" office:value="53283.6198813157" calcext:value-type="float">
            <text:p>53283.6198813157</text:p>
          </table:table-cell>
          <table:table-cell office:value-type="date" office:date-value="2021-02-28" calcext:value-type="date">
            <text:p>28/02/21</text:p>
          </table:table-cell>
          <table:table-cell office:value-type="float" office:value="149905.895128194" calcext:value-type="float">
            <text:p>149905.895128194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2/04/21</text:p>
          </table:table-cell>
          <table:table-cell office:value-type="float" office:value="2188.09189155819" calcext:value-type="float">
            <text:p>2188.09189155819</text:p>
          </table:table-cell>
          <table:table-cell office:value-type="float" office:value="42313.3689183037" calcext:value-type="float">
            <text:p>42313.3689183037</text:p>
          </table:table-cell>
          <table:table-cell table:formula="of:=[.C248]*[.$H$2]" office:value-type="float" office:value="50776.0427019644" calcext:value-type="float">
            <text:p>50776.0427019644</text:p>
          </table:table-cell>
          <table:table-cell office:value-type="date" office:date-value="2021-03-01" calcext:value-type="date">
            <text:p>01/03/21</text:p>
          </table:table-cell>
          <table:table-cell office:value-type="float" office:value="146588.26247386" calcext:value-type="float">
            <text:p>146588.26247386</text:p>
          </table:table-cell>
          <table:table-cell table:number-columns-repeated="2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float" office:value="2009.19928818462" calcext:value-type="float">
            <text:p>2009.19928818462</text:p>
          </table:table-cell>
          <table:table-cell office:value-type="float" office:value="40184.7956464972" calcext:value-type="float">
            <text:p>40184.7956464972</text:p>
          </table:table-cell>
          <table:table-cell table:formula="of:=[.C249]*[.$H$2]" office:value-type="float" office:value="48221.7547757966" calcext:value-type="float">
            <text:p>48221.7547757966</text:p>
          </table:table-cell>
          <table:table-cell office:value-type="date" office:date-value="2021-03-02" calcext:value-type="date">
            <text:p>02/03/21</text:p>
          </table:table-cell>
          <table:table-cell office:value-type="float" office:value="142852.942785834" calcext:value-type="float">
            <text:p>142852.942785834</text:p>
          </table:table-cell>
          <table:table-cell table:number-columns-repeated="2"/>
        </table:table-row>
        <table:table-row table:style-name="ro1">
          <table:table-cell office:value-type="date" office:date-value="2021-04-04" calcext:value-type="date">
            <text:p>04/04/21</text:p>
          </table:table-cell>
          <table:table-cell office:value-type="float" office:value="2021.13780765228" calcext:value-type="float">
            <text:p>2021.13780765228</text:p>
          </table:table-cell>
          <table:table-cell office:value-type="float" office:value="38215.6053174072" calcext:value-type="float">
            <text:p>38215.6053174072</text:p>
          </table:table-cell>
          <table:table-cell table:formula="of:=[.C250]*[.$H$2]" office:value-type="float" office:value="45858.7263808886" calcext:value-type="float">
            <text:p>45858.7263808886</text:p>
          </table:table-cell>
          <table:table-cell office:value-type="date" office:date-value="2021-03-03" calcext:value-type="date">
            <text:p>03/03/21</text:p>
          </table:table-cell>
          <table:table-cell office:value-type="float" office:value="138525.726854973" calcext:value-type="float">
            <text:p>138525.726854973</text:p>
          </table:table-cell>
          <table:table-cell table:number-columns-repeated="2"/>
        </table:table-row>
        <table:table-row table:style-name="ro1">
          <table:table-cell office:value-type="date" office:date-value="2021-04-05" calcext:value-type="date">
            <text:p>05/04/21</text:p>
          </table:table-cell>
          <table:table-cell office:value-type="float" office:value="1911.49032570515" calcext:value-type="float">
            <text:p>1911.49032570515</text:p>
          </table:table-cell>
          <table:table-cell office:value-type="float" office:value="36290.24128967" calcext:value-type="float">
            <text:p>36290.24128967</text:p>
          </table:table-cell>
          <table:table-cell table:formula="of:=[.C251]*[.$H$2]" office:value-type="float" office:value="43548.289547604" calcext:value-type="float">
            <text:p>43548.289547604</text:p>
          </table:table-cell>
          <table:table-cell office:value-type="date" office:date-value="2021-03-04" calcext:value-type="date">
            <text:p>04/03/21</text:p>
          </table:table-cell>
          <table:table-cell office:value-type="float" office:value="133996.848296868" calcext:value-type="float">
            <text:p>133996.848296868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6/04/21</text:p>
          </table:table-cell>
          <table:table-cell office:value-type="float" office:value="1583.36411571247" calcext:value-type="float">
            <text:p>1583.36411571247</text:p>
          </table:table-cell>
          <table:table-cell office:value-type="float" office:value="34195.7606382604" calcext:value-type="float">
            <text:p>34195.7606382604</text:p>
          </table:table-cell>
          <table:table-cell table:formula="of:=[.C252]*[.$H$2]" office:value-type="float" office:value="41034.9127659125" calcext:value-type="float">
            <text:p>41034.9127659125</text:p>
          </table:table-cell>
          <table:table-cell office:value-type="date" office:date-value="2021-03-05" calcext:value-type="date">
            <text:p>05/03/21</text:p>
          </table:table-cell>
          <table:table-cell office:value-type="float" office:value="129488.571856427" calcext:value-type="float">
            <text:p>129488.571856427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7/04/21</text:p>
          </table:table-cell>
          <table:table-cell office:value-type="float" office:value="1680.47447700186" calcext:value-type="float">
            <text:p>1680.47447700186</text:p>
          </table:table-cell>
          <table:table-cell office:value-type="float" office:value="32368.6776701739" calcext:value-type="float">
            <text:p>32368.6776701739</text:p>
          </table:table-cell>
          <table:table-cell table:formula="of:=[.C253]*[.$H$2]" office:value-type="float" office:value="38842.4132042087" calcext:value-type="float">
            <text:p>38842.4132042087</text:p>
          </table:table-cell>
          <table:table-cell office:value-type="date" office:date-value="2021-03-06" calcext:value-type="date">
            <text:p>06/03/21</text:p>
          </table:table-cell>
          <table:table-cell office:value-type="float" office:value="125019.47979062" calcext:value-type="float">
            <text:p>125019.47979062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8/04/21</text:p>
          </table:table-cell>
          <table:table-cell office:value-type="float" office:value="1666.25770540665" calcext:value-type="float">
            <text:p>1666.25770540665</text:p>
          </table:table-cell>
          <table:table-cell office:value-type="float" office:value="30691.3846258645" calcext:value-type="float">
            <text:p>30691.3846258645</text:p>
          </table:table-cell>
          <table:table-cell table:formula="of:=[.C254]*[.$H$2]" office:value-type="float" office:value="36829.6615510374" calcext:value-type="float">
            <text:p>36829.6615510374</text:p>
          </table:table-cell>
          <table:table-cell office:value-type="date" office:date-value="2021-03-07" calcext:value-type="date">
            <text:p>07/03/21</text:p>
          </table:table-cell>
          <table:table-cell office:value-type="float" office:value="120370.748812988" calcext:value-type="float">
            <text:p>120370.748812988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9/04/21</text:p>
          </table:table-cell>
          <table:table-cell office:value-type="float" office:value="1545.75339296688" calcext:value-type="float">
            <text:p>1545.75339296688</text:p>
          </table:table-cell>
          <table:table-cell office:value-type="float" office:value="29066.7126758294" calcext:value-type="float">
            <text:p>29066.7126758294</text:p>
          </table:table-cell>
          <table:table-cell table:formula="of:=[.C255]*[.$H$2]" office:value-type="float" office:value="34880.0552109953" calcext:value-type="float">
            <text:p>34880.0552109953</text:p>
          </table:table-cell>
          <table:table-cell office:value-type="date" office:date-value="2021-03-08" calcext:value-type="date">
            <text:p>08/03/21</text:p>
          </table:table-cell>
          <table:table-cell office:value-type="float" office:value="115917.219567746" calcext:value-type="float">
            <text:p>115917.219567746</text:p>
          </table:table-cell>
          <table:table-cell table:number-columns-repeated="2"/>
        </table:table-row>
        <table:table-row table:style-name="ro1">
          <table:table-cell office:value-type="date" office:date-value="2021-04-10" calcext:value-type="date">
            <text:p>10/04/21</text:p>
          </table:table-cell>
          <table:table-cell office:value-type="float" office:value="1546.71745844736" calcext:value-type="float">
            <text:p>1546.71745844736</text:p>
          </table:table-cell>
          <table:table-cell office:value-type="float" office:value="27602.1703058317" calcext:value-type="float">
            <text:p>27602.1703058317</text:p>
          </table:table-cell>
          <table:table-cell table:formula="of:=[.C256]*[.$H$2]" office:value-type="float" office:value="33122.604366998" calcext:value-type="float">
            <text:p>33122.604366998</text:p>
          </table:table-cell>
          <table:table-cell office:value-type="date" office:date-value="2021-03-09" calcext:value-type="date">
            <text:p>09/03/21</text:p>
          </table:table-cell>
          <table:table-cell office:value-type="float" office:value="111069.976536751" calcext:value-type="float">
            <text:p>111069.976536751</text:p>
          </table:table-cell>
          <table:table-cell table:number-columns-repeated="2"/>
        </table:table-row>
        <table:table-row table:style-name="ro1">
          <table:table-cell office:value-type="date" office:date-value="2021-04-11" calcext:value-type="date">
            <text:p>11/04/21</text:p>
          </table:table-cell>
          <table:table-cell office:value-type="float" office:value="1427.81157198662" calcext:value-type="float">
            <text:p>1427.81157198662</text:p>
          </table:table-cell>
          <table:table-cell office:value-type="float" office:value="26172.1466464559" calcext:value-type="float">
            <text:p>26172.1466464559</text:p>
          </table:table-cell>
          <table:table-cell table:formula="of:=[.C257]*[.$H$2]" office:value-type="float" office:value="31406.5759757471" calcext:value-type="float">
            <text:p>31406.5759757471</text:p>
          </table:table-cell>
          <table:table-cell office:value-type="date" office:date-value="2021-03-10" calcext:value-type="date">
            <text:p>10/03/21</text:p>
          </table:table-cell>
          <table:table-cell office:value-type="float" office:value="106332.183319319" calcext:value-type="float">
            <text:p>106332.183319319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float" office:value="1295.94327614687" calcext:value-type="float">
            <text:p>1295.94327614687</text:p>
          </table:table-cell>
          <table:table-cell office:value-type="float" office:value="24746.0774185864" calcext:value-type="float">
            <text:p>24746.0774185864</text:p>
          </table:table-cell>
          <table:table-cell table:formula="of:=[.C258]*[.$H$2]" office:value-type="float" office:value="29695.2929023037" calcext:value-type="float">
            <text:p>29695.2929023037</text:p>
          </table:table-cell>
          <table:table-cell office:value-type="date" office:date-value="2021-03-11" calcext:value-type="date">
            <text:p>11/03/21</text:p>
          </table:table-cell>
          <table:table-cell office:value-type="float" office:value="101718.169095095" calcext:value-type="float">
            <text:p>101718.169095095</text:p>
          </table:table-cell>
          <table:table-cell table:number-columns-repeated="2"/>
        </table:table-row>
        <table:table-row table:style-name="ro1">
          <table:table-cell office:value-type="date" office:date-value="2021-04-13" calcext:value-type="date">
            <text:p>13/04/21</text:p>
          </table:table-cell>
          <table:table-cell office:value-type="float" office:value="1158.00801741517" calcext:value-type="float">
            <text:p>1158.00801741517</text:p>
          </table:table-cell>
          <table:table-cell office:value-type="float" office:value="23321.1221400405" calcext:value-type="float">
            <text:p>23321.1221400405</text:p>
          </table:table-cell>
          <table:table-cell table:formula="of:=[.C259]*[.$H$2]" office:value-type="float" office:value="27985.3465680486" calcext:value-type="float">
            <text:p>27985.3465680486</text:p>
          </table:table-cell>
          <table:table-cell office:value-type="date" office:date-value="2021-03-12" calcext:value-type="date">
            <text:p>12/03/21</text:p>
          </table:table-cell>
          <table:table-cell office:value-type="float" office:value="97763.8434108312" calcext:value-type="float">
            <text:p>97763.8434108312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14/04/21</text:p>
          </table:table-cell>
          <table:table-cell office:value-type="float" office:value="1184.69897892838" calcext:value-type="float">
            <text:p>1184.69897892838</text:p>
          </table:table-cell>
          <table:table-cell office:value-type="float" office:value="22058.5819200295" calcext:value-type="float">
            <text:p>22058.5819200295</text:p>
          </table:table-cell>
          <table:table-cell table:formula="of:=[.C260]*[.$H$2]" office:value-type="float" office:value="26470.2983040354" calcext:value-type="float">
            <text:p>26470.2983040354</text:p>
          </table:table-cell>
          <table:table-cell office:value-type="date" office:date-value="2021-03-13" calcext:value-type="date">
            <text:p>13/03/21</text:p>
          </table:table-cell>
          <table:table-cell office:value-type="float" office:value="94075.788316756" calcext:value-type="float">
            <text:p>94075.788316756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15/04/21</text:p>
          </table:table-cell>
          <table:table-cell office:value-type="float" office:value="1117.85347170447" calcext:value-type="float">
            <text:p>1117.85347170447</text:p>
          </table:table-cell>
          <table:table-cell office:value-type="float" office:value="20858.0296681313" calcext:value-type="float">
            <text:p>20858.0296681313</text:p>
          </table:table-cell>
          <table:table-cell table:formula="of:=[.C261]*[.$H$2]" office:value-type="float" office:value="25029.6356017576" calcext:value-type="float">
            <text:p>25029.6356017576</text:p>
          </table:table-cell>
          <table:table-cell office:value-type="date" office:date-value="2021-03-14" calcext:value-type="date">
            <text:p>14/03/21</text:p>
          </table:table-cell>
          <table:table-cell office:value-type="float" office:value="90599.1996379543" calcext:value-type="float">
            <text:p>90599.1996379543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16/04/21</text:p>
          </table:table-cell>
          <table:table-cell office:value-type="float" office:value="1085.82018616363" calcext:value-type="float">
            <text:p>1085.82018616363</text:p>
          </table:table-cell>
          <table:table-cell office:value-type="float" office:value="19745.9272812733" calcext:value-type="float">
            <text:p>19745.9272812733</text:p>
          </table:table-cell>
          <table:table-cell table:formula="of:=[.C262]*[.$H$2]" office:value-type="float" office:value="23695.112737528" calcext:value-type="float">
            <text:p>23695.112737528</text:p>
          </table:table-cell>
          <table:table-cell office:value-type="date" office:date-value="2021-03-15" calcext:value-type="date">
            <text:p>15/03/21</text:p>
          </table:table-cell>
          <table:table-cell office:value-type="float" office:value="87444.6846691863" calcext:value-type="float">
            <text:p>87444.6846691863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17/04/21</text:p>
          </table:table-cell>
          <table:table-cell office:value-type="float" office:value="1114.07773591867" calcext:value-type="float">
            <text:p>1114.07773591867</text:p>
          </table:table-cell>
          <table:table-cell office:value-type="float" office:value="18771.3792138221" calcext:value-type="float">
            <text:p>18771.3792138221</text:p>
          </table:table-cell>
          <table:table-cell table:formula="of:=[.C263]*[.$H$2]" office:value-type="float" office:value="22525.6550565865" calcext:value-type="float">
            <text:p>22525.6550565865</text:p>
          </table:table-cell>
          <table:table-cell office:value-type="date" office:date-value="2021-03-16" calcext:value-type="date">
            <text:p>16/03/21</text:p>
          </table:table-cell>
          <table:table-cell office:value-type="float" office:value="84787.5848960311" calcext:value-type="float">
            <text:p>84787.5848960311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18/04/21</text:p>
          </table:table-cell>
          <table:table-cell office:value-type="float" office:value="1013.10960436049" calcext:value-type="float">
            <text:p>1013.10960436049</text:p>
          </table:table-cell>
          <table:table-cell office:value-type="float" office:value="17803.9828701073" calcext:value-type="float">
            <text:p>17803.9828701073</text:p>
          </table:table-cell>
          <table:table-cell table:formula="of:=[.C264]*[.$H$2]" office:value-type="float" office:value="21364.7794441288" calcext:value-type="float">
            <text:p>21364.7794441288</text:p>
          </table:table-cell>
          <table:table-cell office:value-type="date" office:date-value="2021-03-17" calcext:value-type="date">
            <text:p>17/03/21</text:p>
          </table:table-cell>
          <table:table-cell office:value-type="float" office:value="82899.3798983643" calcext:value-type="float">
            <text:p>82899.3798983643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19/04/21</text:p>
          </table:table-cell>
          <table:table-cell office:value-type="float" office:value="1014.12679713185" calcext:value-type="float">
            <text:p>1014.12679713185</text:p>
          </table:table-cell>
          <table:table-cell office:value-type="float" office:value="16943.219084933" calcext:value-type="float">
            <text:p>16943.219084933</text:p>
          </table:table-cell>
          <table:table-cell table:formula="of:=[.C265]*[.$H$2]" office:value-type="float" office:value="20331.8629019196" calcext:value-type="float">
            <text:p>20331.8629019196</text:p>
          </table:table-cell>
          <table:table-cell office:value-type="date" office:date-value="2021-03-18" calcext:value-type="date">
            <text:p>18/03/21</text:p>
          </table:table-cell>
          <table:table-cell office:value-type="float" office:value="81427.6482634073" calcext:value-type="float">
            <text:p>81427.6482634073</text:p>
          </table:table-cell>
          <table:table-cell table:number-columns-repeated="2"/>
        </table:table-row>
        <table:table-row table:style-name="ro1">
          <table:table-cell office:value-type="date" office:date-value="2021-04-20" calcext:value-type="date">
            <text:p>20/04/21</text:p>
          </table:table-cell>
          <table:table-cell office:value-type="float" office:value="904.704049482007" calcext:value-type="float">
            <text:p>904.704049482007</text:p>
          </table:table-cell>
          <table:table-cell office:value-type="float" office:value="16070.917166221" calcext:value-type="float">
            <text:p>16070.917166221</text:p>
          </table:table-cell>
          <table:table-cell table:formula="of:=[.C266]*[.$H$2]" office:value-type="float" office:value="19285.1005994652" calcext:value-type="float">
            <text:p>19285.1005994652</text:p>
          </table:table-cell>
          <table:table-cell office:value-type="date" office:date-value="2021-03-19" calcext:value-type="date">
            <text:p>19/03/21</text:p>
          </table:table-cell>
          <table:table-cell office:value-type="float" office:value="80078.3735427921" calcext:value-type="float">
            <text:p>80078.3735427921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21/04/21</text:p>
          </table:table-cell>
          <table:table-cell office:value-type="float" office:value="860.463653303757" calcext:value-type="float">
            <text:p>860.463653303757</text:p>
          </table:table-cell>
          <table:table-cell office:value-type="float" office:value="15247.6520575936" calcext:value-type="float">
            <text:p>15247.6520575936</text:p>
          </table:table-cell>
          <table:table-cell table:formula="of:=[.C267]*[.$H$2]" office:value-type="float" office:value="18297.1824691123" calcext:value-type="float">
            <text:p>18297.1824691123</text:p>
          </table:table-cell>
          <table:table-cell office:value-type="date" office:date-value="2021-03-20" calcext:value-type="date">
            <text:p>20/03/21</text:p>
          </table:table-cell>
          <table:table-cell office:value-type="float" office:value="78878.0011764214" calcext:value-type="float">
            <text:p>78878.0011764214</text:p>
          </table:table-cell>
          <table:table-cell table:number-columns-repeated="2"/>
        </table:table-row>
        <table:table-row table:style-name="ro1">
          <table:table-cell office:value-type="date" office:date-value="2021-04-22" calcext:value-type="date">
            <text:p>22/04/21</text:p>
          </table:table-cell>
          <table:table-cell office:value-type="float" office:value="912.023890773698" calcext:value-type="float">
            <text:p>912.023890773698</text:p>
          </table:table-cell>
          <table:table-cell office:value-type="float" office:value="14556.108983475" calcext:value-type="float">
            <text:p>14556.108983475</text:p>
          </table:table-cell>
          <table:table-cell table:formula="of:=[.C268]*[.$H$2]" office:value-type="float" office:value="17467.33078017" calcext:value-type="float">
            <text:p>17467.33078017</text:p>
          </table:table-cell>
          <table:table-cell office:value-type="date" office:date-value="2021-03-21" calcext:value-type="date">
            <text:p>21/03/21</text:p>
          </table:table-cell>
          <table:table-cell office:value-type="float" office:value="77729.9390516547" calcext:value-type="float">
            <text:p>77729.9390516547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23/04/21</text:p>
          </table:table-cell>
          <table:table-cell office:value-type="float" office:value="898.65058937827" calcext:value-type="float">
            <text:p>898.65058937827</text:p>
          </table:table-cell>
          <table:table-cell office:value-type="float" office:value="13929.6389676757" calcext:value-type="float">
            <text:p>13929.6389676757</text:p>
          </table:table-cell>
          <table:table-cell table:formula="of:=[.C269]*[.$H$2]" office:value-type="float" office:value="16715.5667612108" calcext:value-type="float">
            <text:p>16715.5667612108</text:p>
          </table:table-cell>
          <table:table-cell office:value-type="date" office:date-value="2021-03-22" calcext:value-type="date">
            <text:p>22/03/21</text:p>
          </table:table-cell>
          <table:table-cell office:value-type="float" office:value="77087.6219628199" calcext:value-type="float">
            <text:p>77087.6219628199</text:p>
          </table:table-cell>
          <table:table-cell table:number-columns-repeated="2"/>
        </table:table-row>
        <table:table-row table:style-name="ro1">
          <table:table-cell office:value-type="date" office:date-value="2021-04-24" calcext:value-type="date">
            <text:p>24/04/21</text:p>
          </table:table-cell>
          <table:table-cell office:value-type="float" office:value="942.80943014657" calcext:value-type="float">
            <text:p>942.80943014657</text:p>
          </table:table-cell>
          <table:table-cell office:value-type="float" office:value="13423.8938068874" calcext:value-type="float">
            <text:p>13423.8938068874</text:p>
          </table:table-cell>
          <table:table-cell table:formula="of:=[.C270]*[.$H$2]" office:value-type="float" office:value="16108.6725682649" calcext:value-type="float">
            <text:p>16108.6725682649</text:p>
          </table:table-cell>
          <table:table-cell office:value-type="date" office:date-value="2021-03-23" calcext:value-type="date">
            <text:p>23/03/21</text:p>
          </table:table-cell>
          <table:table-cell office:value-type="float" office:value="76685.8282529923" calcext:value-type="float">
            <text:p>76685.8282529923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25/04/21</text:p>
          </table:table-cell>
          <table:table-cell office:value-type="float" office:value="952.078417671345" calcext:value-type="float">
            <text:p>952.078417671345</text:p>
          </table:table-cell>
          <table:table-cell office:value-type="float" office:value="12996.4045515729" calcext:value-type="float">
            <text:p>12996.4045515729</text:p>
          </table:table-cell>
          <table:table-cell table:formula="of:=[.C271]*[.$H$2]" office:value-type="float" office:value="15595.6854618875" calcext:value-type="float">
            <text:p>15595.6854618875</text:p>
          </table:table-cell>
          <table:table-cell office:value-type="date" office:date-value="2021-03-24" calcext:value-type="date">
            <text:p>24/03/21</text:p>
          </table:table-cell>
          <table:table-cell office:value-type="float" office:value="76329.1026904312" calcext:value-type="float">
            <text:p>76329.1026904312</text:p>
          </table:table-cell>
          <table:table-cell table:number-columns-repeated="2"/>
        </table:table-row>
        <table:table-row table:style-name="ro1">
          <table:table-cell office:value-type="date" office:date-value="2021-04-26" calcext:value-type="date">
            <text:p>26/04/21</text:p>
          </table:table-cell>
          <table:table-cell office:value-type="float" office:value="903.340884101065" calcext:value-type="float">
            <text:p>903.340884101065</text:p>
          </table:table-cell>
          <table:table-cell office:value-type="float" office:value="12586.6570772897" calcext:value-type="float">
            <text:p>12586.6570772897</text:p>
          </table:table-cell>
          <table:table-cell table:formula="of:=[.C272]*[.$H$2]" office:value-type="float" office:value="15103.9884927476" calcext:value-type="float">
            <text:p>15103.9884927476</text:p>
          </table:table-cell>
          <table:table-cell office:value-type="date" office:date-value="2021-03-25" calcext:value-type="date">
            <text:p>25/03/21</text:p>
          </table:table-cell>
          <table:table-cell office:value-type="float" office:value="75989.7888896951" calcext:value-type="float">
            <text:p>75989.7888896951</text:p>
          </table:table-cell>
          <table:table-cell table:number-columns-repeated="2"/>
        </table:table-row>
        <table:table-row table:style-name="ro1">
          <table:table-cell office:value-type="date" office:date-value="2021-04-27" calcext:value-type="date">
            <text:p>27/04/21</text:p>
          </table:table-cell>
          <table:table-cell office:value-type="float" office:value="789.422196411407" calcext:value-type="float">
            <text:p>789.422196411407</text:p>
          </table:table-cell>
          <table:table-cell office:value-type="float" office:value="12115.6070439502" calcext:value-type="float">
            <text:p>12115.6070439502</text:p>
          </table:table-cell>
          <table:table-cell table:formula="of:=[.C273]*[.$H$2]" office:value-type="float" office:value="14538.7284527402" calcext:value-type="float">
            <text:p>14538.7284527402</text:p>
          </table:table-cell>
          <table:table-cell office:value-type="date" office:date-value="2021-03-26" calcext:value-type="date">
            <text:p>26/03/21</text:p>
          </table:table-cell>
          <table:table-cell office:value-type="float" office:value="75352.6793254881" calcext:value-type="float">
            <text:p>75352.6793254881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28/04/21</text:p>
          </table:table-cell>
          <table:table-cell office:value-type="float" office:value="793.016350261518" calcext:value-type="float">
            <text:p>793.016350261518</text:p>
          </table:table-cell>
          <table:table-cell office:value-type="float" office:value="11703.6518041689" calcext:value-type="float">
            <text:p>11703.6518041689</text:p>
          </table:table-cell>
          <table:table-cell table:formula="of:=[.C274]*[.$H$2]" office:value-type="float" office:value="14044.3821650027" calcext:value-type="float">
            <text:p>14044.3821650027</text:p>
          </table:table-cell>
          <table:table-cell office:value-type="date" office:date-value="2021-03-27" calcext:value-type="date">
            <text:p>27/03/21</text:p>
          </table:table-cell>
          <table:table-cell office:value-type="float" office:value="74786.2509850144" calcext:value-type="float">
            <text:p>74786.2509850144</text:p>
          </table:table-cell>
          <table:table-cell table:number-columns-repeated="2"/>
        </table:table-row>
        <table:table-row table:style-name="ro1">
          <table:table-cell office:value-type="date" office:date-value="2021-04-29" calcext:value-type="date">
            <text:p>29/04/21</text:p>
          </table:table-cell>
          <table:table-cell office:value-type="float" office:value="856.923064345499" calcext:value-type="float">
            <text:p>856.923064345499</text:p>
          </table:table-cell>
          <table:table-cell office:value-type="float" office:value="11403.4379713613" calcext:value-type="float">
            <text:p>11403.4379713613</text:p>
          </table:table-cell>
          <table:table-cell table:formula="of:=[.C275]*[.$H$2]" office:value-type="float" office:value="13684.1255656336" calcext:value-type="float">
            <text:p>13684.1255656336</text:p>
          </table:table-cell>
          <table:table-cell office:value-type="date" office:date-value="2021-03-28" calcext:value-type="date">
            <text:p>28/03/21</text:p>
          </table:table-cell>
          <table:table-cell office:value-type="float" office:value="73792.1489341417" calcext:value-type="float">
            <text:p>73792.1489341417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30/04/21</text:p>
          </table:table-cell>
          <table:table-cell office:value-type="float" office:value="873.089139067911" calcext:value-type="float">
            <text:p>873.089139067911</text:p>
          </table:table-cell>
          <table:table-cell office:value-type="float" office:value="11160.5250378444" calcext:value-type="float">
            <text:p>11160.5250378444</text:p>
          </table:table-cell>
          <table:table-cell table:formula="of:=[.C276]*[.$H$2]" office:value-type="float" office:value="13392.6300454133" calcext:value-type="float">
            <text:p>13392.6300454133</text:p>
          </table:table-cell>
          <table:table-cell office:value-type="date" office:date-value="2021-03-29" calcext:value-type="date">
            <text:p>29/03/21</text:p>
          </table:table-cell>
          <table:table-cell office:value-type="float" office:value="72581.6711424829" calcext:value-type="float">
            <text:p>72581.6711424829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float" office:value="957.703083311523" calcext:value-type="float">
            <text:p>957.703083311523</text:p>
          </table:table-cell>
          <table:table-cell office:value-type="float" office:value="11047.9045593582" calcext:value-type="float">
            <text:p>11047.9045593582</text:p>
          </table:table-cell>
          <table:table-cell table:formula="of:=[.C277]*[.$H$2]" office:value-type="float" office:value="13257.4854712298" calcext:value-type="float">
            <text:p>13257.4854712298</text:p>
          </table:table-cell>
          <table:table-cell office:value-type="date" office:date-value="2021-03-30" calcext:value-type="date">
            <text:p>30/03/21</text:p>
          </table:table-cell>
          <table:table-cell office:value-type="float" office:value="71291.2900669624" calcext:value-type="float">
            <text:p>71291.2900669624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02/05/21</text:p>
          </table:table-cell>
          <table:table-cell office:value-type="float" office:value="991.700327085498" calcext:value-type="float">
            <text:p>991.700327085498</text:p>
          </table:table-cell>
          <table:table-cell office:value-type="float" office:value="10999.1119360793" calcext:value-type="float">
            <text:p>10999.1119360793</text:p>
          </table:table-cell>
          <table:table-cell table:formula="of:=[.C278]*[.$H$2]" office:value-type="float" office:value="13198.9343232952" calcext:value-type="float">
            <text:p>13198.9343232952</text:p>
          </table:table-cell>
          <table:table-cell office:value-type="date" office:date-value="2021-03-31" calcext:value-type="date">
            <text:p>31/03/21</text:p>
          </table:table-cell>
          <table:table-cell office:value-type="float" office:value="69252.6488779695" calcext:value-type="float">
            <text:p>69252.6488779695</text:p>
          </table:table-cell>
          <table:table-cell table:number-columns-repeated="2"/>
        </table:table-row>
        <table:table-row table:style-name="ro1">
          <table:table-cell office:value-type="date" office:date-value="2021-05-03" calcext:value-type="date">
            <text:p>03/05/21</text:p>
          </table:table-cell>
          <table:table-cell office:value-type="float" office:value="1086.81597979931" calcext:value-type="float">
            <text:p>1086.81597979931</text:p>
          </table:table-cell>
          <table:table-cell office:value-type="float" office:value="11070.4552300687" calcext:value-type="float">
            <text:p>11070.4552300687</text:p>
          </table:table-cell>
          <table:table-cell table:formula="of:=[.C279]*[.$H$2]" office:value-type="float" office:value="13284.5462760824" calcext:value-type="float">
            <text:p>13284.5462760824</text:p>
          </table:table-cell>
          <table:table-cell office:value-type="date" office:date-value="2021-04-01" calcext:value-type="date">
            <text:p>01/04/21</text:p>
          </table:table-cell>
          <table:table-cell office:value-type="float" office:value="67102.3878471502" calcext:value-type="float">
            <text:p>67102.3878471502</text:p>
          </table:table-cell>
          <table:table-cell table:number-columns-repeated="2"/>
        </table:table-row>
        <table:table-row table:style-name="ro1">
          <table:table-cell office:value-type="date" office:date-value="2021-05-04" calcext:value-type="date">
            <text:p>04/05/21</text:p>
          </table:table-cell>
          <table:table-cell office:value-type="float" office:value="1143.70873715102" calcext:value-type="float">
            <text:p>1143.70873715102</text:p>
          </table:table-cell>
          <table:table-cell office:value-type="float" office:value="11213.1838543493" calcext:value-type="float">
            <text:p>11213.1838543493</text:p>
          </table:table-cell>
          <table:table-cell table:formula="of:=[.C280]*[.$H$2]" office:value-type="float" office:value="13455.8206252192" calcext:value-type="float">
            <text:p>13455.8206252192</text:p>
          </table:table-cell>
          <table:table-cell office:value-type="date" office:date-value="2021-04-02" calcext:value-type="date">
            <text:p>02/04/21</text:p>
          </table:table-cell>
          <table:table-cell office:value-type="float" office:value="64828.1186806281" calcext:value-type="float">
            <text:p>64828.1186806281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1339.80517076879" calcext:value-type="float">
            <text:p>1339.80517076879</text:p>
          </table:table-cell>
          <table:table-cell office:value-type="float" office:value="11562.7727352038" calcext:value-type="float">
            <text:p>11562.7727352038</text:p>
          </table:table-cell>
          <table:table-cell table:formula="of:=[.C281]*[.$H$2]" office:value-type="float" office:value="13875.3272822446" calcext:value-type="float">
            <text:p>13875.3272822446</text:p>
          </table:table-cell>
          <table:table-cell office:value-type="date" office:date-value="2021-04-03" calcext:value-type="date">
            <text:p>03/04/21</text:p>
          </table:table-cell>
          <table:table-cell office:value-type="float" office:value="62684.8734085787" calcext:value-type="float">
            <text:p>62684.8734085787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6/05/21</text:p>
          </table:table-cell>
          <table:table-cell office:value-type="float" office:value="1434.58271739866" calcext:value-type="float">
            <text:p>1434.58271739866</text:p>
          </table:table-cell>
          <table:table-cell office:value-type="float" office:value="12014.1145427811" calcext:value-type="float">
            <text:p>12014.1145427811</text:p>
          </table:table-cell>
          <table:table-cell table:formula="of:=[.C282]*[.$H$2]" office:value-type="float" office:value="14416.9374513373" calcext:value-type="float">
            <text:p>14416.9374513373</text:p>
          </table:table-cell>
          <table:table-cell office:value-type="date" office:date-value="2021-04-04" calcext:value-type="date">
            <text:p>04/04/21</text:p>
          </table:table-cell>
          <table:table-cell office:value-type="float" office:value="60524.4533772864" calcext:value-type="float">
            <text:p>60524.4533772864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7/05/21</text:p>
          </table:table-cell>
          <table:table-cell office:value-type="float" office:value="1515.50782728178" calcext:value-type="float">
            <text:p>1515.50782728178</text:p>
          </table:table-cell>
          <table:table-cell office:value-type="float" office:value="12534.4318039478" calcext:value-type="float">
            <text:p>12534.4318039478</text:p>
          </table:table-cell>
          <table:table-cell table:formula="of:=[.C283]*[.$H$2]" office:value-type="float" office:value="15041.3181647374" calcext:value-type="float">
            <text:p>15041.3181647374</text:p>
          </table:table-cell>
          <table:table-cell office:value-type="date" office:date-value="2021-04-05" calcext:value-type="date">
            <text:p>05/04/21</text:p>
          </table:table-cell>
          <table:table-cell office:value-type="float" office:value="58040.4674673285" calcext:value-type="float">
            <text:p>58040.4674673285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08/05/21</text:p>
          </table:table-cell>
          <table:table-cell office:value-type="float" office:value="1566.16839070612" calcext:value-type="float">
            <text:p>1566.16839070612</text:p>
          </table:table-cell>
          <table:table-cell office:value-type="float" office:value="13087.4922570379" calcext:value-type="float">
            <text:p>13087.4922570379</text:p>
          </table:table-cell>
          <table:table-cell table:formula="of:=[.C284]*[.$H$2]" office:value-type="float" office:value="15704.9907084455" calcext:value-type="float">
            <text:p>15704.9907084455</text:p>
          </table:table-cell>
          <table:table-cell office:value-type="date" office:date-value="2021-04-06" calcext:value-type="date">
            <text:p>06/04/21</text:p>
          </table:table-cell>
          <table:table-cell office:value-type="float" office:value="55828.3901877946" calcext:value-type="float">
            <text:p>55828.3901877946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09/05/21</text:p>
          </table:table-cell>
          <table:table-cell office:value-type="float" office:value="1604.33841516138" calcext:value-type="float">
            <text:p>1604.33841516138</text:p>
          </table:table-cell>
          <table:table-cell office:value-type="float" office:value="13655.1565441276" calcext:value-type="float">
            <text:p>13655.1565441276</text:p>
          </table:table-cell>
          <table:table-cell table:formula="of:=[.C285]*[.$H$2]" office:value-type="float" office:value="16386.1878529531" calcext:value-type="float">
            <text:p>16386.1878529531</text:p>
          </table:table-cell>
          <table:table-cell office:value-type="date" office:date-value="2021-04-07" calcext:value-type="date">
            <text:p>07/04/21</text:p>
          </table:table-cell>
          <table:table-cell office:value-type="float" office:value="53745.3623929418" calcext:value-type="float">
            <text:p>53745.3623929418</text:p>
          </table:table-cell>
          <table:table-cell table:number-columns-repeated="2"/>
        </table:table-row>
        <table:table-row table:style-name="ro1">
          <table:table-cell office:value-type="date" office:date-value="2021-05-10" calcext:value-type="date">
            <text:p>10/05/21</text:p>
          </table:table-cell>
          <table:table-cell office:value-type="float" office:value="1562.06271870048" calcext:value-type="float">
            <text:p>1562.06271870048</text:p>
          </table:table-cell>
          <table:table-cell office:value-type="float" office:value="14147.5415441793" calcext:value-type="float">
            <text:p>14147.5415441793</text:p>
          </table:table-cell>
          <table:table-cell table:formula="of:=[.C286]*[.$H$2]" office:value-type="float" office:value="16977.0498530152" calcext:value-type="float">
            <text:p>16977.0498530152</text:p>
          </table:table-cell>
          <table:table-cell office:value-type="date" office:date-value="2021-04-08" calcext:value-type="date">
            <text:p>08/04/21</text:p>
          </table:table-cell>
          <table:table-cell office:value-type="float" office:value="51704.6534307274" calcext:value-type="float">
            <text:p>51704.6534307274</text:p>
          </table:table-cell>
          <table:table-cell table:number-columns-repeated="2"/>
        </table:table-row>
        <table:table-row table:style-name="ro1">
          <table:table-cell office:value-type="date" office:date-value="2021-05-11" calcext:value-type="date">
            <text:p>11/05/21</text:p>
          </table:table-cell>
          <table:table-cell office:value-type="float" office:value="1575.59670208762" calcext:value-type="float">
            <text:p>1575.59670208762</text:p>
          </table:table-cell>
          <table:table-cell office:value-type="float" office:value="14618.9108026032" calcext:value-type="float">
            <text:p>14618.9108026032</text:p>
          </table:table-cell>
          <table:table-cell table:formula="of:=[.C287]*[.$H$2]" office:value-type="float" office:value="17542.6929631238" calcext:value-type="float">
            <text:p>17542.6929631238</text:p>
          </table:table-cell>
          <table:table-cell office:value-type="date" office:date-value="2021-04-09" calcext:value-type="date">
            <text:p>09/04/21</text:p>
          </table:table-cell>
          <table:table-cell office:value-type="float" office:value="49814.7274459669" calcext:value-type="float">
            <text:p>49814.7274459669</text:p>
          </table:table-cell>
          <table:table-cell table:number-columns-repeated="2"/>
        </table:table-row>
        <table:table-row table:style-name="ro1">
          <table:table-cell office:value-type="date" office:date-value="2021-05-12" calcext:value-type="date">
            <text:p>12/05/21</text:p>
          </table:table-cell>
          <table:table-cell office:value-type="float" office:value="1504.70458420351" calcext:value-type="float">
            <text:p>1504.70458420351</text:p>
          </table:table-cell>
          <table:table-cell office:value-type="float" office:value="14982.6001726704" calcext:value-type="float">
            <text:p>14982.6001726704</text:p>
          </table:table-cell>
          <table:table-cell table:formula="of:=[.C288]*[.$H$2]" office:value-type="float" office:value="17979.1202072045" calcext:value-type="float">
            <text:p>17979.1202072045</text:p>
          </table:table-cell>
          <table:table-cell office:value-type="date" office:date-value="2021-04-10" calcext:value-type="date">
            <text:p>10/04/21</text:p>
          </table:table-cell>
          <table:table-cell office:value-type="float" office:value="47992.4498910836" calcext:value-type="float">
            <text:p>47992.4498910836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13/05/21</text:p>
          </table:table-cell>
          <table:table-cell office:value-type="float" office:value="1494.37861555348" calcext:value-type="float">
            <text:p>1494.37861555348</text:p>
          </table:table-cell>
          <table:table-cell office:value-type="float" office:value="15299.1544769081" calcext:value-type="float">
            <text:p>15299.1544769081</text:p>
          </table:table-cell>
          <table:table-cell table:formula="of:=[.C289]*[.$H$2]" office:value-type="float" office:value="18358.9853722897" calcext:value-type="float">
            <text:p>18358.9853722897</text:p>
          </table:table-cell>
          <table:table-cell office:value-type="date" office:date-value="2021-04-11" calcext:value-type="date">
            <text:p>11/04/21</text:p>
          </table:table-cell>
          <table:table-cell office:value-type="float" office:value="46071.3299108155" calcext:value-type="float">
            <text:p>46071.3299108155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14/05/21</text:p>
          </table:table-cell>
          <table:table-cell office:value-type="float" office:value="1822.71576876681" calcext:value-type="float">
            <text:p>1822.71576876681</text:p>
          </table:table-cell>
          <table:table-cell office:value-type="float" office:value="15905.3402999115" calcext:value-type="float">
            <text:p>15905.3402999115</text:p>
          </table:table-cell>
          <table:table-cell table:formula="of:=[.C290]*[.$H$2]" office:value-type="float" office:value="19086.4083598938" calcext:value-type="float">
            <text:p>19086.4083598938</text:p>
          </table:table-cell>
          <table:table-cell office:value-type="date" office:date-value="2021-04-12" calcext:value-type="date">
            <text:p>12/04/21</text:p>
          </table:table-cell>
          <table:table-cell office:value-type="float" office:value="44064.4372608934" calcext:value-type="float">
            <text:p>44064.437260893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3" calcext:value-type="date">
            <text:p>13/04/21</text:p>
          </table:table-cell>
          <table:table-cell office:value-type="float" office:value="42231.9252666228" calcext:value-type="float">
            <text:p>42231.925266622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4" calcext:value-type="date">
            <text:p>14/04/21</text:p>
          </table:table-cell>
          <table:table-cell office:value-type="float" office:value="40439.6910909409" calcext:value-type="float">
            <text:p>40439.691090940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5" calcext:value-type="date">
            <text:p>15/04/21</text:p>
          </table:table-cell>
          <table:table-cell office:value-type="float" office:value="38728.8306730213" calcext:value-type="float">
            <text:p>38728.830673021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6" calcext:value-type="date">
            <text:p>16/04/21</text:p>
          </table:table-cell>
          <table:table-cell office:value-type="float" office:value="37165.1614310773" calcext:value-type="float">
            <text:p>37165.161431077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7" calcext:value-type="date">
            <text:p>17/04/21</text:p>
          </table:table-cell>
          <table:table-cell office:value-type="float" office:value="35543.2824022056" calcext:value-type="float">
            <text:p>35543.282402205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8" calcext:value-type="date">
            <text:p>18/04/21</text:p>
          </table:table-cell>
          <table:table-cell office:value-type="float" office:value="34059.6271082098" calcext:value-type="float">
            <text:p>34059.627108209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19" calcext:value-type="date">
            <text:p>19/04/21</text:p>
          </table:table-cell>
          <table:table-cell office:value-type="float" office:value="32486.645761744" calcext:value-type="float">
            <text:p>32486.64576174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0" calcext:value-type="date">
            <text:p>20/04/21</text:p>
          </table:table-cell>
          <table:table-cell office:value-type="float" office:value="31054.1703445154" calcext:value-type="float">
            <text:p>31054.17034451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1" calcext:value-type="date">
            <text:p>21/04/21</text:p>
          </table:table-cell>
          <table:table-cell office:value-type="float" office:value="29865.1824344282" calcext:value-type="float">
            <text:p>29865.182434428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2" calcext:value-type="date">
            <text:p>22/04/21</text:p>
          </table:table-cell>
          <table:table-cell office:value-type="float" office:value="28802.3781444313" calcext:value-type="float">
            <text:p>28802.378144431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3" calcext:value-type="date">
            <text:p>23/04/21</text:p>
          </table:table-cell>
          <table:table-cell office:value-type="float" office:value="27892.6876488761" calcext:value-type="float">
            <text:p>27892.687648876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4" calcext:value-type="date">
            <text:p>24/04/21</text:p>
          </table:table-cell>
          <table:table-cell office:value-type="float" office:value="27109.4886218854" calcext:value-type="float">
            <text:p>27109.48862188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5" calcext:value-type="date">
            <text:p>25/04/21</text:p>
          </table:table-cell>
          <table:table-cell office:value-type="float" office:value="26497.9626183044" calcext:value-type="float">
            <text:p>26497.962618304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6" calcext:value-type="date">
            <text:p>26/04/21</text:p>
          </table:table-cell>
          <table:table-cell office:value-type="float" office:value="25802.8253521216" calcext:value-type="float">
            <text:p>25802.82535212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7" calcext:value-type="date">
            <text:p>27/04/21</text:p>
          </table:table-cell>
          <table:table-cell office:value-type="float" office:value="25265.8237891887" calcext:value-type="float">
            <text:p>25265.823789188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8" calcext:value-type="date">
            <text:p>28/04/21</text:p>
          </table:table-cell>
          <table:table-cell office:value-type="float" office:value="24950.1483128855" calcext:value-type="float">
            <text:p>24950.148312885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29" calcext:value-type="date">
            <text:p>29/04/21</text:p>
          </table:table-cell>
          <table:table-cell office:value-type="float" office:value="24684.930214335" calcext:value-type="float">
            <text:p>24684.93021433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4-30" calcext:value-type="date">
            <text:p>30/04/21</text:p>
          </table:table-cell>
          <table:table-cell office:value-type="float" office:value="24621.5166942467" calcext:value-type="float">
            <text:p>24621.516694246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1" calcext:value-type="date">
            <text:p>01/05/21</text:p>
          </table:table-cell>
          <table:table-cell office:value-type="float" office:value="24579.1253611163" calcext:value-type="float">
            <text:p>24579.125361116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2" calcext:value-type="date">
            <text:p>02/05/21</text:p>
          </table:table-cell>
          <table:table-cell office:value-type="float" office:value="24739.3633884254" calcext:value-type="float">
            <text:p>24739.36338842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3" calcext:value-type="date">
            <text:p>03/05/21</text:p>
          </table:table-cell>
          <table:table-cell office:value-type="float" office:value="24971.0498066052" calcext:value-type="float">
            <text:p>24971.049806605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4" calcext:value-type="date">
            <text:p>04/05/21</text:p>
          </table:table-cell>
          <table:table-cell office:value-type="float" office:value="25548.7874071385" calcext:value-type="float">
            <text:p>25548.787407138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5" calcext:value-type="date">
            <text:p>05/05/21</text:p>
          </table:table-cell>
          <table:table-cell office:value-type="float" office:value="26231.5950417768" calcext:value-type="float">
            <text:p>26231.595041776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6" calcext:value-type="date">
            <text:p>06/05/21</text:p>
          </table:table-cell>
          <table:table-cell office:value-type="float" office:value="27021.9655290811" calcext:value-type="float">
            <text:p>27021.96552908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7" calcext:value-type="date">
            <text:p>07/05/21</text:p>
          </table:table-cell>
          <table:table-cell office:value-type="float" office:value="27841.8717007604" calcext:value-type="float">
            <text:p>27841.871700760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8" calcext:value-type="date">
            <text:p>08/05/21</text:p>
          </table:table-cell>
          <table:table-cell office:value-type="float" office:value="28743.0032435219" calcext:value-type="float">
            <text:p>28743.003243521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09" calcext:value-type="date">
            <text:p>09/05/21</text:p>
          </table:table-cell>
          <table:table-cell office:value-type="float" office:value="29521.2933930832" calcext:value-type="float">
            <text:p>29521.293393083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0" calcext:value-type="date">
            <text:p>10/05/21</text:p>
          </table:table-cell>
          <table:table-cell office:value-type="float" office:value="30314.2055127622" calcext:value-type="float">
            <text:p>30314.205512762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1" calcext:value-type="date">
            <text:p>11/05/21</text:p>
          </table:table-cell>
          <table:table-cell office:value-type="float" office:value="30926.5124569784" calcext:value-type="float">
            <text:p>30926.512456978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2" calcext:value-type="date">
            <text:p>12/05/21</text:p>
          </table:table-cell>
          <table:table-cell office:value-type="float" office:value="31491.827788343" calcext:value-type="float">
            <text:p>31491.82778834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3" calcext:value-type="date">
            <text:p>13/05/21</text:p>
          </table:table-cell>
          <table:table-cell office:value-type="float" office:value="32576.5981376493" calcext:value-type="float">
            <text:p>32576.5981376493</text:p>
          </table:table-cell>
          <table:table-cell office:value-type="float" office:value="32577" calcext:value-type="float">
            <text:p>32577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4" calcext:value-type="date">
            <text:p>14/05/21</text:p>
          </table:table-cell>
          <table:table-cell office:value-type="float" office:value="33593.8909300051" calcext:value-type="float">
            <text:p>33593.8909300051</text:p>
          </table:table-cell>
          <table:table-cell office:value-type="float" office:value="33594" calcext:value-type="float">
            <text:p>33594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date" office:date-value="2021-05-15" calcext:value-type="date">
            <text:p>15/05/21</text:p>
          </table:table-cell>
          <table:table-cell office:value-type="float" office:value="34539.3702652774" calcext:value-type="float">
            <text:p>34539.3702652774</text:p>
          </table:table-cell>
          <table:table-cell office:value-type="float" office:value="34539" calcext:value-type="float">
            <text:p>345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9:40:35.038000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8T21:01:59.137247004</dc:date>
    <meta:editing-duration>PT1H22M24S</meta:editing-duration>
    <meta:editing-cycles>3</meta:editing-cycles>
    <meta:generator>LibreOffice/7.1.3.2$Linux_X86_64 LibreOffice_project/10$Build-2</meta:generator>
    <meta:document-statistic meta:table-count="1" meta:cell-count="18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9cm" svg:height="13.82cm" xlink:href=".." xlink:type="simple" chart:class="chart:scatter" chart:style-name="ch1">
        <chart:legend chart:legend-position="end" svg:x="22.306cm" svg:y="6.362cm" style:legend-expansion="high" chart:style-name="ch2"/>
        <chart:plot-area chart:style-name="ch3" table:cell-range-address="'p_from_incidence_history.UK_20210518'.A2:'p_from_incidence_history.UK_20210518'.A290 'p_from_incidence_history.UK_20210518'.D2:'p_from_incidence_history.UK_20210518'.D290 'p_from_incidence_history.UK_20210518'.F2:'p_from_incidence_history.UK_20210518'.F323" svg:x="0.491cm" svg:y="0.276cm" svg:width="21.324cm" svg:height="13.268cm">
          <chart:coordinate-region svg:x="1.853cm" svg:y="0.475cm" svg:width="19.299cm" svg:height="12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_from_incidence_history.UK_20210518'.D2:'p_from_incidence_history.UK_20210518'.D290" chart:class="chart:scatter">
            <chart:domain table:cell-range-address="'p_from_incidence_history.UK_20210518'.A2:'p_from_incidence_history.UK_20210518'.A290"/>
            <chart:data-point chart:repeated="289"/>
          </chart:series>
          <chart:series chart:style-name="ch8" chart:values-cell-range-address="'p_from_incidence_history.UK_20210518'.F2:'p_from_incidence_history.UK_20210518'.F323" chart:class="chart:scatter">
            <chart:domain table:cell-range-address="'p_from_incidence_history.UK_20210518'.E2:'p_from_incidence_history.UK_20210518'.E323"/>
            <chart:data-point chart:repeated="3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42">
                <text:p>44042</text:p>
                <draw:g>
                  <svg:desc>'p_from_incidence_history.UK_20210518'.A2:'p_from_incidence_history.UK_20210518'.A290</svg:desc>
                </draw:g>
              </table:table-cell>
              <table:table-cell office:value-type="float" office:value="26686.1126940181">
                <text:p>26686.1126940181</text:p>
                <draw:g>
                  <svg:desc>'p_from_incidence_history.UK_20210518'.D2:'p_from_incidence_history.UK_20210518'.D290</svg:desc>
                </draw:g>
              </table:table-cell>
              <table:table-cell office:value-type="float" office:value="44010">
                <text:p>44010</text:p>
                <draw:g>
                  <svg:desc>'p_from_incidence_history.UK_20210518'.E2:'p_from_incidence_history.UK_20210518'.E323</svg:desc>
                </draw:g>
              </table:table-cell>
              <table:table-cell office:value-type="float" office:value="29105.0220938169">
                <text:p>29105.0220938169</text:p>
                <draw:g>
                  <svg:desc>'p_from_incidence_history.UK_20210518'.F2:'p_from_incidence_history.UK_20210518'.F3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43">
                <text:p>44043</text:p>
              </table:table-cell>
              <table:table-cell office:value-type="float" office:value="26459.0969566162">
                <text:p>26459.0969566162</text:p>
              </table:table-cell>
              <table:table-cell office:value-type="float" office:value="44011">
                <text:p>44011</text:p>
              </table:table-cell>
              <table:table-cell office:value-type="float" office:value="27929.342372963">
                <text:p>27929.34237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44">
                <text:p>44044</text:p>
              </table:table-cell>
              <table:table-cell office:value-type="float" office:value="26152.4508016294">
                <text:p>26152.4508016294</text:p>
              </table:table-cell>
              <table:table-cell office:value-type="float" office:value="44012">
                <text:p>44012</text:p>
              </table:table-cell>
              <table:table-cell office:value-type="float" office:value="26827.0478109672">
                <text:p>26827.0478109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5">
                <text:p>44045</text:p>
              </table:table-cell>
              <table:table-cell office:value-type="float" office:value="25680.9468583513">
                <text:p>25680.9468583513</text:p>
              </table:table-cell>
              <table:table-cell office:value-type="float" office:value="44013">
                <text:p>44013</text:p>
              </table:table-cell>
              <table:table-cell office:value-type="float" office:value="26072.1221634564">
                <text:p>26072.1221634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6">
                <text:p>44046</text:p>
              </table:table-cell>
              <table:table-cell office:value-type="float" office:value="25151.7591770006">
                <text:p>25151.7591770006</text:p>
              </table:table-cell>
              <table:table-cell office:value-type="float" office:value="44014">
                <text:p>44014</text:p>
              </table:table-cell>
              <table:table-cell office:value-type="float" office:value="25520.9895259611">
                <text:p>25520.9895259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47">
                <text:p>44047</text:p>
              </table:table-cell>
              <table:table-cell office:value-type="float" office:value="24666.5375217628">
                <text:p>24666.5375217628</text:p>
              </table:table-cell>
              <table:table-cell office:value-type="float" office:value="44015">
                <text:p>44015</text:p>
              </table:table-cell>
              <table:table-cell office:value-type="float" office:value="24712.2834893949">
                <text:p>24712.2834893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48">
                <text:p>44048</text:p>
              </table:table-cell>
              <table:table-cell office:value-type="float" office:value="24228.1850910936">
                <text:p>24228.1850910936</text:p>
              </table:table-cell>
              <table:table-cell office:value-type="float" office:value="44016">
                <text:p>44016</text:p>
              </table:table-cell>
              <table:table-cell office:value-type="float" office:value="24067.1457019087">
                <text:p>24067.1457019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49">
                <text:p>44049</text:p>
              </table:table-cell>
              <table:table-cell office:value-type="float" office:value="23656.4374956688">
                <text:p>23656.4374956688</text:p>
              </table:table-cell>
              <table:table-cell office:value-type="float" office:value="44017">
                <text:p>44017</text:p>
              </table:table-cell>
              <table:table-cell office:value-type="float" office:value="23731.0103064296">
                <text:p>23731.0103064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50">
                <text:p>44050</text:p>
              </table:table-cell>
              <table:table-cell office:value-type="float" office:value="23058.1452488249">
                <text:p>23058.1452488249</text:p>
              </table:table-cell>
              <table:table-cell office:value-type="float" office:value="44018">
                <text:p>44018</text:p>
              </table:table-cell>
              <table:table-cell office:value-type="float" office:value="23708.519531272">
                <text:p>23708.51953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51">
                <text:p>44051</text:p>
              </table:table-cell>
              <table:table-cell office:value-type="float" office:value="22492.0499619343">
                <text:p>22492.0499619343</text:p>
              </table:table-cell>
              <table:table-cell office:value-type="float" office:value="44019">
                <text:p>44019</text:p>
              </table:table-cell>
              <table:table-cell office:value-type="float" office:value="23887.7273953577">
                <text:p>23887.7273953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52">
                <text:p>44052</text:p>
              </table:table-cell>
              <table:table-cell office:value-type="float" office:value="21927.5777616804">
                <text:p>21927.5777616804</text:p>
              </table:table-cell>
              <table:table-cell office:value-type="float" office:value="44020">
                <text:p>44020</text:p>
              </table:table-cell>
              <table:table-cell office:value-type="float" office:value="24123.4778331762">
                <text:p>24123.4778331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53">
                <text:p>44053</text:p>
              </table:table-cell>
              <table:table-cell office:value-type="float" office:value="21407.7865265658">
                <text:p>21407.7865265658</text:p>
              </table:table-cell>
              <table:table-cell office:value-type="float" office:value="44021">
                <text:p>44021</text:p>
              </table:table-cell>
              <table:table-cell office:value-type="float" office:value="24374.9063727368">
                <text:p>24374.9063727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54">
                <text:p>44054</text:p>
              </table:table-cell>
              <table:table-cell office:value-type="float" office:value="20662.8151945938">
                <text:p>20662.8151945938</text:p>
              </table:table-cell>
              <table:table-cell office:value-type="float" office:value="44022">
                <text:p>44022</text:p>
              </table:table-cell>
              <table:table-cell office:value-type="float" office:value="24677.8300277311">
                <text:p>24677.8300277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55">
                <text:p>44055</text:p>
              </table:table-cell>
              <table:table-cell office:value-type="float" office:value="19842.7487315021">
                <text:p>19842.7487315021</text:p>
              </table:table-cell>
              <table:table-cell office:value-type="float" office:value="44023">
                <text:p>44023</text:p>
              </table:table-cell>
              <table:table-cell office:value-type="float" office:value="25051.705440559">
                <text:p>25051.705440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56">
                <text:p>44056</text:p>
              </table:table-cell>
              <table:table-cell office:value-type="float" office:value="19156.8347465898">
                <text:p>19156.8347465898</text:p>
              </table:table-cell>
              <table:table-cell office:value-type="float" office:value="44024">
                <text:p>44024</text:p>
              </table:table-cell>
              <table:table-cell office:value-type="float" office:value="25364.2898259929">
                <text:p>25364.2898259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57">
                <text:p>44057</text:p>
              </table:table-cell>
              <table:table-cell office:value-type="float" office:value="18480.8898653388">
                <text:p>18480.8898653388</text:p>
              </table:table-cell>
              <table:table-cell office:value-type="float" office:value="44025">
                <text:p>44025</text:p>
              </table:table-cell>
              <table:table-cell office:value-type="float" office:value="25661.2380527269">
                <text:p>25661.2380527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58">
                <text:p>44058</text:p>
              </table:table-cell>
              <table:table-cell office:value-type="float" office:value="17903.7978960226">
                <text:p>17903.7978960226</text:p>
              </table:table-cell>
              <table:table-cell office:value-type="float" office:value="44026">
                <text:p>44026</text:p>
              </table:table-cell>
              <table:table-cell office:value-type="float" office:value="26070.974516194">
                <text:p>26070.974516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59">
                <text:p>44059</text:p>
              </table:table-cell>
              <table:table-cell office:value-type="float" office:value="17442.47475138">
                <text:p>17442.47475138</text:p>
              </table:table-cell>
              <table:table-cell office:value-type="float" office:value="44027">
                <text:p>44027</text:p>
              </table:table-cell>
              <table:table-cell office:value-type="float" office:value="26284.5820268267">
                <text:p>26284.5820268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60">
                <text:p>44060</text:p>
              </table:table-cell>
              <table:table-cell office:value-type="float" office:value="16958.4224720162">
                <text:p>16958.4224720162</text:p>
              </table:table-cell>
              <table:table-cell office:value-type="float" office:value="44028">
                <text:p>44028</text:p>
              </table:table-cell>
              <table:table-cell office:value-type="float" office:value="26647.5817157764">
                <text:p>26647.5817157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61">
                <text:p>44061</text:p>
              </table:table-cell>
              <table:table-cell office:value-type="float" office:value="16519.0042944592">
                <text:p>16519.0042944592</text:p>
              </table:table-cell>
              <table:table-cell office:value-type="float" office:value="44029">
                <text:p>44029</text:p>
              </table:table-cell>
              <table:table-cell office:value-type="float" office:value="26921.9475454497">
                <text:p>26921.9475454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62">
                <text:p>44062</text:p>
              </table:table-cell>
              <table:table-cell office:value-type="float" office:value="16318.7736893126">
                <text:p>16318.7736893126</text:p>
              </table:table-cell>
              <table:table-cell office:value-type="float" office:value="44030">
                <text:p>44030</text:p>
              </table:table-cell>
              <table:table-cell office:value-type="float" office:value="27115.1443732269">
                <text:p>27115.1443732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63">
                <text:p>44063</text:p>
              </table:table-cell>
              <table:table-cell office:value-type="float" office:value="16217.8895623837">
                <text:p>16217.8895623837</text:p>
              </table:table-cell>
              <table:table-cell office:value-type="float" office:value="44031">
                <text:p>44031</text:p>
              </table:table-cell>
              <table:table-cell office:value-type="float" office:value="27512.1742339419">
                <text:p>27512.1742339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64">
                <text:p>44064</text:p>
              </table:table-cell>
              <table:table-cell office:value-type="float" office:value="16347.0598125986">
                <text:p>16347.0598125986</text:p>
              </table:table-cell>
              <table:table-cell office:value-type="float" office:value="44032">
                <text:p>44032</text:p>
              </table:table-cell>
              <table:table-cell office:value-type="float" office:value="27785.8794096147">
                <text:p>27785.8794096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65">
                <text:p>44065</text:p>
              </table:table-cell>
              <table:table-cell office:value-type="float" office:value="16486.8203628805">
                <text:p>16486.8203628805</text:p>
              </table:table-cell>
              <table:table-cell office:value-type="float" office:value="44033">
                <text:p>44033</text:p>
              </table:table-cell>
              <table:table-cell office:value-type="float" office:value="28125.1254606113">
                <text:p>28125.1254606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66">
                <text:p>44066</text:p>
              </table:table-cell>
              <table:table-cell office:value-type="float" office:value="16554.6937882217">
                <text:p>16554.6937882217</text:p>
              </table:table-cell>
              <table:table-cell office:value-type="float" office:value="44034">
                <text:p>44034</text:p>
              </table:table-cell>
              <table:table-cell office:value-type="float" office:value="28422.7616876287">
                <text:p>28422.7616876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67">
                <text:p>44067</text:p>
              </table:table-cell>
              <table:table-cell office:value-type="float" office:value="16781.526301725">
                <text:p>16781.526301725</text:p>
              </table:table-cell>
              <table:table-cell office:value-type="float" office:value="44035">
                <text:p>44035</text:p>
              </table:table-cell>
              <table:table-cell office:value-type="float" office:value="28654.0211994789">
                <text:p>28654.0211994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068">
                <text:p>44068</text:p>
              </table:table-cell>
              <table:table-cell office:value-type="float" office:value="17047.7875554241">
                <text:p>17047.7875554241</text:p>
              </table:table-cell>
              <table:table-cell office:value-type="float" office:value="44036">
                <text:p>44036</text:p>
              </table:table-cell>
              <table:table-cell office:value-type="float" office:value="28674.423474703">
                <text:p>28674.423474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69">
                <text:p>44069</text:p>
              </table:table-cell>
              <table:table-cell office:value-type="float" office:value="17465.7678498659">
                <text:p>17465.7678498659</text:p>
              </table:table-cell>
              <table:table-cell office:value-type="float" office:value="44037">
                <text:p>44037</text:p>
              </table:table-cell>
              <table:table-cell office:value-type="float" office:value="28631.3894213262">
                <text:p>28631.3894213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70">
                <text:p>44070</text:p>
              </table:table-cell>
              <table:table-cell office:value-type="float" office:value="17914.7000982851">
                <text:p>17914.7000982851</text:p>
              </table:table-cell>
              <table:table-cell office:value-type="float" office:value="44038">
                <text:p>44038</text:p>
              </table:table-cell>
              <table:table-cell office:value-type="float" office:value="28434.3196156355">
                <text:p>28434.3196156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1">
                <text:p>44071</text:p>
              </table:table-cell>
              <table:table-cell office:value-type="float" office:value="18581.3619569783">
                <text:p>18581.3619569783</text:p>
              </table:table-cell>
              <table:table-cell office:value-type="float" office:value="44039">
                <text:p>44039</text:p>
              </table:table-cell>
              <table:table-cell office:value-type="float" office:value="28252.9570167611">
                <text:p>28252.95701676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72">
                <text:p>44072</text:p>
              </table:table-cell>
              <table:table-cell office:value-type="float" office:value="19190.7970352432">
                <text:p>19190.7970352432</text:p>
              </table:table-cell>
              <table:table-cell office:value-type="float" office:value="44040">
                <text:p>44040</text:p>
              </table:table-cell>
              <table:table-cell office:value-type="float" office:value="28184.6434382328">
                <text:p>28184.643438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73">
                <text:p>44073</text:p>
              </table:table-cell>
              <table:table-cell office:value-type="float" office:value="19943.3758516655">
                <text:p>19943.3758516655</text:p>
              </table:table-cell>
              <table:table-cell office:value-type="float" office:value="44041">
                <text:p>44041</text:p>
              </table:table-cell>
              <table:table-cell office:value-type="float" office:value="28118.2741622608">
                <text:p>28118.2741622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74">
                <text:p>44074</text:p>
              </table:table-cell>
              <table:table-cell office:value-type="float" office:value="20909.1495813756">
                <text:p>20909.1495813756</text:p>
              </table:table-cell>
              <table:table-cell office:value-type="float" office:value="44042">
                <text:p>44042</text:p>
              </table:table-cell>
              <table:table-cell office:value-type="float" office:value="27892.0774690972">
                <text:p>27892.0774690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75">
                <text:p>44075</text:p>
              </table:table-cell>
              <table:table-cell office:value-type="float" office:value="21648.7972776101">
                <text:p>21648.7972776101</text:p>
              </table:table-cell>
              <table:table-cell office:value-type="float" office:value="44043">
                <text:p>44043</text:p>
              </table:table-cell>
              <table:table-cell office:value-type="float" office:value="27592.1845302434">
                <text:p>27592.1845302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76">
                <text:p>44076</text:p>
              </table:table-cell>
              <table:table-cell office:value-type="float" office:value="22539.3850982017">
                <text:p>22539.3850982017</text:p>
              </table:table-cell>
              <table:table-cell office:value-type="float" office:value="44044">
                <text:p>44044</text:p>
              </table:table-cell>
              <table:table-cell office:value-type="float" office:value="27184.9334777943">
                <text:p>27184.9334777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77">
                <text:p>44077</text:p>
              </table:table-cell>
              <table:table-cell office:value-type="float" office:value="23815.567958328">
                <text:p>23815.567958328</text:p>
              </table:table-cell>
              <table:table-cell office:value-type="float" office:value="44045">
                <text:p>44045</text:p>
              </table:table-cell>
              <table:table-cell office:value-type="float" office:value="26756.5616203755">
                <text:p>26756.5616203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78">
                <text:p>44078</text:p>
              </table:table-cell>
              <table:table-cell office:value-type="float" office:value="25354.9156791682">
                <text:p>25354.9156791682</text:p>
              </table:table-cell>
              <table:table-cell office:value-type="float" office:value="44046">
                <text:p>44046</text:p>
              </table:table-cell>
              <table:table-cell office:value-type="float" office:value="26350.4711866652">
                <text:p>26350.47118666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79">
                <text:p>44079</text:p>
              </table:table-cell>
              <table:table-cell office:value-type="float" office:value="27077.761915666">
                <text:p>27077.761915666</text:p>
              </table:table-cell>
              <table:table-cell office:value-type="float" office:value="44047">
                <text:p>44047</text:p>
              </table:table-cell>
              <table:table-cell office:value-type="float" office:value="25982.708469648">
                <text:p>25982.708469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80">
                <text:p>44080</text:p>
              </table:table-cell>
              <table:table-cell office:value-type="float" office:value="28694.0415068504">
                <text:p>28694.0415068504</text:p>
              </table:table-cell>
              <table:table-cell office:value-type="float" office:value="44048">
                <text:p>44048</text:p>
              </table:table-cell>
              <table:table-cell office:value-type="float" office:value="25516.3883847109">
                <text:p>25516.3883847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81">
                <text:p>44081</text:p>
              </table:table-cell>
              <table:table-cell office:value-type="float" office:value="30309.0863869781">
                <text:p>30309.0863869781</text:p>
              </table:table-cell>
              <table:table-cell office:value-type="float" office:value="44049">
                <text:p>44049</text:p>
              </table:table-cell>
              <table:table-cell office:value-type="float" office:value="25009.8536358263">
                <text:p>25009.8536358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82">
                <text:p>44082</text:p>
              </table:table-cell>
              <table:table-cell office:value-type="float" office:value="32422.8485113148">
                <text:p>32422.8485113148</text:p>
              </table:table-cell>
              <table:table-cell office:value-type="float" office:value="44050">
                <text:p>44050</text:p>
              </table:table-cell>
              <table:table-cell office:value-type="float" office:value="24523.5013944565">
                <text:p>24523.5013944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83">
                <text:p>44083</text:p>
              </table:table-cell>
              <table:table-cell office:value-type="float" office:value="34766.8494276235">
                <text:p>34766.8494276235</text:p>
              </table:table-cell>
              <table:table-cell office:value-type="float" office:value="44051">
                <text:p>44051</text:p>
              </table:table-cell>
              <table:table-cell office:value-type="float" office:value="24054.8568324072">
                <text:p>24054.8568324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84">
                <text:p>44084</text:p>
              </table:table-cell>
              <table:table-cell office:value-type="float" office:value="37967.218646012">
                <text:p>37967.218646012</text:p>
              </table:table-cell>
              <table:table-cell office:value-type="float" office:value="44052">
                <text:p>44052</text:p>
              </table:table-cell>
              <table:table-cell office:value-type="float" office:value="23599.6130700491">
                <text:p>23599.6130700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85">
                <text:p>44085</text:p>
              </table:table-cell>
              <table:table-cell office:value-type="float" office:value="41683.0069617736">
                <text:p>41683.0069617736</text:p>
              </table:table-cell>
              <table:table-cell office:value-type="float" office:value="44053">
                <text:p>44053</text:p>
              </table:table-cell>
              <table:table-cell office:value-type="float" office:value="22951.2896714829">
                <text:p>22951.2896714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86">
                <text:p>44086</text:p>
              </table:table-cell>
              <table:table-cell office:value-type="float" office:value="46008.6681447924">
                <text:p>46008.6681447924</text:p>
              </table:table-cell>
              <table:table-cell office:value-type="float" office:value="44054">
                <text:p>44054</text:p>
              </table:table-cell>
              <table:table-cell office:value-type="float" office:value="22225.4287114252">
                <text:p>22225.4287114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87">
                <text:p>44087</text:p>
              </table:table-cell>
              <table:table-cell office:value-type="float" office:value="50806.0284441924">
                <text:p>50806.0284441924</text:p>
              </table:table-cell>
              <table:table-cell office:value-type="float" office:value="44055">
                <text:p>44055</text:p>
              </table:table-cell>
              <table:table-cell office:value-type="float" office:value="21538.4768567836">
                <text:p>21538.4768567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88">
                <text:p>44088</text:p>
              </table:table-cell>
              <table:table-cell office:value-type="float" office:value="55973.9064076825">
                <text:p>55973.9064076825</text:p>
              </table:table-cell>
              <table:table-cell office:value-type="float" office:value="44056">
                <text:p>44056</text:p>
              </table:table-cell>
              <table:table-cell office:value-type="float" office:value="20808.3985623831">
                <text:p>20808.3985623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89">
                <text:p>44089</text:p>
              </table:table-cell>
              <table:table-cell office:value-type="float" office:value="62127.7735224044">
                <text:p>62127.7735224044</text:p>
              </table:table-cell>
              <table:table-cell office:value-type="float" office:value="44057">
                <text:p>44057</text:p>
              </table:table-cell>
              <table:table-cell office:value-type="float" office:value="20163.860538648">
                <text:p>20163.860538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90">
                <text:p>44090</text:p>
              </table:table-cell>
              <table:table-cell office:value-type="float" office:value="69251.7546378593">
                <text:p>69251.7546378593</text:p>
              </table:table-cell>
              <table:table-cell office:value-type="float" office:value="44058">
                <text:p>44058</text:p>
              </table:table-cell>
              <table:table-cell office:value-type="float" office:value="19580.2219497595">
                <text:p>19580.2219497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91">
                <text:p>44091</text:p>
              </table:table-cell>
              <table:table-cell office:value-type="float" office:value="77169.105330543">
                <text:p>77169.105330543</text:p>
              </table:table-cell>
              <table:table-cell office:value-type="float" office:value="44059">
                <text:p>44059</text:p>
              </table:table-cell>
              <table:table-cell office:value-type="float" office:value="18954.6972763158">
                <text:p>18954.697276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92">
                <text:p>44092</text:p>
              </table:table-cell>
              <table:table-cell office:value-type="float" office:value="85676.4946981744">
                <text:p>85676.4946981744</text:p>
              </table:table-cell>
              <table:table-cell office:value-type="float" office:value="44060">
                <text:p>44060</text:p>
              </table:table-cell>
              <table:table-cell office:value-type="float" office:value="18378.9819863641">
                <text:p>18378.9819863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93">
                <text:p>44093</text:p>
              </table:table-cell>
              <table:table-cell office:value-type="float" office:value="95215.9977879877">
                <text:p>95215.9977879877</text:p>
              </table:table-cell>
              <table:table-cell office:value-type="float" office:value="44061">
                <text:p>44061</text:p>
              </table:table-cell>
              <table:table-cell office:value-type="float" office:value="18002.9024465881">
                <text:p>18002.9024465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094">
                <text:p>44094</text:p>
              </table:table-cell>
              <table:table-cell office:value-type="float" office:value="105955.315186865">
                <text:p>105955.315186865</text:p>
              </table:table-cell>
              <table:table-cell office:value-type="float" office:value="44062">
                <text:p>44062</text:p>
              </table:table-cell>
              <table:table-cell office:value-type="float" office:value="17736.8326730595">
                <text:p>17736.8326730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95">
                <text:p>44095</text:p>
              </table:table-cell>
              <table:table-cell office:value-type="float" office:value="117953.122799376">
                <text:p>117953.122799376</text:p>
              </table:table-cell>
              <table:table-cell office:value-type="float" office:value="44063">
                <text:p>44063</text:p>
              </table:table-cell>
              <table:table-cell office:value-type="float" office:value="17667.6538469397">
                <text:p>17667.6538469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96">
                <text:p>44096</text:p>
              </table:table-cell>
              <table:table-cell office:value-type="float" office:value="131410.022258933">
                <text:p>131410.022258933</text:p>
              </table:table-cell>
              <table:table-cell office:value-type="float" office:value="44064">
                <text:p>44064</text:p>
              </table:table-cell>
              <table:table-cell office:value-type="float" office:value="17633.5443667795">
                <text:p>17633.5443667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97">
                <text:p>44097</text:p>
              </table:table-cell>
              <table:table-cell office:value-type="float" office:value="145498.786964335">
                <text:p>145498.786964335</text:p>
              </table:table-cell>
              <table:table-cell office:value-type="float" office:value="44065">
                <text:p>44065</text:p>
              </table:table-cell>
              <table:table-cell office:value-type="float" office:value="17543.2066279952">
                <text:p>17543.2066279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98">
                <text:p>44098</text:p>
              </table:table-cell>
              <table:table-cell office:value-type="float" office:value="158447.489574043">
                <text:p>158447.489574043</text:p>
              </table:table-cell>
              <table:table-cell office:value-type="float" office:value="44066">
                <text:p>44066</text:p>
              </table:table-cell>
              <table:table-cell office:value-type="float" office:value="17618.5331833861">
                <text:p>17618.5331833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99">
                <text:p>44099</text:p>
              </table:table-cell>
              <table:table-cell office:value-type="float" office:value="171026.923979322">
                <text:p>171026.923979322</text:p>
              </table:table-cell>
              <table:table-cell office:value-type="float" office:value="44067">
                <text:p>44067</text:p>
              </table:table-cell>
              <table:table-cell office:value-type="float" office:value="17771.4156233164">
                <text:p>17771.415623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00">
                <text:p>44100</text:p>
              </table:table-cell>
              <table:table-cell office:value-type="float" office:value="183157.909392446">
                <text:p>183157.909392446</text:p>
              </table:table-cell>
              <table:table-cell office:value-type="float" office:value="44068">
                <text:p>44068</text:p>
              </table:table-cell>
              <table:table-cell office:value-type="float" office:value="18086.4536247052">
                <text:p>18086.4536247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01">
                <text:p>44101</text:p>
              </table:table-cell>
              <table:table-cell office:value-type="float" office:value="193817.673897714">
                <text:p>193817.673897714</text:p>
              </table:table-cell>
              <table:table-cell office:value-type="float" office:value="44069">
                <text:p>44069</text:p>
              </table:table-cell>
              <table:table-cell office:value-type="float" office:value="18477.3325314191">
                <text:p>18477.3325314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02">
                <text:p>44102</text:p>
              </table:table-cell>
              <table:table-cell office:value-type="float" office:value="204385.713175266">
                <text:p>204385.713175266</text:p>
              </table:table-cell>
              <table:table-cell office:value-type="float" office:value="44070">
                <text:p>44070</text:p>
              </table:table-cell>
              <table:table-cell office:value-type="float" office:value="19017.0543336349">
                <text:p>19017.0543336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03">
                <text:p>44103</text:p>
              </table:table-cell>
              <table:table-cell office:value-type="float" office:value="213610.64294885">
                <text:p>213610.64294885</text:p>
              </table:table-cell>
              <table:table-cell office:value-type="float" office:value="44071">
                <text:p>44071</text:p>
              </table:table-cell>
              <table:table-cell office:value-type="float" office:value="19511.4110368314">
                <text:p>19511.4110368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04">
                <text:p>44104</text:p>
              </table:table-cell>
              <table:table-cell office:value-type="float" office:value="221913.601854733">
                <text:p>221913.601854733</text:p>
              </table:table-cell>
              <table:table-cell office:value-type="float" office:value="44072">
                <text:p>44072</text:p>
              </table:table-cell>
              <table:table-cell office:value-type="float" office:value="20151.8907468538">
                <text:p>20151.8907468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05">
                <text:p>44105</text:p>
              </table:table-cell>
              <table:table-cell office:value-type="float" office:value="229556.312391754">
                <text:p>229556.312391754</text:p>
              </table:table-cell>
              <table:table-cell office:value-type="float" office:value="44073">
                <text:p>44073</text:p>
              </table:table-cell>
              <table:table-cell office:value-type="float" office:value="21031.3762671034">
                <text:p>21031.3762671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06">
                <text:p>44106</text:p>
              </table:table-cell>
              <table:table-cell office:value-type="float" office:value="236986.653727866">
                <text:p>236986.653727866</text:p>
              </table:table-cell>
              <table:table-cell office:value-type="float" office:value="44074">
                <text:p>44074</text:p>
              </table:table-cell>
              <table:table-cell office:value-type="float" office:value="21783.0168194435">
                <text:p>21783.0168194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07">
                <text:p>44107</text:p>
              </table:table-cell>
              <table:table-cell office:value-type="float" office:value="243936.436222724">
                <text:p>243936.436222724</text:p>
              </table:table-cell>
              <table:table-cell office:value-type="float" office:value="44075">
                <text:p>44075</text:p>
              </table:table-cell>
              <table:table-cell office:value-type="float" office:value="22687.3876574221">
                <text:p>22687.387657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08">
                <text:p>44108</text:p>
              </table:table-cell>
              <table:table-cell office:value-type="float" office:value="250594.93204946">
                <text:p>250594.93204946</text:p>
              </table:table-cell>
              <table:table-cell office:value-type="float" office:value="44076">
                <text:p>44076</text:p>
              </table:table-cell>
              <table:table-cell office:value-type="float" office:value="23982.9976711117">
                <text:p>23982.9976711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09">
                <text:p>44109</text:p>
              </table:table-cell>
              <table:table-cell office:value-type="float" office:value="256352.524115794">
                <text:p>256352.524115794</text:p>
              </table:table-cell>
              <table:table-cell office:value-type="float" office:value="44077">
                <text:p>44077</text:p>
              </table:table-cell>
              <table:table-cell office:value-type="float" office:value="25536.6954165549">
                <text:p>25536.6954165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10">
                <text:p>44110</text:p>
              </table:table-cell>
              <table:table-cell office:value-type="float" office:value="262296.01136344">
                <text:p>262296.01136344</text:p>
              </table:table-cell>
              <table:table-cell office:value-type="float" office:value="44078">
                <text:p>44078</text:p>
              </table:table-cell>
              <table:table-cell office:value-type="float" office:value="27271.6814123851">
                <text:p>27271.6814123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11">
                <text:p>44111</text:p>
              </table:table-cell>
              <table:table-cell office:value-type="float" office:value="267776.539741466">
                <text:p>267776.539741466</text:p>
              </table:table-cell>
              <table:table-cell office:value-type="float" office:value="44079">
                <text:p>44079</text:p>
              </table:table-cell>
              <table:table-cell office:value-type="float" office:value="28964.8437300253">
                <text:p>28964.8437300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112">
                <text:p>44112</text:p>
              </table:table-cell>
              <table:table-cell office:value-type="float" office:value="274001.18985429">
                <text:p>274001.18985429</text:p>
              </table:table-cell>
              <table:table-cell office:value-type="float" office:value="44080">
                <text:p>44080</text:p>
              </table:table-cell>
              <table:table-cell office:value-type="float" office:value="30729.0668162824">
                <text:p>30729.0668162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113">
                <text:p>44113</text:p>
              </table:table-cell>
              <table:table-cell office:value-type="float" office:value="280056.4695308">
                <text:p>280056.4695308</text:p>
              </table:table-cell>
              <table:table-cell office:value-type="float" office:value="44081">
                <text:p>44081</text:p>
              </table:table-cell>
              <table:table-cell office:value-type="float" office:value="33026.4285678999">
                <text:p>33026.4285678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14">
                <text:p>44114</text:p>
              </table:table-cell>
              <table:table-cell office:value-type="float" office:value="286314.405969702">
                <text:p>286314.405969702</text:p>
              </table:table-cell>
              <table:table-cell office:value-type="float" office:value="44082">
                <text:p>44082</text:p>
              </table:table-cell>
              <table:table-cell office:value-type="float" office:value="35622.3462051796">
                <text:p>35622.3462051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15">
                <text:p>44115</text:p>
              </table:table-cell>
              <table:table-cell office:value-type="float" office:value="293802.383333166">
                <text:p>293802.383333166</text:p>
              </table:table-cell>
              <table:table-cell office:value-type="float" office:value="44083">
                <text:p>44083</text:p>
              </table:table-cell>
              <table:table-cell office:value-type="float" office:value="38964.3212685543">
                <text:p>38964.3212685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16">
                <text:p>44116</text:p>
              </table:table-cell>
              <table:table-cell office:value-type="float" office:value="302517.322428205">
                <text:p>302517.322428205</text:p>
              </table:table-cell>
              <table:table-cell office:value-type="float" office:value="44084">
                <text:p>44084</text:p>
              </table:table-cell>
              <table:table-cell office:value-type="float" office:value="42858.9902834637">
                <text:p>42858.9902834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117">
                <text:p>44117</text:p>
              </table:table-cell>
              <table:table-cell office:value-type="float" office:value="312382.850320067">
                <text:p>312382.850320067</text:p>
              </table:table-cell>
              <table:table-cell office:value-type="float" office:value="44085">
                <text:p>44085</text:p>
              </table:table-cell>
              <table:table-cell office:value-type="float" office:value="47426.7959297567">
                <text:p>47426.7959297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18">
                <text:p>44118</text:p>
              </table:table-cell>
              <table:table-cell office:value-type="float" office:value="323547.512137404">
                <text:p>323547.512137404</text:p>
              </table:table-cell>
              <table:table-cell office:value-type="float" office:value="44086">
                <text:p>44086</text:p>
              </table:table-cell>
              <table:table-cell office:value-type="float" office:value="52527.4527136669">
                <text:p>52527.4527136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19">
                <text:p>44119</text:p>
              </table:table-cell>
              <table:table-cell office:value-type="float" office:value="335715.112247964">
                <text:p>335715.112247964</text:p>
              </table:table-cell>
              <table:table-cell office:value-type="float" office:value="44087">
                <text:p>44087</text:p>
              </table:table-cell>
              <table:table-cell office:value-type="float" office:value="57997.5420072052">
                <text:p>57997.5420072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20">
                <text:p>44120</text:p>
              </table:table-cell>
              <table:table-cell office:value-type="float" office:value="347840.435539379">
                <text:p>347840.435539379</text:p>
              </table:table-cell>
              <table:table-cell office:value-type="float" office:value="44088">
                <text:p>44088</text:p>
              </table:table-cell>
              <table:table-cell office:value-type="float" office:value="64354.2849341848">
                <text:p>64354.2849341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121">
                <text:p>44121</text:p>
              </table:table-cell>
              <table:table-cell office:value-type="float" office:value="359868.003909701">
                <text:p>359868.003909701</text:p>
              </table:table-cell>
              <table:table-cell office:value-type="float" office:value="44089">
                <text:p>44089</text:p>
              </table:table-cell>
              <table:table-cell office:value-type="float" office:value="71725.1600268553">
                <text:p>71725.1600268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122">
                <text:p>44122</text:p>
              </table:table-cell>
              <table:table-cell office:value-type="float" office:value="372712.945576312">
                <text:p>372712.945576312</text:p>
              </table:table-cell>
              <table:table-cell office:value-type="float" office:value="44090">
                <text:p>44090</text:p>
              </table:table-cell>
              <table:table-cell office:value-type="float" office:value="79789.7071978653">
                <text:p>79789.7071978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123">
                <text:p>44123</text:p>
              </table:table-cell>
              <table:table-cell office:value-type="float" office:value="387038.833883909">
                <text:p>387038.833883909</text:p>
              </table:table-cell>
              <table:table-cell office:value-type="float" office:value="44091">
                <text:p>44091</text:p>
              </table:table-cell>
              <table:table-cell office:value-type="float" office:value="88619.6690695146">
                <text:p>88619.6690695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124">
                <text:p>44124</text:p>
              </table:table-cell>
              <table:table-cell office:value-type="float" office:value="401669.517756934">
                <text:p>401669.517756934</text:p>
              </table:table-cell>
              <table:table-cell office:value-type="float" office:value="44092">
                <text:p>44092</text:p>
              </table:table-cell>
              <table:table-cell office:value-type="float" office:value="98380.2160896962">
                <text:p>98380.2160896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25">
                <text:p>44125</text:p>
              </table:table-cell>
              <table:table-cell office:value-type="float" office:value="417275.337955837">
                <text:p>417275.337955837</text:p>
              </table:table-cell>
              <table:table-cell office:value-type="float" office:value="44093">
                <text:p>44093</text:p>
              </table:table-cell>
              <table:table-cell office:value-type="float" office:value="109167.327125779">
                <text:p>109167.327125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26">
                <text:p>44126</text:p>
              </table:table-cell>
              <table:table-cell office:value-type="float" office:value="432540.499474777">
                <text:p>432540.499474777</text:p>
              </table:table-cell>
              <table:table-cell office:value-type="float" office:value="44094">
                <text:p>44094</text:p>
              </table:table-cell>
              <table:table-cell office:value-type="float" office:value="121099.954571124">
                <text:p>121099.954571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127">
                <text:p>44127</text:p>
              </table:table-cell>
              <table:table-cell office:value-type="float" office:value="448092.193292422">
                <text:p>448092.193292422</text:p>
              </table:table-cell>
              <table:table-cell office:value-type="float" office:value="44095">
                <text:p>44095</text:p>
              </table:table-cell>
              <table:table-cell office:value-type="float" office:value="134388.039119908">
                <text:p>134388.03911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128">
                <text:p>44128</text:p>
              </table:table-cell>
              <table:table-cell office:value-type="float" office:value="463282.133314345">
                <text:p>463282.133314345</text:p>
              </table:table-cell>
              <table:table-cell office:value-type="float" office:value="44096">
                <text:p>44096</text:p>
              </table:table-cell>
              <table:table-cell office:value-type="float" office:value="148325.932469397">
                <text:p>148325.9324693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129">
                <text:p>44129</text:p>
              </table:table-cell>
              <table:table-cell office:value-type="float" office:value="476232.268261615">
                <text:p>476232.268261615</text:p>
              </table:table-cell>
              <table:table-cell office:value-type="float" office:value="44097">
                <text:p>44097</text:p>
              </table:table-cell>
              <table:table-cell office:value-type="float" office:value="161580.661347732">
                <text:p>161580.661347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130">
                <text:p>44130</text:p>
              </table:table-cell>
              <table:table-cell office:value-type="float" office:value="487682.5288152">
                <text:p>487682.5288152</text:p>
              </table:table-cell>
              <table:table-cell office:value-type="float" office:value="44098">
                <text:p>44098</text:p>
              </table:table-cell>
              <table:table-cell office:value-type="float" office:value="174787.015567369">
                <text:p>174787.015567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131">
                <text:p>44131</text:p>
              </table:table-cell>
              <table:table-cell office:value-type="float" office:value="498530.556143729">
                <text:p>498530.556143729</text:p>
              </table:table-cell>
              <table:table-cell office:value-type="float" office:value="44099">
                <text:p>44099</text:p>
              </table:table-cell>
              <table:table-cell office:value-type="float" office:value="187814.019859872">
                <text:p>187814.019859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132">
                <text:p>44132</text:p>
              </table:table-cell>
              <table:table-cell office:value-type="float" office:value="508353.497716442">
                <text:p>508353.497716442</text:p>
              </table:table-cell>
              <table:table-cell office:value-type="float" office:value="44100">
                <text:p>44100</text:p>
              </table:table-cell>
              <table:table-cell office:value-type="float" office:value="199677.935227167">
                <text:p>199677.935227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133">
                <text:p>44133</text:p>
              </table:table-cell>
              <table:table-cell office:value-type="float" office:value="516494.44490801">
                <text:p>516494.44490801</text:p>
              </table:table-cell>
              <table:table-cell office:value-type="float" office:value="44101">
                <text:p>44101</text:p>
              </table:table-cell>
              <table:table-cell office:value-type="float" office:value="211470.95918496">
                <text:p>211470.95918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134">
                <text:p>44134</text:p>
              </table:table-cell>
              <table:table-cell office:value-type="float" office:value="523425.32174009">
                <text:p>523425.32174009</text:p>
              </table:table-cell>
              <table:table-cell office:value-type="float" office:value="44102">
                <text:p>44102</text:p>
              </table:table-cell>
              <table:table-cell office:value-type="float" office:value="222056.919931857">
                <text:p>222056.919931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135">
                <text:p>44135</text:p>
              </table:table-cell>
              <table:table-cell office:value-type="float" office:value="529278.8639045">
                <text:p>529278.8639045</text:p>
              </table:table-cell>
              <table:table-cell office:value-type="float" office:value="44103">
                <text:p>44103</text:p>
              </table:table-cell>
              <table:table-cell office:value-type="float" office:value="231797.03082211">
                <text:p>231797.03082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36">
                <text:p>44136</text:p>
              </table:table-cell>
              <table:table-cell office:value-type="float" office:value="534198.361294181">
                <text:p>534198.361294181</text:p>
              </table:table-cell>
              <table:table-cell office:value-type="float" office:value="44104">
                <text:p>44104</text:p>
              </table:table-cell>
              <table:table-cell office:value-type="float" office:value="240787.436106925">
                <text:p>240787.436106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137">
                <text:p>44137</text:p>
              </table:table-cell>
              <table:table-cell office:value-type="float" office:value="536517.507388907">
                <text:p>536517.507388907</text:p>
              </table:table-cell>
              <table:table-cell office:value-type="float" office:value="44105">
                <text:p>44105</text:p>
              </table:table-cell>
              <table:table-cell office:value-type="float" office:value="249611.427810521">
                <text:p>249611.4278105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138">
                <text:p>44138</text:p>
              </table:table-cell>
              <table:table-cell office:value-type="float" office:value="536786.386315865">
                <text:p>536786.386315865</text:p>
              </table:table-cell>
              <table:table-cell office:value-type="float" office:value="44106">
                <text:p>44106</text:p>
              </table:table-cell>
              <table:table-cell office:value-type="float" office:value="257936.480512946">
                <text:p>257936.480512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39">
                <text:p>44139</text:p>
              </table:table-cell>
              <table:table-cell office:value-type="float" office:value="535109.65711016">
                <text:p>535109.65711016</text:p>
              </table:table-cell>
              <table:table-cell office:value-type="float" office:value="44107">
                <text:p>44107</text:p>
              </table:table-cell>
              <table:table-cell office:value-type="float" office:value="265895.427739369">
                <text:p>265895.427739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140">
                <text:p>44140</text:p>
              </table:table-cell>
              <table:table-cell office:value-type="float" office:value="532540.657744205">
                <text:p>532540.657744205</text:p>
              </table:table-cell>
              <table:table-cell office:value-type="float" office:value="44108">
                <text:p>44108</text:p>
              </table:table-cell>
              <table:table-cell office:value-type="float" office:value="273109.582503644">
                <text:p>273109.582503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141">
                <text:p>44141</text:p>
              </table:table-cell>
              <table:table-cell office:value-type="float" office:value="529045.926323335">
                <text:p>529045.926323335</text:p>
              </table:table-cell>
              <table:table-cell office:value-type="float" office:value="44109">
                <text:p>44109</text:p>
              </table:table-cell>
              <table:table-cell office:value-type="float" office:value="280465.085935862">
                <text:p>280465.085935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142">
                <text:p>44142</text:p>
              </table:table-cell>
              <table:table-cell office:value-type="float" office:value="525307.616870895">
                <text:p>525307.616870895</text:p>
              </table:table-cell>
              <table:table-cell office:value-type="float" office:value="44110">
                <text:p>44110</text:p>
              </table:table-cell>
              <table:table-cell office:value-type="float" office:value="287320.693281269">
                <text:p>287320.693281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143">
                <text:p>44143</text:p>
              </table:table-cell>
              <table:table-cell office:value-type="float" office:value="522262.469914369">
                <text:p>522262.469914369</text:p>
              </table:table-cell>
              <table:table-cell office:value-type="float" office:value="44111">
                <text:p>44111</text:p>
              </table:table-cell>
              <table:table-cell office:value-type="float" office:value="294634.050399114">
                <text:p>294634.050399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144">
                <text:p>44144</text:p>
              </table:table-cell>
              <table:table-cell office:value-type="float" office:value="519964.172915737">
                <text:p>519964.172915737</text:p>
              </table:table-cell>
              <table:table-cell office:value-type="float" office:value="44112">
                <text:p>44112</text:p>
              </table:table-cell>
              <table:table-cell office:value-type="float" office:value="301825.179996425">
                <text:p>301825.179996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145">
                <text:p>44145</text:p>
              </table:table-cell>
              <table:table-cell office:value-type="float" office:value="518306.944714232">
                <text:p>518306.944714232</text:p>
              </table:table-cell>
              <table:table-cell office:value-type="float" office:value="44113">
                <text:p>44113</text:p>
              </table:table-cell>
              <table:table-cell office:value-type="float" office:value="309176.937641561">
                <text:p>309176.937641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146">
                <text:p>44146</text:p>
              </table:table-cell>
              <table:table-cell office:value-type="float" office:value="516409.28560196">
                <text:p>516409.28560196</text:p>
              </table:table-cell>
              <table:table-cell office:value-type="float" office:value="44114">
                <text:p>44114</text:p>
              </table:table-cell>
              <table:table-cell office:value-type="float" office:value="317553.096162357">
                <text:p>317553.096162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147">
                <text:p>44147</text:p>
              </table:table-cell>
              <table:table-cell office:value-type="float" office:value="513687.769080229">
                <text:p>513687.769080229</text:p>
              </table:table-cell>
              <table:table-cell office:value-type="float" office:value="44115">
                <text:p>44115</text:p>
              </table:table-cell>
              <table:table-cell office:value-type="float" office:value="327054.086719655">
                <text:p>327054.086719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48">
                <text:p>44148</text:p>
              </table:table-cell>
              <table:table-cell office:value-type="float" office:value="511192.403367044">
                <text:p>511192.403367044</text:p>
              </table:table-cell>
              <table:table-cell office:value-type="float" office:value="44116">
                <text:p>44116</text:p>
              </table:table-cell>
              <table:table-cell office:value-type="float" office:value="337582.786844599">
                <text:p>337582.786844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49">
                <text:p>44149</text:p>
              </table:table-cell>
              <table:table-cell office:value-type="float" office:value="508814.594167388">
                <text:p>508814.594167388</text:p>
              </table:table-cell>
              <table:table-cell office:value-type="float" office:value="44117">
                <text:p>44117</text:p>
              </table:table-cell>
              <table:table-cell office:value-type="float" office:value="349292.522933092">
                <text:p>349292.5229330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50">
                <text:p>44150</text:p>
              </table:table-cell>
              <table:table-cell office:value-type="float" office:value="506483.11733998">
                <text:p>506483.11733998</text:p>
              </table:table-cell>
              <table:table-cell office:value-type="float" office:value="44118">
                <text:p>44118</text:p>
              </table:table-cell>
              <table:table-cell office:value-type="float" office:value="361906.173656747">
                <text:p>361906.173656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51">
                <text:p>44151</text:p>
              </table:table-cell>
              <table:table-cell office:value-type="float" office:value="504433.305438296">
                <text:p>504433.305438296</text:p>
              </table:table-cell>
              <table:table-cell office:value-type="float" office:value="44119">
                <text:p>44119</text:p>
              </table:table-cell>
              <table:table-cell office:value-type="float" office:value="374567.380221897">
                <text:p>374567.3802218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52">
                <text:p>44152</text:p>
              </table:table-cell>
              <table:table-cell office:value-type="float" office:value="501955.94188235">
                <text:p>501955.94188235</text:p>
              </table:table-cell>
              <table:table-cell office:value-type="float" office:value="44120">
                <text:p>44120</text:p>
              </table:table-cell>
              <table:table-cell office:value-type="float" office:value="387278.191292651">
                <text:p>387278.191292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53">
                <text:p>44153</text:p>
              </table:table-cell>
              <table:table-cell office:value-type="float" office:value="499666.059937986">
                <text:p>499666.059937986</text:p>
              </table:table-cell>
              <table:table-cell office:value-type="float" office:value="44121">
                <text:p>44121</text:p>
              </table:table-cell>
              <table:table-cell office:value-type="float" office:value="400793.359697883">
                <text:p>400793.359697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54">
                <text:p>44154</text:p>
              </table:table-cell>
              <table:table-cell office:value-type="float" office:value="496690.534898156">
                <text:p>496690.534898156</text:p>
              </table:table-cell>
              <table:table-cell office:value-type="float" office:value="44122">
                <text:p>44122</text:p>
              </table:table-cell>
              <table:table-cell office:value-type="float" office:value="415770.161657436">
                <text:p>415770.161657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155">
                <text:p>44155</text:p>
              </table:table-cell>
              <table:table-cell office:value-type="float" office:value="491711.496213374">
                <text:p>491711.496213374</text:p>
              </table:table-cell>
              <table:table-cell office:value-type="float" office:value="44123">
                <text:p>44123</text:p>
              </table:table-cell>
              <table:table-cell office:value-type="float" office:value="431102.024420828">
                <text:p>431102.024420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56">
                <text:p>44156</text:p>
              </table:table-cell>
              <table:table-cell office:value-type="float" office:value="486592.140214416">
                <text:p>486592.140214416</text:p>
              </table:table-cell>
              <table:table-cell office:value-type="float" office:value="44124">
                <text:p>44124</text:p>
              </table:table-cell>
              <table:table-cell office:value-type="float" office:value="447275.239439172">
                <text:p>447275.239439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157">
                <text:p>44157</text:p>
              </table:table-cell>
              <table:table-cell office:value-type="float" office:value="480485.734527577">
                <text:p>480485.734527577</text:p>
              </table:table-cell>
              <table:table-cell office:value-type="float" office:value="44125">
                <text:p>44125</text:p>
              </table:table-cell>
              <table:table-cell office:value-type="float" office:value="463387.807200496">
                <text:p>463387.807200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158">
                <text:p>44158</text:p>
              </table:table-cell>
              <table:table-cell office:value-type="float" office:value="472625.236582948">
                <text:p>472625.236582948</text:p>
              </table:table-cell>
              <table:table-cell office:value-type="float" office:value="44126">
                <text:p>44126</text:p>
              </table:table-cell>
              <table:table-cell office:value-type="float" office:value="479551.883940156">
                <text:p>479551.883940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59">
                <text:p>44159</text:p>
              </table:table-cell>
              <table:table-cell office:value-type="float" office:value="461989.850201035">
                <text:p>461989.850201035</text:p>
              </table:table-cell>
              <table:table-cell office:value-type="float" office:value="44127">
                <text:p>44127</text:p>
              </table:table-cell>
              <table:table-cell office:value-type="float" office:value="495470.795365965">
                <text:p>495470.7953659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60">
                <text:p>44160</text:p>
              </table:table-cell>
              <table:table-cell office:value-type="float" office:value="449764.375647238">
                <text:p>449764.375647238</text:p>
              </table:table-cell>
              <table:table-cell office:value-type="float" office:value="44128">
                <text:p>44128</text:p>
              </table:table-cell>
              <table:table-cell office:value-type="float" office:value="509542.371750987">
                <text:p>509542.371750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161">
                <text:p>44161</text:p>
              </table:table-cell>
              <table:table-cell office:value-type="float" office:value="437157.854611112">
                <text:p>437157.854611112</text:p>
              </table:table-cell>
              <table:table-cell office:value-type="float" office:value="44129">
                <text:p>44129</text:p>
              </table:table-cell>
              <table:table-cell office:value-type="float" office:value="522294.511964117">
                <text:p>522294.511964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62">
                <text:p>44162</text:p>
              </table:table-cell>
              <table:table-cell office:value-type="float" office:value="423393.565283088">
                <text:p>423393.565283088</text:p>
              </table:table-cell>
              <table:table-cell office:value-type="float" office:value="44130">
                <text:p>44130</text:p>
              </table:table-cell>
              <table:table-cell office:value-type="float" office:value="534466.410206826">
                <text:p>534466.4102068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163">
                <text:p>44163</text:p>
              </table:table-cell>
              <table:table-cell office:value-type="float" office:value="409217.458172712">
                <text:p>409217.458172712</text:p>
              </table:table-cell>
              <table:table-cell office:value-type="float" office:value="44131">
                <text:p>44131</text:p>
              </table:table-cell>
              <table:table-cell office:value-type="float" office:value="545479.844944364">
                <text:p>545479.844944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164">
                <text:p>44164</text:p>
              </table:table-cell>
              <table:table-cell office:value-type="float" office:value="395593.394252526">
                <text:p>395593.394252526</text:p>
              </table:table-cell>
              <table:table-cell office:value-type="float" office:value="44132">
                <text:p>44132</text:p>
              </table:table-cell>
              <table:table-cell office:value-type="float" office:value="554878.017534261">
                <text:p>554878.017534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65">
                <text:p>44165</text:p>
              </table:table-cell>
              <table:table-cell office:value-type="float" office:value="381836.462133644">
                <text:p>381836.462133644</text:p>
              </table:table-cell>
              <table:table-cell office:value-type="float" office:value="44133">
                <text:p>44133</text:p>
              </table:table-cell>
              <table:table-cell office:value-type="float" office:value="562750.804175039">
                <text:p>562750.804175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66">
                <text:p>44166</text:p>
              </table:table-cell>
              <table:table-cell office:value-type="float" office:value="367965.378609726">
                <text:p>367965.378609726</text:p>
              </table:table-cell>
              <table:table-cell office:value-type="float" office:value="44134">
                <text:p>44134</text:p>
              </table:table-cell>
              <table:table-cell office:value-type="float" office:value="569292.82691166">
                <text:p>569292.82691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67">
                <text:p>44167</text:p>
              </table:table-cell>
              <table:table-cell office:value-type="float" office:value="354681.010444613">
                <text:p>354681.010444613</text:p>
              </table:table-cell>
              <table:table-cell office:value-type="float" office:value="44135">
                <text:p>44135</text:p>
              </table:table-cell>
              <table:table-cell office:value-type="float" office:value="574812.263940816">
                <text:p>574812.263940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68">
                <text:p>44168</text:p>
              </table:table-cell>
              <table:table-cell office:value-type="float" office:value="342117.933067949">
                <text:p>342117.933067949</text:p>
              </table:table-cell>
              <table:table-cell office:value-type="float" office:value="44136">
                <text:p>44136</text:p>
              </table:table-cell>
              <table:table-cell office:value-type="float" office:value="577873.086937495">
                <text:p>577873.086937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169">
                <text:p>44169</text:p>
              </table:table-cell>
              <table:table-cell office:value-type="float" office:value="330567.441487322">
                <text:p>330567.441487322</text:p>
              </table:table-cell>
              <table:table-cell office:value-type="float" office:value="44137">
                <text:p>44137</text:p>
              </table:table-cell>
              <table:table-cell office:value-type="float" office:value="578662.482374804">
                <text:p>578662.482374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70">
                <text:p>44170</text:p>
              </table:table-cell>
              <table:table-cell office:value-type="float" office:value="320508.624360474">
                <text:p>320508.624360474</text:p>
              </table:table-cell>
              <table:table-cell office:value-type="float" office:value="44138">
                <text:p>44138</text:p>
              </table:table-cell>
              <table:table-cell office:value-type="float" office:value="577485.427683539">
                <text:p>577485.427683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71">
                <text:p>44171</text:p>
              </table:table-cell>
              <table:table-cell office:value-type="float" office:value="311381.305136502">
                <text:p>311381.305136502</text:p>
              </table:table-cell>
              <table:table-cell office:value-type="float" office:value="44139">
                <text:p>44139</text:p>
              </table:table-cell>
              <table:table-cell office:value-type="float" office:value="575006.233941881">
                <text:p>575006.2339418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172">
                <text:p>44172</text:p>
              </table:table-cell>
              <table:table-cell office:value-type="float" office:value="303685.666979046">
                <text:p>303685.666979046</text:p>
              </table:table-cell>
              <table:table-cell office:value-type="float" office:value="44140">
                <text:p>44140</text:p>
              </table:table-cell>
              <table:table-cell office:value-type="float" office:value="571529.294585494">
                <text:p>571529.294585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173">
                <text:p>44173</text:p>
              </table:table-cell>
              <table:table-cell office:value-type="float" office:value="297584.443723108">
                <text:p>297584.443723108</text:p>
              </table:table-cell>
              <table:table-cell office:value-type="float" office:value="44141">
                <text:p>44141</text:p>
              </table:table-cell>
              <table:table-cell office:value-type="float" office:value="567409.687511674">
                <text:p>567409.687511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174">
                <text:p>44174</text:p>
              </table:table-cell>
              <table:table-cell office:value-type="float" office:value="293054.185305359">
                <text:p>293054.185305359</text:p>
              </table:table-cell>
              <table:table-cell office:value-type="float" office:value="44142">
                <text:p>44142</text:p>
              </table:table-cell>
              <table:table-cell office:value-type="float" office:value="563474.760506844">
                <text:p>563474.760506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75">
                <text:p>44175</text:p>
              </table:table-cell>
              <table:table-cell office:value-type="float" office:value="289524.465450618">
                <text:p>289524.465450618</text:p>
              </table:table-cell>
              <table:table-cell office:value-type="float" office:value="44143">
                <text:p>44143</text:p>
              </table:table-cell>
              <table:table-cell office:value-type="float" office:value="559870.11190868">
                <text:p>559870.11190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76">
                <text:p>44176</text:p>
              </table:table-cell>
              <table:table-cell office:value-type="float" office:value="288477.247523797">
                <text:p>288477.247523797</text:p>
              </table:table-cell>
              <table:table-cell office:value-type="float" office:value="44144">
                <text:p>44144</text:p>
              </table:table-cell>
              <table:table-cell office:value-type="float" office:value="556845.470977428">
                <text:p>556845.4709774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177">
                <text:p>44177</text:p>
              </table:table-cell>
              <table:table-cell office:value-type="float" office:value="289871.860006147">
                <text:p>289871.860006147</text:p>
              </table:table-cell>
              <table:table-cell office:value-type="float" office:value="44145">
                <text:p>44145</text:p>
              </table:table-cell>
              <table:table-cell office:value-type="float" office:value="553712.574504667">
                <text:p>553712.574504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178">
                <text:p>44178</text:p>
              </table:table-cell>
              <table:table-cell office:value-type="float" office:value="293630.158567037">
                <text:p>293630.158567037</text:p>
              </table:table-cell>
              <table:table-cell office:value-type="float" office:value="44146">
                <text:p>44146</text:p>
              </table:table-cell>
              <table:table-cell office:value-type="float" office:value="550016.317338828">
                <text:p>550016.317338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79">
                <text:p>44179</text:p>
              </table:table-cell>
              <table:table-cell office:value-type="float" office:value="298980.708389771">
                <text:p>298980.708389771</text:p>
              </table:table-cell>
              <table:table-cell office:value-type="float" office:value="44147">
                <text:p>44147</text:p>
              </table:table-cell>
              <table:table-cell office:value-type="float" office:value="546640.551423983">
                <text:p>546640.551423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80">
                <text:p>44180</text:p>
              </table:table-cell>
              <table:table-cell office:value-type="float" office:value="307211.725886533">
                <text:p>307211.725886533</text:p>
              </table:table-cell>
              <table:table-cell office:value-type="float" office:value="44148">
                <text:p>44148</text:p>
              </table:table-cell>
              <table:table-cell office:value-type="float" office:value="543379.195408714">
                <text:p>543379.195408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181">
                <text:p>44181</text:p>
              </table:table-cell>
              <table:table-cell office:value-type="float" office:value="318838.376284502">
                <text:p>318838.376284502</text:p>
              </table:table-cell>
              <table:table-cell office:value-type="float" office:value="44149">
                <text:p>44149</text:p>
              </table:table-cell>
              <table:table-cell office:value-type="float" office:value="540333.723094227">
                <text:p>540333.7230942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182">
                <text:p>44182</text:p>
              </table:table-cell>
              <table:table-cell office:value-type="float" office:value="333525.709347042">
                <text:p>333525.709347042</text:p>
              </table:table-cell>
              <table:table-cell office:value-type="float" office:value="44150">
                <text:p>44150</text:p>
              </table:table-cell>
              <table:table-cell office:value-type="float" office:value="537675.135673291">
                <text:p>537675.135673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83">
                <text:p>44183</text:p>
              </table:table-cell>
              <table:table-cell office:value-type="float" office:value="349781.811896297">
                <text:p>349781.811896297</text:p>
              </table:table-cell>
              <table:table-cell office:value-type="float" office:value="44151">
                <text:p>44151</text:p>
              </table:table-cell>
              <table:table-cell office:value-type="float" office:value="534667.645160837">
                <text:p>534667.645160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184">
                <text:p>44184</text:p>
              </table:table-cell>
              <table:table-cell office:value-type="float" office:value="368384.12117367">
                <text:p>368384.12117367</text:p>
              </table:table-cell>
              <table:table-cell office:value-type="float" office:value="44152">
                <text:p>44152</text:p>
              </table:table-cell>
              <table:table-cell office:value-type="float" office:value="531788.905470908">
                <text:p>531788.9054709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185">
                <text:p>44185</text:p>
              </table:table-cell>
              <table:table-cell office:value-type="float" office:value="388779.008561863">
                <text:p>388779.008561863</text:p>
              </table:table-cell>
              <table:table-cell office:value-type="float" office:value="44153">
                <text:p>44153</text:p>
              </table:table-cell>
              <table:table-cell office:value-type="float" office:value="528487.599930763">
                <text:p>528487.599930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186">
                <text:p>44186</text:p>
              </table:table-cell>
              <table:table-cell office:value-type="float" office:value="410722.642404528">
                <text:p>410722.642404528</text:p>
              </table:table-cell>
              <table:table-cell office:value-type="float" office:value="44154">
                <text:p>44154</text:p>
              </table:table-cell>
              <table:table-cell office:value-type="float" office:value="523315.270898958">
                <text:p>523315.270898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187">
                <text:p>44187</text:p>
              </table:table-cell>
              <table:table-cell office:value-type="float" office:value="433815.878394074">
                <text:p>433815.878394074</text:p>
              </table:table-cell>
              <table:table-cell office:value-type="float" office:value="44155">
                <text:p>44155</text:p>
              </table:table-cell>
              <table:table-cell office:value-type="float" office:value="518055.456783814">
                <text:p>518055.456783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188">
                <text:p>44188</text:p>
              </table:table-cell>
              <table:table-cell office:value-type="float" office:value="457433.935172365">
                <text:p>457433.935172365</text:p>
              </table:table-cell>
              <table:table-cell office:value-type="float" office:value="44156">
                <text:p>44156</text:p>
              </table:table-cell>
              <table:table-cell office:value-type="float" office:value="511818.664317517">
                <text:p>511818.664317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189">
                <text:p>44189</text:p>
              </table:table-cell>
              <table:table-cell office:value-type="float" office:value="481349.506130258">
                <text:p>481349.506130258</text:p>
              </table:table-cell>
              <table:table-cell office:value-type="float" office:value="44157">
                <text:p>44157</text:p>
              </table:table-cell>
              <table:table-cell office:value-type="float" office:value="504000.14758285">
                <text:p>504000.14758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90">
                <text:p>44190</text:p>
              </table:table-cell>
              <table:table-cell office:value-type="float" office:value="503923.35436604">
                <text:p>503923.35436604</text:p>
              </table:table-cell>
              <table:table-cell office:value-type="float" office:value="44158">
                <text:p>44158</text:p>
              </table:table-cell>
              <table:table-cell office:value-type="float" office:value="493688.175303953">
                <text:p>493688.175303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191">
                <text:p>44191</text:p>
              </table:table-cell>
              <table:table-cell office:value-type="float" office:value="528028.334774136">
                <text:p>528028.334774136</text:p>
              </table:table-cell>
              <table:table-cell office:value-type="float" office:value="44159">
                <text:p>44159</text:p>
              </table:table-cell>
              <table:table-cell office:value-type="float" office:value="481811.794395979">
                <text:p>481811.794395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92">
                <text:p>44192</text:p>
              </table:table-cell>
              <table:table-cell office:value-type="float" office:value="553492.455472514">
                <text:p>553492.455472514</text:p>
              </table:table-cell>
              <table:table-cell office:value-type="float" office:value="44160">
                <text:p>44160</text:p>
              </table:table-cell>
              <table:table-cell office:value-type="float" office:value="469110.745721333">
                <text:p>469110.745721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193">
                <text:p>44193</text:p>
              </table:table-cell>
              <table:table-cell office:value-type="float" office:value="579625.458045588">
                <text:p>579625.458045588</text:p>
              </table:table-cell>
              <table:table-cell office:value-type="float" office:value="44161">
                <text:p>44161</text:p>
              </table:table-cell>
              <table:table-cell office:value-type="float" office:value="455170.93323727">
                <text:p>455170.93323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194">
                <text:p>44194</text:p>
              </table:table-cell>
              <table:table-cell office:value-type="float" office:value="607673.219995777">
                <text:p>607673.219995777</text:p>
              </table:table-cell>
              <table:table-cell office:value-type="float" office:value="44162">
                <text:p>44162</text:p>
              </table:table-cell>
              <table:table-cell office:value-type="float" office:value="440538.455706561">
                <text:p>440538.4557065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195">
                <text:p>44195</text:p>
              </table:table-cell>
              <table:table-cell office:value-type="float" office:value="635755.227330773">
                <text:p>635755.227330773</text:p>
              </table:table-cell>
              <table:table-cell office:value-type="float" office:value="44163">
                <text:p>44163</text:p>
              </table:table-cell>
              <table:table-cell office:value-type="float" office:value="426013.068952298">
                <text:p>426013.068952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196">
                <text:p>44196</text:p>
              </table:table-cell>
              <table:table-cell office:value-type="float" office:value="663282.71533038">
                <text:p>663282.71533038</text:p>
              </table:table-cell>
              <table:table-cell office:value-type="float" office:value="44164">
                <text:p>44164</text:p>
              </table:table-cell>
              <table:table-cell office:value-type="float" office:value="410904.323596604">
                <text:p>410904.323596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97">
                <text:p>44197</text:p>
              </table:table-cell>
              <table:table-cell office:value-type="float" office:value="690717.551373268">
                <text:p>690717.551373268</text:p>
              </table:table-cell>
              <table:table-cell office:value-type="float" office:value="44165">
                <text:p>44165</text:p>
              </table:table-cell>
              <table:table-cell office:value-type="float" office:value="395609.495156003">
                <text:p>395609.495156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198">
                <text:p>44198</text:p>
              </table:table-cell>
              <table:table-cell office:value-type="float" office:value="716587.207244312">
                <text:p>716587.207244312</text:p>
              </table:table-cell>
              <table:table-cell office:value-type="float" office:value="44166">
                <text:p>44166</text:p>
              </table:table-cell>
              <table:table-cell office:value-type="float" office:value="380926.656159735">
                <text:p>380926.656159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199">
                <text:p>44199</text:p>
              </table:table-cell>
              <table:table-cell office:value-type="float" office:value="740900.111760372">
                <text:p>740900.111760372</text:p>
              </table:table-cell>
              <table:table-cell office:value-type="float" office:value="44167">
                <text:p>44167</text:p>
              </table:table-cell>
              <table:table-cell office:value-type="float" office:value="366779.92055687">
                <text:p>366779.92055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200">
                <text:p>44200</text:p>
              </table:table-cell>
              <table:table-cell office:value-type="float" office:value="762029.529066692">
                <text:p>762029.529066692</text:p>
              </table:table-cell>
              <table:table-cell office:value-type="float" office:value="44168">
                <text:p>44168</text:p>
              </table:table-cell>
              <table:table-cell office:value-type="float" office:value="353621.344126075">
                <text:p>353621.344126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201">
                <text:p>44201</text:p>
              </table:table-cell>
              <table:table-cell office:value-type="float" office:value="780519.238288984">
                <text:p>780519.238288984</text:p>
              </table:table-cell>
              <table:table-cell office:value-type="float" office:value="44169">
                <text:p>44169</text:p>
              </table:table-cell>
              <table:table-cell office:value-type="float" office:value="341931.46088552">
                <text:p>341931.46088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202">
                <text:p>44202</text:p>
              </table:table-cell>
              <table:table-cell office:value-type="float" office:value="795434.53737615">
                <text:p>795434.53737615</text:p>
              </table:table-cell>
              <table:table-cell office:value-type="float" office:value="44170">
                <text:p>44170</text:p>
              </table:table-cell>
              <table:table-cell office:value-type="float" office:value="331149.469618694">
                <text:p>331149.469618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203">
                <text:p>44203</text:p>
              </table:table-cell>
              <table:table-cell office:value-type="float" office:value="805896.655861692">
                <text:p>805896.655861692</text:p>
              </table:table-cell>
              <table:table-cell office:value-type="float" office:value="44171">
                <text:p>44171</text:p>
              </table:table-cell>
              <table:table-cell office:value-type="float" office:value="321776.583475803">
                <text:p>321776.583475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204">
                <text:p>44204</text:p>
              </table:table-cell>
              <table:table-cell office:value-type="float" office:value="812766.823207605">
                <text:p>812766.823207605</text:p>
              </table:table-cell>
              <table:table-cell office:value-type="float" office:value="44172">
                <text:p>44172</text:p>
              </table:table-cell>
              <table:table-cell office:value-type="float" office:value="313898.902928967">
                <text:p>313898.902928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205">
                <text:p>44205</text:p>
              </table:table-cell>
              <table:table-cell office:value-type="float" office:value="815362.350636172">
                <text:p>815362.350636172</text:p>
              </table:table-cell>
              <table:table-cell office:value-type="float" office:value="44173">
                <text:p>44173</text:p>
              </table:table-cell>
              <table:table-cell office:value-type="float" office:value="307656.877231655">
                <text:p>307656.877231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06">
                <text:p>44206</text:p>
              </table:table-cell>
              <table:table-cell office:value-type="float" office:value="813236.420316463">
                <text:p>813236.420316463</text:p>
              </table:table-cell>
              <table:table-cell office:value-type="float" office:value="44174">
                <text:p>44174</text:p>
              </table:table-cell>
              <table:table-cell office:value-type="float" office:value="302432.065321074">
                <text:p>302432.0653210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207">
                <text:p>44207</text:p>
              </table:table-cell>
              <table:table-cell office:value-type="float" office:value="806556.942984528">
                <text:p>806556.942984528</text:p>
              </table:table-cell>
              <table:table-cell office:value-type="float" office:value="44175">
                <text:p>44175</text:p>
              </table:table-cell>
              <table:table-cell office:value-type="float" office:value="299556.363542661">
                <text:p>299556.3635426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208">
                <text:p>44208</text:p>
              </table:table-cell>
              <table:table-cell office:value-type="float" office:value="794829.363835765">
                <text:p>794829.363835765</text:p>
              </table:table-cell>
              <table:table-cell office:value-type="float" office:value="44176">
                <text:p>44176</text:p>
              </table:table-cell>
              <table:table-cell office:value-type="float" office:value="299031.674046576">
                <text:p>299031.674046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209">
                <text:p>44209</text:p>
              </table:table-cell>
              <table:table-cell office:value-type="float" office:value="779127.276466109">
                <text:p>779127.276466109</text:p>
              </table:table-cell>
              <table:table-cell office:value-type="float" office:value="44177">
                <text:p>44177</text:p>
              </table:table-cell>
              <table:table-cell office:value-type="float" office:value="300669.364025699">
                <text:p>300669.364025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210">
                <text:p>44210</text:p>
              </table:table-cell>
              <table:table-cell office:value-type="float" office:value="761160.301968566">
                <text:p>761160.301968566</text:p>
              </table:table-cell>
              <table:table-cell office:value-type="float" office:value="44178">
                <text:p>44178</text:p>
              </table:table-cell>
              <table:table-cell office:value-type="float" office:value="303937.362910061">
                <text:p>303937.362910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211">
                <text:p>44211</text:p>
              </table:table-cell>
              <table:table-cell office:value-type="float" office:value="740859.165571392">
                <text:p>740859.165571392</text:p>
              </table:table-cell>
              <table:table-cell office:value-type="float" office:value="44179">
                <text:p>44179</text:p>
              </table:table-cell>
              <table:table-cell office:value-type="float" office:value="309995.287424884">
                <text:p>309995.287424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12">
                <text:p>44212</text:p>
              </table:table-cell>
              <table:table-cell office:value-type="float" office:value="718117.147384654">
                <text:p>718117.147384654</text:p>
              </table:table-cell>
              <table:table-cell office:value-type="float" office:value="44180">
                <text:p>44180</text:p>
              </table:table-cell>
              <table:table-cell office:value-type="float" office:value="319144.894594866">
                <text:p>319144.894594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213">
                <text:p>44213</text:p>
              </table:table-cell>
              <table:table-cell office:value-type="float" office:value="693230.720992789">
                <text:p>693230.720992789</text:p>
              </table:table-cell>
              <table:table-cell office:value-type="float" office:value="44181">
                <text:p>44181</text:p>
              </table:table-cell>
              <table:table-cell office:value-type="float" office:value="331302.645230896">
                <text:p>331302.645230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214">
                <text:p>44214</text:p>
              </table:table-cell>
              <table:table-cell office:value-type="float" office:value="668152.446390274">
                <text:p>668152.446390274</text:p>
              </table:table-cell>
              <table:table-cell office:value-type="float" office:value="44182">
                <text:p>44182</text:p>
              </table:table-cell>
              <table:table-cell office:value-type="float" office:value="345076.221858389">
                <text:p>345076.2218583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215">
                <text:p>44215</text:p>
              </table:table-cell>
              <table:table-cell office:value-type="float" office:value="642663.512100404">
                <text:p>642663.512100404</text:p>
              </table:table-cell>
              <table:table-cell office:value-type="float" office:value="44183">
                <text:p>44183</text:p>
              </table:table-cell>
              <table:table-cell office:value-type="float" office:value="361164.451963528">
                <text:p>361164.4519635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216">
                <text:p>44216</text:p>
              </table:table-cell>
              <table:table-cell office:value-type="float" office:value="617738.507302138">
                <text:p>617738.507302138</text:p>
              </table:table-cell>
              <table:table-cell office:value-type="float" office:value="44184">
                <text:p>44184</text:p>
              </table:table-cell>
              <table:table-cell office:value-type="float" office:value="379219.926061496">
                <text:p>379219.926061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217">
                <text:p>44217</text:p>
              </table:table-cell>
              <table:table-cell office:value-type="float" office:value="594079.649824046">
                <text:p>594079.649824046</text:p>
              </table:table-cell>
              <table:table-cell office:value-type="float" office:value="44185">
                <text:p>44185</text:p>
              </table:table-cell>
              <table:table-cell office:value-type="float" office:value="399045.984387307">
                <text:p>399045.9843873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18">
                <text:p>44218</text:p>
              </table:table-cell>
              <table:table-cell office:value-type="float" office:value="571493.058609005">
                <text:p>571493.058609005</text:p>
              </table:table-cell>
              <table:table-cell office:value-type="float" office:value="44186">
                <text:p>44186</text:p>
              </table:table-cell>
              <table:table-cell office:value-type="float" office:value="420091.260124862">
                <text:p>420091.260124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219">
                <text:p>44219</text:p>
              </table:table-cell>
              <table:table-cell office:value-type="float" office:value="549763.397973918">
                <text:p>549763.397973918</text:p>
              </table:table-cell>
              <table:table-cell office:value-type="float" office:value="44187">
                <text:p>44187</text:p>
              </table:table-cell>
              <table:table-cell office:value-type="float" office:value="441865.605010241">
                <text:p>441865.6050102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220">
                <text:p>44220</text:p>
              </table:table-cell>
              <table:table-cell office:value-type="float" office:value="529280.336515343">
                <text:p>529280.336515343</text:p>
              </table:table-cell>
              <table:table-cell office:value-type="float" office:value="44188">
                <text:p>44188</text:p>
              </table:table-cell>
              <table:table-cell office:value-type="float" office:value="464173.188910259">
                <text:p>464173.188910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221">
                <text:p>44221</text:p>
              </table:table-cell>
              <table:table-cell office:value-type="float" office:value="509443.174559506">
                <text:p>509443.174559506</text:p>
              </table:table-cell>
              <table:table-cell office:value-type="float" office:value="44189">
                <text:p>44189</text:p>
              </table:table-cell>
              <table:table-cell office:value-type="float" office:value="485752.475067119">
                <text:p>485752.475067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222">
                <text:p>44222</text:p>
              </table:table-cell>
              <table:table-cell office:value-type="float" office:value="490349.858647012">
                <text:p>490349.858647012</text:p>
              </table:table-cell>
              <table:table-cell office:value-type="float" office:value="44190">
                <text:p>44190</text:p>
              </table:table-cell>
              <table:table-cell office:value-type="float" office:value="508621.229294848">
                <text:p>508621.229294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223">
                <text:p>44223</text:p>
              </table:table-cell>
              <table:table-cell office:value-type="float" office:value="471614.143132633">
                <text:p>471614.143132633</text:p>
              </table:table-cell>
              <table:table-cell office:value-type="float" office:value="44191">
                <text:p>44191</text:p>
              </table:table-cell>
              <table:table-cell office:value-type="float" office:value="532717.727830896">
                <text:p>532717.7278308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224">
                <text:p>44224</text:p>
              </table:table-cell>
              <table:table-cell office:value-type="float" office:value="452756.02253135">
                <text:p>452756.02253135</text:p>
              </table:table-cell>
              <table:table-cell office:value-type="float" office:value="44192">
                <text:p>44192</text:p>
              </table:table-cell>
              <table:table-cell office:value-type="float" office:value="557310.022351279">
                <text:p>557310.022351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225">
                <text:p>44225</text:p>
              </table:table-cell>
              <table:table-cell office:value-type="float" office:value="434052.22496365">
                <text:p>434052.22496365</text:p>
              </table:table-cell>
              <table:table-cell office:value-type="float" office:value="44193">
                <text:p>44193</text:p>
              </table:table-cell>
              <table:table-cell office:value-type="float" office:value="583421.353934542">
                <text:p>583421.353934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26">
                <text:p>44226</text:p>
              </table:table-cell>
              <table:table-cell office:value-type="float" office:value="415333.833327653">
                <text:p>415333.833327653</text:p>
              </table:table-cell>
              <table:table-cell office:value-type="float" office:value="44194">
                <text:p>44194</text:p>
              </table:table-cell>
              <table:table-cell office:value-type="float" office:value="609736.273099593">
                <text:p>609736.2730995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227">
                <text:p>44227</text:p>
              </table:table-cell>
              <table:table-cell office:value-type="float" office:value="397044.053418154">
                <text:p>397044.053418154</text:p>
              </table:table-cell>
              <table:table-cell office:value-type="float" office:value="44195">
                <text:p>44195</text:p>
              </table:table-cell>
              <table:table-cell office:value-type="float" office:value="635810.648277878">
                <text:p>635810.6482778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228">
                <text:p>44228</text:p>
              </table:table-cell>
              <table:table-cell office:value-type="float" office:value="379240.564042062">
                <text:p>379240.564042062</text:p>
              </table:table-cell>
              <table:table-cell office:value-type="float" office:value="44196">
                <text:p>44196</text:p>
              </table:table-cell>
              <table:table-cell office:value-type="float" office:value="661866.501491323">
                <text:p>661866.5014913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229">
                <text:p>44229</text:p>
              </table:table-cell>
              <table:table-cell office:value-type="float" office:value="361455.355469611">
                <text:p>361455.355469611</text:p>
              </table:table-cell>
              <table:table-cell office:value-type="float" office:value="44197">
                <text:p>44197</text:p>
              </table:table-cell>
              <table:table-cell office:value-type="float" office:value="687044.070144782">
                <text:p>687044.0701447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230">
                <text:p>44230</text:p>
              </table:table-cell>
              <table:table-cell office:value-type="float" office:value="343536.554476676">
                <text:p>343536.554476676</text:p>
              </table:table-cell>
              <table:table-cell office:value-type="float" office:value="44198">
                <text:p>44198</text:p>
              </table:table-cell>
              <table:table-cell office:value-type="float" office:value="711085.703980723">
                <text:p>711085.7039807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231">
                <text:p>44231</text:p>
              </table:table-cell>
              <table:table-cell office:value-type="float" office:value="326037.396437286">
                <text:p>326037.396437286</text:p>
              </table:table-cell>
              <table:table-cell office:value-type="float" office:value="44199">
                <text:p>44199</text:p>
              </table:table-cell>
              <table:table-cell office:value-type="float" office:value="732973.010892571">
                <text:p>732973.010892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232">
                <text:p>44232</text:p>
              </table:table-cell>
              <table:table-cell office:value-type="float" office:value="308943.663906196">
                <text:p>308943.663906196</text:p>
              </table:table-cell>
              <table:table-cell office:value-type="float" office:value="44200">
                <text:p>44200</text:p>
              </table:table-cell>
              <table:table-cell office:value-type="float" office:value="753062.515675588">
                <text:p>753062.5156755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233">
                <text:p>44233</text:p>
              </table:table-cell>
              <table:table-cell office:value-type="float" office:value="292103.542818467">
                <text:p>292103.542818467</text:p>
              </table:table-cell>
              <table:table-cell office:value-type="float" office:value="44201">
                <text:p>44201</text:p>
              </table:table-cell>
              <table:table-cell office:value-type="float" office:value="770163.561954349">
                <text:p>770163.561954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234">
                <text:p>44234</text:p>
              </table:table-cell>
              <table:table-cell office:value-type="float" office:value="276249.673005463">
                <text:p>276249.673005463</text:p>
              </table:table-cell>
              <table:table-cell office:value-type="float" office:value="44202">
                <text:p>44202</text:p>
              </table:table-cell>
              <table:table-cell office:value-type="float" office:value="783450.033845357">
                <text:p>783450.0338453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235">
                <text:p>44235</text:p>
              </table:table-cell>
              <table:table-cell office:value-type="float" office:value="261444.75011231">
                <text:p>261444.75011231</text:p>
              </table:table-cell>
              <table:table-cell office:value-type="float" office:value="44203">
                <text:p>44203</text:p>
              </table:table-cell>
              <table:table-cell office:value-type="float" office:value="793436.263783482">
                <text:p>793436.2637834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236">
                <text:p>44236</text:p>
              </table:table-cell>
              <table:table-cell office:value-type="float" office:value="247466.302501146">
                <text:p>247466.302501146</text:p>
              </table:table-cell>
              <table:table-cell office:value-type="float" office:value="44204">
                <text:p>44204</text:p>
              </table:table-cell>
              <table:table-cell office:value-type="float" office:value="799597.328104667">
                <text:p>799597.328104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237">
                <text:p>44237</text:p>
              </table:table-cell>
              <table:table-cell office:value-type="float" office:value="233776.783850197">
                <text:p>233776.783850197</text:p>
              </table:table-cell>
              <table:table-cell office:value-type="float" office:value="44205">
                <text:p>44205</text:p>
              </table:table-cell>
              <table:table-cell office:value-type="float" office:value="801303.30973145">
                <text:p>801303.309731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238">
                <text:p>44238</text:p>
              </table:table-cell>
              <table:table-cell office:value-type="float" office:value="220960.363330472">
                <text:p>220960.363330472</text:p>
              </table:table-cell>
              <table:table-cell office:value-type="float" office:value="44206">
                <text:p>44206</text:p>
              </table:table-cell>
              <table:table-cell office:value-type="float" office:value="798603.881768931">
                <text:p>798603.881768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39">
                <text:p>44239</text:p>
              </table:table-cell>
              <table:table-cell office:value-type="float" office:value="209530.324832587">
                <text:p>209530.324832587</text:p>
              </table:table-cell>
              <table:table-cell office:value-type="float" office:value="44207">
                <text:p>44207</text:p>
              </table:table-cell>
              <table:table-cell office:value-type="float" office:value="791188.220343549">
                <text:p>791188.220343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40">
                <text:p>44240</text:p>
              </table:table-cell>
              <table:table-cell office:value-type="float" office:value="199426.060136236">
                <text:p>199426.060136236</text:p>
              </table:table-cell>
              <table:table-cell office:value-type="float" office:value="44208">
                <text:p>44208</text:p>
              </table:table-cell>
              <table:table-cell office:value-type="float" office:value="779552.99590452">
                <text:p>779552.99590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241">
                <text:p>44241</text:p>
              </table:table-cell>
              <table:table-cell office:value-type="float" office:value="190364.485434654">
                <text:p>190364.485434654</text:p>
              </table:table-cell>
              <table:table-cell office:value-type="float" office:value="44209">
                <text:p>44209</text:p>
              </table:table-cell>
              <table:table-cell office:value-type="float" office:value="765139.285433645">
                <text:p>765139.28543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242">
                <text:p>44242</text:p>
              </table:table-cell>
              <table:table-cell office:value-type="float" office:value="181619.932118629">
                <text:p>181619.932118629</text:p>
              </table:table-cell>
              <table:table-cell office:value-type="float" office:value="44210">
                <text:p>44210</text:p>
              </table:table-cell>
              <table:table-cell office:value-type="float" office:value="747872.083905356">
                <text:p>747872.0839053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243">
                <text:p>44243</text:p>
              </table:table-cell>
              <table:table-cell office:value-type="float" office:value="173587.678127134">
                <text:p>173587.678127134</text:p>
              </table:table-cell>
              <table:table-cell office:value-type="float" office:value="44211">
                <text:p>44211</text:p>
              </table:table-cell>
              <table:table-cell office:value-type="float" office:value="727888.761124703">
                <text:p>727888.7611247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244">
                <text:p>44244</text:p>
              </table:table-cell>
              <table:table-cell office:value-type="float" office:value="166585.220365621">
                <text:p>166585.220365621</text:p>
              </table:table-cell>
              <table:table-cell office:value-type="float" office:value="44212">
                <text:p>44212</text:p>
              </table:table-cell>
              <table:table-cell office:value-type="float" office:value="705509.973889322">
                <text:p>705509.973889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245">
                <text:p>44245</text:p>
              </table:table-cell>
              <table:table-cell office:value-type="float" office:value="160878.019312402">
                <text:p>160878.019312402</text:p>
              </table:table-cell>
              <table:table-cell office:value-type="float" office:value="44213">
                <text:p>44213</text:p>
              </table:table-cell>
              <table:table-cell office:value-type="float" office:value="682541.422545104">
                <text:p>682541.422545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246">
                <text:p>44246</text:p>
              </table:table-cell>
              <table:table-cell office:value-type="float" office:value="155899.97974504">
                <text:p>155899.97974504</text:p>
              </table:table-cell>
              <table:table-cell office:value-type="float" office:value="44214">
                <text:p>44214</text:p>
              </table:table-cell>
              <table:table-cell office:value-type="float" office:value="658761.542586079">
                <text:p>658761.542586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247">
                <text:p>44247</text:p>
              </table:table-cell>
              <table:table-cell office:value-type="float" office:value="151680.38075412">
                <text:p>151680.38075412</text:p>
              </table:table-cell>
              <table:table-cell office:value-type="float" office:value="44215">
                <text:p>44215</text:p>
              </table:table-cell>
              <table:table-cell office:value-type="float" office:value="635151.630891191">
                <text:p>635151.6308911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48">
                <text:p>44248</text:p>
              </table:table-cell>
              <table:table-cell office:value-type="float" office:value="147944.586515854">
                <text:p>147944.586515854</text:p>
              </table:table-cell>
              <table:table-cell office:value-type="float" office:value="44216">
                <text:p>44216</text:p>
              </table:table-cell>
              <table:table-cell office:value-type="float" office:value="612366.093875947">
                <text:p>612366.093875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249">
                <text:p>44249</text:p>
              </table:table-cell>
              <table:table-cell office:value-type="float" office:value="144899.668164011">
                <text:p>144899.668164011</text:p>
              </table:table-cell>
              <table:table-cell office:value-type="float" office:value="44217">
                <text:p>44217</text:p>
              </table:table-cell>
              <table:table-cell office:value-type="float" office:value="590386.412850665">
                <text:p>590386.4128506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50">
                <text:p>44250</text:p>
              </table:table-cell>
              <table:table-cell office:value-type="float" office:value="142293.957183658">
                <text:p>142293.957183658</text:p>
              </table:table-cell>
              <table:table-cell office:value-type="float" office:value="44218">
                <text:p>44218</text:p>
              </table:table-cell>
              <table:table-cell office:value-type="float" office:value="569086.220745237">
                <text:p>569086.2207452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251">
                <text:p>44251</text:p>
              </table:table-cell>
              <table:table-cell office:value-type="float" office:value="139987.201959244">
                <text:p>139987.201959244</text:p>
              </table:table-cell>
              <table:table-cell office:value-type="float" office:value="44219">
                <text:p>44219</text:p>
              </table:table-cell>
              <table:table-cell office:value-type="float" office:value="548990.062882293">
                <text:p>548990.0628822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52">
                <text:p>44252</text:p>
              </table:table-cell>
              <table:table-cell office:value-type="float" office:value="137631.143547958">
                <text:p>137631.143547958</text:p>
              </table:table-cell>
              <table:table-cell office:value-type="float" office:value="44220">
                <text:p>44220</text:p>
              </table:table-cell>
              <table:table-cell office:value-type="float" office:value="529670.066793403">
                <text:p>529670.066793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253">
                <text:p>44253</text:p>
              </table:table-cell>
              <table:table-cell office:value-type="float" office:value="135042.589695131">
                <text:p>135042.589695131</text:p>
              </table:table-cell>
              <table:table-cell office:value-type="float" office:value="44221">
                <text:p>44221</text:p>
              </table:table-cell>
              <table:table-cell office:value-type="float" office:value="511108.049058168">
                <text:p>511108.0490581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254">
                <text:p>44254</text:p>
              </table:table-cell>
              <table:table-cell office:value-type="float" office:value="132088.467509006">
                <text:p>132088.467509006</text:p>
              </table:table-cell>
              <table:table-cell office:value-type="float" office:value="44222">
                <text:p>44222</text:p>
              </table:table-cell>
              <table:table-cell office:value-type="float" office:value="493219.920717215">
                <text:p>493219.9207172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55">
                <text:p>44255</text:p>
              </table:table-cell>
              <table:table-cell office:value-type="float" office:value="129242.337102457">
                <text:p>129242.337102457</text:p>
              </table:table-cell>
              <table:table-cell office:value-type="float" office:value="44223">
                <text:p>44223</text:p>
              </table:table-cell>
              <table:table-cell office:value-type="float" office:value="475487.387776938">
                <text:p>475487.387776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256">
                <text:p>44256</text:p>
              </table:table-cell>
              <table:table-cell office:value-type="float" office:value="126116.881269764">
                <text:p>126116.881269764</text:p>
              </table:table-cell>
              <table:table-cell office:value-type="float" office:value="44224">
                <text:p>44224</text:p>
              </table:table-cell>
              <table:table-cell office:value-type="float" office:value="457820.939743524">
                <text:p>457820.939743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257">
                <text:p>44257</text:p>
              </table:table-cell>
              <table:table-cell office:value-type="float" office:value="122963.800471876">
                <text:p>122963.800471876</text:p>
              </table:table-cell>
              <table:table-cell office:value-type="float" office:value="44225">
                <text:p>44225</text:p>
              </table:table-cell>
              <table:table-cell office:value-type="float" office:value="440198.223321317">
                <text:p>440198.2233213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258">
                <text:p>44258</text:p>
              </table:table-cell>
              <table:table-cell office:value-type="float" office:value="119445.805439197">
                <text:p>119445.805439197</text:p>
              </table:table-cell>
              <table:table-cell office:value-type="float" office:value="44226">
                <text:p>44226</text:p>
              </table:table-cell>
              <table:table-cell office:value-type="float" office:value="422772.638234681">
                <text:p>422772.638234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259">
                <text:p>44259</text:p>
              </table:table-cell>
              <table:table-cell office:value-type="float" office:value="115455.412932956">
                <text:p>115455.412932956</text:p>
              </table:table-cell>
              <table:table-cell office:value-type="float" office:value="44227">
                <text:p>44227</text:p>
              </table:table-cell>
              <table:table-cell office:value-type="float" office:value="405627.864253042">
                <text:p>405627.8642530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60">
                <text:p>44260</text:p>
              </table:table-cell>
              <table:table-cell office:value-type="float" office:value="111352.641349207">
                <text:p>111352.641349207</text:p>
              </table:table-cell>
              <table:table-cell office:value-type="float" office:value="44228">
                <text:p>44228</text:p>
              </table:table-cell>
              <table:table-cell office:value-type="float" office:value="388460.628258646">
                <text:p>388460.6282586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261">
                <text:p>44261</text:p>
              </table:table-cell>
              <table:table-cell office:value-type="float" office:value="107360.644469603">
                <text:p>107360.644469603</text:p>
              </table:table-cell>
              <table:table-cell office:value-type="float" office:value="44229">
                <text:p>44229</text:p>
              </table:table-cell>
              <table:table-cell office:value-type="float" office:value="370849.844589459">
                <text:p>370849.8445894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62">
                <text:p>44262</text:p>
              </table:table-cell>
              <table:table-cell office:value-type="float" office:value="103535.798977284">
                <text:p>103535.798977284</text:p>
              </table:table-cell>
              <table:table-cell office:value-type="float" office:value="44230">
                <text:p>44230</text:p>
              </table:table-cell>
              <table:table-cell office:value-type="float" office:value="353575.04061268">
                <text:p>353575.04061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63">
                <text:p>44263</text:p>
              </table:table-cell>
              <table:table-cell office:value-type="float" office:value="99570.7868895534">
                <text:p>99570.7868895534</text:p>
              </table:table-cell>
              <table:table-cell office:value-type="float" office:value="44231">
                <text:p>44231</text:p>
              </table:table-cell>
              <table:table-cell office:value-type="float" office:value="336594.437361583">
                <text:p>336594.4373615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264">
                <text:p>44264</text:p>
              </table:table-cell>
              <table:table-cell office:value-type="float" office:value="95874.180332445">
                <text:p>95874.180332445</text:p>
              </table:table-cell>
              <table:table-cell office:value-type="float" office:value="44232">
                <text:p>44232</text:p>
              </table:table-cell>
              <table:table-cell office:value-type="float" office:value="319747.416776471">
                <text:p>319747.416776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265">
                <text:p>44265</text:p>
              </table:table-cell>
              <table:table-cell office:value-type="float" office:value="91822.7173523618">
                <text:p>91822.7173523618</text:p>
              </table:table-cell>
              <table:table-cell office:value-type="float" office:value="44233">
                <text:p>44233</text:p>
              </table:table-cell>
              <table:table-cell office:value-type="float" office:value="303751.403305497">
                <text:p>303751.403305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266">
                <text:p>44266</text:p>
              </table:table-cell>
              <table:table-cell office:value-type="float" office:value="87901.3307053909">
                <text:p>87901.3307053909</text:p>
              </table:table-cell>
              <table:table-cell office:value-type="float" office:value="44234">
                <text:p>44234</text:p>
              </table:table-cell>
              <table:table-cell office:value-type="float" office:value="288654.216681577">
                <text:p>288654.2166815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267">
                <text:p>44267</text:p>
              </table:table-cell>
              <table:table-cell office:value-type="float" office:value="84106.3424465108">
                <text:p>84106.3424465108</text:p>
              </table:table-cell>
              <table:table-cell office:value-type="float" office:value="44235">
                <text:p>44235</text:p>
              </table:table-cell>
              <table:table-cell office:value-type="float" office:value="274366.165922001">
                <text:p>274366.165922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268">
                <text:p>44268</text:p>
              </table:table-cell>
              <table:table-cell office:value-type="float" office:value="81047.0479981136">
                <text:p>81047.0479981136</text:p>
              </table:table-cell>
              <table:table-cell office:value-type="float" office:value="44236">
                <text:p>44236</text:p>
              </table:table-cell>
              <table:table-cell office:value-type="float" office:value="260358.96797946">
                <text:p>260358.96797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269">
                <text:p>44269</text:p>
              </table:table-cell>
              <table:table-cell office:value-type="float" office:value="78271.8773785686">
                <text:p>78271.8773785686</text:p>
              </table:table-cell>
              <table:table-cell office:value-type="float" office:value="44237">
                <text:p>44237</text:p>
              </table:table-cell>
              <table:table-cell office:value-type="float" office:value="247205.028372801">
                <text:p>247205.0283728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270">
                <text:p>44270</text:p>
              </table:table-cell>
              <table:table-cell office:value-type="float" office:value="75687.1557128369">
                <text:p>75687.1557128369</text:p>
              </table:table-cell>
              <table:table-cell office:value-type="float" office:value="44238">
                <text:p>44238</text:p>
              </table:table-cell>
              <table:table-cell office:value-type="float" office:value="235405.600632161">
                <text:p>235405.600632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271">
                <text:p>44271</text:p>
              </table:table-cell>
              <table:table-cell office:value-type="float" office:value="73350.093124154">
                <text:p>73350.093124154</text:p>
              </table:table-cell>
              <table:table-cell office:value-type="float" office:value="44239">
                <text:p>44239</text:p>
              </table:table-cell>
              <table:table-cell office:value-type="float" office:value="224862.904565827">
                <text:p>224862.904565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272">
                <text:p>44272</text:p>
              </table:table-cell>
              <table:table-cell office:value-type="float" office:value="71390.521491388">
                <text:p>71390.521491388</text:p>
              </table:table-cell>
              <table:table-cell office:value-type="float" office:value="44240">
                <text:p>44240</text:p>
              </table:table-cell>
              <table:table-cell office:value-type="float" office:value="215423.315363298">
                <text:p>215423.3153632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273">
                <text:p>44273</text:p>
              </table:table-cell>
              <table:table-cell office:value-type="float" office:value="70072.6017632935">
                <text:p>70072.6017632935</text:p>
              </table:table-cell>
              <table:table-cell office:value-type="float" office:value="44241">
                <text:p>44241</text:p>
              </table:table-cell>
              <table:table-cell office:value-type="float" office:value="206332.447881616">
                <text:p>206332.447881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274">
                <text:p>44274</text:p>
              </table:table-cell>
              <table:table-cell office:value-type="float" office:value="69073.1696698081">
                <text:p>69073.1696698081</text:p>
              </table:table-cell>
              <table:table-cell office:value-type="float" office:value="44242">
                <text:p>44242</text:p>
              </table:table-cell>
              <table:table-cell office:value-type="float" office:value="198058.346288983">
                <text:p>198058.346288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275">
                <text:p>44275</text:p>
              </table:table-cell>
              <table:table-cell office:value-type="float" office:value="68109.883172289">
                <text:p>68109.883172289</text:p>
              </table:table-cell>
              <table:table-cell office:value-type="float" office:value="44243">
                <text:p>44243</text:p>
              </table:table-cell>
              <table:table-cell office:value-type="float" office:value="190916.988071968">
                <text:p>190916.988071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276">
                <text:p>44276</text:p>
              </table:table-cell>
              <table:table-cell office:value-type="float" office:value="67183.1801105007">
                <text:p>67183.1801105007</text:p>
              </table:table-cell>
              <table:table-cell office:value-type="float" office:value="44244">
                <text:p>44244</text:p>
              </table:table-cell>
              <table:table-cell office:value-type="float" office:value="185038.432585869">
                <text:p>185038.432585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277">
                <text:p>44277</text:p>
              </table:table-cell>
              <table:table-cell office:value-type="float" office:value="66171.0387472">
                <text:p>66171.0387472</text:p>
              </table:table-cell>
              <table:table-cell office:value-type="float" office:value="44245">
                <text:p>44245</text:p>
              </table:table-cell>
              <table:table-cell office:value-type="float" office:value="179971.627922166">
                <text:p>179971.62792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278">
                <text:p>44278</text:p>
              </table:table-cell>
              <table:table-cell office:value-type="float" office:value="65488.3224265064">
                <text:p>65488.3224265064</text:p>
              </table:table-cell>
              <table:table-cell office:value-type="float" office:value="44246">
                <text:p>44246</text:p>
              </table:table-cell>
              <table:table-cell office:value-type="float" office:value="175669.394055042">
                <text:p>175669.3940550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79">
                <text:p>44279</text:p>
              </table:table-cell>
              <table:table-cell office:value-type="float" office:value="64930.5276960438">
                <text:p>64930.5276960438</text:p>
              </table:table-cell>
              <table:table-cell office:value-type="float" office:value="44247">
                <text:p>44247</text:p>
              </table:table-cell>
              <table:table-cell office:value-type="float" office:value="171822.529380299">
                <text:p>171822.529380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80">
                <text:p>44280</text:p>
              </table:table-cell>
              <table:table-cell office:value-type="float" office:value="64255.2865641199">
                <text:p>64255.2865641199</text:p>
              </table:table-cell>
              <table:table-cell office:value-type="float" office:value="44248">
                <text:p>44248</text:p>
              </table:table-cell>
              <table:table-cell office:value-type="float" office:value="168699.990488503">
                <text:p>168699.9904885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281">
                <text:p>44281</text:p>
              </table:table-cell>
              <table:table-cell office:value-type="float" office:value="63472.8601279253">
                <text:p>63472.8601279253</text:p>
              </table:table-cell>
              <table:table-cell office:value-type="float" office:value="44249">
                <text:p>44249</text:p>
              </table:table-cell>
              <table:table-cell office:value-type="float" office:value="166022.592767693">
                <text:p>166022.592767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282">
                <text:p>44282</text:p>
              </table:table-cell>
              <table:table-cell office:value-type="float" office:value="62302.7390461386">
                <text:p>62302.7390461386</text:p>
              </table:table-cell>
              <table:table-cell office:value-type="float" office:value="44250">
                <text:p>44250</text:p>
              </table:table-cell>
              <table:table-cell office:value-type="float" office:value="163629.280457454">
                <text:p>163629.2804574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283">
                <text:p>44283</text:p>
              </table:table-cell>
              <table:table-cell office:value-type="float" office:value="61116.9419395356">
                <text:p>61116.9419395356</text:p>
              </table:table-cell>
              <table:table-cell office:value-type="float" office:value="44251">
                <text:p>44251</text:p>
              </table:table-cell>
              <table:table-cell office:value-type="float" office:value="161230.355540858">
                <text:p>161230.3555408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84">
                <text:p>44284</text:p>
              </table:table-cell>
              <table:table-cell office:value-type="float" office:value="59514.5580197646">
                <text:p>59514.5580197646</text:p>
              </table:table-cell>
              <table:table-cell office:value-type="float" office:value="44252">
                <text:p>44252</text:p>
              </table:table-cell>
              <table:table-cell office:value-type="float" office:value="158662.357097274">
                <text:p>158662.3570972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285">
                <text:p>44285</text:p>
              </table:table-cell>
              <table:table-cell office:value-type="float" office:value="57677.7761229042">
                <text:p>57677.7761229042</text:p>
              </table:table-cell>
              <table:table-cell office:value-type="float" office:value="44253">
                <text:p>44253</text:p>
              </table:table-cell>
              <table:table-cell office:value-type="float" office:value="155827.193120293">
                <text:p>155827.193120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286">
                <text:p>44286</text:p>
              </table:table-cell>
              <table:table-cell office:value-type="float" office:value="55766.8724696296">
                <text:p>55766.8724696296</text:p>
              </table:table-cell>
              <table:table-cell office:value-type="float" office:value="44254">
                <text:p>44254</text:p>
              </table:table-cell>
              <table:table-cell office:value-type="float" office:value="153073.312560442">
                <text:p>153073.312560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287">
                <text:p>44287</text:p>
              </table:table-cell>
              <table:table-cell office:value-type="float" office:value="53283.6198813157">
                <text:p>53283.6198813157</text:p>
              </table:table-cell>
              <table:table-cell office:value-type="float" office:value="44255">
                <text:p>44255</text:p>
              </table:table-cell>
              <table:table-cell office:value-type="float" office:value="149905.895128194">
                <text:p>149905.8951281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288">
                <text:p>44288</text:p>
              </table:table-cell>
              <table:table-cell office:value-type="float" office:value="50776.0427019644">
                <text:p>50776.0427019644</text:p>
              </table:table-cell>
              <table:table-cell office:value-type="float" office:value="44256">
                <text:p>44256</text:p>
              </table:table-cell>
              <table:table-cell office:value-type="float" office:value="146588.26247386">
                <text:p>146588.262473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289">
                <text:p>44289</text:p>
              </table:table-cell>
              <table:table-cell office:value-type="float" office:value="48221.7547757966">
                <text:p>48221.7547757966</text:p>
              </table:table-cell>
              <table:table-cell office:value-type="float" office:value="44257">
                <text:p>44257</text:p>
              </table:table-cell>
              <table:table-cell office:value-type="float" office:value="142852.942785834">
                <text:p>142852.942785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290">
                <text:p>44290</text:p>
              </table:table-cell>
              <table:table-cell office:value-type="float" office:value="45858.7263808886">
                <text:p>45858.7263808886</text:p>
              </table:table-cell>
              <table:table-cell office:value-type="float" office:value="44258">
                <text:p>44258</text:p>
              </table:table-cell>
              <table:table-cell office:value-type="float" office:value="138525.726854973">
                <text:p>138525.7268549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91">
                <text:p>44291</text:p>
              </table:table-cell>
              <table:table-cell office:value-type="float" office:value="43548.289547604">
                <text:p>43548.289547604</text:p>
              </table:table-cell>
              <table:table-cell office:value-type="float" office:value="44259">
                <text:p>44259</text:p>
              </table:table-cell>
              <table:table-cell office:value-type="float" office:value="133996.848296868">
                <text:p>133996.8482968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292">
                <text:p>44292</text:p>
              </table:table-cell>
              <table:table-cell office:value-type="float" office:value="41034.9127659125">
                <text:p>41034.9127659125</text:p>
              </table:table-cell>
              <table:table-cell office:value-type="float" office:value="44260">
                <text:p>44260</text:p>
              </table:table-cell>
              <table:table-cell office:value-type="float" office:value="129488.571856427">
                <text:p>129488.5718564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93">
                <text:p>44293</text:p>
              </table:table-cell>
              <table:table-cell office:value-type="float" office:value="38842.4132042087">
                <text:p>38842.4132042087</text:p>
              </table:table-cell>
              <table:table-cell office:value-type="float" office:value="44261">
                <text:p>44261</text:p>
              </table:table-cell>
              <table:table-cell office:value-type="float" office:value="125019.47979062">
                <text:p>125019.47979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94">
                <text:p>44294</text:p>
              </table:table-cell>
              <table:table-cell office:value-type="float" office:value="36829.6615510374">
                <text:p>36829.6615510374</text:p>
              </table:table-cell>
              <table:table-cell office:value-type="float" office:value="44262">
                <text:p>44262</text:p>
              </table:table-cell>
              <table:table-cell office:value-type="float" office:value="120370.748812988">
                <text:p>120370.7488129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95">
                <text:p>44295</text:p>
              </table:table-cell>
              <table:table-cell office:value-type="float" office:value="34880.0552109953">
                <text:p>34880.0552109953</text:p>
              </table:table-cell>
              <table:table-cell office:value-type="float" office:value="44263">
                <text:p>44263</text:p>
              </table:table-cell>
              <table:table-cell office:value-type="float" office:value="115917.219567746">
                <text:p>115917.2195677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296">
                <text:p>44296</text:p>
              </table:table-cell>
              <table:table-cell office:value-type="float" office:value="33122.604366998">
                <text:p>33122.604366998</text:p>
              </table:table-cell>
              <table:table-cell office:value-type="float" office:value="44264">
                <text:p>44264</text:p>
              </table:table-cell>
              <table:table-cell office:value-type="float" office:value="111069.976536751">
                <text:p>111069.9765367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297">
                <text:p>44297</text:p>
              </table:table-cell>
              <table:table-cell office:value-type="float" office:value="31406.5759757471">
                <text:p>31406.5759757471</text:p>
              </table:table-cell>
              <table:table-cell office:value-type="float" office:value="44265">
                <text:p>44265</text:p>
              </table:table-cell>
              <table:table-cell office:value-type="float" office:value="106332.183319319">
                <text:p>106332.183319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298">
                <text:p>44298</text:p>
              </table:table-cell>
              <table:table-cell office:value-type="float" office:value="29695.2929023037">
                <text:p>29695.2929023037</text:p>
              </table:table-cell>
              <table:table-cell office:value-type="float" office:value="44266">
                <text:p>44266</text:p>
              </table:table-cell>
              <table:table-cell office:value-type="float" office:value="101718.169095095">
                <text:p>101718.1690950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299">
                <text:p>44299</text:p>
              </table:table-cell>
              <table:table-cell office:value-type="float" office:value="27985.3465680486">
                <text:p>27985.3465680486</text:p>
              </table:table-cell>
              <table:table-cell office:value-type="float" office:value="44267">
                <text:p>44267</text:p>
              </table:table-cell>
              <table:table-cell office:value-type="float" office:value="97763.8434108312">
                <text:p>97763.8434108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300">
                <text:p>44300</text:p>
              </table:table-cell>
              <table:table-cell office:value-type="float" office:value="26470.2983040354">
                <text:p>26470.2983040354</text:p>
              </table:table-cell>
              <table:table-cell office:value-type="float" office:value="44268">
                <text:p>44268</text:p>
              </table:table-cell>
              <table:table-cell office:value-type="float" office:value="94075.788316756">
                <text:p>94075.7883167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301">
                <text:p>44301</text:p>
              </table:table-cell>
              <table:table-cell office:value-type="float" office:value="25029.6356017576">
                <text:p>25029.6356017576</text:p>
              </table:table-cell>
              <table:table-cell office:value-type="float" office:value="44269">
                <text:p>44269</text:p>
              </table:table-cell>
              <table:table-cell office:value-type="float" office:value="90599.1996379543">
                <text:p>90599.19963795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302">
                <text:p>44302</text:p>
              </table:table-cell>
              <table:table-cell office:value-type="float" office:value="23695.112737528">
                <text:p>23695.112737528</text:p>
              </table:table-cell>
              <table:table-cell office:value-type="float" office:value="44270">
                <text:p>44270</text:p>
              </table:table-cell>
              <table:table-cell office:value-type="float" office:value="87444.6846691863">
                <text:p>87444.68466918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303">
                <text:p>44303</text:p>
              </table:table-cell>
              <table:table-cell office:value-type="float" office:value="22525.6550565865">
                <text:p>22525.6550565865</text:p>
              </table:table-cell>
              <table:table-cell office:value-type="float" office:value="44271">
                <text:p>44271</text:p>
              </table:table-cell>
              <table:table-cell office:value-type="float" office:value="84787.5848960311">
                <text:p>84787.5848960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304">
                <text:p>44304</text:p>
              </table:table-cell>
              <table:table-cell office:value-type="float" office:value="21364.7794441288">
                <text:p>21364.7794441288</text:p>
              </table:table-cell>
              <table:table-cell office:value-type="float" office:value="44272">
                <text:p>44272</text:p>
              </table:table-cell>
              <table:table-cell office:value-type="float" office:value="82899.3798983643">
                <text:p>82899.37989836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305">
                <text:p>44305</text:p>
              </table:table-cell>
              <table:table-cell office:value-type="float" office:value="20331.8629019196">
                <text:p>20331.8629019196</text:p>
              </table:table-cell>
              <table:table-cell office:value-type="float" office:value="44273">
                <text:p>44273</text:p>
              </table:table-cell>
              <table:table-cell office:value-type="float" office:value="81427.6482634073">
                <text:p>81427.64826340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306">
                <text:p>44306</text:p>
              </table:table-cell>
              <table:table-cell office:value-type="float" office:value="19285.1005994652">
                <text:p>19285.1005994652</text:p>
              </table:table-cell>
              <table:table-cell office:value-type="float" office:value="44274">
                <text:p>44274</text:p>
              </table:table-cell>
              <table:table-cell office:value-type="float" office:value="80078.3735427921">
                <text:p>80078.37354279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307">
                <text:p>44307</text:p>
              </table:table-cell>
              <table:table-cell office:value-type="float" office:value="18297.1824691123">
                <text:p>18297.1824691123</text:p>
              </table:table-cell>
              <table:table-cell office:value-type="float" office:value="44275">
                <text:p>44275</text:p>
              </table:table-cell>
              <table:table-cell office:value-type="float" office:value="78878.0011764214">
                <text:p>78878.00117642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308">
                <text:p>44308</text:p>
              </table:table-cell>
              <table:table-cell office:value-type="float" office:value="17467.33078017">
                <text:p>17467.33078017</text:p>
              </table:table-cell>
              <table:table-cell office:value-type="float" office:value="44276">
                <text:p>44276</text:p>
              </table:table-cell>
              <table:table-cell office:value-type="float" office:value="77729.9390516547">
                <text:p>77729.93905165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309">
                <text:p>44309</text:p>
              </table:table-cell>
              <table:table-cell office:value-type="float" office:value="16715.5667612108">
                <text:p>16715.5667612108</text:p>
              </table:table-cell>
              <table:table-cell office:value-type="float" office:value="44277">
                <text:p>44277</text:p>
              </table:table-cell>
              <table:table-cell office:value-type="float" office:value="77087.6219628199">
                <text:p>77087.6219628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310">
                <text:p>44310</text:p>
              </table:table-cell>
              <table:table-cell office:value-type="float" office:value="16108.6725682649">
                <text:p>16108.6725682649</text:p>
              </table:table-cell>
              <table:table-cell office:value-type="float" office:value="44278">
                <text:p>44278</text:p>
              </table:table-cell>
              <table:table-cell office:value-type="float" office:value="76685.8282529923">
                <text:p>76685.82825299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311">
                <text:p>44311</text:p>
              </table:table-cell>
              <table:table-cell office:value-type="float" office:value="15595.6854618875">
                <text:p>15595.6854618875</text:p>
              </table:table-cell>
              <table:table-cell office:value-type="float" office:value="44279">
                <text:p>44279</text:p>
              </table:table-cell>
              <table:table-cell office:value-type="float" office:value="76329.1026904312">
                <text:p>76329.1026904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312">
                <text:p>44312</text:p>
              </table:table-cell>
              <table:table-cell office:value-type="float" office:value="15103.9884927476">
                <text:p>15103.9884927476</text:p>
              </table:table-cell>
              <table:table-cell office:value-type="float" office:value="44280">
                <text:p>44280</text:p>
              </table:table-cell>
              <table:table-cell office:value-type="float" office:value="75989.7888896951">
                <text:p>75989.7888896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313">
                <text:p>44313</text:p>
              </table:table-cell>
              <table:table-cell office:value-type="float" office:value="14538.7284527402">
                <text:p>14538.7284527402</text:p>
              </table:table-cell>
              <table:table-cell office:value-type="float" office:value="44281">
                <text:p>44281</text:p>
              </table:table-cell>
              <table:table-cell office:value-type="float" office:value="75352.6793254881">
                <text:p>75352.67932548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14">
                <text:p>44314</text:p>
              </table:table-cell>
              <table:table-cell office:value-type="float" office:value="14044.3821650027">
                <text:p>14044.3821650027</text:p>
              </table:table-cell>
              <table:table-cell office:value-type="float" office:value="44282">
                <text:p>44282</text:p>
              </table:table-cell>
              <table:table-cell office:value-type="float" office:value="74786.2509850144">
                <text:p>74786.25098501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315">
                <text:p>44315</text:p>
              </table:table-cell>
              <table:table-cell office:value-type="float" office:value="13684.1255656336">
                <text:p>13684.1255656336</text:p>
              </table:table-cell>
              <table:table-cell office:value-type="float" office:value="44283">
                <text:p>44283</text:p>
              </table:table-cell>
              <table:table-cell office:value-type="float" office:value="73792.1489341417">
                <text:p>73792.14893414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316">
                <text:p>44316</text:p>
              </table:table-cell>
              <table:table-cell office:value-type="float" office:value="13392.6300454133">
                <text:p>13392.6300454133</text:p>
              </table:table-cell>
              <table:table-cell office:value-type="float" office:value="44284">
                <text:p>44284</text:p>
              </table:table-cell>
              <table:table-cell office:value-type="float" office:value="72581.6711424829">
                <text:p>72581.67114248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317">
                <text:p>44317</text:p>
              </table:table-cell>
              <table:table-cell office:value-type="float" office:value="13257.4854712298">
                <text:p>13257.4854712298</text:p>
              </table:table-cell>
              <table:table-cell office:value-type="float" office:value="44285">
                <text:p>44285</text:p>
              </table:table-cell>
              <table:table-cell office:value-type="float" office:value="71291.2900669624">
                <text:p>71291.2900669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318">
                <text:p>44318</text:p>
              </table:table-cell>
              <table:table-cell office:value-type="float" office:value="13198.9343232952">
                <text:p>13198.9343232952</text:p>
              </table:table-cell>
              <table:table-cell office:value-type="float" office:value="44286">
                <text:p>44286</text:p>
              </table:table-cell>
              <table:table-cell office:value-type="float" office:value="69252.6488779695">
                <text:p>69252.6488779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319">
                <text:p>44319</text:p>
              </table:table-cell>
              <table:table-cell office:value-type="float" office:value="13284.5462760824">
                <text:p>13284.5462760824</text:p>
              </table:table-cell>
              <table:table-cell office:value-type="float" office:value="44287">
                <text:p>44287</text:p>
              </table:table-cell>
              <table:table-cell office:value-type="float" office:value="67102.3878471502">
                <text:p>67102.38784715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320">
                <text:p>44320</text:p>
              </table:table-cell>
              <table:table-cell office:value-type="float" office:value="13455.8206252192">
                <text:p>13455.8206252192</text:p>
              </table:table-cell>
              <table:table-cell office:value-type="float" office:value="44288">
                <text:p>44288</text:p>
              </table:table-cell>
              <table:table-cell office:value-type="float" office:value="64828.1186806281">
                <text:p>64828.1186806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321">
                <text:p>44321</text:p>
              </table:table-cell>
              <table:table-cell office:value-type="float" office:value="13875.3272822446">
                <text:p>13875.3272822446</text:p>
              </table:table-cell>
              <table:table-cell office:value-type="float" office:value="44289">
                <text:p>44289</text:p>
              </table:table-cell>
              <table:table-cell office:value-type="float" office:value="62684.8734085787">
                <text:p>62684.8734085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322">
                <text:p>44322</text:p>
              </table:table-cell>
              <table:table-cell office:value-type="float" office:value="14416.9374513373">
                <text:p>14416.9374513373</text:p>
              </table:table-cell>
              <table:table-cell office:value-type="float" office:value="44290">
                <text:p>44290</text:p>
              </table:table-cell>
              <table:table-cell office:value-type="float" office:value="60524.4533772864">
                <text:p>60524.4533772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323">
                <text:p>44323</text:p>
              </table:table-cell>
              <table:table-cell office:value-type="float" office:value="15041.3181647374">
                <text:p>15041.3181647374</text:p>
              </table:table-cell>
              <table:table-cell office:value-type="float" office:value="44291">
                <text:p>44291</text:p>
              </table:table-cell>
              <table:table-cell office:value-type="float" office:value="58040.4674673285">
                <text:p>58040.46746732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324">
                <text:p>44324</text:p>
              </table:table-cell>
              <table:table-cell office:value-type="float" office:value="15704.9907084455">
                <text:p>15704.9907084455</text:p>
              </table:table-cell>
              <table:table-cell office:value-type="float" office:value="44292">
                <text:p>44292</text:p>
              </table:table-cell>
              <table:table-cell office:value-type="float" office:value="55828.3901877946">
                <text:p>55828.39018779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325">
                <text:p>44325</text:p>
              </table:table-cell>
              <table:table-cell office:value-type="float" office:value="16386.1878529531">
                <text:p>16386.1878529531</text:p>
              </table:table-cell>
              <table:table-cell office:value-type="float" office:value="44293">
                <text:p>44293</text:p>
              </table:table-cell>
              <table:table-cell office:value-type="float" office:value="53745.3623929418">
                <text:p>53745.36239294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326">
                <text:p>44326</text:p>
              </table:table-cell>
              <table:table-cell office:value-type="float" office:value="16977.0498530152">
                <text:p>16977.0498530152</text:p>
              </table:table-cell>
              <table:table-cell office:value-type="float" office:value="44294">
                <text:p>44294</text:p>
              </table:table-cell>
              <table:table-cell office:value-type="float" office:value="51704.6534307274">
                <text:p>51704.65343072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327">
                <text:p>44327</text:p>
              </table:table-cell>
              <table:table-cell office:value-type="float" office:value="17542.6929631238">
                <text:p>17542.6929631238</text:p>
              </table:table-cell>
              <table:table-cell office:value-type="float" office:value="44295">
                <text:p>44295</text:p>
              </table:table-cell>
              <table:table-cell office:value-type="float" office:value="49814.7274459669">
                <text:p>49814.72744596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328">
                <text:p>44328</text:p>
              </table:table-cell>
              <table:table-cell office:value-type="float" office:value="17979.1202072045">
                <text:p>17979.1202072045</text:p>
              </table:table-cell>
              <table:table-cell office:value-type="float" office:value="44296">
                <text:p>44296</text:p>
              </table:table-cell>
              <table:table-cell office:value-type="float" office:value="47992.4498910836">
                <text:p>47992.44989108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329">
                <text:p>44329</text:p>
              </table:table-cell>
              <table:table-cell office:value-type="float" office:value="18358.9853722897">
                <text:p>18358.9853722897</text:p>
              </table:table-cell>
              <table:table-cell office:value-type="float" office:value="44297">
                <text:p>44297</text:p>
              </table:table-cell>
              <table:table-cell office:value-type="float" office:value="46071.3299108155">
                <text:p>46071.3299108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30">
                <text:p>44330</text:p>
              </table:table-cell>
              <table:table-cell office:value-type="float" office:value="19086.4083598938">
                <text:p>19086.4083598938</text:p>
              </table:table-cell>
              <table:table-cell office:value-type="float" office:value="44298">
                <text:p>44298</text:p>
              </table:table-cell>
              <table:table-cell office:value-type="float" office:value="44064.4372608934">
                <text:p>44064.437260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9">
                <text:p>44299</text:p>
              </table:table-cell>
              <table:table-cell office:value-type="float" office:value="42231.9252666228">
                <text:p>42231.9252666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0">
                <text:p>44300</text:p>
              </table:table-cell>
              <table:table-cell office:value-type="float" office:value="40439.6910909409">
                <text:p>40439.6910909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1">
                <text:p>44301</text:p>
              </table:table-cell>
              <table:table-cell office:value-type="float" office:value="38728.8306730213">
                <text:p>38728.830673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2">
                <text:p>44302</text:p>
              </table:table-cell>
              <table:table-cell office:value-type="float" office:value="37165.1614310773">
                <text:p>37165.1614310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3">
                <text:p>44303</text:p>
              </table:table-cell>
              <table:table-cell office:value-type="float" office:value="35543.2824022056">
                <text:p>35543.2824022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4">
                <text:p>44304</text:p>
              </table:table-cell>
              <table:table-cell office:value-type="float" office:value="34059.6271082098">
                <text:p>34059.6271082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5">
                <text:p>44305</text:p>
              </table:table-cell>
              <table:table-cell office:value-type="float" office:value="32486.645761744">
                <text:p>32486.645761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6">
                <text:p>44306</text:p>
              </table:table-cell>
              <table:table-cell office:value-type="float" office:value="31054.1703445154">
                <text:p>31054.1703445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7">
                <text:p>44307</text:p>
              </table:table-cell>
              <table:table-cell office:value-type="float" office:value="29865.1824344282">
                <text:p>29865.1824344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8">
                <text:p>44308</text:p>
              </table:table-cell>
              <table:table-cell office:value-type="float" office:value="28802.3781444313">
                <text:p>28802.3781444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9">
                <text:p>44309</text:p>
              </table:table-cell>
              <table:table-cell office:value-type="float" office:value="27892.6876488761">
                <text:p>27892.687648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0">
                <text:p>44310</text:p>
              </table:table-cell>
              <table:table-cell office:value-type="float" office:value="27109.4886218854">
                <text:p>27109.4886218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1">
                <text:p>44311</text:p>
              </table:table-cell>
              <table:table-cell office:value-type="float" office:value="26497.9626183044">
                <text:p>26497.962618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2">
                <text:p>44312</text:p>
              </table:table-cell>
              <table:table-cell office:value-type="float" office:value="25802.8253521216">
                <text:p>25802.825352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3">
                <text:p>44313</text:p>
              </table:table-cell>
              <table:table-cell office:value-type="float" office:value="25265.8237891887">
                <text:p>25265.823789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4">
                <text:p>44314</text:p>
              </table:table-cell>
              <table:table-cell office:value-type="float" office:value="24950.1483128855">
                <text:p>24950.1483128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5">
                <text:p>44315</text:p>
              </table:table-cell>
              <table:table-cell office:value-type="float" office:value="24684.930214335">
                <text:p>24684.930214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6">
                <text:p>44316</text:p>
              </table:table-cell>
              <table:table-cell office:value-type="float" office:value="24621.5166942467">
                <text:p>24621.5166942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7">
                <text:p>44317</text:p>
              </table:table-cell>
              <table:table-cell office:value-type="float" office:value="24579.1253611163">
                <text:p>24579.1253611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8">
                <text:p>44318</text:p>
              </table:table-cell>
              <table:table-cell office:value-type="float" office:value="24739.3633884254">
                <text:p>24739.363388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9">
                <text:p>44319</text:p>
              </table:table-cell>
              <table:table-cell office:value-type="float" office:value="24971.0498066052">
                <text:p>24971.0498066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0">
                <text:p>44320</text:p>
              </table:table-cell>
              <table:table-cell office:value-type="float" office:value="25548.7874071385">
                <text:p>25548.787407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1">
                <text:p>44321</text:p>
              </table:table-cell>
              <table:table-cell office:value-type="float" office:value="26231.5950417768">
                <text:p>26231.5950417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2">
                <text:p>44322</text:p>
              </table:table-cell>
              <table:table-cell office:value-type="float" office:value="27021.9655290811">
                <text:p>27021.965529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3">
                <text:p>44323</text:p>
              </table:table-cell>
              <table:table-cell office:value-type="float" office:value="27841.8717007604">
                <text:p>27841.8717007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4">
                <text:p>44324</text:p>
              </table:table-cell>
              <table:table-cell office:value-type="float" office:value="28743.0032435219">
                <text:p>28743.003243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5">
                <text:p>44325</text:p>
              </table:table-cell>
              <table:table-cell office:value-type="float" office:value="29521.2933930832">
                <text:p>29521.2933930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6">
                <text:p>44326</text:p>
              </table:table-cell>
              <table:table-cell office:value-type="float" office:value="30314.2055127622">
                <text:p>30314.2055127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7">
                <text:p>44327</text:p>
              </table:table-cell>
              <table:table-cell office:value-type="float" office:value="30926.5124569784">
                <text:p>30926.512456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8">
                <text:p>44328</text:p>
              </table:table-cell>
              <table:table-cell office:value-type="float" office:value="31491.827788343">
                <text:p>31491.827788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9">
                <text:p>44329</text:p>
              </table:table-cell>
              <table:table-cell office:value-type="float" office:value="32576.5981376493">
                <text:p>32576.5981376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0">
                <text:p>44330</text:p>
              </table:table-cell>
              <table:table-cell office:value-type="float" office:value="33593.8909300051">
                <text:p>33593.89093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1">
                <text:p>44331</text:p>
              </table:table-cell>
              <table:table-cell office:value-type="float" office:value="34539.3702652774">
                <text:p>34539.3702652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minimum="4425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9cm" svg:height="13.82cm" xlink:href=".." xlink:type="simple" chart:class="chart:scatter" chart:style-name="ch1">
        <chart:legend chart:legend-position="end" svg:x="22.306cm" svg:y="6.362cm" style:legend-expansion="high" chart:style-name="ch2"/>
        <chart:plot-area chart:style-name="ch3" table:cell-range-address="'p_from_incidence_history.UK_20210518'.A2:'p_from_incidence_history.UK_20210518'.A290 'p_from_incidence_history.UK_20210518'.D2:'p_from_incidence_history.UK_20210518'.D290 'p_from_incidence_history.UK_20210518'.F2:'p_from_incidence_history.UK_20210518'.F323" svg:x="0.491cm" svg:y="0.276cm" svg:width="21.324cm" svg:height="13.268cm">
          <chart:coordinate-region svg:x="1.668cm" svg:y="0.475cm" svg:width="19.299cm" svg:height="12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_from_incidence_history.UK_20210518'.D2:'p_from_incidence_history.UK_20210518'.D290" chart:class="chart:scatter">
            <chart:domain table:cell-range-address="'p_from_incidence_history.UK_20210518'.A2:'p_from_incidence_history.UK_20210518'.A290"/>
            <chart:data-point chart:repeated="289"/>
          </chart:series>
          <chart:series chart:style-name="ch8" chart:values-cell-range-address="'p_from_incidence_history.UK_20210518'.F2:'p_from_incidence_history.UK_20210518'.F323" chart:class="chart:scatter">
            <chart:domain table:cell-range-address="'p_from_incidence_history.UK_20210518'.E2:'p_from_incidence_history.UK_20210518'.E323"/>
            <chart:data-point chart:repeated="3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042">
                <text:p>44042</text:p>
                <draw:g>
                  <svg:desc>'p_from_incidence_history.UK_20210518'.A2:'p_from_incidence_history.UK_20210518'.A290</svg:desc>
                </draw:g>
              </table:table-cell>
              <table:table-cell office:value-type="float" office:value="26686.1126940181">
                <text:p>26686.1126940181</text:p>
                <draw:g>
                  <svg:desc>'p_from_incidence_history.UK_20210518'.D2:'p_from_incidence_history.UK_20210518'.D290</svg:desc>
                </draw:g>
              </table:table-cell>
              <table:table-cell office:value-type="float" office:value="44010">
                <text:p>44010</text:p>
                <draw:g>
                  <svg:desc>'p_from_incidence_history.UK_20210518'.E2:'p_from_incidence_history.UK_20210518'.E323</svg:desc>
                </draw:g>
              </table:table-cell>
              <table:table-cell office:value-type="float" office:value="29105.0220938169">
                <text:p>29105.0220938169</text:p>
                <draw:g>
                  <svg:desc>'p_from_incidence_history.UK_20210518'.F2:'p_from_incidence_history.UK_20210518'.F3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43">
                <text:p>44043</text:p>
              </table:table-cell>
              <table:table-cell office:value-type="float" office:value="26459.0969566162">
                <text:p>26459.0969566162</text:p>
              </table:table-cell>
              <table:table-cell office:value-type="float" office:value="44011">
                <text:p>44011</text:p>
              </table:table-cell>
              <table:table-cell office:value-type="float" office:value="27929.342372963">
                <text:p>27929.34237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44">
                <text:p>44044</text:p>
              </table:table-cell>
              <table:table-cell office:value-type="float" office:value="26152.4508016294">
                <text:p>26152.4508016294</text:p>
              </table:table-cell>
              <table:table-cell office:value-type="float" office:value="44012">
                <text:p>44012</text:p>
              </table:table-cell>
              <table:table-cell office:value-type="float" office:value="26827.0478109672">
                <text:p>26827.0478109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45">
                <text:p>44045</text:p>
              </table:table-cell>
              <table:table-cell office:value-type="float" office:value="25680.9468583513">
                <text:p>25680.9468583513</text:p>
              </table:table-cell>
              <table:table-cell office:value-type="float" office:value="44013">
                <text:p>44013</text:p>
              </table:table-cell>
              <table:table-cell office:value-type="float" office:value="26072.1221634564">
                <text:p>26072.1221634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46">
                <text:p>44046</text:p>
              </table:table-cell>
              <table:table-cell office:value-type="float" office:value="25151.7591770006">
                <text:p>25151.7591770006</text:p>
              </table:table-cell>
              <table:table-cell office:value-type="float" office:value="44014">
                <text:p>44014</text:p>
              </table:table-cell>
              <table:table-cell office:value-type="float" office:value="25520.9895259611">
                <text:p>25520.9895259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47">
                <text:p>44047</text:p>
              </table:table-cell>
              <table:table-cell office:value-type="float" office:value="24666.5375217628">
                <text:p>24666.5375217628</text:p>
              </table:table-cell>
              <table:table-cell office:value-type="float" office:value="44015">
                <text:p>44015</text:p>
              </table:table-cell>
              <table:table-cell office:value-type="float" office:value="24712.2834893949">
                <text:p>24712.2834893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48">
                <text:p>44048</text:p>
              </table:table-cell>
              <table:table-cell office:value-type="float" office:value="24228.1850910936">
                <text:p>24228.1850910936</text:p>
              </table:table-cell>
              <table:table-cell office:value-type="float" office:value="44016">
                <text:p>44016</text:p>
              </table:table-cell>
              <table:table-cell office:value-type="float" office:value="24067.1457019087">
                <text:p>24067.1457019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49">
                <text:p>44049</text:p>
              </table:table-cell>
              <table:table-cell office:value-type="float" office:value="23656.4374956688">
                <text:p>23656.4374956688</text:p>
              </table:table-cell>
              <table:table-cell office:value-type="float" office:value="44017">
                <text:p>44017</text:p>
              </table:table-cell>
              <table:table-cell office:value-type="float" office:value="23731.0103064296">
                <text:p>23731.0103064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050">
                <text:p>44050</text:p>
              </table:table-cell>
              <table:table-cell office:value-type="float" office:value="23058.1452488249">
                <text:p>23058.1452488249</text:p>
              </table:table-cell>
              <table:table-cell office:value-type="float" office:value="44018">
                <text:p>44018</text:p>
              </table:table-cell>
              <table:table-cell office:value-type="float" office:value="23708.519531272">
                <text:p>23708.51953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51">
                <text:p>44051</text:p>
              </table:table-cell>
              <table:table-cell office:value-type="float" office:value="22492.0499619343">
                <text:p>22492.0499619343</text:p>
              </table:table-cell>
              <table:table-cell office:value-type="float" office:value="44019">
                <text:p>44019</text:p>
              </table:table-cell>
              <table:table-cell office:value-type="float" office:value="23887.7273953577">
                <text:p>23887.7273953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52">
                <text:p>44052</text:p>
              </table:table-cell>
              <table:table-cell office:value-type="float" office:value="21927.5777616804">
                <text:p>21927.5777616804</text:p>
              </table:table-cell>
              <table:table-cell office:value-type="float" office:value="44020">
                <text:p>44020</text:p>
              </table:table-cell>
              <table:table-cell office:value-type="float" office:value="24123.4778331762">
                <text:p>24123.4778331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53">
                <text:p>44053</text:p>
              </table:table-cell>
              <table:table-cell office:value-type="float" office:value="21407.7865265658">
                <text:p>21407.7865265658</text:p>
              </table:table-cell>
              <table:table-cell office:value-type="float" office:value="44021">
                <text:p>44021</text:p>
              </table:table-cell>
              <table:table-cell office:value-type="float" office:value="24374.9063727368">
                <text:p>24374.9063727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54">
                <text:p>44054</text:p>
              </table:table-cell>
              <table:table-cell office:value-type="float" office:value="20662.8151945938">
                <text:p>20662.8151945938</text:p>
              </table:table-cell>
              <table:table-cell office:value-type="float" office:value="44022">
                <text:p>44022</text:p>
              </table:table-cell>
              <table:table-cell office:value-type="float" office:value="24677.8300277311">
                <text:p>24677.8300277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55">
                <text:p>44055</text:p>
              </table:table-cell>
              <table:table-cell office:value-type="float" office:value="19842.7487315021">
                <text:p>19842.7487315021</text:p>
              </table:table-cell>
              <table:table-cell office:value-type="float" office:value="44023">
                <text:p>44023</text:p>
              </table:table-cell>
              <table:table-cell office:value-type="float" office:value="25051.705440559">
                <text:p>25051.705440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56">
                <text:p>44056</text:p>
              </table:table-cell>
              <table:table-cell office:value-type="float" office:value="19156.8347465898">
                <text:p>19156.8347465898</text:p>
              </table:table-cell>
              <table:table-cell office:value-type="float" office:value="44024">
                <text:p>44024</text:p>
              </table:table-cell>
              <table:table-cell office:value-type="float" office:value="25364.2898259929">
                <text:p>25364.2898259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57">
                <text:p>44057</text:p>
              </table:table-cell>
              <table:table-cell office:value-type="float" office:value="18480.8898653388">
                <text:p>18480.8898653388</text:p>
              </table:table-cell>
              <table:table-cell office:value-type="float" office:value="44025">
                <text:p>44025</text:p>
              </table:table-cell>
              <table:table-cell office:value-type="float" office:value="25661.2380527269">
                <text:p>25661.2380527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58">
                <text:p>44058</text:p>
              </table:table-cell>
              <table:table-cell office:value-type="float" office:value="17903.7978960226">
                <text:p>17903.7978960226</text:p>
              </table:table-cell>
              <table:table-cell office:value-type="float" office:value="44026">
                <text:p>44026</text:p>
              </table:table-cell>
              <table:table-cell office:value-type="float" office:value="26070.974516194">
                <text:p>26070.974516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59">
                <text:p>44059</text:p>
              </table:table-cell>
              <table:table-cell office:value-type="float" office:value="17442.47475138">
                <text:p>17442.47475138</text:p>
              </table:table-cell>
              <table:table-cell office:value-type="float" office:value="44027">
                <text:p>44027</text:p>
              </table:table-cell>
              <table:table-cell office:value-type="float" office:value="26284.5820268267">
                <text:p>26284.5820268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60">
                <text:p>44060</text:p>
              </table:table-cell>
              <table:table-cell office:value-type="float" office:value="16958.4224720162">
                <text:p>16958.4224720162</text:p>
              </table:table-cell>
              <table:table-cell office:value-type="float" office:value="44028">
                <text:p>44028</text:p>
              </table:table-cell>
              <table:table-cell office:value-type="float" office:value="26647.5817157764">
                <text:p>26647.5817157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61">
                <text:p>44061</text:p>
              </table:table-cell>
              <table:table-cell office:value-type="float" office:value="16519.0042944592">
                <text:p>16519.0042944592</text:p>
              </table:table-cell>
              <table:table-cell office:value-type="float" office:value="44029">
                <text:p>44029</text:p>
              </table:table-cell>
              <table:table-cell office:value-type="float" office:value="26921.9475454497">
                <text:p>26921.9475454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062">
                <text:p>44062</text:p>
              </table:table-cell>
              <table:table-cell office:value-type="float" office:value="16318.7736893126">
                <text:p>16318.7736893126</text:p>
              </table:table-cell>
              <table:table-cell office:value-type="float" office:value="44030">
                <text:p>44030</text:p>
              </table:table-cell>
              <table:table-cell office:value-type="float" office:value="27115.1443732269">
                <text:p>27115.1443732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63">
                <text:p>44063</text:p>
              </table:table-cell>
              <table:table-cell office:value-type="float" office:value="16217.8895623837">
                <text:p>16217.8895623837</text:p>
              </table:table-cell>
              <table:table-cell office:value-type="float" office:value="44031">
                <text:p>44031</text:p>
              </table:table-cell>
              <table:table-cell office:value-type="float" office:value="27512.1742339419">
                <text:p>27512.1742339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64">
                <text:p>44064</text:p>
              </table:table-cell>
              <table:table-cell office:value-type="float" office:value="16347.0598125986">
                <text:p>16347.0598125986</text:p>
              </table:table-cell>
              <table:table-cell office:value-type="float" office:value="44032">
                <text:p>44032</text:p>
              </table:table-cell>
              <table:table-cell office:value-type="float" office:value="27785.8794096147">
                <text:p>27785.8794096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65">
                <text:p>44065</text:p>
              </table:table-cell>
              <table:table-cell office:value-type="float" office:value="16486.8203628805">
                <text:p>16486.8203628805</text:p>
              </table:table-cell>
              <table:table-cell office:value-type="float" office:value="44033">
                <text:p>44033</text:p>
              </table:table-cell>
              <table:table-cell office:value-type="float" office:value="28125.1254606113">
                <text:p>28125.1254606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66">
                <text:p>44066</text:p>
              </table:table-cell>
              <table:table-cell office:value-type="float" office:value="16554.6937882217">
                <text:p>16554.6937882217</text:p>
              </table:table-cell>
              <table:table-cell office:value-type="float" office:value="44034">
                <text:p>44034</text:p>
              </table:table-cell>
              <table:table-cell office:value-type="float" office:value="28422.7616876287">
                <text:p>28422.7616876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67">
                <text:p>44067</text:p>
              </table:table-cell>
              <table:table-cell office:value-type="float" office:value="16781.526301725">
                <text:p>16781.526301725</text:p>
              </table:table-cell>
              <table:table-cell office:value-type="float" office:value="44035">
                <text:p>44035</text:p>
              </table:table-cell>
              <table:table-cell office:value-type="float" office:value="28654.0211994789">
                <text:p>28654.0211994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068">
                <text:p>44068</text:p>
              </table:table-cell>
              <table:table-cell office:value-type="float" office:value="17047.7875554241">
                <text:p>17047.7875554241</text:p>
              </table:table-cell>
              <table:table-cell office:value-type="float" office:value="44036">
                <text:p>44036</text:p>
              </table:table-cell>
              <table:table-cell office:value-type="float" office:value="28674.423474703">
                <text:p>28674.423474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69">
                <text:p>44069</text:p>
              </table:table-cell>
              <table:table-cell office:value-type="float" office:value="17465.7678498659">
                <text:p>17465.7678498659</text:p>
              </table:table-cell>
              <table:table-cell office:value-type="float" office:value="44037">
                <text:p>44037</text:p>
              </table:table-cell>
              <table:table-cell office:value-type="float" office:value="28631.3894213262">
                <text:p>28631.3894213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70">
                <text:p>44070</text:p>
              </table:table-cell>
              <table:table-cell office:value-type="float" office:value="17914.7000982851">
                <text:p>17914.7000982851</text:p>
              </table:table-cell>
              <table:table-cell office:value-type="float" office:value="44038">
                <text:p>44038</text:p>
              </table:table-cell>
              <table:table-cell office:value-type="float" office:value="28434.3196156355">
                <text:p>28434.3196156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1">
                <text:p>44071</text:p>
              </table:table-cell>
              <table:table-cell office:value-type="float" office:value="18581.3619569783">
                <text:p>18581.3619569783</text:p>
              </table:table-cell>
              <table:table-cell office:value-type="float" office:value="44039">
                <text:p>44039</text:p>
              </table:table-cell>
              <table:table-cell office:value-type="float" office:value="28252.9570167611">
                <text:p>28252.95701676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72">
                <text:p>44072</text:p>
              </table:table-cell>
              <table:table-cell office:value-type="float" office:value="19190.7970352432">
                <text:p>19190.7970352432</text:p>
              </table:table-cell>
              <table:table-cell office:value-type="float" office:value="44040">
                <text:p>44040</text:p>
              </table:table-cell>
              <table:table-cell office:value-type="float" office:value="28184.6434382328">
                <text:p>28184.643438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73">
                <text:p>44073</text:p>
              </table:table-cell>
              <table:table-cell office:value-type="float" office:value="19943.3758516655">
                <text:p>19943.3758516655</text:p>
              </table:table-cell>
              <table:table-cell office:value-type="float" office:value="44041">
                <text:p>44041</text:p>
              </table:table-cell>
              <table:table-cell office:value-type="float" office:value="28118.2741622608">
                <text:p>28118.2741622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74">
                <text:p>44074</text:p>
              </table:table-cell>
              <table:table-cell office:value-type="float" office:value="20909.1495813756">
                <text:p>20909.1495813756</text:p>
              </table:table-cell>
              <table:table-cell office:value-type="float" office:value="44042">
                <text:p>44042</text:p>
              </table:table-cell>
              <table:table-cell office:value-type="float" office:value="27892.0774690972">
                <text:p>27892.0774690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075">
                <text:p>44075</text:p>
              </table:table-cell>
              <table:table-cell office:value-type="float" office:value="21648.7972776101">
                <text:p>21648.7972776101</text:p>
              </table:table-cell>
              <table:table-cell office:value-type="float" office:value="44043">
                <text:p>44043</text:p>
              </table:table-cell>
              <table:table-cell office:value-type="float" office:value="27592.1845302434">
                <text:p>27592.1845302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76">
                <text:p>44076</text:p>
              </table:table-cell>
              <table:table-cell office:value-type="float" office:value="22539.3850982017">
                <text:p>22539.3850982017</text:p>
              </table:table-cell>
              <table:table-cell office:value-type="float" office:value="44044">
                <text:p>44044</text:p>
              </table:table-cell>
              <table:table-cell office:value-type="float" office:value="27184.9334777943">
                <text:p>27184.9334777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77">
                <text:p>44077</text:p>
              </table:table-cell>
              <table:table-cell office:value-type="float" office:value="23815.567958328">
                <text:p>23815.567958328</text:p>
              </table:table-cell>
              <table:table-cell office:value-type="float" office:value="44045">
                <text:p>44045</text:p>
              </table:table-cell>
              <table:table-cell office:value-type="float" office:value="26756.5616203755">
                <text:p>26756.5616203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78">
                <text:p>44078</text:p>
              </table:table-cell>
              <table:table-cell office:value-type="float" office:value="25354.9156791682">
                <text:p>25354.9156791682</text:p>
              </table:table-cell>
              <table:table-cell office:value-type="float" office:value="44046">
                <text:p>44046</text:p>
              </table:table-cell>
              <table:table-cell office:value-type="float" office:value="26350.4711866652">
                <text:p>26350.47118666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79">
                <text:p>44079</text:p>
              </table:table-cell>
              <table:table-cell office:value-type="float" office:value="27077.761915666">
                <text:p>27077.761915666</text:p>
              </table:table-cell>
              <table:table-cell office:value-type="float" office:value="44047">
                <text:p>44047</text:p>
              </table:table-cell>
              <table:table-cell office:value-type="float" office:value="25982.708469648">
                <text:p>25982.708469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80">
                <text:p>44080</text:p>
              </table:table-cell>
              <table:table-cell office:value-type="float" office:value="28694.0415068504">
                <text:p>28694.0415068504</text:p>
              </table:table-cell>
              <table:table-cell office:value-type="float" office:value="44048">
                <text:p>44048</text:p>
              </table:table-cell>
              <table:table-cell office:value-type="float" office:value="25516.3883847109">
                <text:p>25516.3883847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81">
                <text:p>44081</text:p>
              </table:table-cell>
              <table:table-cell office:value-type="float" office:value="30309.0863869781">
                <text:p>30309.0863869781</text:p>
              </table:table-cell>
              <table:table-cell office:value-type="float" office:value="44049">
                <text:p>44049</text:p>
              </table:table-cell>
              <table:table-cell office:value-type="float" office:value="25009.8536358263">
                <text:p>25009.8536358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82">
                <text:p>44082</text:p>
              </table:table-cell>
              <table:table-cell office:value-type="float" office:value="32422.8485113148">
                <text:p>32422.8485113148</text:p>
              </table:table-cell>
              <table:table-cell office:value-type="float" office:value="44050">
                <text:p>44050</text:p>
              </table:table-cell>
              <table:table-cell office:value-type="float" office:value="24523.5013944565">
                <text:p>24523.5013944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83">
                <text:p>44083</text:p>
              </table:table-cell>
              <table:table-cell office:value-type="float" office:value="34766.8494276235">
                <text:p>34766.8494276235</text:p>
              </table:table-cell>
              <table:table-cell office:value-type="float" office:value="44051">
                <text:p>44051</text:p>
              </table:table-cell>
              <table:table-cell office:value-type="float" office:value="24054.8568324072">
                <text:p>24054.8568324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84">
                <text:p>44084</text:p>
              </table:table-cell>
              <table:table-cell office:value-type="float" office:value="37967.218646012">
                <text:p>37967.218646012</text:p>
              </table:table-cell>
              <table:table-cell office:value-type="float" office:value="44052">
                <text:p>44052</text:p>
              </table:table-cell>
              <table:table-cell office:value-type="float" office:value="23599.6130700491">
                <text:p>23599.6130700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85">
                <text:p>44085</text:p>
              </table:table-cell>
              <table:table-cell office:value-type="float" office:value="41683.0069617736">
                <text:p>41683.0069617736</text:p>
              </table:table-cell>
              <table:table-cell office:value-type="float" office:value="44053">
                <text:p>44053</text:p>
              </table:table-cell>
              <table:table-cell office:value-type="float" office:value="22951.2896714829">
                <text:p>22951.2896714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86">
                <text:p>44086</text:p>
              </table:table-cell>
              <table:table-cell office:value-type="float" office:value="46008.6681447924">
                <text:p>46008.6681447924</text:p>
              </table:table-cell>
              <table:table-cell office:value-type="float" office:value="44054">
                <text:p>44054</text:p>
              </table:table-cell>
              <table:table-cell office:value-type="float" office:value="22225.4287114252">
                <text:p>22225.4287114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87">
                <text:p>44087</text:p>
              </table:table-cell>
              <table:table-cell office:value-type="float" office:value="50806.0284441924">
                <text:p>50806.0284441924</text:p>
              </table:table-cell>
              <table:table-cell office:value-type="float" office:value="44055">
                <text:p>44055</text:p>
              </table:table-cell>
              <table:table-cell office:value-type="float" office:value="21538.4768567836">
                <text:p>21538.4768567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88">
                <text:p>44088</text:p>
              </table:table-cell>
              <table:table-cell office:value-type="float" office:value="55973.9064076825">
                <text:p>55973.9064076825</text:p>
              </table:table-cell>
              <table:table-cell office:value-type="float" office:value="44056">
                <text:p>44056</text:p>
              </table:table-cell>
              <table:table-cell office:value-type="float" office:value="20808.3985623831">
                <text:p>20808.3985623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89">
                <text:p>44089</text:p>
              </table:table-cell>
              <table:table-cell office:value-type="float" office:value="62127.7735224044">
                <text:p>62127.7735224044</text:p>
              </table:table-cell>
              <table:table-cell office:value-type="float" office:value="44057">
                <text:p>44057</text:p>
              </table:table-cell>
              <table:table-cell office:value-type="float" office:value="20163.860538648">
                <text:p>20163.860538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90">
                <text:p>44090</text:p>
              </table:table-cell>
              <table:table-cell office:value-type="float" office:value="69251.7546378593">
                <text:p>69251.7546378593</text:p>
              </table:table-cell>
              <table:table-cell office:value-type="float" office:value="44058">
                <text:p>44058</text:p>
              </table:table-cell>
              <table:table-cell office:value-type="float" office:value="19580.2219497595">
                <text:p>19580.2219497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91">
                <text:p>44091</text:p>
              </table:table-cell>
              <table:table-cell office:value-type="float" office:value="77169.105330543">
                <text:p>77169.105330543</text:p>
              </table:table-cell>
              <table:table-cell office:value-type="float" office:value="44059">
                <text:p>44059</text:p>
              </table:table-cell>
              <table:table-cell office:value-type="float" office:value="18954.6972763158">
                <text:p>18954.697276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92">
                <text:p>44092</text:p>
              </table:table-cell>
              <table:table-cell office:value-type="float" office:value="85676.4946981744">
                <text:p>85676.4946981744</text:p>
              </table:table-cell>
              <table:table-cell office:value-type="float" office:value="44060">
                <text:p>44060</text:p>
              </table:table-cell>
              <table:table-cell office:value-type="float" office:value="18378.9819863641">
                <text:p>18378.9819863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093">
                <text:p>44093</text:p>
              </table:table-cell>
              <table:table-cell office:value-type="float" office:value="95215.9977879877">
                <text:p>95215.9977879877</text:p>
              </table:table-cell>
              <table:table-cell office:value-type="float" office:value="44061">
                <text:p>44061</text:p>
              </table:table-cell>
              <table:table-cell office:value-type="float" office:value="18002.9024465881">
                <text:p>18002.9024465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094">
                <text:p>44094</text:p>
              </table:table-cell>
              <table:table-cell office:value-type="float" office:value="105955.315186865">
                <text:p>105955.315186865</text:p>
              </table:table-cell>
              <table:table-cell office:value-type="float" office:value="44062">
                <text:p>44062</text:p>
              </table:table-cell>
              <table:table-cell office:value-type="float" office:value="17736.8326730595">
                <text:p>17736.8326730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95">
                <text:p>44095</text:p>
              </table:table-cell>
              <table:table-cell office:value-type="float" office:value="117953.122799376">
                <text:p>117953.122799376</text:p>
              </table:table-cell>
              <table:table-cell office:value-type="float" office:value="44063">
                <text:p>44063</text:p>
              </table:table-cell>
              <table:table-cell office:value-type="float" office:value="17667.6538469397">
                <text:p>17667.6538469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96">
                <text:p>44096</text:p>
              </table:table-cell>
              <table:table-cell office:value-type="float" office:value="131410.022258933">
                <text:p>131410.022258933</text:p>
              </table:table-cell>
              <table:table-cell office:value-type="float" office:value="44064">
                <text:p>44064</text:p>
              </table:table-cell>
              <table:table-cell office:value-type="float" office:value="17633.5443667795">
                <text:p>17633.5443667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97">
                <text:p>44097</text:p>
              </table:table-cell>
              <table:table-cell office:value-type="float" office:value="145498.786964335">
                <text:p>145498.786964335</text:p>
              </table:table-cell>
              <table:table-cell office:value-type="float" office:value="44065">
                <text:p>44065</text:p>
              </table:table-cell>
              <table:table-cell office:value-type="float" office:value="17543.2066279952">
                <text:p>17543.2066279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98">
                <text:p>44098</text:p>
              </table:table-cell>
              <table:table-cell office:value-type="float" office:value="158447.489574043">
                <text:p>158447.489574043</text:p>
              </table:table-cell>
              <table:table-cell office:value-type="float" office:value="44066">
                <text:p>44066</text:p>
              </table:table-cell>
              <table:table-cell office:value-type="float" office:value="17618.5331833861">
                <text:p>17618.5331833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99">
                <text:p>44099</text:p>
              </table:table-cell>
              <table:table-cell office:value-type="float" office:value="171026.923979322">
                <text:p>171026.923979322</text:p>
              </table:table-cell>
              <table:table-cell office:value-type="float" office:value="44067">
                <text:p>44067</text:p>
              </table:table-cell>
              <table:table-cell office:value-type="float" office:value="17771.4156233164">
                <text:p>17771.415623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00">
                <text:p>44100</text:p>
              </table:table-cell>
              <table:table-cell office:value-type="float" office:value="183157.909392446">
                <text:p>183157.909392446</text:p>
              </table:table-cell>
              <table:table-cell office:value-type="float" office:value="44068">
                <text:p>44068</text:p>
              </table:table-cell>
              <table:table-cell office:value-type="float" office:value="18086.4536247052">
                <text:p>18086.4536247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01">
                <text:p>44101</text:p>
              </table:table-cell>
              <table:table-cell office:value-type="float" office:value="193817.673897714">
                <text:p>193817.673897714</text:p>
              </table:table-cell>
              <table:table-cell office:value-type="float" office:value="44069">
                <text:p>44069</text:p>
              </table:table-cell>
              <table:table-cell office:value-type="float" office:value="18477.3325314191">
                <text:p>18477.3325314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02">
                <text:p>44102</text:p>
              </table:table-cell>
              <table:table-cell office:value-type="float" office:value="204385.713175266">
                <text:p>204385.713175266</text:p>
              </table:table-cell>
              <table:table-cell office:value-type="float" office:value="44070">
                <text:p>44070</text:p>
              </table:table-cell>
              <table:table-cell office:value-type="float" office:value="19017.0543336349">
                <text:p>19017.0543336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03">
                <text:p>44103</text:p>
              </table:table-cell>
              <table:table-cell office:value-type="float" office:value="213610.64294885">
                <text:p>213610.64294885</text:p>
              </table:table-cell>
              <table:table-cell office:value-type="float" office:value="44071">
                <text:p>44071</text:p>
              </table:table-cell>
              <table:table-cell office:value-type="float" office:value="19511.4110368314">
                <text:p>19511.4110368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04">
                <text:p>44104</text:p>
              </table:table-cell>
              <table:table-cell office:value-type="float" office:value="221913.601854733">
                <text:p>221913.601854733</text:p>
              </table:table-cell>
              <table:table-cell office:value-type="float" office:value="44072">
                <text:p>44072</text:p>
              </table:table-cell>
              <table:table-cell office:value-type="float" office:value="20151.8907468538">
                <text:p>20151.8907468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05">
                <text:p>44105</text:p>
              </table:table-cell>
              <table:table-cell office:value-type="float" office:value="229556.312391754">
                <text:p>229556.312391754</text:p>
              </table:table-cell>
              <table:table-cell office:value-type="float" office:value="44073">
                <text:p>44073</text:p>
              </table:table-cell>
              <table:table-cell office:value-type="float" office:value="21031.3762671034">
                <text:p>21031.3762671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06">
                <text:p>44106</text:p>
              </table:table-cell>
              <table:table-cell office:value-type="float" office:value="236986.653727866">
                <text:p>236986.653727866</text:p>
              </table:table-cell>
              <table:table-cell office:value-type="float" office:value="44074">
                <text:p>44074</text:p>
              </table:table-cell>
              <table:table-cell office:value-type="float" office:value="21783.0168194435">
                <text:p>21783.0168194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07">
                <text:p>44107</text:p>
              </table:table-cell>
              <table:table-cell office:value-type="float" office:value="243936.436222724">
                <text:p>243936.436222724</text:p>
              </table:table-cell>
              <table:table-cell office:value-type="float" office:value="44075">
                <text:p>44075</text:p>
              </table:table-cell>
              <table:table-cell office:value-type="float" office:value="22687.3876574221">
                <text:p>22687.387657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08">
                <text:p>44108</text:p>
              </table:table-cell>
              <table:table-cell office:value-type="float" office:value="250594.93204946">
                <text:p>250594.93204946</text:p>
              </table:table-cell>
              <table:table-cell office:value-type="float" office:value="44076">
                <text:p>44076</text:p>
              </table:table-cell>
              <table:table-cell office:value-type="float" office:value="23982.9976711117">
                <text:p>23982.9976711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09">
                <text:p>44109</text:p>
              </table:table-cell>
              <table:table-cell office:value-type="float" office:value="256352.524115794">
                <text:p>256352.524115794</text:p>
              </table:table-cell>
              <table:table-cell office:value-type="float" office:value="44077">
                <text:p>44077</text:p>
              </table:table-cell>
              <table:table-cell office:value-type="float" office:value="25536.6954165549">
                <text:p>25536.6954165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10">
                <text:p>44110</text:p>
              </table:table-cell>
              <table:table-cell office:value-type="float" office:value="262296.01136344">
                <text:p>262296.01136344</text:p>
              </table:table-cell>
              <table:table-cell office:value-type="float" office:value="44078">
                <text:p>44078</text:p>
              </table:table-cell>
              <table:table-cell office:value-type="float" office:value="27271.6814123851">
                <text:p>27271.6814123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11">
                <text:p>44111</text:p>
              </table:table-cell>
              <table:table-cell office:value-type="float" office:value="267776.539741466">
                <text:p>267776.539741466</text:p>
              </table:table-cell>
              <table:table-cell office:value-type="float" office:value="44079">
                <text:p>44079</text:p>
              </table:table-cell>
              <table:table-cell office:value-type="float" office:value="28964.8437300253">
                <text:p>28964.8437300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112">
                <text:p>44112</text:p>
              </table:table-cell>
              <table:table-cell office:value-type="float" office:value="274001.18985429">
                <text:p>274001.18985429</text:p>
              </table:table-cell>
              <table:table-cell office:value-type="float" office:value="44080">
                <text:p>44080</text:p>
              </table:table-cell>
              <table:table-cell office:value-type="float" office:value="30729.0668162824">
                <text:p>30729.0668162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113">
                <text:p>44113</text:p>
              </table:table-cell>
              <table:table-cell office:value-type="float" office:value="280056.4695308">
                <text:p>280056.4695308</text:p>
              </table:table-cell>
              <table:table-cell office:value-type="float" office:value="44081">
                <text:p>44081</text:p>
              </table:table-cell>
              <table:table-cell office:value-type="float" office:value="33026.4285678999">
                <text:p>33026.4285678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14">
                <text:p>44114</text:p>
              </table:table-cell>
              <table:table-cell office:value-type="float" office:value="286314.405969702">
                <text:p>286314.405969702</text:p>
              </table:table-cell>
              <table:table-cell office:value-type="float" office:value="44082">
                <text:p>44082</text:p>
              </table:table-cell>
              <table:table-cell office:value-type="float" office:value="35622.3462051796">
                <text:p>35622.3462051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15">
                <text:p>44115</text:p>
              </table:table-cell>
              <table:table-cell office:value-type="float" office:value="293802.383333166">
                <text:p>293802.383333166</text:p>
              </table:table-cell>
              <table:table-cell office:value-type="float" office:value="44083">
                <text:p>44083</text:p>
              </table:table-cell>
              <table:table-cell office:value-type="float" office:value="38964.3212685543">
                <text:p>38964.3212685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16">
                <text:p>44116</text:p>
              </table:table-cell>
              <table:table-cell office:value-type="float" office:value="302517.322428205">
                <text:p>302517.322428205</text:p>
              </table:table-cell>
              <table:table-cell office:value-type="float" office:value="44084">
                <text:p>44084</text:p>
              </table:table-cell>
              <table:table-cell office:value-type="float" office:value="42858.9902834637">
                <text:p>42858.9902834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117">
                <text:p>44117</text:p>
              </table:table-cell>
              <table:table-cell office:value-type="float" office:value="312382.850320067">
                <text:p>312382.850320067</text:p>
              </table:table-cell>
              <table:table-cell office:value-type="float" office:value="44085">
                <text:p>44085</text:p>
              </table:table-cell>
              <table:table-cell office:value-type="float" office:value="47426.7959297567">
                <text:p>47426.7959297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18">
                <text:p>44118</text:p>
              </table:table-cell>
              <table:table-cell office:value-type="float" office:value="323547.512137404">
                <text:p>323547.512137404</text:p>
              </table:table-cell>
              <table:table-cell office:value-type="float" office:value="44086">
                <text:p>44086</text:p>
              </table:table-cell>
              <table:table-cell office:value-type="float" office:value="52527.4527136669">
                <text:p>52527.4527136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19">
                <text:p>44119</text:p>
              </table:table-cell>
              <table:table-cell office:value-type="float" office:value="335715.112247964">
                <text:p>335715.112247964</text:p>
              </table:table-cell>
              <table:table-cell office:value-type="float" office:value="44087">
                <text:p>44087</text:p>
              </table:table-cell>
              <table:table-cell office:value-type="float" office:value="57997.5420072052">
                <text:p>57997.5420072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20">
                <text:p>44120</text:p>
              </table:table-cell>
              <table:table-cell office:value-type="float" office:value="347840.435539379">
                <text:p>347840.435539379</text:p>
              </table:table-cell>
              <table:table-cell office:value-type="float" office:value="44088">
                <text:p>44088</text:p>
              </table:table-cell>
              <table:table-cell office:value-type="float" office:value="64354.2849341848">
                <text:p>64354.2849341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121">
                <text:p>44121</text:p>
              </table:table-cell>
              <table:table-cell office:value-type="float" office:value="359868.003909701">
                <text:p>359868.003909701</text:p>
              </table:table-cell>
              <table:table-cell office:value-type="float" office:value="44089">
                <text:p>44089</text:p>
              </table:table-cell>
              <table:table-cell office:value-type="float" office:value="71725.1600268553">
                <text:p>71725.1600268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122">
                <text:p>44122</text:p>
              </table:table-cell>
              <table:table-cell office:value-type="float" office:value="372712.945576312">
                <text:p>372712.945576312</text:p>
              </table:table-cell>
              <table:table-cell office:value-type="float" office:value="44090">
                <text:p>44090</text:p>
              </table:table-cell>
              <table:table-cell office:value-type="float" office:value="79789.7071978653">
                <text:p>79789.7071978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123">
                <text:p>44123</text:p>
              </table:table-cell>
              <table:table-cell office:value-type="float" office:value="387038.833883909">
                <text:p>387038.833883909</text:p>
              </table:table-cell>
              <table:table-cell office:value-type="float" office:value="44091">
                <text:p>44091</text:p>
              </table:table-cell>
              <table:table-cell office:value-type="float" office:value="88619.6690695146">
                <text:p>88619.6690695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124">
                <text:p>44124</text:p>
              </table:table-cell>
              <table:table-cell office:value-type="float" office:value="401669.517756934">
                <text:p>401669.517756934</text:p>
              </table:table-cell>
              <table:table-cell office:value-type="float" office:value="44092">
                <text:p>44092</text:p>
              </table:table-cell>
              <table:table-cell office:value-type="float" office:value="98380.2160896962">
                <text:p>98380.2160896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25">
                <text:p>44125</text:p>
              </table:table-cell>
              <table:table-cell office:value-type="float" office:value="417275.337955837">
                <text:p>417275.337955837</text:p>
              </table:table-cell>
              <table:table-cell office:value-type="float" office:value="44093">
                <text:p>44093</text:p>
              </table:table-cell>
              <table:table-cell office:value-type="float" office:value="109167.327125779">
                <text:p>109167.327125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26">
                <text:p>44126</text:p>
              </table:table-cell>
              <table:table-cell office:value-type="float" office:value="432540.499474777">
                <text:p>432540.499474777</text:p>
              </table:table-cell>
              <table:table-cell office:value-type="float" office:value="44094">
                <text:p>44094</text:p>
              </table:table-cell>
              <table:table-cell office:value-type="float" office:value="121099.954571124">
                <text:p>121099.954571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127">
                <text:p>44127</text:p>
              </table:table-cell>
              <table:table-cell office:value-type="float" office:value="448092.193292422">
                <text:p>448092.193292422</text:p>
              </table:table-cell>
              <table:table-cell office:value-type="float" office:value="44095">
                <text:p>44095</text:p>
              </table:table-cell>
              <table:table-cell office:value-type="float" office:value="134388.039119908">
                <text:p>134388.03911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128">
                <text:p>44128</text:p>
              </table:table-cell>
              <table:table-cell office:value-type="float" office:value="463282.133314345">
                <text:p>463282.133314345</text:p>
              </table:table-cell>
              <table:table-cell office:value-type="float" office:value="44096">
                <text:p>44096</text:p>
              </table:table-cell>
              <table:table-cell office:value-type="float" office:value="148325.932469397">
                <text:p>148325.9324693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129">
                <text:p>44129</text:p>
              </table:table-cell>
              <table:table-cell office:value-type="float" office:value="476232.268261615">
                <text:p>476232.268261615</text:p>
              </table:table-cell>
              <table:table-cell office:value-type="float" office:value="44097">
                <text:p>44097</text:p>
              </table:table-cell>
              <table:table-cell office:value-type="float" office:value="161580.661347732">
                <text:p>161580.661347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130">
                <text:p>44130</text:p>
              </table:table-cell>
              <table:table-cell office:value-type="float" office:value="487682.5288152">
                <text:p>487682.5288152</text:p>
              </table:table-cell>
              <table:table-cell office:value-type="float" office:value="44098">
                <text:p>44098</text:p>
              </table:table-cell>
              <table:table-cell office:value-type="float" office:value="174787.015567369">
                <text:p>174787.015567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131">
                <text:p>44131</text:p>
              </table:table-cell>
              <table:table-cell office:value-type="float" office:value="498530.556143729">
                <text:p>498530.556143729</text:p>
              </table:table-cell>
              <table:table-cell office:value-type="float" office:value="44099">
                <text:p>44099</text:p>
              </table:table-cell>
              <table:table-cell office:value-type="float" office:value="187814.019859872">
                <text:p>187814.019859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132">
                <text:p>44132</text:p>
              </table:table-cell>
              <table:table-cell office:value-type="float" office:value="508353.497716442">
                <text:p>508353.497716442</text:p>
              </table:table-cell>
              <table:table-cell office:value-type="float" office:value="44100">
                <text:p>44100</text:p>
              </table:table-cell>
              <table:table-cell office:value-type="float" office:value="199677.935227167">
                <text:p>199677.935227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133">
                <text:p>44133</text:p>
              </table:table-cell>
              <table:table-cell office:value-type="float" office:value="516494.44490801">
                <text:p>516494.44490801</text:p>
              </table:table-cell>
              <table:table-cell office:value-type="float" office:value="44101">
                <text:p>44101</text:p>
              </table:table-cell>
              <table:table-cell office:value-type="float" office:value="211470.95918496">
                <text:p>211470.95918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134">
                <text:p>44134</text:p>
              </table:table-cell>
              <table:table-cell office:value-type="float" office:value="523425.32174009">
                <text:p>523425.32174009</text:p>
              </table:table-cell>
              <table:table-cell office:value-type="float" office:value="44102">
                <text:p>44102</text:p>
              </table:table-cell>
              <table:table-cell office:value-type="float" office:value="222056.919931857">
                <text:p>222056.919931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135">
                <text:p>44135</text:p>
              </table:table-cell>
              <table:table-cell office:value-type="float" office:value="529278.8639045">
                <text:p>529278.8639045</text:p>
              </table:table-cell>
              <table:table-cell office:value-type="float" office:value="44103">
                <text:p>44103</text:p>
              </table:table-cell>
              <table:table-cell office:value-type="float" office:value="231797.03082211">
                <text:p>231797.03082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36">
                <text:p>44136</text:p>
              </table:table-cell>
              <table:table-cell office:value-type="float" office:value="534198.361294181">
                <text:p>534198.361294181</text:p>
              </table:table-cell>
              <table:table-cell office:value-type="float" office:value="44104">
                <text:p>44104</text:p>
              </table:table-cell>
              <table:table-cell office:value-type="float" office:value="240787.436106925">
                <text:p>240787.436106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137">
                <text:p>44137</text:p>
              </table:table-cell>
              <table:table-cell office:value-type="float" office:value="536517.507388907">
                <text:p>536517.507388907</text:p>
              </table:table-cell>
              <table:table-cell office:value-type="float" office:value="44105">
                <text:p>44105</text:p>
              </table:table-cell>
              <table:table-cell office:value-type="float" office:value="249611.427810521">
                <text:p>249611.4278105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138">
                <text:p>44138</text:p>
              </table:table-cell>
              <table:table-cell office:value-type="float" office:value="536786.386315865">
                <text:p>536786.386315865</text:p>
              </table:table-cell>
              <table:table-cell office:value-type="float" office:value="44106">
                <text:p>44106</text:p>
              </table:table-cell>
              <table:table-cell office:value-type="float" office:value="257936.480512946">
                <text:p>257936.480512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39">
                <text:p>44139</text:p>
              </table:table-cell>
              <table:table-cell office:value-type="float" office:value="535109.65711016">
                <text:p>535109.65711016</text:p>
              </table:table-cell>
              <table:table-cell office:value-type="float" office:value="44107">
                <text:p>44107</text:p>
              </table:table-cell>
              <table:table-cell office:value-type="float" office:value="265895.427739369">
                <text:p>265895.427739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140">
                <text:p>44140</text:p>
              </table:table-cell>
              <table:table-cell office:value-type="float" office:value="532540.657744205">
                <text:p>532540.657744205</text:p>
              </table:table-cell>
              <table:table-cell office:value-type="float" office:value="44108">
                <text:p>44108</text:p>
              </table:table-cell>
              <table:table-cell office:value-type="float" office:value="273109.582503644">
                <text:p>273109.582503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141">
                <text:p>44141</text:p>
              </table:table-cell>
              <table:table-cell office:value-type="float" office:value="529045.926323335">
                <text:p>529045.926323335</text:p>
              </table:table-cell>
              <table:table-cell office:value-type="float" office:value="44109">
                <text:p>44109</text:p>
              </table:table-cell>
              <table:table-cell office:value-type="float" office:value="280465.085935862">
                <text:p>280465.085935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142">
                <text:p>44142</text:p>
              </table:table-cell>
              <table:table-cell office:value-type="float" office:value="525307.616870895">
                <text:p>525307.616870895</text:p>
              </table:table-cell>
              <table:table-cell office:value-type="float" office:value="44110">
                <text:p>44110</text:p>
              </table:table-cell>
              <table:table-cell office:value-type="float" office:value="287320.693281269">
                <text:p>287320.693281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143">
                <text:p>44143</text:p>
              </table:table-cell>
              <table:table-cell office:value-type="float" office:value="522262.469914369">
                <text:p>522262.469914369</text:p>
              </table:table-cell>
              <table:table-cell office:value-type="float" office:value="44111">
                <text:p>44111</text:p>
              </table:table-cell>
              <table:table-cell office:value-type="float" office:value="294634.050399114">
                <text:p>294634.050399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144">
                <text:p>44144</text:p>
              </table:table-cell>
              <table:table-cell office:value-type="float" office:value="519964.172915737">
                <text:p>519964.172915737</text:p>
              </table:table-cell>
              <table:table-cell office:value-type="float" office:value="44112">
                <text:p>44112</text:p>
              </table:table-cell>
              <table:table-cell office:value-type="float" office:value="301825.179996425">
                <text:p>301825.1799964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145">
                <text:p>44145</text:p>
              </table:table-cell>
              <table:table-cell office:value-type="float" office:value="518306.944714232">
                <text:p>518306.944714232</text:p>
              </table:table-cell>
              <table:table-cell office:value-type="float" office:value="44113">
                <text:p>44113</text:p>
              </table:table-cell>
              <table:table-cell office:value-type="float" office:value="309176.937641561">
                <text:p>309176.937641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146">
                <text:p>44146</text:p>
              </table:table-cell>
              <table:table-cell office:value-type="float" office:value="516409.28560196">
                <text:p>516409.28560196</text:p>
              </table:table-cell>
              <table:table-cell office:value-type="float" office:value="44114">
                <text:p>44114</text:p>
              </table:table-cell>
              <table:table-cell office:value-type="float" office:value="317553.096162357">
                <text:p>317553.096162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147">
                <text:p>44147</text:p>
              </table:table-cell>
              <table:table-cell office:value-type="float" office:value="513687.769080229">
                <text:p>513687.769080229</text:p>
              </table:table-cell>
              <table:table-cell office:value-type="float" office:value="44115">
                <text:p>44115</text:p>
              </table:table-cell>
              <table:table-cell office:value-type="float" office:value="327054.086719655">
                <text:p>327054.086719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148">
                <text:p>44148</text:p>
              </table:table-cell>
              <table:table-cell office:value-type="float" office:value="511192.403367044">
                <text:p>511192.403367044</text:p>
              </table:table-cell>
              <table:table-cell office:value-type="float" office:value="44116">
                <text:p>44116</text:p>
              </table:table-cell>
              <table:table-cell office:value-type="float" office:value="337582.786844599">
                <text:p>337582.786844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49">
                <text:p>44149</text:p>
              </table:table-cell>
              <table:table-cell office:value-type="float" office:value="508814.594167388">
                <text:p>508814.594167388</text:p>
              </table:table-cell>
              <table:table-cell office:value-type="float" office:value="44117">
                <text:p>44117</text:p>
              </table:table-cell>
              <table:table-cell office:value-type="float" office:value="349292.522933092">
                <text:p>349292.5229330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50">
                <text:p>44150</text:p>
              </table:table-cell>
              <table:table-cell office:value-type="float" office:value="506483.11733998">
                <text:p>506483.11733998</text:p>
              </table:table-cell>
              <table:table-cell office:value-type="float" office:value="44118">
                <text:p>44118</text:p>
              </table:table-cell>
              <table:table-cell office:value-type="float" office:value="361906.173656747">
                <text:p>361906.173656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151">
                <text:p>44151</text:p>
              </table:table-cell>
              <table:table-cell office:value-type="float" office:value="504433.305438296">
                <text:p>504433.305438296</text:p>
              </table:table-cell>
              <table:table-cell office:value-type="float" office:value="44119">
                <text:p>44119</text:p>
              </table:table-cell>
              <table:table-cell office:value-type="float" office:value="374567.380221897">
                <text:p>374567.3802218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52">
                <text:p>44152</text:p>
              </table:table-cell>
              <table:table-cell office:value-type="float" office:value="501955.94188235">
                <text:p>501955.94188235</text:p>
              </table:table-cell>
              <table:table-cell office:value-type="float" office:value="44120">
                <text:p>44120</text:p>
              </table:table-cell>
              <table:table-cell office:value-type="float" office:value="387278.191292651">
                <text:p>387278.191292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53">
                <text:p>44153</text:p>
              </table:table-cell>
              <table:table-cell office:value-type="float" office:value="499666.059937986">
                <text:p>499666.059937986</text:p>
              </table:table-cell>
              <table:table-cell office:value-type="float" office:value="44121">
                <text:p>44121</text:p>
              </table:table-cell>
              <table:table-cell office:value-type="float" office:value="400793.359697883">
                <text:p>400793.359697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54">
                <text:p>44154</text:p>
              </table:table-cell>
              <table:table-cell office:value-type="float" office:value="496690.534898156">
                <text:p>496690.534898156</text:p>
              </table:table-cell>
              <table:table-cell office:value-type="float" office:value="44122">
                <text:p>44122</text:p>
              </table:table-cell>
              <table:table-cell office:value-type="float" office:value="415770.161657436">
                <text:p>415770.161657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155">
                <text:p>44155</text:p>
              </table:table-cell>
              <table:table-cell office:value-type="float" office:value="491711.496213374">
                <text:p>491711.496213374</text:p>
              </table:table-cell>
              <table:table-cell office:value-type="float" office:value="44123">
                <text:p>44123</text:p>
              </table:table-cell>
              <table:table-cell office:value-type="float" office:value="431102.024420828">
                <text:p>431102.024420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56">
                <text:p>44156</text:p>
              </table:table-cell>
              <table:table-cell office:value-type="float" office:value="486592.140214416">
                <text:p>486592.140214416</text:p>
              </table:table-cell>
              <table:table-cell office:value-type="float" office:value="44124">
                <text:p>44124</text:p>
              </table:table-cell>
              <table:table-cell office:value-type="float" office:value="447275.239439172">
                <text:p>447275.239439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157">
                <text:p>44157</text:p>
              </table:table-cell>
              <table:table-cell office:value-type="float" office:value="480485.734527577">
                <text:p>480485.734527577</text:p>
              </table:table-cell>
              <table:table-cell office:value-type="float" office:value="44125">
                <text:p>44125</text:p>
              </table:table-cell>
              <table:table-cell office:value-type="float" office:value="463387.807200496">
                <text:p>463387.807200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158">
                <text:p>44158</text:p>
              </table:table-cell>
              <table:table-cell office:value-type="float" office:value="472625.236582948">
                <text:p>472625.236582948</text:p>
              </table:table-cell>
              <table:table-cell office:value-type="float" office:value="44126">
                <text:p>44126</text:p>
              </table:table-cell>
              <table:table-cell office:value-type="float" office:value="479551.883940156">
                <text:p>479551.883940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159">
                <text:p>44159</text:p>
              </table:table-cell>
              <table:table-cell office:value-type="float" office:value="461989.850201035">
                <text:p>461989.850201035</text:p>
              </table:table-cell>
              <table:table-cell office:value-type="float" office:value="44127">
                <text:p>44127</text:p>
              </table:table-cell>
              <table:table-cell office:value-type="float" office:value="495470.795365965">
                <text:p>495470.7953659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160">
                <text:p>44160</text:p>
              </table:table-cell>
              <table:table-cell office:value-type="float" office:value="449764.375647238">
                <text:p>449764.375647238</text:p>
              </table:table-cell>
              <table:table-cell office:value-type="float" office:value="44128">
                <text:p>44128</text:p>
              </table:table-cell>
              <table:table-cell office:value-type="float" office:value="509542.371750987">
                <text:p>509542.371750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161">
                <text:p>44161</text:p>
              </table:table-cell>
              <table:table-cell office:value-type="float" office:value="437157.854611112">
                <text:p>437157.854611112</text:p>
              </table:table-cell>
              <table:table-cell office:value-type="float" office:value="44129">
                <text:p>44129</text:p>
              </table:table-cell>
              <table:table-cell office:value-type="float" office:value="522294.511964117">
                <text:p>522294.511964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162">
                <text:p>44162</text:p>
              </table:table-cell>
              <table:table-cell office:value-type="float" office:value="423393.565283088">
                <text:p>423393.565283088</text:p>
              </table:table-cell>
              <table:table-cell office:value-type="float" office:value="44130">
                <text:p>44130</text:p>
              </table:table-cell>
              <table:table-cell office:value-type="float" office:value="534466.410206826">
                <text:p>534466.4102068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163">
                <text:p>44163</text:p>
              </table:table-cell>
              <table:table-cell office:value-type="float" office:value="409217.458172712">
                <text:p>409217.458172712</text:p>
              </table:table-cell>
              <table:table-cell office:value-type="float" office:value="44131">
                <text:p>44131</text:p>
              </table:table-cell>
              <table:table-cell office:value-type="float" office:value="545479.844944364">
                <text:p>545479.844944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164">
                <text:p>44164</text:p>
              </table:table-cell>
              <table:table-cell office:value-type="float" office:value="395593.394252526">
                <text:p>395593.394252526</text:p>
              </table:table-cell>
              <table:table-cell office:value-type="float" office:value="44132">
                <text:p>44132</text:p>
              </table:table-cell>
              <table:table-cell office:value-type="float" office:value="554878.017534261">
                <text:p>554878.017534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165">
                <text:p>44165</text:p>
              </table:table-cell>
              <table:table-cell office:value-type="float" office:value="381836.462133644">
                <text:p>381836.462133644</text:p>
              </table:table-cell>
              <table:table-cell office:value-type="float" office:value="44133">
                <text:p>44133</text:p>
              </table:table-cell>
              <table:table-cell office:value-type="float" office:value="562750.804175039">
                <text:p>562750.804175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66">
                <text:p>44166</text:p>
              </table:table-cell>
              <table:table-cell office:value-type="float" office:value="367965.378609726">
                <text:p>367965.378609726</text:p>
              </table:table-cell>
              <table:table-cell office:value-type="float" office:value="44134">
                <text:p>44134</text:p>
              </table:table-cell>
              <table:table-cell office:value-type="float" office:value="569292.82691166">
                <text:p>569292.826911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167">
                <text:p>44167</text:p>
              </table:table-cell>
              <table:table-cell office:value-type="float" office:value="354681.010444613">
                <text:p>354681.010444613</text:p>
              </table:table-cell>
              <table:table-cell office:value-type="float" office:value="44135">
                <text:p>44135</text:p>
              </table:table-cell>
              <table:table-cell office:value-type="float" office:value="574812.263940816">
                <text:p>574812.263940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168">
                <text:p>44168</text:p>
              </table:table-cell>
              <table:table-cell office:value-type="float" office:value="342117.933067949">
                <text:p>342117.933067949</text:p>
              </table:table-cell>
              <table:table-cell office:value-type="float" office:value="44136">
                <text:p>44136</text:p>
              </table:table-cell>
              <table:table-cell office:value-type="float" office:value="577873.086937495">
                <text:p>577873.086937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169">
                <text:p>44169</text:p>
              </table:table-cell>
              <table:table-cell office:value-type="float" office:value="330567.441487322">
                <text:p>330567.441487322</text:p>
              </table:table-cell>
              <table:table-cell office:value-type="float" office:value="44137">
                <text:p>44137</text:p>
              </table:table-cell>
              <table:table-cell office:value-type="float" office:value="578662.482374804">
                <text:p>578662.482374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170">
                <text:p>44170</text:p>
              </table:table-cell>
              <table:table-cell office:value-type="float" office:value="320508.624360474">
                <text:p>320508.624360474</text:p>
              </table:table-cell>
              <table:table-cell office:value-type="float" office:value="44138">
                <text:p>44138</text:p>
              </table:table-cell>
              <table:table-cell office:value-type="float" office:value="577485.427683539">
                <text:p>577485.427683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171">
                <text:p>44171</text:p>
              </table:table-cell>
              <table:table-cell office:value-type="float" office:value="311381.305136502">
                <text:p>311381.305136502</text:p>
              </table:table-cell>
              <table:table-cell office:value-type="float" office:value="44139">
                <text:p>44139</text:p>
              </table:table-cell>
              <table:table-cell office:value-type="float" office:value="575006.233941881">
                <text:p>575006.2339418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172">
                <text:p>44172</text:p>
              </table:table-cell>
              <table:table-cell office:value-type="float" office:value="303685.666979046">
                <text:p>303685.666979046</text:p>
              </table:table-cell>
              <table:table-cell office:value-type="float" office:value="44140">
                <text:p>44140</text:p>
              </table:table-cell>
              <table:table-cell office:value-type="float" office:value="571529.294585494">
                <text:p>571529.294585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173">
                <text:p>44173</text:p>
              </table:table-cell>
              <table:table-cell office:value-type="float" office:value="297584.443723108">
                <text:p>297584.443723108</text:p>
              </table:table-cell>
              <table:table-cell office:value-type="float" office:value="44141">
                <text:p>44141</text:p>
              </table:table-cell>
              <table:table-cell office:value-type="float" office:value="567409.687511674">
                <text:p>567409.687511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174">
                <text:p>44174</text:p>
              </table:table-cell>
              <table:table-cell office:value-type="float" office:value="293054.185305359">
                <text:p>293054.185305359</text:p>
              </table:table-cell>
              <table:table-cell office:value-type="float" office:value="44142">
                <text:p>44142</text:p>
              </table:table-cell>
              <table:table-cell office:value-type="float" office:value="563474.760506844">
                <text:p>563474.760506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75">
                <text:p>44175</text:p>
              </table:table-cell>
              <table:table-cell office:value-type="float" office:value="289524.465450618">
                <text:p>289524.465450618</text:p>
              </table:table-cell>
              <table:table-cell office:value-type="float" office:value="44143">
                <text:p>44143</text:p>
              </table:table-cell>
              <table:table-cell office:value-type="float" office:value="559870.11190868">
                <text:p>559870.11190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76">
                <text:p>44176</text:p>
              </table:table-cell>
              <table:table-cell office:value-type="float" office:value="288477.247523797">
                <text:p>288477.247523797</text:p>
              </table:table-cell>
              <table:table-cell office:value-type="float" office:value="44144">
                <text:p>44144</text:p>
              </table:table-cell>
              <table:table-cell office:value-type="float" office:value="556845.470977428">
                <text:p>556845.4709774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177">
                <text:p>44177</text:p>
              </table:table-cell>
              <table:table-cell office:value-type="float" office:value="289871.860006147">
                <text:p>289871.860006147</text:p>
              </table:table-cell>
              <table:table-cell office:value-type="float" office:value="44145">
                <text:p>44145</text:p>
              </table:table-cell>
              <table:table-cell office:value-type="float" office:value="553712.574504667">
                <text:p>553712.574504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178">
                <text:p>44178</text:p>
              </table:table-cell>
              <table:table-cell office:value-type="float" office:value="293630.158567037">
                <text:p>293630.158567037</text:p>
              </table:table-cell>
              <table:table-cell office:value-type="float" office:value="44146">
                <text:p>44146</text:p>
              </table:table-cell>
              <table:table-cell office:value-type="float" office:value="550016.317338828">
                <text:p>550016.317338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179">
                <text:p>44179</text:p>
              </table:table-cell>
              <table:table-cell office:value-type="float" office:value="298980.708389771">
                <text:p>298980.708389771</text:p>
              </table:table-cell>
              <table:table-cell office:value-type="float" office:value="44147">
                <text:p>44147</text:p>
              </table:table-cell>
              <table:table-cell office:value-type="float" office:value="546640.551423983">
                <text:p>546640.551423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80">
                <text:p>44180</text:p>
              </table:table-cell>
              <table:table-cell office:value-type="float" office:value="307211.725886533">
                <text:p>307211.725886533</text:p>
              </table:table-cell>
              <table:table-cell office:value-type="float" office:value="44148">
                <text:p>44148</text:p>
              </table:table-cell>
              <table:table-cell office:value-type="float" office:value="543379.195408714">
                <text:p>543379.195408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181">
                <text:p>44181</text:p>
              </table:table-cell>
              <table:table-cell office:value-type="float" office:value="318838.376284502">
                <text:p>318838.376284502</text:p>
              </table:table-cell>
              <table:table-cell office:value-type="float" office:value="44149">
                <text:p>44149</text:p>
              </table:table-cell>
              <table:table-cell office:value-type="float" office:value="540333.723094227">
                <text:p>540333.7230942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182">
                <text:p>44182</text:p>
              </table:table-cell>
              <table:table-cell office:value-type="float" office:value="333525.709347042">
                <text:p>333525.709347042</text:p>
              </table:table-cell>
              <table:table-cell office:value-type="float" office:value="44150">
                <text:p>44150</text:p>
              </table:table-cell>
              <table:table-cell office:value-type="float" office:value="537675.135673291">
                <text:p>537675.135673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83">
                <text:p>44183</text:p>
              </table:table-cell>
              <table:table-cell office:value-type="float" office:value="349781.811896297">
                <text:p>349781.811896297</text:p>
              </table:table-cell>
              <table:table-cell office:value-type="float" office:value="44151">
                <text:p>44151</text:p>
              </table:table-cell>
              <table:table-cell office:value-type="float" office:value="534667.645160837">
                <text:p>534667.645160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184">
                <text:p>44184</text:p>
              </table:table-cell>
              <table:table-cell office:value-type="float" office:value="368384.12117367">
                <text:p>368384.12117367</text:p>
              </table:table-cell>
              <table:table-cell office:value-type="float" office:value="44152">
                <text:p>44152</text:p>
              </table:table-cell>
              <table:table-cell office:value-type="float" office:value="531788.905470908">
                <text:p>531788.9054709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185">
                <text:p>44185</text:p>
              </table:table-cell>
              <table:table-cell office:value-type="float" office:value="388779.008561863">
                <text:p>388779.008561863</text:p>
              </table:table-cell>
              <table:table-cell office:value-type="float" office:value="44153">
                <text:p>44153</text:p>
              </table:table-cell>
              <table:table-cell office:value-type="float" office:value="528487.599930763">
                <text:p>528487.599930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186">
                <text:p>44186</text:p>
              </table:table-cell>
              <table:table-cell office:value-type="float" office:value="410722.642404528">
                <text:p>410722.642404528</text:p>
              </table:table-cell>
              <table:table-cell office:value-type="float" office:value="44154">
                <text:p>44154</text:p>
              </table:table-cell>
              <table:table-cell office:value-type="float" office:value="523315.270898958">
                <text:p>523315.270898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187">
                <text:p>44187</text:p>
              </table:table-cell>
              <table:table-cell office:value-type="float" office:value="433815.878394074">
                <text:p>433815.878394074</text:p>
              </table:table-cell>
              <table:table-cell office:value-type="float" office:value="44155">
                <text:p>44155</text:p>
              </table:table-cell>
              <table:table-cell office:value-type="float" office:value="518055.456783814">
                <text:p>518055.4567838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188">
                <text:p>44188</text:p>
              </table:table-cell>
              <table:table-cell office:value-type="float" office:value="457433.935172365">
                <text:p>457433.935172365</text:p>
              </table:table-cell>
              <table:table-cell office:value-type="float" office:value="44156">
                <text:p>44156</text:p>
              </table:table-cell>
              <table:table-cell office:value-type="float" office:value="511818.664317517">
                <text:p>511818.664317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189">
                <text:p>44189</text:p>
              </table:table-cell>
              <table:table-cell office:value-type="float" office:value="481349.506130258">
                <text:p>481349.506130258</text:p>
              </table:table-cell>
              <table:table-cell office:value-type="float" office:value="44157">
                <text:p>44157</text:p>
              </table:table-cell>
              <table:table-cell office:value-type="float" office:value="504000.14758285">
                <text:p>504000.14758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90">
                <text:p>44190</text:p>
              </table:table-cell>
              <table:table-cell office:value-type="float" office:value="503923.35436604">
                <text:p>503923.35436604</text:p>
              </table:table-cell>
              <table:table-cell office:value-type="float" office:value="44158">
                <text:p>44158</text:p>
              </table:table-cell>
              <table:table-cell office:value-type="float" office:value="493688.175303953">
                <text:p>493688.175303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191">
                <text:p>44191</text:p>
              </table:table-cell>
              <table:table-cell office:value-type="float" office:value="528028.334774136">
                <text:p>528028.334774136</text:p>
              </table:table-cell>
              <table:table-cell office:value-type="float" office:value="44159">
                <text:p>44159</text:p>
              </table:table-cell>
              <table:table-cell office:value-type="float" office:value="481811.794395979">
                <text:p>481811.794395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92">
                <text:p>44192</text:p>
              </table:table-cell>
              <table:table-cell office:value-type="float" office:value="553492.455472514">
                <text:p>553492.455472514</text:p>
              </table:table-cell>
              <table:table-cell office:value-type="float" office:value="44160">
                <text:p>44160</text:p>
              </table:table-cell>
              <table:table-cell office:value-type="float" office:value="469110.745721333">
                <text:p>469110.745721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193">
                <text:p>44193</text:p>
              </table:table-cell>
              <table:table-cell office:value-type="float" office:value="579625.458045588">
                <text:p>579625.458045588</text:p>
              </table:table-cell>
              <table:table-cell office:value-type="float" office:value="44161">
                <text:p>44161</text:p>
              </table:table-cell>
              <table:table-cell office:value-type="float" office:value="455170.93323727">
                <text:p>455170.93323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194">
                <text:p>44194</text:p>
              </table:table-cell>
              <table:table-cell office:value-type="float" office:value="607673.219995777">
                <text:p>607673.219995777</text:p>
              </table:table-cell>
              <table:table-cell office:value-type="float" office:value="44162">
                <text:p>44162</text:p>
              </table:table-cell>
              <table:table-cell office:value-type="float" office:value="440538.455706561">
                <text:p>440538.4557065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195">
                <text:p>44195</text:p>
              </table:table-cell>
              <table:table-cell office:value-type="float" office:value="635755.227330773">
                <text:p>635755.227330773</text:p>
              </table:table-cell>
              <table:table-cell office:value-type="float" office:value="44163">
                <text:p>44163</text:p>
              </table:table-cell>
              <table:table-cell office:value-type="float" office:value="426013.068952298">
                <text:p>426013.0689522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196">
                <text:p>44196</text:p>
              </table:table-cell>
              <table:table-cell office:value-type="float" office:value="663282.71533038">
                <text:p>663282.71533038</text:p>
              </table:table-cell>
              <table:table-cell office:value-type="float" office:value="44164">
                <text:p>44164</text:p>
              </table:table-cell>
              <table:table-cell office:value-type="float" office:value="410904.323596604">
                <text:p>410904.323596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97">
                <text:p>44197</text:p>
              </table:table-cell>
              <table:table-cell office:value-type="float" office:value="690717.551373268">
                <text:p>690717.551373268</text:p>
              </table:table-cell>
              <table:table-cell office:value-type="float" office:value="44165">
                <text:p>44165</text:p>
              </table:table-cell>
              <table:table-cell office:value-type="float" office:value="395609.495156003">
                <text:p>395609.495156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198">
                <text:p>44198</text:p>
              </table:table-cell>
              <table:table-cell office:value-type="float" office:value="716587.207244312">
                <text:p>716587.207244312</text:p>
              </table:table-cell>
              <table:table-cell office:value-type="float" office:value="44166">
                <text:p>44166</text:p>
              </table:table-cell>
              <table:table-cell office:value-type="float" office:value="380926.656159735">
                <text:p>380926.656159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199">
                <text:p>44199</text:p>
              </table:table-cell>
              <table:table-cell office:value-type="float" office:value="740900.111760372">
                <text:p>740900.111760372</text:p>
              </table:table-cell>
              <table:table-cell office:value-type="float" office:value="44167">
                <text:p>44167</text:p>
              </table:table-cell>
              <table:table-cell office:value-type="float" office:value="366779.92055687">
                <text:p>366779.92055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200">
                <text:p>44200</text:p>
              </table:table-cell>
              <table:table-cell office:value-type="float" office:value="762029.529066692">
                <text:p>762029.529066692</text:p>
              </table:table-cell>
              <table:table-cell office:value-type="float" office:value="44168">
                <text:p>44168</text:p>
              </table:table-cell>
              <table:table-cell office:value-type="float" office:value="353621.344126075">
                <text:p>353621.344126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201">
                <text:p>44201</text:p>
              </table:table-cell>
              <table:table-cell office:value-type="float" office:value="780519.238288984">
                <text:p>780519.238288984</text:p>
              </table:table-cell>
              <table:table-cell office:value-type="float" office:value="44169">
                <text:p>44169</text:p>
              </table:table-cell>
              <table:table-cell office:value-type="float" office:value="341931.46088552">
                <text:p>341931.46088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202">
                <text:p>44202</text:p>
              </table:table-cell>
              <table:table-cell office:value-type="float" office:value="795434.53737615">
                <text:p>795434.53737615</text:p>
              </table:table-cell>
              <table:table-cell office:value-type="float" office:value="44170">
                <text:p>44170</text:p>
              </table:table-cell>
              <table:table-cell office:value-type="float" office:value="331149.469618694">
                <text:p>331149.469618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203">
                <text:p>44203</text:p>
              </table:table-cell>
              <table:table-cell office:value-type="float" office:value="805896.655861692">
                <text:p>805896.655861692</text:p>
              </table:table-cell>
              <table:table-cell office:value-type="float" office:value="44171">
                <text:p>44171</text:p>
              </table:table-cell>
              <table:table-cell office:value-type="float" office:value="321776.583475803">
                <text:p>321776.583475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204">
                <text:p>44204</text:p>
              </table:table-cell>
              <table:table-cell office:value-type="float" office:value="812766.823207605">
                <text:p>812766.823207605</text:p>
              </table:table-cell>
              <table:table-cell office:value-type="float" office:value="44172">
                <text:p>44172</text:p>
              </table:table-cell>
              <table:table-cell office:value-type="float" office:value="313898.902928967">
                <text:p>313898.902928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205">
                <text:p>44205</text:p>
              </table:table-cell>
              <table:table-cell office:value-type="float" office:value="815362.350636172">
                <text:p>815362.350636172</text:p>
              </table:table-cell>
              <table:table-cell office:value-type="float" office:value="44173">
                <text:p>44173</text:p>
              </table:table-cell>
              <table:table-cell office:value-type="float" office:value="307656.877231655">
                <text:p>307656.877231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06">
                <text:p>44206</text:p>
              </table:table-cell>
              <table:table-cell office:value-type="float" office:value="813236.420316463">
                <text:p>813236.420316463</text:p>
              </table:table-cell>
              <table:table-cell office:value-type="float" office:value="44174">
                <text:p>44174</text:p>
              </table:table-cell>
              <table:table-cell office:value-type="float" office:value="302432.065321074">
                <text:p>302432.0653210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207">
                <text:p>44207</text:p>
              </table:table-cell>
              <table:table-cell office:value-type="float" office:value="806556.942984528">
                <text:p>806556.942984528</text:p>
              </table:table-cell>
              <table:table-cell office:value-type="float" office:value="44175">
                <text:p>44175</text:p>
              </table:table-cell>
              <table:table-cell office:value-type="float" office:value="299556.363542661">
                <text:p>299556.3635426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208">
                <text:p>44208</text:p>
              </table:table-cell>
              <table:table-cell office:value-type="float" office:value="794829.363835765">
                <text:p>794829.363835765</text:p>
              </table:table-cell>
              <table:table-cell office:value-type="float" office:value="44176">
                <text:p>44176</text:p>
              </table:table-cell>
              <table:table-cell office:value-type="float" office:value="299031.674046576">
                <text:p>299031.674046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209">
                <text:p>44209</text:p>
              </table:table-cell>
              <table:table-cell office:value-type="float" office:value="779127.276466109">
                <text:p>779127.276466109</text:p>
              </table:table-cell>
              <table:table-cell office:value-type="float" office:value="44177">
                <text:p>44177</text:p>
              </table:table-cell>
              <table:table-cell office:value-type="float" office:value="300669.364025699">
                <text:p>300669.364025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210">
                <text:p>44210</text:p>
              </table:table-cell>
              <table:table-cell office:value-type="float" office:value="761160.301968566">
                <text:p>761160.301968566</text:p>
              </table:table-cell>
              <table:table-cell office:value-type="float" office:value="44178">
                <text:p>44178</text:p>
              </table:table-cell>
              <table:table-cell office:value-type="float" office:value="303937.362910061">
                <text:p>303937.362910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211">
                <text:p>44211</text:p>
              </table:table-cell>
              <table:table-cell office:value-type="float" office:value="740859.165571392">
                <text:p>740859.165571392</text:p>
              </table:table-cell>
              <table:table-cell office:value-type="float" office:value="44179">
                <text:p>44179</text:p>
              </table:table-cell>
              <table:table-cell office:value-type="float" office:value="309995.287424884">
                <text:p>309995.287424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12">
                <text:p>44212</text:p>
              </table:table-cell>
              <table:table-cell office:value-type="float" office:value="718117.147384654">
                <text:p>718117.147384654</text:p>
              </table:table-cell>
              <table:table-cell office:value-type="float" office:value="44180">
                <text:p>44180</text:p>
              </table:table-cell>
              <table:table-cell office:value-type="float" office:value="319144.894594866">
                <text:p>319144.894594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213">
                <text:p>44213</text:p>
              </table:table-cell>
              <table:table-cell office:value-type="float" office:value="693230.720992789">
                <text:p>693230.720992789</text:p>
              </table:table-cell>
              <table:table-cell office:value-type="float" office:value="44181">
                <text:p>44181</text:p>
              </table:table-cell>
              <table:table-cell office:value-type="float" office:value="331302.645230896">
                <text:p>331302.6452308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214">
                <text:p>44214</text:p>
              </table:table-cell>
              <table:table-cell office:value-type="float" office:value="668152.446390274">
                <text:p>668152.446390274</text:p>
              </table:table-cell>
              <table:table-cell office:value-type="float" office:value="44182">
                <text:p>44182</text:p>
              </table:table-cell>
              <table:table-cell office:value-type="float" office:value="345076.221858389">
                <text:p>345076.2218583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215">
                <text:p>44215</text:p>
              </table:table-cell>
              <table:table-cell office:value-type="float" office:value="642663.512100404">
                <text:p>642663.512100404</text:p>
              </table:table-cell>
              <table:table-cell office:value-type="float" office:value="44183">
                <text:p>44183</text:p>
              </table:table-cell>
              <table:table-cell office:value-type="float" office:value="361164.451963528">
                <text:p>361164.4519635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216">
                <text:p>44216</text:p>
              </table:table-cell>
              <table:table-cell office:value-type="float" office:value="617738.507302138">
                <text:p>617738.507302138</text:p>
              </table:table-cell>
              <table:table-cell office:value-type="float" office:value="44184">
                <text:p>44184</text:p>
              </table:table-cell>
              <table:table-cell office:value-type="float" office:value="379219.926061496">
                <text:p>379219.926061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217">
                <text:p>44217</text:p>
              </table:table-cell>
              <table:table-cell office:value-type="float" office:value="594079.649824046">
                <text:p>594079.649824046</text:p>
              </table:table-cell>
              <table:table-cell office:value-type="float" office:value="44185">
                <text:p>44185</text:p>
              </table:table-cell>
              <table:table-cell office:value-type="float" office:value="399045.984387307">
                <text:p>399045.9843873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18">
                <text:p>44218</text:p>
              </table:table-cell>
              <table:table-cell office:value-type="float" office:value="571493.058609005">
                <text:p>571493.058609005</text:p>
              </table:table-cell>
              <table:table-cell office:value-type="float" office:value="44186">
                <text:p>44186</text:p>
              </table:table-cell>
              <table:table-cell office:value-type="float" office:value="420091.260124862">
                <text:p>420091.260124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219">
                <text:p>44219</text:p>
              </table:table-cell>
              <table:table-cell office:value-type="float" office:value="549763.397973918">
                <text:p>549763.397973918</text:p>
              </table:table-cell>
              <table:table-cell office:value-type="float" office:value="44187">
                <text:p>44187</text:p>
              </table:table-cell>
              <table:table-cell office:value-type="float" office:value="441865.605010241">
                <text:p>441865.6050102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220">
                <text:p>44220</text:p>
              </table:table-cell>
              <table:table-cell office:value-type="float" office:value="529280.336515343">
                <text:p>529280.336515343</text:p>
              </table:table-cell>
              <table:table-cell office:value-type="float" office:value="44188">
                <text:p>44188</text:p>
              </table:table-cell>
              <table:table-cell office:value-type="float" office:value="464173.188910259">
                <text:p>464173.188910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221">
                <text:p>44221</text:p>
              </table:table-cell>
              <table:table-cell office:value-type="float" office:value="509443.174559506">
                <text:p>509443.174559506</text:p>
              </table:table-cell>
              <table:table-cell office:value-type="float" office:value="44189">
                <text:p>44189</text:p>
              </table:table-cell>
              <table:table-cell office:value-type="float" office:value="485752.475067119">
                <text:p>485752.475067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222">
                <text:p>44222</text:p>
              </table:table-cell>
              <table:table-cell office:value-type="float" office:value="490349.858647012">
                <text:p>490349.858647012</text:p>
              </table:table-cell>
              <table:table-cell office:value-type="float" office:value="44190">
                <text:p>44190</text:p>
              </table:table-cell>
              <table:table-cell office:value-type="float" office:value="508621.229294848">
                <text:p>508621.229294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223">
                <text:p>44223</text:p>
              </table:table-cell>
              <table:table-cell office:value-type="float" office:value="471614.143132633">
                <text:p>471614.143132633</text:p>
              </table:table-cell>
              <table:table-cell office:value-type="float" office:value="44191">
                <text:p>44191</text:p>
              </table:table-cell>
              <table:table-cell office:value-type="float" office:value="532717.727830896">
                <text:p>532717.7278308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224">
                <text:p>44224</text:p>
              </table:table-cell>
              <table:table-cell office:value-type="float" office:value="452756.02253135">
                <text:p>452756.02253135</text:p>
              </table:table-cell>
              <table:table-cell office:value-type="float" office:value="44192">
                <text:p>44192</text:p>
              </table:table-cell>
              <table:table-cell office:value-type="float" office:value="557310.022351279">
                <text:p>557310.022351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225">
                <text:p>44225</text:p>
              </table:table-cell>
              <table:table-cell office:value-type="float" office:value="434052.22496365">
                <text:p>434052.22496365</text:p>
              </table:table-cell>
              <table:table-cell office:value-type="float" office:value="44193">
                <text:p>44193</text:p>
              </table:table-cell>
              <table:table-cell office:value-type="float" office:value="583421.353934542">
                <text:p>583421.353934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26">
                <text:p>44226</text:p>
              </table:table-cell>
              <table:table-cell office:value-type="float" office:value="415333.833327653">
                <text:p>415333.833327653</text:p>
              </table:table-cell>
              <table:table-cell office:value-type="float" office:value="44194">
                <text:p>44194</text:p>
              </table:table-cell>
              <table:table-cell office:value-type="float" office:value="609736.273099593">
                <text:p>609736.2730995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227">
                <text:p>44227</text:p>
              </table:table-cell>
              <table:table-cell office:value-type="float" office:value="397044.053418154">
                <text:p>397044.053418154</text:p>
              </table:table-cell>
              <table:table-cell office:value-type="float" office:value="44195">
                <text:p>44195</text:p>
              </table:table-cell>
              <table:table-cell office:value-type="float" office:value="635810.648277878">
                <text:p>635810.6482778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228">
                <text:p>44228</text:p>
              </table:table-cell>
              <table:table-cell office:value-type="float" office:value="379240.564042062">
                <text:p>379240.564042062</text:p>
              </table:table-cell>
              <table:table-cell office:value-type="float" office:value="44196">
                <text:p>44196</text:p>
              </table:table-cell>
              <table:table-cell office:value-type="float" office:value="661866.501491323">
                <text:p>661866.5014913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229">
                <text:p>44229</text:p>
              </table:table-cell>
              <table:table-cell office:value-type="float" office:value="361455.355469611">
                <text:p>361455.355469611</text:p>
              </table:table-cell>
              <table:table-cell office:value-type="float" office:value="44197">
                <text:p>44197</text:p>
              </table:table-cell>
              <table:table-cell office:value-type="float" office:value="687044.070144782">
                <text:p>687044.0701447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230">
                <text:p>44230</text:p>
              </table:table-cell>
              <table:table-cell office:value-type="float" office:value="343536.554476676">
                <text:p>343536.554476676</text:p>
              </table:table-cell>
              <table:table-cell office:value-type="float" office:value="44198">
                <text:p>44198</text:p>
              </table:table-cell>
              <table:table-cell office:value-type="float" office:value="711085.703980723">
                <text:p>711085.7039807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231">
                <text:p>44231</text:p>
              </table:table-cell>
              <table:table-cell office:value-type="float" office:value="326037.396437286">
                <text:p>326037.396437286</text:p>
              </table:table-cell>
              <table:table-cell office:value-type="float" office:value="44199">
                <text:p>44199</text:p>
              </table:table-cell>
              <table:table-cell office:value-type="float" office:value="732973.010892571">
                <text:p>732973.010892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232">
                <text:p>44232</text:p>
              </table:table-cell>
              <table:table-cell office:value-type="float" office:value="308943.663906196">
                <text:p>308943.663906196</text:p>
              </table:table-cell>
              <table:table-cell office:value-type="float" office:value="44200">
                <text:p>44200</text:p>
              </table:table-cell>
              <table:table-cell office:value-type="float" office:value="753062.515675588">
                <text:p>753062.5156755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233">
                <text:p>44233</text:p>
              </table:table-cell>
              <table:table-cell office:value-type="float" office:value="292103.542818467">
                <text:p>292103.542818467</text:p>
              </table:table-cell>
              <table:table-cell office:value-type="float" office:value="44201">
                <text:p>44201</text:p>
              </table:table-cell>
              <table:table-cell office:value-type="float" office:value="770163.561954349">
                <text:p>770163.561954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234">
                <text:p>44234</text:p>
              </table:table-cell>
              <table:table-cell office:value-type="float" office:value="276249.673005463">
                <text:p>276249.673005463</text:p>
              </table:table-cell>
              <table:table-cell office:value-type="float" office:value="44202">
                <text:p>44202</text:p>
              </table:table-cell>
              <table:table-cell office:value-type="float" office:value="783450.033845357">
                <text:p>783450.0338453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235">
                <text:p>44235</text:p>
              </table:table-cell>
              <table:table-cell office:value-type="float" office:value="261444.75011231">
                <text:p>261444.75011231</text:p>
              </table:table-cell>
              <table:table-cell office:value-type="float" office:value="44203">
                <text:p>44203</text:p>
              </table:table-cell>
              <table:table-cell office:value-type="float" office:value="793436.263783482">
                <text:p>793436.2637834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236">
                <text:p>44236</text:p>
              </table:table-cell>
              <table:table-cell office:value-type="float" office:value="247466.302501146">
                <text:p>247466.302501146</text:p>
              </table:table-cell>
              <table:table-cell office:value-type="float" office:value="44204">
                <text:p>44204</text:p>
              </table:table-cell>
              <table:table-cell office:value-type="float" office:value="799597.328104667">
                <text:p>799597.328104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237">
                <text:p>44237</text:p>
              </table:table-cell>
              <table:table-cell office:value-type="float" office:value="233776.783850197">
                <text:p>233776.783850197</text:p>
              </table:table-cell>
              <table:table-cell office:value-type="float" office:value="44205">
                <text:p>44205</text:p>
              </table:table-cell>
              <table:table-cell office:value-type="float" office:value="801303.30973145">
                <text:p>801303.309731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238">
                <text:p>44238</text:p>
              </table:table-cell>
              <table:table-cell office:value-type="float" office:value="220960.363330472">
                <text:p>220960.363330472</text:p>
              </table:table-cell>
              <table:table-cell office:value-type="float" office:value="44206">
                <text:p>44206</text:p>
              </table:table-cell>
              <table:table-cell office:value-type="float" office:value="798603.881768931">
                <text:p>798603.881768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39">
                <text:p>44239</text:p>
              </table:table-cell>
              <table:table-cell office:value-type="float" office:value="209530.324832587">
                <text:p>209530.324832587</text:p>
              </table:table-cell>
              <table:table-cell office:value-type="float" office:value="44207">
                <text:p>44207</text:p>
              </table:table-cell>
              <table:table-cell office:value-type="float" office:value="791188.220343549">
                <text:p>791188.220343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40">
                <text:p>44240</text:p>
              </table:table-cell>
              <table:table-cell office:value-type="float" office:value="199426.060136236">
                <text:p>199426.060136236</text:p>
              </table:table-cell>
              <table:table-cell office:value-type="float" office:value="44208">
                <text:p>44208</text:p>
              </table:table-cell>
              <table:table-cell office:value-type="float" office:value="779552.99590452">
                <text:p>779552.99590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241">
                <text:p>44241</text:p>
              </table:table-cell>
              <table:table-cell office:value-type="float" office:value="190364.485434654">
                <text:p>190364.485434654</text:p>
              </table:table-cell>
              <table:table-cell office:value-type="float" office:value="44209">
                <text:p>44209</text:p>
              </table:table-cell>
              <table:table-cell office:value-type="float" office:value="765139.285433645">
                <text:p>765139.28543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242">
                <text:p>44242</text:p>
              </table:table-cell>
              <table:table-cell office:value-type="float" office:value="181619.932118629">
                <text:p>181619.932118629</text:p>
              </table:table-cell>
              <table:table-cell office:value-type="float" office:value="44210">
                <text:p>44210</text:p>
              </table:table-cell>
              <table:table-cell office:value-type="float" office:value="747872.083905356">
                <text:p>747872.0839053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243">
                <text:p>44243</text:p>
              </table:table-cell>
              <table:table-cell office:value-type="float" office:value="173587.678127134">
                <text:p>173587.678127134</text:p>
              </table:table-cell>
              <table:table-cell office:value-type="float" office:value="44211">
                <text:p>44211</text:p>
              </table:table-cell>
              <table:table-cell office:value-type="float" office:value="727888.761124703">
                <text:p>727888.7611247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244">
                <text:p>44244</text:p>
              </table:table-cell>
              <table:table-cell office:value-type="float" office:value="166585.220365621">
                <text:p>166585.220365621</text:p>
              </table:table-cell>
              <table:table-cell office:value-type="float" office:value="44212">
                <text:p>44212</text:p>
              </table:table-cell>
              <table:table-cell office:value-type="float" office:value="705509.973889322">
                <text:p>705509.973889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245">
                <text:p>44245</text:p>
              </table:table-cell>
              <table:table-cell office:value-type="float" office:value="160878.019312402">
                <text:p>160878.019312402</text:p>
              </table:table-cell>
              <table:table-cell office:value-type="float" office:value="44213">
                <text:p>44213</text:p>
              </table:table-cell>
              <table:table-cell office:value-type="float" office:value="682541.422545104">
                <text:p>682541.422545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246">
                <text:p>44246</text:p>
              </table:table-cell>
              <table:table-cell office:value-type="float" office:value="155899.97974504">
                <text:p>155899.97974504</text:p>
              </table:table-cell>
              <table:table-cell office:value-type="float" office:value="44214">
                <text:p>44214</text:p>
              </table:table-cell>
              <table:table-cell office:value-type="float" office:value="658761.542586079">
                <text:p>658761.542586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247">
                <text:p>44247</text:p>
              </table:table-cell>
              <table:table-cell office:value-type="float" office:value="151680.38075412">
                <text:p>151680.38075412</text:p>
              </table:table-cell>
              <table:table-cell office:value-type="float" office:value="44215">
                <text:p>44215</text:p>
              </table:table-cell>
              <table:table-cell office:value-type="float" office:value="635151.630891191">
                <text:p>635151.6308911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48">
                <text:p>44248</text:p>
              </table:table-cell>
              <table:table-cell office:value-type="float" office:value="147944.586515854">
                <text:p>147944.586515854</text:p>
              </table:table-cell>
              <table:table-cell office:value-type="float" office:value="44216">
                <text:p>44216</text:p>
              </table:table-cell>
              <table:table-cell office:value-type="float" office:value="612366.093875947">
                <text:p>612366.093875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249">
                <text:p>44249</text:p>
              </table:table-cell>
              <table:table-cell office:value-type="float" office:value="144899.668164011">
                <text:p>144899.668164011</text:p>
              </table:table-cell>
              <table:table-cell office:value-type="float" office:value="44217">
                <text:p>44217</text:p>
              </table:table-cell>
              <table:table-cell office:value-type="float" office:value="590386.412850665">
                <text:p>590386.4128506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250">
                <text:p>44250</text:p>
              </table:table-cell>
              <table:table-cell office:value-type="float" office:value="142293.957183658">
                <text:p>142293.957183658</text:p>
              </table:table-cell>
              <table:table-cell office:value-type="float" office:value="44218">
                <text:p>44218</text:p>
              </table:table-cell>
              <table:table-cell office:value-type="float" office:value="569086.220745237">
                <text:p>569086.2207452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251">
                <text:p>44251</text:p>
              </table:table-cell>
              <table:table-cell office:value-type="float" office:value="139987.201959244">
                <text:p>139987.201959244</text:p>
              </table:table-cell>
              <table:table-cell office:value-type="float" office:value="44219">
                <text:p>44219</text:p>
              </table:table-cell>
              <table:table-cell office:value-type="float" office:value="548990.062882293">
                <text:p>548990.0628822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52">
                <text:p>44252</text:p>
              </table:table-cell>
              <table:table-cell office:value-type="float" office:value="137631.143547958">
                <text:p>137631.143547958</text:p>
              </table:table-cell>
              <table:table-cell office:value-type="float" office:value="44220">
                <text:p>44220</text:p>
              </table:table-cell>
              <table:table-cell office:value-type="float" office:value="529670.066793403">
                <text:p>529670.066793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253">
                <text:p>44253</text:p>
              </table:table-cell>
              <table:table-cell office:value-type="float" office:value="135042.589695131">
                <text:p>135042.589695131</text:p>
              </table:table-cell>
              <table:table-cell office:value-type="float" office:value="44221">
                <text:p>44221</text:p>
              </table:table-cell>
              <table:table-cell office:value-type="float" office:value="511108.049058168">
                <text:p>511108.0490581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254">
                <text:p>44254</text:p>
              </table:table-cell>
              <table:table-cell office:value-type="float" office:value="132088.467509006">
                <text:p>132088.467509006</text:p>
              </table:table-cell>
              <table:table-cell office:value-type="float" office:value="44222">
                <text:p>44222</text:p>
              </table:table-cell>
              <table:table-cell office:value-type="float" office:value="493219.920717215">
                <text:p>493219.9207172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55">
                <text:p>44255</text:p>
              </table:table-cell>
              <table:table-cell office:value-type="float" office:value="129242.337102457">
                <text:p>129242.337102457</text:p>
              </table:table-cell>
              <table:table-cell office:value-type="float" office:value="44223">
                <text:p>44223</text:p>
              </table:table-cell>
              <table:table-cell office:value-type="float" office:value="475487.387776938">
                <text:p>475487.387776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256">
                <text:p>44256</text:p>
              </table:table-cell>
              <table:table-cell office:value-type="float" office:value="126116.881269764">
                <text:p>126116.881269764</text:p>
              </table:table-cell>
              <table:table-cell office:value-type="float" office:value="44224">
                <text:p>44224</text:p>
              </table:table-cell>
              <table:table-cell office:value-type="float" office:value="457820.939743524">
                <text:p>457820.939743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257">
                <text:p>44257</text:p>
              </table:table-cell>
              <table:table-cell office:value-type="float" office:value="122963.800471876">
                <text:p>122963.800471876</text:p>
              </table:table-cell>
              <table:table-cell office:value-type="float" office:value="44225">
                <text:p>44225</text:p>
              </table:table-cell>
              <table:table-cell office:value-type="float" office:value="440198.223321317">
                <text:p>440198.2233213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258">
                <text:p>44258</text:p>
              </table:table-cell>
              <table:table-cell office:value-type="float" office:value="119445.805439197">
                <text:p>119445.805439197</text:p>
              </table:table-cell>
              <table:table-cell office:value-type="float" office:value="44226">
                <text:p>44226</text:p>
              </table:table-cell>
              <table:table-cell office:value-type="float" office:value="422772.638234681">
                <text:p>422772.638234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259">
                <text:p>44259</text:p>
              </table:table-cell>
              <table:table-cell office:value-type="float" office:value="115455.412932956">
                <text:p>115455.412932956</text:p>
              </table:table-cell>
              <table:table-cell office:value-type="float" office:value="44227">
                <text:p>44227</text:p>
              </table:table-cell>
              <table:table-cell office:value-type="float" office:value="405627.864253042">
                <text:p>405627.8642530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60">
                <text:p>44260</text:p>
              </table:table-cell>
              <table:table-cell office:value-type="float" office:value="111352.641349207">
                <text:p>111352.641349207</text:p>
              </table:table-cell>
              <table:table-cell office:value-type="float" office:value="44228">
                <text:p>44228</text:p>
              </table:table-cell>
              <table:table-cell office:value-type="float" office:value="388460.628258646">
                <text:p>388460.6282586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261">
                <text:p>44261</text:p>
              </table:table-cell>
              <table:table-cell office:value-type="float" office:value="107360.644469603">
                <text:p>107360.644469603</text:p>
              </table:table-cell>
              <table:table-cell office:value-type="float" office:value="44229">
                <text:p>44229</text:p>
              </table:table-cell>
              <table:table-cell office:value-type="float" office:value="370849.844589459">
                <text:p>370849.8445894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62">
                <text:p>44262</text:p>
              </table:table-cell>
              <table:table-cell office:value-type="float" office:value="103535.798977284">
                <text:p>103535.798977284</text:p>
              </table:table-cell>
              <table:table-cell office:value-type="float" office:value="44230">
                <text:p>44230</text:p>
              </table:table-cell>
              <table:table-cell office:value-type="float" office:value="353575.04061268">
                <text:p>353575.04061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63">
                <text:p>44263</text:p>
              </table:table-cell>
              <table:table-cell office:value-type="float" office:value="99570.7868895534">
                <text:p>99570.7868895534</text:p>
              </table:table-cell>
              <table:table-cell office:value-type="float" office:value="44231">
                <text:p>44231</text:p>
              </table:table-cell>
              <table:table-cell office:value-type="float" office:value="336594.437361583">
                <text:p>336594.4373615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264">
                <text:p>44264</text:p>
              </table:table-cell>
              <table:table-cell office:value-type="float" office:value="95874.180332445">
                <text:p>95874.180332445</text:p>
              </table:table-cell>
              <table:table-cell office:value-type="float" office:value="44232">
                <text:p>44232</text:p>
              </table:table-cell>
              <table:table-cell office:value-type="float" office:value="319747.416776471">
                <text:p>319747.4167764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265">
                <text:p>44265</text:p>
              </table:table-cell>
              <table:table-cell office:value-type="float" office:value="91822.7173523618">
                <text:p>91822.7173523618</text:p>
              </table:table-cell>
              <table:table-cell office:value-type="float" office:value="44233">
                <text:p>44233</text:p>
              </table:table-cell>
              <table:table-cell office:value-type="float" office:value="303751.403305497">
                <text:p>303751.403305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266">
                <text:p>44266</text:p>
              </table:table-cell>
              <table:table-cell office:value-type="float" office:value="87901.3307053909">
                <text:p>87901.3307053909</text:p>
              </table:table-cell>
              <table:table-cell office:value-type="float" office:value="44234">
                <text:p>44234</text:p>
              </table:table-cell>
              <table:table-cell office:value-type="float" office:value="288654.216681577">
                <text:p>288654.2166815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267">
                <text:p>44267</text:p>
              </table:table-cell>
              <table:table-cell office:value-type="float" office:value="84106.3424465108">
                <text:p>84106.3424465108</text:p>
              </table:table-cell>
              <table:table-cell office:value-type="float" office:value="44235">
                <text:p>44235</text:p>
              </table:table-cell>
              <table:table-cell office:value-type="float" office:value="274366.165922001">
                <text:p>274366.165922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268">
                <text:p>44268</text:p>
              </table:table-cell>
              <table:table-cell office:value-type="float" office:value="81047.0479981136">
                <text:p>81047.0479981136</text:p>
              </table:table-cell>
              <table:table-cell office:value-type="float" office:value="44236">
                <text:p>44236</text:p>
              </table:table-cell>
              <table:table-cell office:value-type="float" office:value="260358.96797946">
                <text:p>260358.96797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269">
                <text:p>44269</text:p>
              </table:table-cell>
              <table:table-cell office:value-type="float" office:value="78271.8773785686">
                <text:p>78271.8773785686</text:p>
              </table:table-cell>
              <table:table-cell office:value-type="float" office:value="44237">
                <text:p>44237</text:p>
              </table:table-cell>
              <table:table-cell office:value-type="float" office:value="247205.028372801">
                <text:p>247205.0283728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270">
                <text:p>44270</text:p>
              </table:table-cell>
              <table:table-cell office:value-type="float" office:value="75687.1557128369">
                <text:p>75687.1557128369</text:p>
              </table:table-cell>
              <table:table-cell office:value-type="float" office:value="44238">
                <text:p>44238</text:p>
              </table:table-cell>
              <table:table-cell office:value-type="float" office:value="235405.600632161">
                <text:p>235405.600632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271">
                <text:p>44271</text:p>
              </table:table-cell>
              <table:table-cell office:value-type="float" office:value="73350.093124154">
                <text:p>73350.093124154</text:p>
              </table:table-cell>
              <table:table-cell office:value-type="float" office:value="44239">
                <text:p>44239</text:p>
              </table:table-cell>
              <table:table-cell office:value-type="float" office:value="224862.904565827">
                <text:p>224862.9045658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272">
                <text:p>44272</text:p>
              </table:table-cell>
              <table:table-cell office:value-type="float" office:value="71390.521491388">
                <text:p>71390.521491388</text:p>
              </table:table-cell>
              <table:table-cell office:value-type="float" office:value="44240">
                <text:p>44240</text:p>
              </table:table-cell>
              <table:table-cell office:value-type="float" office:value="215423.315363298">
                <text:p>215423.3153632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273">
                <text:p>44273</text:p>
              </table:table-cell>
              <table:table-cell office:value-type="float" office:value="70072.6017632935">
                <text:p>70072.6017632935</text:p>
              </table:table-cell>
              <table:table-cell office:value-type="float" office:value="44241">
                <text:p>44241</text:p>
              </table:table-cell>
              <table:table-cell office:value-type="float" office:value="206332.447881616">
                <text:p>206332.447881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274">
                <text:p>44274</text:p>
              </table:table-cell>
              <table:table-cell office:value-type="float" office:value="69073.1696698081">
                <text:p>69073.1696698081</text:p>
              </table:table-cell>
              <table:table-cell office:value-type="float" office:value="44242">
                <text:p>44242</text:p>
              </table:table-cell>
              <table:table-cell office:value-type="float" office:value="198058.346288983">
                <text:p>198058.346288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275">
                <text:p>44275</text:p>
              </table:table-cell>
              <table:table-cell office:value-type="float" office:value="68109.883172289">
                <text:p>68109.883172289</text:p>
              </table:table-cell>
              <table:table-cell office:value-type="float" office:value="44243">
                <text:p>44243</text:p>
              </table:table-cell>
              <table:table-cell office:value-type="float" office:value="190916.988071968">
                <text:p>190916.988071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276">
                <text:p>44276</text:p>
              </table:table-cell>
              <table:table-cell office:value-type="float" office:value="67183.1801105007">
                <text:p>67183.1801105007</text:p>
              </table:table-cell>
              <table:table-cell office:value-type="float" office:value="44244">
                <text:p>44244</text:p>
              </table:table-cell>
              <table:table-cell office:value-type="float" office:value="185038.432585869">
                <text:p>185038.432585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277">
                <text:p>44277</text:p>
              </table:table-cell>
              <table:table-cell office:value-type="float" office:value="66171.0387472">
                <text:p>66171.0387472</text:p>
              </table:table-cell>
              <table:table-cell office:value-type="float" office:value="44245">
                <text:p>44245</text:p>
              </table:table-cell>
              <table:table-cell office:value-type="float" office:value="179971.627922166">
                <text:p>179971.62792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278">
                <text:p>44278</text:p>
              </table:table-cell>
              <table:table-cell office:value-type="float" office:value="65488.3224265064">
                <text:p>65488.3224265064</text:p>
              </table:table-cell>
              <table:table-cell office:value-type="float" office:value="44246">
                <text:p>44246</text:p>
              </table:table-cell>
              <table:table-cell office:value-type="float" office:value="175669.394055042">
                <text:p>175669.3940550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79">
                <text:p>44279</text:p>
              </table:table-cell>
              <table:table-cell office:value-type="float" office:value="64930.5276960438">
                <text:p>64930.5276960438</text:p>
              </table:table-cell>
              <table:table-cell office:value-type="float" office:value="44247">
                <text:p>44247</text:p>
              </table:table-cell>
              <table:table-cell office:value-type="float" office:value="171822.529380299">
                <text:p>171822.529380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280">
                <text:p>44280</text:p>
              </table:table-cell>
              <table:table-cell office:value-type="float" office:value="64255.2865641199">
                <text:p>64255.2865641199</text:p>
              </table:table-cell>
              <table:table-cell office:value-type="float" office:value="44248">
                <text:p>44248</text:p>
              </table:table-cell>
              <table:table-cell office:value-type="float" office:value="168699.990488503">
                <text:p>168699.9904885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281">
                <text:p>44281</text:p>
              </table:table-cell>
              <table:table-cell office:value-type="float" office:value="63472.8601279253">
                <text:p>63472.8601279253</text:p>
              </table:table-cell>
              <table:table-cell office:value-type="float" office:value="44249">
                <text:p>44249</text:p>
              </table:table-cell>
              <table:table-cell office:value-type="float" office:value="166022.592767693">
                <text:p>166022.592767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282">
                <text:p>44282</text:p>
              </table:table-cell>
              <table:table-cell office:value-type="float" office:value="62302.7390461386">
                <text:p>62302.7390461386</text:p>
              </table:table-cell>
              <table:table-cell office:value-type="float" office:value="44250">
                <text:p>44250</text:p>
              </table:table-cell>
              <table:table-cell office:value-type="float" office:value="163629.280457454">
                <text:p>163629.2804574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283">
                <text:p>44283</text:p>
              </table:table-cell>
              <table:table-cell office:value-type="float" office:value="61116.9419395356">
                <text:p>61116.9419395356</text:p>
              </table:table-cell>
              <table:table-cell office:value-type="float" office:value="44251">
                <text:p>44251</text:p>
              </table:table-cell>
              <table:table-cell office:value-type="float" office:value="161230.355540858">
                <text:p>161230.3555408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84">
                <text:p>44284</text:p>
              </table:table-cell>
              <table:table-cell office:value-type="float" office:value="59514.5580197646">
                <text:p>59514.5580197646</text:p>
              </table:table-cell>
              <table:table-cell office:value-type="float" office:value="44252">
                <text:p>44252</text:p>
              </table:table-cell>
              <table:table-cell office:value-type="float" office:value="158662.357097274">
                <text:p>158662.3570972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285">
                <text:p>44285</text:p>
              </table:table-cell>
              <table:table-cell office:value-type="float" office:value="57677.7761229042">
                <text:p>57677.7761229042</text:p>
              </table:table-cell>
              <table:table-cell office:value-type="float" office:value="44253">
                <text:p>44253</text:p>
              </table:table-cell>
              <table:table-cell office:value-type="float" office:value="155827.193120293">
                <text:p>155827.193120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286">
                <text:p>44286</text:p>
              </table:table-cell>
              <table:table-cell office:value-type="float" office:value="55766.8724696296">
                <text:p>55766.8724696296</text:p>
              </table:table-cell>
              <table:table-cell office:value-type="float" office:value="44254">
                <text:p>44254</text:p>
              </table:table-cell>
              <table:table-cell office:value-type="float" office:value="153073.312560442">
                <text:p>153073.312560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287">
                <text:p>44287</text:p>
              </table:table-cell>
              <table:table-cell office:value-type="float" office:value="53283.6198813157">
                <text:p>53283.6198813157</text:p>
              </table:table-cell>
              <table:table-cell office:value-type="float" office:value="44255">
                <text:p>44255</text:p>
              </table:table-cell>
              <table:table-cell office:value-type="float" office:value="149905.895128194">
                <text:p>149905.8951281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288">
                <text:p>44288</text:p>
              </table:table-cell>
              <table:table-cell office:value-type="float" office:value="50776.0427019644">
                <text:p>50776.0427019644</text:p>
              </table:table-cell>
              <table:table-cell office:value-type="float" office:value="44256">
                <text:p>44256</text:p>
              </table:table-cell>
              <table:table-cell office:value-type="float" office:value="146588.26247386">
                <text:p>146588.262473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289">
                <text:p>44289</text:p>
              </table:table-cell>
              <table:table-cell office:value-type="float" office:value="48221.7547757966">
                <text:p>48221.7547757966</text:p>
              </table:table-cell>
              <table:table-cell office:value-type="float" office:value="44257">
                <text:p>44257</text:p>
              </table:table-cell>
              <table:table-cell office:value-type="float" office:value="142852.942785834">
                <text:p>142852.942785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290">
                <text:p>44290</text:p>
              </table:table-cell>
              <table:table-cell office:value-type="float" office:value="45858.7263808886">
                <text:p>45858.7263808886</text:p>
              </table:table-cell>
              <table:table-cell office:value-type="float" office:value="44258">
                <text:p>44258</text:p>
              </table:table-cell>
              <table:table-cell office:value-type="float" office:value="138525.726854973">
                <text:p>138525.7268549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291">
                <text:p>44291</text:p>
              </table:table-cell>
              <table:table-cell office:value-type="float" office:value="43548.289547604">
                <text:p>43548.289547604</text:p>
              </table:table-cell>
              <table:table-cell office:value-type="float" office:value="44259">
                <text:p>44259</text:p>
              </table:table-cell>
              <table:table-cell office:value-type="float" office:value="133996.848296868">
                <text:p>133996.8482968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292">
                <text:p>44292</text:p>
              </table:table-cell>
              <table:table-cell office:value-type="float" office:value="41034.9127659125">
                <text:p>41034.9127659125</text:p>
              </table:table-cell>
              <table:table-cell office:value-type="float" office:value="44260">
                <text:p>44260</text:p>
              </table:table-cell>
              <table:table-cell office:value-type="float" office:value="129488.571856427">
                <text:p>129488.5718564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293">
                <text:p>44293</text:p>
              </table:table-cell>
              <table:table-cell office:value-type="float" office:value="38842.4132042087">
                <text:p>38842.4132042087</text:p>
              </table:table-cell>
              <table:table-cell office:value-type="float" office:value="44261">
                <text:p>44261</text:p>
              </table:table-cell>
              <table:table-cell office:value-type="float" office:value="125019.47979062">
                <text:p>125019.47979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294">
                <text:p>44294</text:p>
              </table:table-cell>
              <table:table-cell office:value-type="float" office:value="36829.6615510374">
                <text:p>36829.6615510374</text:p>
              </table:table-cell>
              <table:table-cell office:value-type="float" office:value="44262">
                <text:p>44262</text:p>
              </table:table-cell>
              <table:table-cell office:value-type="float" office:value="120370.748812988">
                <text:p>120370.7488129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95">
                <text:p>44295</text:p>
              </table:table-cell>
              <table:table-cell office:value-type="float" office:value="34880.0552109953">
                <text:p>34880.0552109953</text:p>
              </table:table-cell>
              <table:table-cell office:value-type="float" office:value="44263">
                <text:p>44263</text:p>
              </table:table-cell>
              <table:table-cell office:value-type="float" office:value="115917.219567746">
                <text:p>115917.2195677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296">
                <text:p>44296</text:p>
              </table:table-cell>
              <table:table-cell office:value-type="float" office:value="33122.604366998">
                <text:p>33122.604366998</text:p>
              </table:table-cell>
              <table:table-cell office:value-type="float" office:value="44264">
                <text:p>44264</text:p>
              </table:table-cell>
              <table:table-cell office:value-type="float" office:value="111069.976536751">
                <text:p>111069.9765367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297">
                <text:p>44297</text:p>
              </table:table-cell>
              <table:table-cell office:value-type="float" office:value="31406.5759757471">
                <text:p>31406.5759757471</text:p>
              </table:table-cell>
              <table:table-cell office:value-type="float" office:value="44265">
                <text:p>44265</text:p>
              </table:table-cell>
              <table:table-cell office:value-type="float" office:value="106332.183319319">
                <text:p>106332.183319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298">
                <text:p>44298</text:p>
              </table:table-cell>
              <table:table-cell office:value-type="float" office:value="29695.2929023037">
                <text:p>29695.2929023037</text:p>
              </table:table-cell>
              <table:table-cell office:value-type="float" office:value="44266">
                <text:p>44266</text:p>
              </table:table-cell>
              <table:table-cell office:value-type="float" office:value="101718.169095095">
                <text:p>101718.1690950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299">
                <text:p>44299</text:p>
              </table:table-cell>
              <table:table-cell office:value-type="float" office:value="27985.3465680486">
                <text:p>27985.3465680486</text:p>
              </table:table-cell>
              <table:table-cell office:value-type="float" office:value="44267">
                <text:p>44267</text:p>
              </table:table-cell>
              <table:table-cell office:value-type="float" office:value="97763.8434108312">
                <text:p>97763.8434108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300">
                <text:p>44300</text:p>
              </table:table-cell>
              <table:table-cell office:value-type="float" office:value="26470.2983040354">
                <text:p>26470.2983040354</text:p>
              </table:table-cell>
              <table:table-cell office:value-type="float" office:value="44268">
                <text:p>44268</text:p>
              </table:table-cell>
              <table:table-cell office:value-type="float" office:value="94075.788316756">
                <text:p>94075.7883167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301">
                <text:p>44301</text:p>
              </table:table-cell>
              <table:table-cell office:value-type="float" office:value="25029.6356017576">
                <text:p>25029.6356017576</text:p>
              </table:table-cell>
              <table:table-cell office:value-type="float" office:value="44269">
                <text:p>44269</text:p>
              </table:table-cell>
              <table:table-cell office:value-type="float" office:value="90599.1996379543">
                <text:p>90599.19963795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302">
                <text:p>44302</text:p>
              </table:table-cell>
              <table:table-cell office:value-type="float" office:value="23695.112737528">
                <text:p>23695.112737528</text:p>
              </table:table-cell>
              <table:table-cell office:value-type="float" office:value="44270">
                <text:p>44270</text:p>
              </table:table-cell>
              <table:table-cell office:value-type="float" office:value="87444.6846691863">
                <text:p>87444.68466918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303">
                <text:p>44303</text:p>
              </table:table-cell>
              <table:table-cell office:value-type="float" office:value="22525.6550565865">
                <text:p>22525.6550565865</text:p>
              </table:table-cell>
              <table:table-cell office:value-type="float" office:value="44271">
                <text:p>44271</text:p>
              </table:table-cell>
              <table:table-cell office:value-type="float" office:value="84787.5848960311">
                <text:p>84787.58489603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304">
                <text:p>44304</text:p>
              </table:table-cell>
              <table:table-cell office:value-type="float" office:value="21364.7794441288">
                <text:p>21364.7794441288</text:p>
              </table:table-cell>
              <table:table-cell office:value-type="float" office:value="44272">
                <text:p>44272</text:p>
              </table:table-cell>
              <table:table-cell office:value-type="float" office:value="82899.3798983643">
                <text:p>82899.37989836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305">
                <text:p>44305</text:p>
              </table:table-cell>
              <table:table-cell office:value-type="float" office:value="20331.8629019196">
                <text:p>20331.8629019196</text:p>
              </table:table-cell>
              <table:table-cell office:value-type="float" office:value="44273">
                <text:p>44273</text:p>
              </table:table-cell>
              <table:table-cell office:value-type="float" office:value="81427.6482634073">
                <text:p>81427.64826340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306">
                <text:p>44306</text:p>
              </table:table-cell>
              <table:table-cell office:value-type="float" office:value="19285.1005994652">
                <text:p>19285.1005994652</text:p>
              </table:table-cell>
              <table:table-cell office:value-type="float" office:value="44274">
                <text:p>44274</text:p>
              </table:table-cell>
              <table:table-cell office:value-type="float" office:value="80078.3735427921">
                <text:p>80078.37354279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307">
                <text:p>44307</text:p>
              </table:table-cell>
              <table:table-cell office:value-type="float" office:value="18297.1824691123">
                <text:p>18297.1824691123</text:p>
              </table:table-cell>
              <table:table-cell office:value-type="float" office:value="44275">
                <text:p>44275</text:p>
              </table:table-cell>
              <table:table-cell office:value-type="float" office:value="78878.0011764214">
                <text:p>78878.00117642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308">
                <text:p>44308</text:p>
              </table:table-cell>
              <table:table-cell office:value-type="float" office:value="17467.33078017">
                <text:p>17467.33078017</text:p>
              </table:table-cell>
              <table:table-cell office:value-type="float" office:value="44276">
                <text:p>44276</text:p>
              </table:table-cell>
              <table:table-cell office:value-type="float" office:value="77729.9390516547">
                <text:p>77729.93905165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309">
                <text:p>44309</text:p>
              </table:table-cell>
              <table:table-cell office:value-type="float" office:value="16715.5667612108">
                <text:p>16715.5667612108</text:p>
              </table:table-cell>
              <table:table-cell office:value-type="float" office:value="44277">
                <text:p>44277</text:p>
              </table:table-cell>
              <table:table-cell office:value-type="float" office:value="77087.6219628199">
                <text:p>77087.6219628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310">
                <text:p>44310</text:p>
              </table:table-cell>
              <table:table-cell office:value-type="float" office:value="16108.6725682649">
                <text:p>16108.6725682649</text:p>
              </table:table-cell>
              <table:table-cell office:value-type="float" office:value="44278">
                <text:p>44278</text:p>
              </table:table-cell>
              <table:table-cell office:value-type="float" office:value="76685.8282529923">
                <text:p>76685.82825299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311">
                <text:p>44311</text:p>
              </table:table-cell>
              <table:table-cell office:value-type="float" office:value="15595.6854618875">
                <text:p>15595.6854618875</text:p>
              </table:table-cell>
              <table:table-cell office:value-type="float" office:value="44279">
                <text:p>44279</text:p>
              </table:table-cell>
              <table:table-cell office:value-type="float" office:value="76329.1026904312">
                <text:p>76329.10269043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312">
                <text:p>44312</text:p>
              </table:table-cell>
              <table:table-cell office:value-type="float" office:value="15103.9884927476">
                <text:p>15103.9884927476</text:p>
              </table:table-cell>
              <table:table-cell office:value-type="float" office:value="44280">
                <text:p>44280</text:p>
              </table:table-cell>
              <table:table-cell office:value-type="float" office:value="75989.7888896951">
                <text:p>75989.7888896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313">
                <text:p>44313</text:p>
              </table:table-cell>
              <table:table-cell office:value-type="float" office:value="14538.7284527402">
                <text:p>14538.7284527402</text:p>
              </table:table-cell>
              <table:table-cell office:value-type="float" office:value="44281">
                <text:p>44281</text:p>
              </table:table-cell>
              <table:table-cell office:value-type="float" office:value="75352.6793254881">
                <text:p>75352.67932548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14">
                <text:p>44314</text:p>
              </table:table-cell>
              <table:table-cell office:value-type="float" office:value="14044.3821650027">
                <text:p>14044.3821650027</text:p>
              </table:table-cell>
              <table:table-cell office:value-type="float" office:value="44282">
                <text:p>44282</text:p>
              </table:table-cell>
              <table:table-cell office:value-type="float" office:value="74786.2509850144">
                <text:p>74786.25098501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315">
                <text:p>44315</text:p>
              </table:table-cell>
              <table:table-cell office:value-type="float" office:value="13684.1255656336">
                <text:p>13684.1255656336</text:p>
              </table:table-cell>
              <table:table-cell office:value-type="float" office:value="44283">
                <text:p>44283</text:p>
              </table:table-cell>
              <table:table-cell office:value-type="float" office:value="73792.1489341417">
                <text:p>73792.14893414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316">
                <text:p>44316</text:p>
              </table:table-cell>
              <table:table-cell office:value-type="float" office:value="13392.6300454133">
                <text:p>13392.6300454133</text:p>
              </table:table-cell>
              <table:table-cell office:value-type="float" office:value="44284">
                <text:p>44284</text:p>
              </table:table-cell>
              <table:table-cell office:value-type="float" office:value="72581.6711424829">
                <text:p>72581.67114248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317">
                <text:p>44317</text:p>
              </table:table-cell>
              <table:table-cell office:value-type="float" office:value="13257.4854712298">
                <text:p>13257.4854712298</text:p>
              </table:table-cell>
              <table:table-cell office:value-type="float" office:value="44285">
                <text:p>44285</text:p>
              </table:table-cell>
              <table:table-cell office:value-type="float" office:value="71291.2900669624">
                <text:p>71291.29006696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318">
                <text:p>44318</text:p>
              </table:table-cell>
              <table:table-cell office:value-type="float" office:value="13198.9343232952">
                <text:p>13198.9343232952</text:p>
              </table:table-cell>
              <table:table-cell office:value-type="float" office:value="44286">
                <text:p>44286</text:p>
              </table:table-cell>
              <table:table-cell office:value-type="float" office:value="69252.6488779695">
                <text:p>69252.6488779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319">
                <text:p>44319</text:p>
              </table:table-cell>
              <table:table-cell office:value-type="float" office:value="13284.5462760824">
                <text:p>13284.5462760824</text:p>
              </table:table-cell>
              <table:table-cell office:value-type="float" office:value="44287">
                <text:p>44287</text:p>
              </table:table-cell>
              <table:table-cell office:value-type="float" office:value="67102.3878471502">
                <text:p>67102.38784715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320">
                <text:p>44320</text:p>
              </table:table-cell>
              <table:table-cell office:value-type="float" office:value="13455.8206252192">
                <text:p>13455.8206252192</text:p>
              </table:table-cell>
              <table:table-cell office:value-type="float" office:value="44288">
                <text:p>44288</text:p>
              </table:table-cell>
              <table:table-cell office:value-type="float" office:value="64828.1186806281">
                <text:p>64828.1186806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321">
                <text:p>44321</text:p>
              </table:table-cell>
              <table:table-cell office:value-type="float" office:value="13875.3272822446">
                <text:p>13875.3272822446</text:p>
              </table:table-cell>
              <table:table-cell office:value-type="float" office:value="44289">
                <text:p>44289</text:p>
              </table:table-cell>
              <table:table-cell office:value-type="float" office:value="62684.8734085787">
                <text:p>62684.8734085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322">
                <text:p>44322</text:p>
              </table:table-cell>
              <table:table-cell office:value-type="float" office:value="14416.9374513373">
                <text:p>14416.9374513373</text:p>
              </table:table-cell>
              <table:table-cell office:value-type="float" office:value="44290">
                <text:p>44290</text:p>
              </table:table-cell>
              <table:table-cell office:value-type="float" office:value="60524.4533772864">
                <text:p>60524.4533772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323">
                <text:p>44323</text:p>
              </table:table-cell>
              <table:table-cell office:value-type="float" office:value="15041.3181647374">
                <text:p>15041.3181647374</text:p>
              </table:table-cell>
              <table:table-cell office:value-type="float" office:value="44291">
                <text:p>44291</text:p>
              </table:table-cell>
              <table:table-cell office:value-type="float" office:value="58040.4674673285">
                <text:p>58040.46746732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324">
                <text:p>44324</text:p>
              </table:table-cell>
              <table:table-cell office:value-type="float" office:value="15704.9907084455">
                <text:p>15704.9907084455</text:p>
              </table:table-cell>
              <table:table-cell office:value-type="float" office:value="44292">
                <text:p>44292</text:p>
              </table:table-cell>
              <table:table-cell office:value-type="float" office:value="55828.3901877946">
                <text:p>55828.39018779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325">
                <text:p>44325</text:p>
              </table:table-cell>
              <table:table-cell office:value-type="float" office:value="16386.1878529531">
                <text:p>16386.1878529531</text:p>
              </table:table-cell>
              <table:table-cell office:value-type="float" office:value="44293">
                <text:p>44293</text:p>
              </table:table-cell>
              <table:table-cell office:value-type="float" office:value="53745.3623929418">
                <text:p>53745.36239294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326">
                <text:p>44326</text:p>
              </table:table-cell>
              <table:table-cell office:value-type="float" office:value="16977.0498530152">
                <text:p>16977.0498530152</text:p>
              </table:table-cell>
              <table:table-cell office:value-type="float" office:value="44294">
                <text:p>44294</text:p>
              </table:table-cell>
              <table:table-cell office:value-type="float" office:value="51704.6534307274">
                <text:p>51704.65343072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327">
                <text:p>44327</text:p>
              </table:table-cell>
              <table:table-cell office:value-type="float" office:value="17542.6929631238">
                <text:p>17542.6929631238</text:p>
              </table:table-cell>
              <table:table-cell office:value-type="float" office:value="44295">
                <text:p>44295</text:p>
              </table:table-cell>
              <table:table-cell office:value-type="float" office:value="49814.7274459669">
                <text:p>49814.72744596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328">
                <text:p>44328</text:p>
              </table:table-cell>
              <table:table-cell office:value-type="float" office:value="17979.1202072045">
                <text:p>17979.1202072045</text:p>
              </table:table-cell>
              <table:table-cell office:value-type="float" office:value="44296">
                <text:p>44296</text:p>
              </table:table-cell>
              <table:table-cell office:value-type="float" office:value="47992.4498910836">
                <text:p>47992.44989108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329">
                <text:p>44329</text:p>
              </table:table-cell>
              <table:table-cell office:value-type="float" office:value="18358.9853722897">
                <text:p>18358.9853722897</text:p>
              </table:table-cell>
              <table:table-cell office:value-type="float" office:value="44297">
                <text:p>44297</text:p>
              </table:table-cell>
              <table:table-cell office:value-type="float" office:value="46071.3299108155">
                <text:p>46071.3299108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30">
                <text:p>44330</text:p>
              </table:table-cell>
              <table:table-cell office:value-type="float" office:value="19086.4083598938">
                <text:p>19086.4083598938</text:p>
              </table:table-cell>
              <table:table-cell office:value-type="float" office:value="44298">
                <text:p>44298</text:p>
              </table:table-cell>
              <table:table-cell office:value-type="float" office:value="44064.4372608934">
                <text:p>44064.437260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99">
                <text:p>44299</text:p>
              </table:table-cell>
              <table:table-cell office:value-type="float" office:value="42231.9252666228">
                <text:p>42231.9252666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0">
                <text:p>44300</text:p>
              </table:table-cell>
              <table:table-cell office:value-type="float" office:value="40439.6910909409">
                <text:p>40439.6910909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1">
                <text:p>44301</text:p>
              </table:table-cell>
              <table:table-cell office:value-type="float" office:value="38728.8306730213">
                <text:p>38728.830673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2">
                <text:p>44302</text:p>
              </table:table-cell>
              <table:table-cell office:value-type="float" office:value="37165.1614310773">
                <text:p>37165.1614310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3">
                <text:p>44303</text:p>
              </table:table-cell>
              <table:table-cell office:value-type="float" office:value="35543.2824022056">
                <text:p>35543.2824022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4">
                <text:p>44304</text:p>
              </table:table-cell>
              <table:table-cell office:value-type="float" office:value="34059.6271082098">
                <text:p>34059.6271082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5">
                <text:p>44305</text:p>
              </table:table-cell>
              <table:table-cell office:value-type="float" office:value="32486.645761744">
                <text:p>32486.645761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6">
                <text:p>44306</text:p>
              </table:table-cell>
              <table:table-cell office:value-type="float" office:value="31054.1703445154">
                <text:p>31054.1703445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7">
                <text:p>44307</text:p>
              </table:table-cell>
              <table:table-cell office:value-type="float" office:value="29865.1824344282">
                <text:p>29865.1824344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8">
                <text:p>44308</text:p>
              </table:table-cell>
              <table:table-cell office:value-type="float" office:value="28802.3781444313">
                <text:p>28802.3781444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9">
                <text:p>44309</text:p>
              </table:table-cell>
              <table:table-cell office:value-type="float" office:value="27892.6876488761">
                <text:p>27892.687648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0">
                <text:p>44310</text:p>
              </table:table-cell>
              <table:table-cell office:value-type="float" office:value="27109.4886218854">
                <text:p>27109.4886218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1">
                <text:p>44311</text:p>
              </table:table-cell>
              <table:table-cell office:value-type="float" office:value="26497.9626183044">
                <text:p>26497.962618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2">
                <text:p>44312</text:p>
              </table:table-cell>
              <table:table-cell office:value-type="float" office:value="25802.8253521216">
                <text:p>25802.825352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3">
                <text:p>44313</text:p>
              </table:table-cell>
              <table:table-cell office:value-type="float" office:value="25265.8237891887">
                <text:p>25265.823789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4">
                <text:p>44314</text:p>
              </table:table-cell>
              <table:table-cell office:value-type="float" office:value="24950.1483128855">
                <text:p>24950.1483128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5">
                <text:p>44315</text:p>
              </table:table-cell>
              <table:table-cell office:value-type="float" office:value="24684.930214335">
                <text:p>24684.930214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6">
                <text:p>44316</text:p>
              </table:table-cell>
              <table:table-cell office:value-type="float" office:value="24621.5166942467">
                <text:p>24621.5166942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7">
                <text:p>44317</text:p>
              </table:table-cell>
              <table:table-cell office:value-type="float" office:value="24579.1253611163">
                <text:p>24579.1253611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8">
                <text:p>44318</text:p>
              </table:table-cell>
              <table:table-cell office:value-type="float" office:value="24739.3633884254">
                <text:p>24739.363388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9">
                <text:p>44319</text:p>
              </table:table-cell>
              <table:table-cell office:value-type="float" office:value="24971.0498066052">
                <text:p>24971.0498066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0">
                <text:p>44320</text:p>
              </table:table-cell>
              <table:table-cell office:value-type="float" office:value="25548.7874071385">
                <text:p>25548.787407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1">
                <text:p>44321</text:p>
              </table:table-cell>
              <table:table-cell office:value-type="float" office:value="26231.5950417768">
                <text:p>26231.5950417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2">
                <text:p>44322</text:p>
              </table:table-cell>
              <table:table-cell office:value-type="float" office:value="27021.9655290811">
                <text:p>27021.9655290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3">
                <text:p>44323</text:p>
              </table:table-cell>
              <table:table-cell office:value-type="float" office:value="27841.8717007604">
                <text:p>27841.8717007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4">
                <text:p>44324</text:p>
              </table:table-cell>
              <table:table-cell office:value-type="float" office:value="28743.0032435219">
                <text:p>28743.003243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5">
                <text:p>44325</text:p>
              </table:table-cell>
              <table:table-cell office:value-type="float" office:value="29521.2933930832">
                <text:p>29521.2933930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6">
                <text:p>44326</text:p>
              </table:table-cell>
              <table:table-cell office:value-type="float" office:value="30314.2055127622">
                <text:p>30314.2055127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7">
                <text:p>44327</text:p>
              </table:table-cell>
              <table:table-cell office:value-type="float" office:value="30926.5124569784">
                <text:p>30926.512456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8">
                <text:p>44328</text:p>
              </table:table-cell>
              <table:table-cell office:value-type="float" office:value="31491.827788343">
                <text:p>31491.827788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29">
                <text:p>44329</text:p>
              </table:table-cell>
              <table:table-cell office:value-type="float" office:value="32576.5981376493">
                <text:p>32576.5981376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0">
                <text:p>44330</text:p>
              </table:table-cell>
              <table:table-cell office:value-type="float" office:value="33593.8909300051">
                <text:p>33593.89093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31">
                <text:p>44331</text:p>
              </table:table-cell>
              <table:table-cell office:value-type="float" office:value="34539.3702652774">
                <text:p>34539.3702652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